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1"/>
    <style:style style:name="ce3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6" table:default-cell-style-name="Default"/>
        <table:table-row table:style-name="ro1" table:number-rows-repeated="7">
          <table:table-cell table:number-columns-repeated="1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odo_speed_ave_motor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en_cnt_diff</text:p>
          </table:table-cell>
          <table:table-cell/>
          <table:table-cell office:value-type="string" calcext:value-type="string">
            <text:p>accel_ave_motor</text:p>
          </table:table-cell>
          <table:table-cell/>
          <table:table-cell table:style-name="ce1" office:value-type="string" calcext:value-type="string">
            <text:p>rad/sec^2</text:p>
          </table:table-cell>
          <table:table-cell office:value-type="string" calcext:value-type="string">
            <text:p>rps</text:p>
          </table:table-cell>
          <table:table-cell office:value-type="string" calcext:value-type="string">
            <text:p>rps diff</text:p>
          </table:table-cell>
          <table:table-cell/>
          <table:table-cell office:value-type="string" calcext:value-type="string">
            <text:p>rpm</text:p>
          </table:table-cell>
          <table:table-cell office:value-type="string" calcext:value-type="string">
            <text:p>rps</text:p>
          </table:table-cell>
          <table:table-cell office:value-type="string" calcext:value-type="string">
            <text:p>diff rev/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4976" calcext:value-type="float">
            <text:p>2444976</text:p>
          </table:table-cell>
          <table:table-cell office:value-type="float" office:value="112" calcext:value-type="float">
            <text:p>112</text:p>
          </table:table-cell>
          <table:table-cell office:value-type="float" office:value="1628451" calcext:value-type="float">
            <text:p>1628451</text:p>
          </table:table-cell>
          <table:table-cell office:value-type="float" office:value="112" calcext:value-type="float">
            <text:p>112</text:p>
          </table:table-cell>
          <table:table-cell office:value-type="float" office:value="3206351" calcext:value-type="float">
            <text:p>3206351</text:p>
          </table:table-cell>
          <table:table-cell office:value-type="float" office:value="112" calcext:value-type="float">
            <text:p>112</text:p>
          </table:table-cell>
          <table:table-cell office:value-type="float" office:value="5870028" calcext:value-type="float">
            <text:p>5870028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4.752" calcext:value-type="float">
            <text:p>14.752</text:p>
          </table:table-cell>
          <table:table-cell office:value-type="float" office:value="24.717" calcext:value-type="float">
            <text:p>24.717</text:p>
          </table:table-cell>
          <table:table-cell/>
          <table:table-cell table:formula="of:=([.B11]/[.A11]-[.B10]/[.A10])+([.D11]/[.C11]-[.D10]/[.C10])+([.F11]/[.E11]-[.F10]/[.E10])+([.H11]/[.G11]-[.H10]/[.G10])*1312500*64*PI()*2*64/(1440*4)" office:value-type="float" office:value="111.890979357012" calcext:value-type="float">
            <text:p>111.891</text:p>
          </table:table-cell>
          <table:table-cell table:formula="of:=[.J11]/60" office:value-type="float" office:value="0.245866666666667" calcext:value-type="float">
            <text:p>0.246</text:p>
          </table:table-cell>
          <table:table-cell table:style-name="ce3" table:formula="of:=[.N11]-[.N10]" office:value-type="float" office:value="0.245866666666667" calcext:value-type="float">
            <text:p>0.2</text:p>
          </table:table-cell>
          <table:table-cell table:style-name="ce3"/>
          <table:table-cell table:style-name="ce1" table:formula="of:=[.I11]*(60*64)/(1440)" office:value-type="float" office:value="306.666666666667" calcext:value-type="float">
            <text:p>306.67</text:p>
          </table:table-cell>
          <table:table-cell table:style-name="ce1" table:formula="of:=[.Q11]/60" office:value-type="float" office:value="5.11111111111111" calcext:value-type="float">
            <text:p>5.11</text:p>
          </table:table-cell>
          <table:table-cell table:style-name="ce1" table:formula="of:=([.Q11]-[.Q10])/60" office:value-type="float" office:value="5.11111111111111" calcext:value-type="float">
            <text:p>5.11</text:p>
          </table:table-cell>
          <table:table-cell table:style-name="ce1" table:formula="of:=[.S11]*2*PI()*64" office:value-type="float" office:value="2055.29972714852" calcext:value-type="float">
            <text:p>2055.30</text:p>
          </table:table-cell>
        </table:table-row>
        <table:table-row table:style-name="ro1">
          <table:table-cell office:value-type="float" office:value="1317754" calcext:value-type="float">
            <text:p>1317754</text:p>
          </table:table-cell>
          <table:table-cell office:value-type="float" office:value="308" calcext:value-type="float">
            <text:p>308</text:p>
          </table:table-cell>
          <table:table-cell office:value-type="float" office:value="1322539" calcext:value-type="float">
            <text:p>1322539</text:p>
          </table:table-cell>
          <table:table-cell office:value-type="float" office:value="308" calcext:value-type="float">
            <text:p>308</text:p>
          </table:table-cell>
          <table:table-cell office:value-type="float" office:value="1315028" calcext:value-type="float">
            <text:p>1315028</text:p>
          </table:table-cell>
          <table:table-cell office:value-type="float" office:value="308" calcext:value-type="float">
            <text:p>308</text:p>
          </table:table-cell>
          <table:table-cell office:value-type="float" office:value="1319872" calcext:value-type="float">
            <text:p>1319872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817.414" calcext:value-type="float">
            <text:p>817.414</text:p>
          </table:table-cell>
          <table:table-cell office:value-type="float" office:value="1344.874" calcext:value-type="float">
            <text:p>1344.874</text:p>
          </table:table-cell>
          <table:table-cell/>
          <table:table-cell table:formula="of:=([.B12]/[.A12]-[.B11]/[.A11])+([.D12]/[.C12]-[.D11]/[.C11])+([.F12]/[.E12]-[.F11]/[.E11])+([.H12]/[.G12]-[.H11]/[.G11])*1312500*64*PI()*2*64/(1440*4)" office:value-type="float" office:value="1256.58055524056" calcext:value-type="float">
            <text:p>1256.581</text:p>
          </table:table-cell>
          <table:table-cell table:formula="of:=[.J12]/60" office:value-type="float" office:value="13.6235666666667" calcext:value-type="float">
            <text:p>13.624</text:p>
          </table:table-cell>
          <table:table-cell table:style-name="ce3" table:formula="of:=[.N12]-[.N11]" office:value-type="float" office:value="13.3777" calcext:value-type="float">
            <text:p>13.4</text:p>
          </table:table-cell>
          <table:table-cell table:style-name="ce3" table:formula="of:=[.O12]*60*2*PI()" office:value-type="float" office:value="5043.27408503138" calcext:value-type="float">
            <text:p>5043.3</text:p>
          </table:table-cell>
          <table:table-cell table:style-name="ce1" table:formula="of:=[.I12]*(60*64)/(1440)" office:value-type="float" office:value="821.333333333333" calcext:value-type="float">
            <text:p>821.33</text:p>
          </table:table-cell>
          <table:table-cell table:style-name="ce1" table:formula="of:=[.Q12]/60" office:value-type="float" office:value="13.6888888888889" calcext:value-type="float">
            <text:p>13.69</text:p>
          </table:table-cell>
          <table:table-cell table:style-name="ce1" table:formula="of:=([.Q12]-[.Q11])/60" office:value-type="float" office:value="8.57777777777778" calcext:value-type="float">
            <text:p>8.58</text:p>
          </table:table-cell>
          <table:table-cell table:style-name="ce1" table:formula="of:=[.S12]*2*PI()*64" office:value-type="float" office:value="3449.32910730143" calcext:value-type="float">
            <text:p>3449.33</text:p>
          </table:table-cell>
        </table:table-row>
        <table:table-row table:style-name="ro1">
          <table:table-cell office:value-type="float" office:value="1310151" calcext:value-type="float">
            <text:p>1310151</text:p>
          </table:table-cell>
          <table:table-cell office:value-type="float" office:value="536" calcext:value-type="float">
            <text:p>536</text:p>
          </table:table-cell>
          <table:table-cell office:value-type="float" office:value="1319362" calcext:value-type="float">
            <text:p>1319362</text:p>
          </table:table-cell>
          <table:table-cell office:value-type="float" office:value="540" calcext:value-type="float">
            <text:p>540</text:p>
          </table:table-cell>
          <table:table-cell office:value-type="float" office:value="1309380" calcext:value-type="float">
            <text:p>1309380</text:p>
          </table:table-cell>
          <table:table-cell office:value-type="float" office:value="536" calcext:value-type="float">
            <text:p>536</text:p>
          </table:table-cell>
          <table:table-cell office:value-type="float" office:value="1318623" calcext:value-type="float">
            <text:p>1318623</text:p>
          </table:table-cell>
          <table:table-cell office:value-type="float" office:value="540" calcext:value-type="float">
            <text:p>540</text:p>
          </table:table-cell>
          <table:table-cell office:value-type="float" office:value="538" calcext:value-type="float">
            <text:p>538</text:p>
          </table:table-cell>
          <table:table-cell office:value-type="float" office:value="1432.615" calcext:value-type="float">
            <text:p>1432.615</text:p>
          </table:table-cell>
          <table:table-cell office:value-type="float" office:value="1030.778" calcext:value-type="float">
            <text:p>1030.778</text:p>
          </table:table-cell>
          <table:table-cell/>
          <table:table-cell table:formula="of:=([.B13]/[.A13]-[.B12]/[.A12])+([.D13]/[.C13]-[.D12]/[.C12])+([.F13]/[.E13]-[.F12]/[.E12])+([.H13]/[.G13]-[.H12]/[.G12])*1312500*64*PI()*2*64/(1440*4)" office:value-type="float" office:value="1033.06932565264" calcext:value-type="float">
            <text:p>1033.069</text:p>
          </table:table-cell>
          <table:table-cell table:formula="of:=[.J13]/60" office:value-type="float" office:value="23.8769166666667" calcext:value-type="float">
            <text:p>23.877</text:p>
          </table:table-cell>
          <table:table-cell table:style-name="ce3" table:formula="of:=[.N13]-[.N12]" office:value-type="float" office:value="10.25335" calcext:value-type="float">
            <text:p>10.3</text:p>
          </table:table-cell>
          <table:table-cell table:style-name="ce3" table:formula="of:=[.O13]*60*2*PI()" office:value-type="float" office:value="3865.42188416219" calcext:value-type="float">
            <text:p>3865.4</text:p>
          </table:table-cell>
          <table:table-cell table:style-name="ce1" table:formula="of:=[.I13]*(60*64)/(1440)" office:value-type="float" office:value="1434.66666666667" calcext:value-type="float">
            <text:p>1434.67</text:p>
          </table:table-cell>
          <table:table-cell table:style-name="ce1" table:formula="of:=[.Q13]/60" office:value-type="float" office:value="23.9111111111111" calcext:value-type="float">
            <text:p>23.91</text:p>
          </table:table-cell>
          <table:table-cell table:style-name="ce1" table:formula="of:=([.Q13]-[.Q12])/60" office:value-type="float" office:value="10.2222222222222" calcext:value-type="float">
            <text:p>10.22</text:p>
          </table:table-cell>
          <table:table-cell table:style-name="ce1" table:formula="of:=[.S13]*2*PI()*64" office:value-type="float" office:value="4110.59945429705" calcext:value-type="float">
            <text:p>4110.60</text:p>
          </table:table-cell>
        </table:table-row>
        <table:table-row table:style-name="ro1">
          <table:table-cell office:value-type="float" office:value="1318129" calcext:value-type="float">
            <text:p>1318129</text:p>
          </table:table-cell>
          <table:table-cell office:value-type="float" office:value="836" calcext:value-type="float">
            <text:p>836</text:p>
          </table:table-cell>
          <table:table-cell office:value-type="float" office:value="1311596" calcext:value-type="float">
            <text:p>1311596</text:p>
          </table:table-cell>
          <table:table-cell office:value-type="float" office:value="832" calcext:value-type="float">
            <text:p>832</text:p>
          </table:table-cell>
          <table:table-cell office:value-type="float" office:value="1312234" calcext:value-type="float">
            <text:p>1312234</text:p>
          </table:table-cell>
          <table:table-cell office:value-type="float" office:value="832" calcext:value-type="float">
            <text:p>832</text:p>
          </table:table-cell>
          <table:table-cell office:value-type="float" office:value="1310859" calcext:value-type="float">
            <text:p>1310859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2220.142" calcext:value-type="float">
            <text:p>2220.142</text:p>
          </table:table-cell>
          <table:table-cell office:value-type="float" office:value="1319.515" calcext:value-type="float">
            <text:p>1319.515</text:p>
          </table:table-cell>
          <table:table-cell/>
          <table:table-cell table:formula="of:=([.B14]/[.A14]-[.B13]/[.A13])+([.D14]/[.C14]-[.D13]/[.C13])+([.F14]/[.E14]-[.F13]/[.E13])+([.H14]/[.G14]-[.H13]/[.G13])*1312500*64*PI()*2*64/(1440*4)" office:value-type="float" office:value="1320.52636786892" calcext:value-type="float">
            <text:p>1320.526</text:p>
          </table:table-cell>
          <table:table-cell table:formula="of:=[.J14]/60" office:value-type="float" office:value="37.0023666666667" calcext:value-type="float">
            <text:p>37.002</text:p>
          </table:table-cell>
          <table:table-cell table:style-name="ce3" table:formula="of:=[.N14]-[.N13]" office:value-type="float" office:value="13.12545" calcext:value-type="float">
            <text:p>13.1</text:p>
          </table:table-cell>
          <table:table-cell table:style-name="ce3" table:formula="of:=[.O14]*60*2*PI()" office:value-type="float" office:value="4948.17807540722" calcext:value-type="float">
            <text:p>4948.2</text:p>
          </table:table-cell>
          <table:table-cell table:style-name="ce1" table:formula="of:=[.I14]*(60*64)/(1440)" office:value-type="float" office:value="2221.33333333333" calcext:value-type="float">
            <text:p>2221.33</text:p>
          </table:table-cell>
          <table:table-cell table:style-name="ce1" table:formula="of:=[.Q14]/60" office:value-type="float" office:value="37.0222222222222" calcext:value-type="float">
            <text:p>37.02</text:p>
          </table:table-cell>
          <table:table-cell table:style-name="ce1" table:formula="of:=([.Q14]-[.Q13])/60" office:value-type="float" office:value="13.1111111111111" calcext:value-type="float">
            <text:p>13.11</text:p>
          </table:table-cell>
          <table:table-cell table:style-name="ce1" table:formula="of:=[.S14]*2*PI()*64" office:value-type="float" office:value="5272.29060442447" calcext:value-type="float">
            <text:p>5272.29</text:p>
          </table:table-cell>
        </table:table-row>
        <table:table-row table:style-name="ro1">
          <table:table-cell office:value-type="float" office:value="1311207" calcext:value-type="float">
            <text:p>1311207</text:p>
          </table:table-cell>
          <table:table-cell office:value-type="float" office:value="1132" calcext:value-type="float">
            <text:p>1132</text:p>
          </table:table-cell>
          <table:table-cell office:value-type="float" office:value="1311566" calcext:value-type="float">
            <text:p>1311566</text:p>
          </table:table-cell>
          <table:table-cell office:value-type="float" office:value="1132" calcext:value-type="float">
            <text:p>1132</text:p>
          </table:table-cell>
          <table:table-cell office:value-type="float" office:value="1316133" calcext:value-type="float">
            <text:p>1316133</text:p>
          </table:table-cell>
          <table:table-cell office:value-type="float" office:value="1136" calcext:value-type="float">
            <text:p>1136</text:p>
          </table:table-cell>
          <table:table-cell office:value-type="float" office:value="1311373" calcext:value-type="float">
            <text:p>1311373</text:p>
          </table:table-cell>
          <table:table-cell office:value-type="float" office:value="1132" calcext:value-type="float">
            <text:p>1132</text:p>
          </table:table-cell>
          <table:table-cell office:value-type="float" office:value="1134" calcext:value-type="float">
            <text:p>1134</text:p>
          </table:table-cell>
          <table:table-cell office:value-type="float" office:value="3021.173" calcext:value-type="float">
            <text:p>3021.173</text:p>
          </table:table-cell>
          <table:table-cell office:value-type="float" office:value="1342.14" calcext:value-type="float">
            <text:p>1342.14</text:p>
          </table:table-cell>
          <table:table-cell/>
          <table:table-cell table:formula="of:=([.B15]/[.A15]-[.B14]/[.A14])+([.D15]/[.C15]-[.D14]/[.C14])+([.F15]/[.E15]-[.F14]/[.E14])+([.H15]/[.G15]-[.H14]/[.G14])*1312500*64*PI()*2*64/(1440*4)" office:value-type="float" office:value="1340.10662509707" calcext:value-type="float">
            <text:p>1340.107</text:p>
          </table:table-cell>
          <table:table-cell table:formula="of:=[.J15]/60" office:value-type="float" office:value="50.3528833333333" calcext:value-type="float">
            <text:p>50.353</text:p>
          </table:table-cell>
          <table:table-cell table:style-name="ce3" table:formula="of:=[.N15]-[.N14]" office:value-type="float" office:value="13.3505166666667" calcext:value-type="float">
            <text:p>13.4</text:p>
          </table:table-cell>
          <table:table-cell table:style-name="ce3" table:formula="of:=[.O15]*60*2*PI()" office:value-type="float" office:value="5033.02620979537" calcext:value-type="float">
            <text:p>5033.0</text:p>
          </table:table-cell>
          <table:table-cell table:style-name="ce1" table:formula="of:=[.I15]*(60*64)/(1440)" office:value-type="float" office:value="3024" calcext:value-type="float">
            <text:p>3024.00</text:p>
          </table:table-cell>
          <table:table-cell table:style-name="ce1" table:formula="of:=[.Q15]/60" office:value-type="float" office:value="50.4" calcext:value-type="float">
            <text:p>50.40</text:p>
          </table:table-cell>
          <table:table-cell table:style-name="ce1" table:formula="of:=([.Q15]-[.Q14])/60" office:value-type="float" office:value="13.3777777777778" calcext:value-type="float">
            <text:p>13.38</text:p>
          </table:table-cell>
          <table:table-cell table:style-name="ce1" table:formula="of:=[.S15]*2*PI()*64" office:value-type="float" office:value="5379.523633667" calcext:value-type="float">
            <text:p>5379.52</text:p>
          </table:table-cell>
        </table:table-row>
        <table:table-row table:style-name="ro1">
          <table:table-cell office:value-type="float" office:value="1314454" calcext:value-type="float">
            <text:p>1314454</text:p>
          </table:table-cell>
          <table:table-cell office:value-type="float" office:value="1264" calcext:value-type="float">
            <text:p>1264</text:p>
          </table:table-cell>
          <table:table-cell office:value-type="float" office:value="1314551" calcext:value-type="float">
            <text:p>1314551</text:p>
          </table:table-cell>
          <table:table-cell office:value-type="float" office:value="1264" calcext:value-type="float">
            <text:p>1264</text:p>
          </table:table-cell>
          <table:table-cell office:value-type="float" office:value="1310216" calcext:value-type="float">
            <text:p>1310216</text:p>
          </table:table-cell>
          <table:table-cell office:value-type="float" office:value="1260" calcext:value-type="float">
            <text:p>1260</text:p>
          </table:table-cell>
          <table:table-cell office:value-type="float" office:value="1314500" calcext:value-type="float">
            <text:p>1314500</text:p>
          </table:table-cell>
          <table:table-cell office:value-type="float" office:value="1264" calcext:value-type="float">
            <text:p>1264</text:p>
          </table:table-cell>
          <table:table-cell office:value-type="float" office:value="1262" calcext:value-type="float">
            <text:p>1262</text:p>
          </table:table-cell>
          <table:table-cell office:value-type="float" office:value="3365.615" calcext:value-type="float">
            <text:p>3365.615</text:p>
          </table:table-cell>
          <table:table-cell office:value-type="float" office:value="577.118" calcext:value-type="float">
            <text:p>577.118</text:p>
          </table:table-cell>
          <table:table-cell/>
          <table:table-cell table:formula="of:=([.B16]/[.A16]-[.B15]/[.A15])+([.D16]/[.C16]-[.D15]/[.C15])+([.F16]/[.E16]-[.F15]/[.E15])+([.H16]/[.G16]-[.H15]/[.G15])*1312500*64*PI()*2*64/(1440*4)" office:value-type="float" office:value="576.842456030664" calcext:value-type="float">
            <text:p>576.842</text:p>
          </table:table-cell>
          <table:table-cell table:formula="of:=[.J16]/60" office:value-type="float" office:value="56.0935833333333" calcext:value-type="float">
            <text:p>56.094</text:p>
          </table:table-cell>
          <table:table-cell table:style-name="ce3" table:formula="of:=[.N16]-[.N15]" office:value-type="float" office:value="5.7407" calcext:value-type="float">
            <text:p>5.7</text:p>
          </table:table-cell>
          <table:table-cell table:style-name="ce3" table:formula="of:=[.O16]*60*2*PI()" office:value-type="float" office:value="2164.19291357555" calcext:value-type="float">
            <text:p>2164.2</text:p>
          </table:table-cell>
          <table:table-cell table:style-name="ce1" table:formula="of:=[.I16]*(60*64)/(1440)" office:value-type="float" office:value="3365.33333333333" calcext:value-type="float">
            <text:p>3365.33</text:p>
          </table:table-cell>
          <table:table-cell table:style-name="ce1" table:formula="of:=[.Q16]/60" office:value-type="float" office:value="56.0888888888889" calcext:value-type="float">
            <text:p>56.09</text:p>
          </table:table-cell>
          <table:table-cell table:style-name="ce1" table:formula="of:=([.Q16]-[.Q15])/60" office:value-type="float" office:value="5.68888888888889" calcext:value-type="float">
            <text:p>5.69</text:p>
          </table:table-cell>
          <table:table-cell table:style-name="ce1" table:formula="of:=[.S16]*2*PI()*64" office:value-type="float" office:value="2287.63795717401" calcext:value-type="float">
            <text:p>2287.64</text:p>
          </table:table-cell>
        </table:table-row>
        <table:table-row table:style-name="ro1">
          <table:table-cell office:value-type="float" office:value="1312338" calcext:value-type="float">
            <text:p>1312338</text:p>
          </table:table-cell>
          <table:table-cell office:value-type="float" office:value="1264" calcext:value-type="float">
            <text:p>1264</text:p>
          </table:table-cell>
          <table:table-cell office:value-type="float" office:value="1312386" calcext:value-type="float">
            <text:p>1312386</text:p>
          </table:table-cell>
          <table:table-cell office:value-type="float" office:value="1264" calcext:value-type="float">
            <text:p>1264</text:p>
          </table:table-cell>
          <table:table-cell office:value-type="float" office:value="1312409" calcext:value-type="float">
            <text:p>1312409</text:p>
          </table:table-cell>
          <table:table-cell office:value-type="float" office:value="1264" calcext:value-type="float">
            <text:p>1264</text:p>
          </table:table-cell>
          <table:table-cell office:value-type="float" office:value="1312357" calcext:value-type="float">
            <text:p>1312357</text:p>
          </table:table-cell>
          <table:table-cell table:number-columns-repeated="2" office:value-type="float" office:value="1264" calcext:value-type="float">
            <text:p>1264</text:p>
          </table:table-cell>
          <table:table-cell office:value-type="float" office:value="3370.994" calcext:value-type="float">
            <text:p>3370.994</text:p>
          </table:table-cell>
          <table:table-cell office:value-type="float" office:value="9.013" calcext:value-type="float">
            <text:p>9.013</text:p>
          </table:table-cell>
          <table:table-cell/>
          <table:table-cell table:formula="of:=([.B17]/[.A17]-[.B16]/[.A16])+([.D17]/[.C17]-[.D16]/[.C16])+([.F17]/[.E17]-[.F16]/[.E16])+([.H17]/[.G17]-[.H16]/[.G16])*1312500*64*PI()*2*64/(1440*4)" office:value-type="float" office:value="9.20817412944708" calcext:value-type="float">
            <text:p>9.208</text:p>
          </table:table-cell>
          <table:table-cell table:formula="of:=[.J17]/60" office:value-type="float" office:value="56.1832333333333" calcext:value-type="float">
            <text:p>56.183</text:p>
          </table:table-cell>
          <table:table-cell table:style-name="ce3" table:formula="of:=[.N17]-[.N16]" office:value-type="float" office:value="0.089650000000006" calcext:value-type="float">
            <text:p>0.1</text:p>
          </table:table-cell>
          <table:table-cell table:style-name="ce3" table:formula="of:=[.O17]*60*2*PI()" office:value-type="float" office:value="33.7972537673213" calcext:value-type="float">
            <text:p>33.8</text:p>
          </table:table-cell>
          <table:table-cell table:style-name="ce1" table:formula="of:=[.I17]*(60*64)/(1440)" office:value-type="float" office:value="3370.66666666667" calcext:value-type="float">
            <text:p>3370.67</text:p>
          </table:table-cell>
          <table:table-cell table:style-name="ce1" table:formula="of:=[.Q17]/60" office:value-type="float" office:value="56.1777777777778" calcext:value-type="float">
            <text:p>56.18</text:p>
          </table:table-cell>
          <table:table-cell table:style-name="ce1" table:formula="of:=([.Q17]-[.Q16])/60" office:value-type="float" office:value="0.0888888888888838" calcext:value-type="float">
            <text:p>0.09</text:p>
          </table:table-cell>
          <table:table-cell table:style-name="ce1" table:formula="of:=[.S17]*2*PI()*64" office:value-type="float" office:value="35.7443430808418" calcext:value-type="float">
            <text:p>35.74</text:p>
          </table:table-cell>
        </table:table-row>
        <table:table-row table:style-name="ro1">
          <table:table-cell office:value-type="float" office:value="1311213" calcext:value-type="float">
            <text:p>1311213</text:p>
          </table:table-cell>
          <table:table-cell office:value-type="float" office:value="1264" calcext:value-type="float">
            <text:p>1264</text:p>
          </table:table-cell>
          <table:table-cell office:value-type="float" office:value="1311243" calcext:value-type="float">
            <text:p>1311243</text:p>
          </table:table-cell>
          <table:table-cell office:value-type="float" office:value="1264" calcext:value-type="float">
            <text:p>1264</text:p>
          </table:table-cell>
          <table:table-cell office:value-type="float" office:value="1315278" calcext:value-type="float">
            <text:p>1315278</text:p>
          </table:table-cell>
          <table:table-cell office:value-type="float" office:value="1268" calcext:value-type="float">
            <text:p>1268</text:p>
          </table:table-cell>
          <table:table-cell office:value-type="float" office:value="1311229" calcext:value-type="float">
            <text:p>1311229</text:p>
          </table:table-cell>
          <table:table-cell office:value-type="float" office:value="1264" calcext:value-type="float">
            <text:p>1264</text:p>
          </table:table-cell>
          <table:table-cell office:value-type="float" office:value="1265" calcext:value-type="float">
            <text:p>1265</text:p>
          </table:table-cell>
          <table:table-cell office:value-type="float" office:value="3374" calcext:value-type="float">
            <text:p>3374</text:p>
          </table:table-cell>
          <table:table-cell office:value-type="float" office:value="5.036" calcext:value-type="float">
            <text:p>5.036</text:p>
          </table:table-cell>
          <table:table-cell/>
          <table:table-cell table:formula="of:=([.B18]/[.A18]-[.B17]/[.A17])+([.D18]/[.C18]-[.D17]/[.C17])+([.F18]/[.E18]-[.F17]/[.E17])+([.H18]/[.G18]-[.H17]/[.G17])*1312500*64*PI()*2*64/(1440*4)" office:value-type="float" office:value="4.85895093491022" calcext:value-type="float">
            <text:p>4.859</text:p>
          </table:table-cell>
          <table:table-cell table:formula="of:=[.J18]/60" office:value-type="float" office:value="56.2333333333333" calcext:value-type="float">
            <text:p>56.233</text:p>
          </table:table-cell>
          <table:table-cell table:style-name="ce3" table:formula="of:=[.N18]-[.N17]" office:value-type="float" office:value="0.0501000000000005" calcext:value-type="float">
            <text:p>0.1</text:p>
          </table:table-cell>
          <table:table-cell table:style-name="ce3" table:formula="of:=[.O18]*60*2*PI()" office:value-type="float" office:value="18.887255033382" calcext:value-type="float">
            <text:p>18.9</text:p>
          </table:table-cell>
          <table:table-cell table:style-name="ce1" table:formula="of:=[.I18]*(60*64)/(1440)" office:value-type="float" office:value="3373.33333333333" calcext:value-type="float">
            <text:p>3373.33</text:p>
          </table:table-cell>
          <table:table-cell table:style-name="ce1" table:formula="of:=[.Q18]/60" office:value-type="float" office:value="56.2222222222222" calcext:value-type="float">
            <text:p>56.22</text:p>
          </table:table-cell>
          <table:table-cell table:style-name="ce1" table:formula="of:=([.Q18]-[.Q17])/60" office:value-type="float" office:value="0.0444444444444495" calcext:value-type="float">
            <text:p>0.04</text:p>
          </table:table-cell>
          <table:table-cell table:style-name="ce1" table:formula="of:=[.S18]*2*PI()*64" office:value-type="float" office:value="17.872171540424" calcext:value-type="float">
            <text:p>17.87</text:p>
          </table:table-cell>
        </table:table-row>
        <table:table-row table:style-name="ro1">
          <table:table-cell office:value-type="float" office:value="1313370" calcext:value-type="float">
            <text:p>1313370</text:p>
          </table:table-cell>
          <table:table-cell office:value-type="float" office:value="1260" calcext:value-type="float">
            <text:p>1260</text:p>
          </table:table-cell>
          <table:table-cell office:value-type="float" office:value="1313361" calcext:value-type="float">
            <text:p>1313361</text:p>
          </table:table-cell>
          <table:table-cell office:value-type="float" office:value="1260" calcext:value-type="float">
            <text:p>1260</text:p>
          </table:table-cell>
          <table:table-cell office:value-type="float" office:value="1309332" calcext:value-type="float">
            <text:p>1309332</text:p>
          </table:table-cell>
          <table:table-cell office:value-type="float" office:value="1256" calcext:value-type="float">
            <text:p>1256</text:p>
          </table:table-cell>
          <table:table-cell office:value-type="float" office:value="1313358" calcext:value-type="float">
            <text:p>1313358</text:p>
          </table:table-cell>
          <table:table-cell office:value-type="float" office:value="1260" calcext:value-type="float">
            <text:p>1260</text:p>
          </table:table-cell>
          <table:table-cell office:value-type="float" office:value="1259" calcext:value-type="float">
            <text:p>1259</text:p>
          </table:table-cell>
          <table:table-cell office:value-type="float" office:value="3357.704" calcext:value-type="float">
            <text:p>3357.704</text:p>
          </table:table-cell>
          <table:table-cell office:value-type="float" office:value="-27.305" calcext:value-type="float">
            <text:p>-27.305</text:p>
          </table:table-cell>
          <table:table-cell/>
          <table:table-cell table:formula="of:=([.B19]/[.A19]-[.B18]/[.A18])+([.D19]/[.C19]-[.D18]/[.C18])+([.F19]/[.E19]-[.F18]/[.E18])+([.H19]/[.G19]-[.H18]/[.G18])*1312500*64*PI()*2*64/(1440*4)" office:value-type="float" office:value="-27.024354387228" calcext:value-type="float">
            <text:p>-27.024</text:p>
          </table:table-cell>
          <table:table-cell table:formula="of:=[.J19]/60" office:value-type="float" office:value="55.9617333333333" calcext:value-type="float">
            <text:p>55.962</text:p>
          </table:table-cell>
          <table:table-cell table:style-name="ce3" table:formula="of:=[.N19]-[.N18]" office:value-type="float" office:value="-0.271599999999999" calcext:value-type="float">
            <text:p>-0.3</text:p>
          </table:table-cell>
          <table:table-cell table:style-name="ce3" table:formula="of:=[.O19]*60*2*PI()" office:value-type="float" office:value="-102.390787765798" calcext:value-type="float">
            <text:p>-102.4</text:p>
          </table:table-cell>
          <table:table-cell table:style-name="ce1" table:formula="of:=[.I19]*(60*64)/(1440)" office:value-type="float" office:value="3357.33333333333" calcext:value-type="float">
            <text:p>3357.33</text:p>
          </table:table-cell>
          <table:table-cell table:style-name="ce1" table:formula="of:=[.Q19]/60" office:value-type="float" office:value="55.9555555555556" calcext:value-type="float">
            <text:p>55.96</text:p>
          </table:table-cell>
          <table:table-cell table:style-name="ce1" table:formula="of:=([.Q19]-[.Q18])/60" office:value-type="float" office:value="-0.266666666666667" calcext:value-type="float">
            <text:p>-0.27</text:p>
          </table:table-cell>
          <table:table-cell table:style-name="ce1" table:formula="of:=[.S19]*2*PI()*64" office:value-type="float" office:value="-107.233029242532" calcext:value-type="float">
            <text:p>-107.23</text:p>
          </table:table-cell>
        </table:table-row>
        <table:table-row table:style-name="ro1">
          <table:table-cell office:value-type="float" office:value="1312749" calcext:value-type="float">
            <text:p>1312749</text:p>
          </table:table-cell>
          <table:table-cell office:value-type="float" office:value="1256" calcext:value-type="float">
            <text:p>1256</text:p>
          </table:table-cell>
          <table:table-cell office:value-type="float" office:value="1312704" calcext:value-type="float">
            <text:p>1312704</text:p>
          </table:table-cell>
          <table:table-cell office:value-type="float" office:value="1256" calcext:value-type="float">
            <text:p>1256</text:p>
          </table:table-cell>
          <table:table-cell office:value-type="float" office:value="1312678" calcext:value-type="float">
            <text:p>1312678</text:p>
          </table:table-cell>
          <table:table-cell office:value-type="float" office:value="1256" calcext:value-type="float">
            <text:p>1256</text:p>
          </table:table-cell>
          <table:table-cell office:value-type="float" office:value="1312733" calcext:value-type="float">
            <text:p>1312733</text:p>
          </table:table-cell>
          <table:table-cell table:number-columns-repeated="2" office:value-type="float" office:value="1256" calcext:value-type="float">
            <text:p>1256</text:p>
          </table:table-cell>
          <table:table-cell office:value-type="float" office:value="3348.782" calcext:value-type="float">
            <text:p>3348.782</text:p>
          </table:table-cell>
          <table:table-cell office:value-type="float" office:value="-14.948" calcext:value-type="float">
            <text:p>-14.948</text:p>
          </table:table-cell>
          <table:table-cell/>
          <table:table-cell table:formula="of:=([.B20]/[.A20]-[.B19]/[.A19])+([.D20]/[.C20]-[.D19]/[.C19])+([.F20]/[.E20]-[.F19]/[.E19])+([.H20]/[.G20]-[.H19]/[.G19])*1312500*64*PI()*2*64/(1440*4)" office:value-type="float" office:value="-15.1904081061487" calcext:value-type="float">
            <text:p>-15.190</text:p>
          </table:table-cell>
          <table:table-cell table:formula="of:=[.J20]/60" office:value-type="float" office:value="55.8130333333333" calcext:value-type="float">
            <text:p>55.813</text:p>
          </table:table-cell>
          <table:table-cell table:style-name="ce3" table:formula="of:=[.N20]-[.N19]" office:value-type="float" office:value="-0.148699999999998" calcext:value-type="float">
            <text:p>-0.1</text:p>
          </table:table-cell>
          <table:table-cell table:style-name="ce3" table:formula="of:=[.O20]*60*2*PI()" office:value-type="float" office:value="-56.0585793106555" calcext:value-type="float">
            <text:p>-56.1</text:p>
          </table:table-cell>
          <table:table-cell table:style-name="ce1" table:formula="of:=[.I20]*(60*64)/(1440)" office:value-type="float" office:value="3349.33333333333" calcext:value-type="float">
            <text:p>3349.33</text:p>
          </table:table-cell>
          <table:table-cell table:style-name="ce1" table:formula="of:=[.Q20]/60" office:value-type="float" office:value="55.8222222222222" calcext:value-type="float">
            <text:p>55.82</text:p>
          </table:table-cell>
          <table:table-cell table:style-name="ce1" table:formula="of:=([.Q20]-[.Q19])/60" office:value-type="float" office:value="-0.133333333333333" calcext:value-type="float">
            <text:p>-0.13</text:p>
          </table:table-cell>
          <table:table-cell table:style-name="ce1" table:formula="of:=[.S20]*2*PI()*64" office:value-type="float" office:value="-53.6165146212658" calcext:value-type="float">
            <text:p>-53.62</text:p>
          </table:table-cell>
        </table:table-row>
        <table:table-row table:style-name="ro1">
          <table:table-cell office:value-type="float" office:value="1310957" calcext:value-type="float">
            <text:p>1310957</text:p>
          </table:table-cell>
          <table:table-cell office:value-type="float" office:value="1272" calcext:value-type="float">
            <text:p>1272</text:p>
          </table:table-cell>
          <table:table-cell office:value-type="float" office:value="1315108" calcext:value-type="float">
            <text:p>1315108</text:p>
          </table:table-cell>
          <table:table-cell office:value-type="float" office:value="1276" calcext:value-type="float">
            <text:p>1276</text:p>
          </table:table-cell>
          <table:table-cell office:value-type="float" office:value="1315103" calcext:value-type="float">
            <text:p>1315103</text:p>
          </table:table-cell>
          <table:table-cell office:value-type="float" office:value="1276" calcext:value-type="float">
            <text:p>1276</text:p>
          </table:table-cell>
          <table:table-cell office:value-type="float" office:value="1310941" calcext:value-type="float">
            <text:p>1310941</text:p>
          </table:table-cell>
          <table:table-cell office:value-type="float" office:value="1272" calcext:value-type="float">
            <text:p>1272</text:p>
          </table:table-cell>
          <table:table-cell office:value-type="float" office:value="1274" calcext:value-type="float">
            <text:p>1274</text:p>
          </table:table-cell>
          <table:table-cell office:value-type="float" office:value="3395.969" calcext:value-type="float">
            <text:p>3395.969</text:p>
          </table:table-cell>
          <table:table-cell office:value-type="float" office:value="79.063" calcext:value-type="float">
            <text:p>79.063</text:p>
          </table:table-cell>
          <table:table-cell/>
          <table:table-cell table:formula="of:=([.B21]/[.A21]-[.B20]/[.A20])+([.D21]/[.C21]-[.D20]/[.C20])+([.F21]/[.E21]-[.F20]/[.E20])+([.H21]/[.G21]-[.H20]/[.G20])*1312500*64*PI()*2*64/(1440*4)" office:value-type="float" office:value="79.2435548855302" calcext:value-type="float">
            <text:p>79.244</text:p>
          </table:table-cell>
          <table:table-cell table:formula="of:=[.J21]/60" office:value-type="float" office:value="56.5994833333333" calcext:value-type="float">
            <text:p>56.599</text:p>
          </table:table-cell>
          <table:table-cell table:style-name="ce3" table:formula="of:=[.N21]-[.N20]" office:value-type="float" office:value="0.786449999999995" calcext:value-type="float">
            <text:p>0.8</text:p>
          </table:table-cell>
          <table:table-cell table:style-name="ce3" table:formula="of:=[.O21]*60*2*PI()" office:value-type="float" office:value="296.484665089881" calcext:value-type="float">
            <text:p>296.5</text:p>
          </table:table-cell>
          <table:table-cell table:style-name="ce1" table:formula="of:=[.I21]*(60*64)/(1440)" office:value-type="float" office:value="3397.33333333333" calcext:value-type="float">
            <text:p>3397.33</text:p>
          </table:table-cell>
          <table:table-cell table:style-name="ce1" table:formula="of:=[.Q21]/60" office:value-type="float" office:value="56.6222222222222" calcext:value-type="float">
            <text:p>56.62</text:p>
          </table:table-cell>
          <table:table-cell table:style-name="ce1" table:formula="of:=([.Q21]-[.Q20])/60" office:value-type="float" office:value="0.8" calcext:value-type="float">
            <text:p>0.80</text:p>
          </table:table-cell>
          <table:table-cell table:style-name="ce1" table:formula="of:=[.S21]*2*PI()*64" office:value-type="float" office:value="321.699087727595" calcext:value-type="float">
            <text:p>321.70</text:p>
          </table:table-cell>
        </table:table-row>
        <table:table-row table:style-name="ro1">
          <table:table-cell office:value-type="float" office:value="1314510" calcext:value-type="float">
            <text:p>1314510</text:p>
          </table:table-cell>
          <table:table-cell office:value-type="float" office:value="1272" calcext:value-type="float">
            <text:p>1272</text:p>
          </table:table-cell>
          <table:table-cell office:value-type="float" office:value="1310291" calcext:value-type="float">
            <text:p>1310291</text:p>
          </table:table-cell>
          <table:table-cell office:value-type="float" office:value="1268" calcext:value-type="float">
            <text:p>1268</text:p>
          </table:table-cell>
          <table:table-cell office:value-type="float" office:value="1310265" calcext:value-type="float">
            <text:p>1310265</text:p>
          </table:table-cell>
          <table:table-cell office:value-type="float" office:value="1268" calcext:value-type="float">
            <text:p>1268</text:p>
          </table:table-cell>
          <table:table-cell office:value-type="float" office:value="1314485" calcext:value-type="float">
            <text:p>1314485</text:p>
          </table:table-cell>
          <table:table-cell office:value-type="float" office:value="1272" calcext:value-type="float">
            <text:p>1272</text:p>
          </table:table-cell>
          <table:table-cell office:value-type="float" office:value="1270" calcext:value-type="float">
            <text:p>1270</text:p>
          </table:table-cell>
          <table:table-cell office:value-type="float" office:value="3386.957" calcext:value-type="float">
            <text:p>3386.957</text:p>
          </table:table-cell>
          <table:table-cell office:value-type="float" office:value="-15.101" calcext:value-type="float">
            <text:p>-15.101</text:p>
          </table:table-cell>
          <table:table-cell/>
          <table:table-cell table:formula="of:=([.B22]/[.A22]-[.B21]/[.A21])+([.D22]/[.C22]-[.D21]/[.C21])+([.F22]/[.E22]-[.F21]/[.E21])+([.H22]/[.G22]-[.H21]/[.G21])*1312500*64*PI()*2*64/(1440*4)" office:value-type="float" office:value="-15.341184963131" calcext:value-type="float">
            <text:p>-15.341</text:p>
          </table:table-cell>
          <table:table-cell table:formula="of:=[.J22]/60" office:value-type="float" office:value="56.4492833333333" calcext:value-type="float">
            <text:p>56.449</text:p>
          </table:table-cell>
          <table:table-cell table:style-name="ce3" table:formula="of:=[.N22]-[.N21]" office:value-type="float" office:value="-0.150199999999998" calcext:value-type="float">
            <text:p>-0.2</text:p>
          </table:table-cell>
          <table:table-cell table:style-name="ce3" table:formula="of:=[.O22]*60*2*PI()" office:value-type="float" office:value="-56.6240659883017" calcext:value-type="float">
            <text:p>-56.6</text:p>
          </table:table-cell>
          <table:table-cell table:style-name="ce1" table:formula="of:=[.I22]*(60*64)/(1440)" office:value-type="float" office:value="3386.66666666667" calcext:value-type="float">
            <text:p>3386.67</text:p>
          </table:table-cell>
          <table:table-cell table:style-name="ce1" table:formula="of:=[.Q22]/60" office:value-type="float" office:value="56.4444444444444" calcext:value-type="float">
            <text:p>56.44</text:p>
          </table:table-cell>
          <table:table-cell table:style-name="ce1" table:formula="of:=([.Q22]-[.Q21])/60" office:value-type="float" office:value="-0.177777777777783" calcext:value-type="float">
            <text:p>-0.18</text:p>
          </table:table-cell>
          <table:table-cell table:style-name="ce1" table:formula="of:=[.S22]*2*PI()*64" office:value-type="float" office:value="-71.4886861616898" calcext:value-type="float">
            <text:p>-71.49</text:p>
          </table:table-cell>
        </table:table-row>
        <table:table-row table:style-name="ro1">
          <table:table-cell office:value-type="float" office:value="1310736" calcext:value-type="float">
            <text:p>1310736</text:p>
          </table:table-cell>
          <table:table-cell office:value-type="float" office:value="1260" calcext:value-type="float">
            <text:p>1260</text:p>
          </table:table-cell>
          <table:table-cell office:value-type="float" office:value="1310747" calcext:value-type="float">
            <text:p>1310747</text:p>
          </table:table-cell>
          <table:table-cell office:value-type="float" office:value="1260" calcext:value-type="float">
            <text:p>1260</text:p>
          </table:table-cell>
          <table:table-cell office:value-type="float" office:value="1315015" calcext:value-type="float">
            <text:p>1315015</text:p>
          </table:table-cell>
          <table:table-cell office:value-type="float" office:value="1264" calcext:value-type="float">
            <text:p>1264</text:p>
          </table:table-cell>
          <table:table-cell office:value-type="float" office:value="1310745" calcext:value-type="float">
            <text:p>1310745</text:p>
          </table:table-cell>
          <table:table-cell office:value-type="float" office:value="1260" calcext:value-type="float">
            <text:p>1260</text:p>
          </table:table-cell>
          <table:table-cell office:value-type="float" office:value="1261" calcext:value-type="float">
            <text:p>1261</text:p>
          </table:table-cell>
          <table:table-cell office:value-type="float" office:value="3364.434" calcext:value-type="float">
            <text:p>3364.434</text:p>
          </table:table-cell>
          <table:table-cell office:value-type="float" office:value="-37.738" calcext:value-type="float">
            <text:p>-37.738</text:p>
          </table:table-cell>
          <table:table-cell/>
          <table:table-cell table:formula="of:=([.B23]/[.A23]-[.B22]/[.A22])+([.D23]/[.C23]-[.D22]/[.C22])+([.F23]/[.E23]-[.F22]/[.E22])+([.H23]/[.G23]-[.H22]/[.G22])*1312500*64*PI()*2*64/(1440*4)" office:value-type="float" office:value="-37.4962849068596" calcext:value-type="float">
            <text:p>-37.496</text:p>
          </table:table-cell>
          <table:table-cell table:formula="of:=[.J23]/60" office:value-type="float" office:value="56.0739" calcext:value-type="float">
            <text:p>56.074</text:p>
          </table:table-cell>
          <table:table-cell table:style-name="ce3"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313431" calcext:value-type="float">
            <text:p>1313431</text:p>
          </table:table-cell>
          <table:table-cell office:value-type="float" office:value="1276" calcext:value-type="float">
            <text:p>1276</text:p>
          </table:table-cell>
          <table:table-cell office:value-type="float" office:value="1313466" calcext:value-type="float">
            <text:p>1313466</text:p>
          </table:table-cell>
          <table:table-cell office:value-type="float" office:value="1276" calcext:value-type="float">
            <text:p>1276</text:p>
          </table:table-cell>
          <table:table-cell office:value-type="float" office:value="1313423" calcext:value-type="float">
            <text:p>1313423</text:p>
          </table:table-cell>
          <table:table-cell office:value-type="float" office:value="1276" calcext:value-type="float">
            <text:p>1276</text:p>
          </table:table-cell>
          <table:table-cell office:value-type="float" office:value="1313456" calcext:value-type="float">
            <text:p>1313456</text:p>
          </table:table-cell>
          <table:table-cell table:number-columns-repeated="2" office:value-type="float" office:value="1276" calcext:value-type="float">
            <text:p>1276</text:p>
          </table:table-cell>
          <table:table-cell office:value-type="float" office:value="3400.221" calcext:value-type="float">
            <text:p>3400.221</text:p>
          </table:table-cell>
          <table:table-cell office:value-type="float" office:value="59.962" calcext:value-type="float">
            <text:p>59.962</text:p>
          </table:table-cell>
          <table:table-cell/>
          <table:table-cell table:formula="of:=([.B24]/[.A24]-[.B23]/[.A23])+([.D24]/[.C24]-[.D23]/[.C23])+([.F24]/[.E24]-[.F23]/[.E23])+([.H24]/[.G24]-[.H23]/[.G23])*1312500*64*PI()*2*64/(1440*4)" office:value-type="float" office:value="59.8012395281551" calcext:value-type="float">
            <text:p>59.801</text:p>
          </table:table-cell>
          <table:table-cell table:formula="of:=[.J24]/60" office:value-type="float" office:value="56.67035" calcext:value-type="float">
            <text:p>56.670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309836" calcext:value-type="float">
            <text:p>1309836</text:p>
          </table:table-cell>
          <table:table-cell office:value-type="float" office:value="1268" calcext:value-type="float">
            <text:p>1268</text:p>
          </table:table-cell>
          <table:table-cell office:value-type="float" office:value="1313956" calcext:value-type="float">
            <text:p>1313956</text:p>
          </table:table-cell>
          <table:table-cell office:value-type="float" office:value="1272" calcext:value-type="float">
            <text:p>1272</text:p>
          </table:table-cell>
          <table:table-cell office:value-type="float" office:value="1309793" calcext:value-type="float">
            <text:p>1309793</text:p>
          </table:table-cell>
          <table:table-cell office:value-type="float" office:value="1268" calcext:value-type="float">
            <text:p>1268</text:p>
          </table:table-cell>
          <table:table-cell office:value-type="float" office:value="1313927" calcext:value-type="float">
            <text:p>1313927</text:p>
          </table:table-cell>
          <table:table-cell office:value-type="float" office:value="1272" calcext:value-type="float">
            <text:p>1272</text:p>
          </table:table-cell>
          <table:table-cell office:value-type="float" office:value="1270" calcext:value-type="float">
            <text:p>1270</text:p>
          </table:table-cell>
          <table:table-cell office:value-type="float" office:value="3388.272" calcext:value-type="float">
            <text:p>3388.272</text:p>
          </table:table-cell>
          <table:table-cell office:value-type="float" office:value="-20.02" calcext:value-type="float">
            <text:p>-20.02</text:p>
          </table:table-cell>
          <table:table-cell/>
          <table:table-cell table:formula="of:=([.B25]/[.A25]-[.B24]/[.A24])+([.D25]/[.C25]-[.D24]/[.C24])+([.F25]/[.E25]-[.F24]/[.E24])+([.H25]/[.G25]-[.H24]/[.G24])*1312500*64*PI()*2*64/(1440*4)" office:value-type="float" office:value="-19.894986596189" calcext:value-type="float">
            <text:p>-19.895</text:p>
          </table:table-cell>
          <table:table-cell table:formula="of:=[.J25]/60" office:value-type="float" office:value="56.4712" calcext:value-type="float">
            <text:p>56.471</text:p>
          </table:table-cell>
          <table:table-cell table:number-columns-repeated="6"/>
        </table:table-row>
        <table:table-row table:style-name="ro1">
          <table:table-cell office:value-type="float" office:value="1313960" calcext:value-type="float">
            <text:p>1313960</text:p>
          </table:table-cell>
          <table:table-cell office:value-type="float" office:value="1260" calcext:value-type="float">
            <text:p>1260</text:p>
          </table:table-cell>
          <table:table-cell office:value-type="float" office:value="1313967" calcext:value-type="float">
            <text:p>1313967</text:p>
          </table:table-cell>
          <table:table-cell office:value-type="float" office:value="1260" calcext:value-type="float">
            <text:p>1260</text:p>
          </table:table-cell>
          <table:table-cell office:value-type="float" office:value="1313961" calcext:value-type="float">
            <text:p>1313961</text:p>
          </table:table-cell>
          <table:table-cell office:value-type="float" office:value="1260" calcext:value-type="float">
            <text:p>1260</text:p>
          </table:table-cell>
          <table:table-cell office:value-type="float" office:value="1309894" calcext:value-type="float">
            <text:p>1309894</text:p>
          </table:table-cell>
          <table:table-cell office:value-type="float" office:value="1256" calcext:value-type="float">
            <text:p>1256</text:p>
          </table:table-cell>
          <table:table-cell office:value-type="float" office:value="1259" calcext:value-type="float">
            <text:p>1259</text:p>
          </table:table-cell>
          <table:table-cell office:value-type="float" office:value="3356.194" calcext:value-type="float">
            <text:p>3356.194</text:p>
          </table:table-cell>
          <table:table-cell office:value-type="float" office:value="-53.748" calcext:value-type="float">
            <text:p>-53.748</text:p>
          </table:table-cell>
          <table:table-cell/>
          <table:table-cell table:formula="of:=([.B26]/[.A26]-[.B25]/[.A25])+([.D26]/[.C26]-[.D25]/[.C25])+([.F26]/[.E26]-[.F25]/[.E25])+([.H26]/[.G26]-[.H25]/[.G25])*1312500*64*PI()*2*64/(1440*4)" office:value-type="float" office:value="-54.1516162482609" calcext:value-type="float">
            <text:p>-54.152</text:p>
          </table:table-cell>
          <table:table-cell table:formula="of:=[.J26]/60" office:value-type="float" office:value="55.9365666666667" calcext:value-type="float">
            <text:p>55.937</text:p>
          </table:table-cell>
          <table:table-cell table:number-columns-repeated="6"/>
        </table:table-row>
        <table:table-row table:style-name="ro1">
          <table:table-cell office:value-type="float" office:value="1313859" calcext:value-type="float">
            <text:p>1313859</text:p>
          </table:table-cell>
          <table:table-cell office:value-type="float" office:value="1264" calcext:value-type="float">
            <text:p>1264</text:p>
          </table:table-cell>
          <table:table-cell office:value-type="float" office:value="1309809" calcext:value-type="float">
            <text:p>1309809</text:p>
          </table:table-cell>
          <table:table-cell office:value-type="float" office:value="1260" calcext:value-type="float">
            <text:p>1260</text:p>
          </table:table-cell>
          <table:table-cell office:value-type="float" office:value="1309817" calcext:value-type="float">
            <text:p>1309817</text:p>
          </table:table-cell>
          <table:table-cell office:value-type="float" office:value="1260" calcext:value-type="float">
            <text:p>1260</text:p>
          </table:table-cell>
          <table:table-cell office:value-type="float" office:value="1313864" calcext:value-type="float">
            <text:p>1313864</text:p>
          </table:table-cell>
          <table:table-cell office:value-type="float" office:value="1264" calcext:value-type="float">
            <text:p>1264</text:p>
          </table:table-cell>
          <table:table-cell office:value-type="float" office:value="1262" calcext:value-type="float">
            <text:p>1262</text:p>
          </table:table-cell>
          <table:table-cell office:value-type="float" office:value="3367.033" calcext:value-type="float">
            <text:p>3367.033</text:p>
          </table:table-cell>
          <table:table-cell office:value-type="float" office:value="18.162" calcext:value-type="float">
            <text:p>18.162</text:p>
          </table:table-cell>
          <table:table-cell/>
          <table:table-cell table:formula="of:=([.B27]/[.A27]-[.B26]/[.A26])+([.D27]/[.C27]-[.D26]/[.C26])+([.F27]/[.E27]-[.F26]/[.E26])+([.H27]/[.G27]-[.H26]/[.G26])*1312500*64*PI()*2*64/(1440*4)" office:value-type="float" office:value="18.716584901289" calcext:value-type="float">
            <text:p>18.717</text:p>
          </table:table-cell>
          <table:table-cell table:formula="of:=[.J27]/60" office:value-type="float" office:value="56.1172166666667" calcext:value-type="float">
            <text:p>56.117</text:p>
          </table:table-cell>
          <table:table-cell table:number-columns-repeated="6"/>
        </table:table-row>
        <table:table-row table:style-name="ro1">
          <table:table-cell office:value-type="float" office:value="1311502" calcext:value-type="float">
            <text:p>1311502</text:p>
          </table:table-cell>
          <table:table-cell office:value-type="float" office:value="1268" calcext:value-type="float">
            <text:p>1268</text:p>
          </table:table-cell>
          <table:table-cell office:value-type="float" office:value="1311462" calcext:value-type="float">
            <text:p>1311462</text:p>
          </table:table-cell>
          <table:table-cell office:value-type="float" office:value="1268" calcext:value-type="float">
            <text:p>1268</text:p>
          </table:table-cell>
          <table:table-cell office:value-type="float" office:value="1315543" calcext:value-type="float">
            <text:p>1315543</text:p>
          </table:table-cell>
          <table:table-cell office:value-type="float" office:value="1272" calcext:value-type="float">
            <text:p>1272</text:p>
          </table:table-cell>
          <table:table-cell office:value-type="float" office:value="1311485" calcext:value-type="float">
            <text:p>1311485</text:p>
          </table:table-cell>
          <table:table-cell office:value-type="float" office:value="1268" calcext:value-type="float">
            <text:p>1268</text:p>
          </table:table-cell>
          <table:table-cell office:value-type="float" office:value="1269" calcext:value-type="float">
            <text:p>1269</text:p>
          </table:table-cell>
          <table:table-cell office:value-type="float" office:value="3384.005" calcext:value-type="float">
            <text:p>3384.005</text:p>
          </table:table-cell>
          <table:table-cell office:value-type="float" office:value="28.436" calcext:value-type="float">
            <text:p>28.436</text:p>
          </table:table-cell>
          <table:table-cell/>
          <table:table-cell table:formula="of:=([.B28]/[.A28]-[.B27]/[.A27])+([.D28]/[.C28]-[.D27]/[.C27])+([.F28]/[.E28]-[.F27]/[.E27])+([.H28]/[.G28]-[.H27]/[.G27])*1312500*64*PI()*2*64/(1440*4)" office:value-type="float" office:value="28.1199945961197" calcext:value-type="float">
            <text:p>28.120</text:p>
          </table:table-cell>
          <table:table-cell table:formula="of:=[.J28]/60" office:value-type="float" office:value="56.4000833333333" calcext:value-type="float">
            <text:p>56.400</text:p>
          </table:table-cell>
          <table:table-cell table:number-columns-repeated="6"/>
        </table:table-row>
        <table:table-row table:style-name="ro1">
          <table:table-cell office:value-type="float" office:value="1313676" calcext:value-type="float">
            <text:p>1313676</text:p>
          </table:table-cell>
          <table:table-cell office:value-type="float" office:value="1264" calcext:value-type="float">
            <text:p>1264</text:p>
          </table:table-cell>
          <table:table-cell office:value-type="float" office:value="1313624" calcext:value-type="float">
            <text:p>1313624</text:p>
          </table:table-cell>
          <table:table-cell office:value-type="float" office:value="1264" calcext:value-type="float">
            <text:p>1264</text:p>
          </table:table-cell>
          <table:table-cell office:value-type="float" office:value="1309491" calcext:value-type="float">
            <text:p>1309491</text:p>
          </table:table-cell>
          <table:table-cell office:value-type="float" office:value="1260" calcext:value-type="float">
            <text:p>1260</text:p>
          </table:table-cell>
          <table:table-cell office:value-type="float" office:value="1313650" calcext:value-type="float">
            <text:p>1313650</text:p>
          </table:table-cell>
          <table:table-cell office:value-type="float" office:value="1264" calcext:value-type="float">
            <text:p>1264</text:p>
          </table:table-cell>
          <table:table-cell office:value-type="float" office:value="1263" calcext:value-type="float">
            <text:p>1263</text:p>
          </table:table-cell>
          <table:table-cell office:value-type="float" office:value="3367.717" calcext:value-type="float">
            <text:p>3367.717</text:p>
          </table:table-cell>
          <table:table-cell office:value-type="float" office:value="-27.291" calcext:value-type="float">
            <text:p>-27.291</text:p>
          </table:table-cell>
          <table:table-cell/>
          <table:table-cell table:formula="of:=([.B29]/[.A29]-[.B28]/[.A28])+([.D29]/[.C29]-[.D28]/[.C28])+([.F29]/[.E29]-[.F28]/[.E28])+([.H29]/[.G29]-[.H28]/[.G28])*1312500*64*PI()*2*64/(1440*4)" office:value-type="float" office:value="-27.2009264710402" calcext:value-type="float">
            <text:p>-27.201</text:p>
          </table:table-cell>
          <table:table-cell table:formula="of:=[.J29]/60" office:value-type="float" office:value="56.1286166666667" calcext:value-type="float">
            <text:p>56.129</text:p>
          </table:table-cell>
          <table:table-cell table:number-columns-repeated="6"/>
        </table:table-row>
        <table:table-row table:style-name="ro1">
          <table:table-cell office:value-type="float" office:value="1309555" calcext:value-type="float">
            <text:p>1309555</text:p>
          </table:table-cell>
          <table:table-cell office:value-type="float" office:value="1260" calcext:value-type="float">
            <text:p>1260</text:p>
          </table:table-cell>
          <table:table-cell office:value-type="float" office:value="1313775" calcext:value-type="float">
            <text:p>1313775</text:p>
          </table:table-cell>
          <table:table-cell office:value-type="float" office:value="1264" calcext:value-type="float">
            <text:p>1264</text:p>
          </table:table-cell>
          <table:table-cell office:value-type="float" office:value="1313781" calcext:value-type="float">
            <text:p>1313781</text:p>
          </table:table-cell>
          <table:table-cell office:value-type="float" office:value="1264" calcext:value-type="float">
            <text:p>1264</text:p>
          </table:table-cell>
          <table:table-cell office:value-type="float" office:value="1313776" calcext:value-type="float">
            <text:p>1313776</text:p>
          </table:table-cell>
          <table:table-cell office:value-type="float" office:value="1264" calcext:value-type="float">
            <text:p>1264</text:p>
          </table:table-cell>
          <table:table-cell office:value-type="float" office:value="1263" calcext:value-type="float">
            <text:p>1263</text:p>
          </table:table-cell>
          <table:table-cell office:value-type="float" office:value="3367.431" calcext:value-type="float">
            <text:p>3367.431</text:p>
          </table:table-cell>
          <table:table-cell office:value-type="float" office:value="-0.479" calcext:value-type="float">
            <text:p>-0.479</text:p>
          </table:table-cell>
          <table:table-cell/>
          <table:table-cell table:formula="of:=([.B30]/[.A30]-[.B29]/[.A29])+([.D30]/[.C30]-[.D29]/[.C29])+([.F30]/[.E30]-[.F29]/[.E29])+([.H30]/[.G30]-[.H29]/[.G29])*1312500*64*PI()*2*64/(1440*4)" office:value-type="float" office:value="-0.541169682088598" calcext:value-type="float">
            <text:p>-0.541</text:p>
          </table:table-cell>
          <table:table-cell table:formula="of:=[.J30]/60" office:value-type="float" office:value="56.12385" calcext:value-type="float">
            <text:p>56.124</text:p>
          </table:table-cell>
          <table:table-cell table:number-columns-repeated="6"/>
        </table:table-row>
        <table:table-row table:style-name="ro1">
          <table:table-cell office:value-type="float" office:value="1315199" calcext:value-type="float">
            <text:p>1315199</text:p>
          </table:table-cell>
          <table:table-cell office:value-type="float" office:value="1276" calcext:value-type="float">
            <text:p>1276</text:p>
          </table:table-cell>
          <table:table-cell office:value-type="float" office:value="1310973" calcext:value-type="float">
            <text:p>1310973</text:p>
          </table:table-cell>
          <table:table-cell office:value-type="float" office:value="1272" calcext:value-type="float">
            <text:p>1272</text:p>
          </table:table-cell>
          <table:table-cell office:value-type="float" office:value="1310969" calcext:value-type="float">
            <text:p>1310969</text:p>
          </table:table-cell>
          <table:table-cell office:value-type="float" office:value="1272" calcext:value-type="float">
            <text:p>1272</text:p>
          </table:table-cell>
          <table:table-cell office:value-type="float" office:value="1310984" calcext:value-type="float">
            <text:p>1310984</text:p>
          </table:table-cell>
          <table:table-cell office:value-type="float" office:value="1272" calcext:value-type="float">
            <text:p>1272</text:p>
          </table:table-cell>
          <table:table-cell office:value-type="float" office:value="1273" calcext:value-type="float">
            <text:p>1273</text:p>
          </table:table-cell>
          <table:table-cell office:value-type="float" office:value="3395.88" calcext:value-type="float">
            <text:p>3395.88</text:p>
          </table:table-cell>
          <table:table-cell office:value-type="float" office:value="47.666" calcext:value-type="float">
            <text:p>47.666</text:p>
          </table:table-cell>
          <table:table-cell/>
          <table:table-cell table:formula="of:=([.B31]/[.A31]-[.B30]/[.A30])+([.D31]/[.C31]-[.D30]/[.C30])+([.F31]/[.E31]-[.F30]/[.E30])+([.H31]/[.G31]-[.H30]/[.G30])*1312500*64*PI()*2*64/(1440*4)" office:value-type="float" office:value="47.8017153803815" calcext:value-type="float">
            <text:p>47.802</text:p>
          </table:table-cell>
          <table:table-cell table:formula="of:=[.J31]/60" office:value-type="float" office:value="56.598" calcext:value-type="float">
            <text:p>56.598</text:p>
          </table:table-cell>
          <table:table-cell table:number-columns-repeated="6"/>
        </table:table-row>
        <table:table-row table:style-name="ro1">
          <table:table-cell office:value-type="float" office:value="1310175" calcext:value-type="float">
            <text:p>1310175</text:p>
          </table:table-cell>
          <table:table-cell office:value-type="float" office:value="1268" calcext:value-type="float">
            <text:p>1268</text:p>
          </table:table-cell>
          <table:table-cell office:value-type="float" office:value="1314385" calcext:value-type="float">
            <text:p>1314385</text:p>
          </table:table-cell>
          <table:table-cell office:value-type="float" office:value="1272" calcext:value-type="float">
            <text:p>1272</text:p>
          </table:table-cell>
          <table:table-cell office:value-type="float" office:value="1314391" calcext:value-type="float">
            <text:p>1314391</text:p>
          </table:table-cell>
          <table:table-cell office:value-type="float" office:value="1272" calcext:value-type="float">
            <text:p>1272</text:p>
          </table:table-cell>
          <table:table-cell office:value-type="float" office:value="1310184" calcext:value-type="float">
            <text:p>1310184</text:p>
          </table:table-cell>
          <table:table-cell office:value-type="float" office:value="1268" calcext:value-type="float">
            <text:p>1268</text:p>
          </table:table-cell>
          <table:table-cell office:value-type="float" office:value="1270" calcext:value-type="float">
            <text:p>1270</text:p>
          </table:table-cell>
          <table:table-cell office:value-type="float" office:value="3387.225" calcext:value-type="float">
            <text:p>3387.225</text:p>
          </table:table-cell>
          <table:table-cell office:value-type="float" office:value="-14.501" calcext:value-type="float">
            <text:p>-14.501</text:p>
          </table:table-cell>
          <table:table-cell/>
          <table:table-cell table:formula="of:=([.B32]/[.A32]-[.B31]/[.A31])+([.D32]/[.C32]-[.D31]/[.C31])+([.F32]/[.E32]-[.F31]/[.E31])+([.H32]/[.G32]-[.H31]/[.G31])*1312500*64*PI()*2*64/(1440*4)" office:value-type="float" office:value="-14.429497488141" calcext:value-type="float">
            <text:p>-14.429</text:p>
          </table:table-cell>
          <table:table-cell table:formula="of:=[.J32]/60" office:value-type="float" office:value="56.45375" calcext:value-type="float">
            <text:p>56.454</text:p>
          </table:table-cell>
          <table:table-cell table:number-columns-repeated="6"/>
        </table:table-row>
        <table:table-row table:style-name="ro1">
          <table:table-cell office:value-type="float" office:value="1312186" calcext:value-type="float">
            <text:p>1312186</text:p>
          </table:table-cell>
          <table:table-cell office:value-type="float" office:value="1260" calcext:value-type="float">
            <text:p>1260</text:p>
          </table:table-cell>
          <table:table-cell office:value-type="float" office:value="1312141" calcext:value-type="float">
            <text:p>1312141</text:p>
          </table:table-cell>
          <table:table-cell office:value-type="float" office:value="1260" calcext:value-type="float">
            <text:p>1260</text:p>
          </table:table-cell>
          <table:table-cell office:value-type="float" office:value="1312169" calcext:value-type="float">
            <text:p>1312169</text:p>
          </table:table-cell>
          <table:table-cell office:value-type="float" office:value="1260" calcext:value-type="float">
            <text:p>1260</text:p>
          </table:table-cell>
          <table:table-cell office:value-type="float" office:value="1316303" calcext:value-type="float">
            <text:p>1316303</text:p>
          </table:table-cell>
          <table:table-cell office:value-type="float" office:value="1264" calcext:value-type="float">
            <text:p>1264</text:p>
          </table:table-cell>
          <table:table-cell office:value-type="float" office:value="1261" calcext:value-type="float">
            <text:p>1261</text:p>
          </table:table-cell>
          <table:table-cell office:value-type="float" office:value="3360.875" calcext:value-type="float">
            <text:p>3360.875</text:p>
          </table:table-cell>
          <table:table-cell office:value-type="float" office:value="-44.15" calcext:value-type="float">
            <text:p>-44.15</text:p>
          </table:table-cell>
          <table:table-cell/>
          <table:table-cell table:formula="of:=([.B33]/[.A33]-[.B32]/[.A32])+([.D33]/[.C33]-[.D32]/[.C32])+([.F33]/[.E33]-[.F32]/[.E32])+([.H33]/[.G33]-[.H32]/[.G32])*1312500*64*PI()*2*64/(1440*4)" office:value-type="float" office:value="-44.2038023942379" calcext:value-type="float">
            <text:p>-44.204</text:p>
          </table:table-cell>
          <table:table-cell table:formula="of:=[.J33]/60" office:value-type="float" office:value="56.0145833333333" calcext:value-type="float">
            <text:p>56.015</text:p>
          </table:table-cell>
          <table:table-cell table:number-columns-repeated="6"/>
        </table:table-row>
        <table:table-row table:style-name="ro1">
          <table:table-cell office:value-type="float" office:value="1313864" calcext:value-type="float">
            <text:p>1313864</text:p>
          </table:table-cell>
          <table:table-cell office:value-type="float" office:value="1272" calcext:value-type="float">
            <text:p>1272</text:p>
          </table:table-cell>
          <table:table-cell office:value-type="float" office:value="1313828" calcext:value-type="float">
            <text:p>1313828</text:p>
          </table:table-cell>
          <table:table-cell office:value-type="float" office:value="1272" calcext:value-type="float">
            <text:p>1272</text:p>
          </table:table-cell>
          <table:table-cell office:value-type="float" office:value="1313846" calcext:value-type="float">
            <text:p>1313846</text:p>
          </table:table-cell>
          <table:table-cell office:value-type="float" office:value="1272" calcext:value-type="float">
            <text:p>1272</text:p>
          </table:table-cell>
          <table:table-cell office:value-type="float" office:value="1309775" calcext:value-type="float">
            <text:p>1309775</text:p>
          </table:table-cell>
          <table:table-cell office:value-type="float" office:value="1268" calcext:value-type="float">
            <text:p>1268</text:p>
          </table:table-cell>
          <table:table-cell office:value-type="float" office:value="1271" calcext:value-type="float">
            <text:p>1271</text:p>
          </table:table-cell>
          <table:table-cell office:value-type="float" office:value="3388.486" calcext:value-type="float">
            <text:p>3388.486</text:p>
          </table:table-cell>
          <table:table-cell office:value-type="float" office:value="46.263" calcext:value-type="float">
            <text:p>46.263</text:p>
          </table:table-cell>
          <table:table-cell/>
          <table:table-cell table:formula="of:=([.B34]/[.A34]-[.B33]/[.A33])+([.D34]/[.C34]-[.D33]/[.C33])+([.F34]/[.E34]-[.F33]/[.E33])+([.H34]/[.G34]-[.H33]/[.G33])*1312500*64*PI()*2*64/(1440*4)" office:value-type="float" office:value="45.976074889038" calcext:value-type="float">
            <text:p>45.976</text:p>
          </table:table-cell>
          <table:table-cell table:formula="of:=[.J34]/60" office:value-type="float" office:value="56.4747666666667" calcext:value-type="float">
            <text:p>56.475</text:p>
          </table:table-cell>
          <table:table-cell table:number-columns-repeated="6"/>
        </table:table-row>
        <table:table-row table:style-name="ro1">
          <table:table-cell office:value-type="float" office:value="1311486" calcext:value-type="float">
            <text:p>1311486</text:p>
          </table:table-cell>
          <table:table-cell office:value-type="float" office:value="1272" calcext:value-type="float">
            <text:p>1272</text:p>
          </table:table-cell>
          <table:table-cell office:value-type="float" office:value="1311489" calcext:value-type="float">
            <text:p>1311489</text:p>
          </table:table-cell>
          <table:table-cell office:value-type="float" office:value="1272" calcext:value-type="float">
            <text:p>1272</text:p>
          </table:table-cell>
          <table:table-cell office:value-type="float" office:value="1311482" calcext:value-type="float">
            <text:p>1311482</text:p>
          </table:table-cell>
          <table:table-cell office:value-type="float" office:value="1272" calcext:value-type="float">
            <text:p>1272</text:p>
          </table:table-cell>
          <table:table-cell office:value-type="float" office:value="1315521" calcext:value-type="float">
            <text:p>1315521</text:p>
          </table:table-cell>
          <table:table-cell office:value-type="float" office:value="1276" calcext:value-type="float">
            <text:p>1276</text:p>
          </table:table-cell>
          <table:table-cell office:value-type="float" office:value="1273" calcext:value-type="float">
            <text:p>1273</text:p>
          </table:table-cell>
          <table:table-cell office:value-type="float" office:value="3394.681" calcext:value-type="float">
            <text:p>3394.681</text:p>
          </table:table-cell>
          <table:table-cell office:value-type="float" office:value="10.38" calcext:value-type="float">
            <text:p>10.38</text:p>
          </table:table-cell>
          <table:table-cell/>
          <table:table-cell table:formula="of:=([.B35]/[.A35]-[.B34]/[.A34])+([.D35]/[.C35]-[.D34]/[.C34])+([.F35]/[.E35]-[.F34]/[.E34])+([.H35]/[.G35]-[.H34]/[.G34])*1312500*64*PI()*2*64/(1440*4)" office:value-type="float" office:value="10.8648131203769" calcext:value-type="float">
            <text:p>10.865</text:p>
          </table:table-cell>
          <table:table-cell table:formula="of:=[.J35]/60" office:value-type="float" office:value="56.5780166666667" calcext:value-type="float">
            <text:p>56.578</text:p>
          </table:table-cell>
          <table:table-cell table:number-columns-repeated="6"/>
        </table:table-row>
        <table:table-row table:style-name="ro1">
          <table:table-cell office:value-type="float" office:value="1313494" calcext:value-type="float">
            <text:p>1313494</text:p>
          </table:table-cell>
          <table:table-cell office:value-type="float" office:value="1264" calcext:value-type="float">
            <text:p>1264</text:p>
          </table:table-cell>
          <table:table-cell office:value-type="float" office:value="1313556" calcext:value-type="float">
            <text:p>1313556</text:p>
          </table:table-cell>
          <table:table-cell office:value-type="float" office:value="1264" calcext:value-type="float">
            <text:p>1264</text:p>
          </table:table-cell>
          <table:table-cell office:value-type="float" office:value="1313523" calcext:value-type="float">
            <text:p>1313523</text:p>
          </table:table-cell>
          <table:table-cell office:value-type="float" office:value="1264" calcext:value-type="float">
            <text:p>1264</text:p>
          </table:table-cell>
          <table:table-cell office:value-type="float" office:value="1309426" calcext:value-type="float">
            <text:p>1309426</text:p>
          </table:table-cell>
          <table:table-cell office:value-type="float" office:value="1260" calcext:value-type="float">
            <text:p>1260</text:p>
          </table:table-cell>
          <table:table-cell office:value-type="float" office:value="1263" calcext:value-type="float">
            <text:p>1263</text:p>
          </table:table-cell>
          <table:table-cell office:value-type="float" office:value="3368" calcext:value-type="float">
            <text:p>3368</text:p>
          </table:table-cell>
          <table:table-cell office:value-type="float" office:value="-44.703" calcext:value-type="float">
            <text:p>-44.703</text:p>
          </table:table-cell>
          <table:table-cell/>
          <table:table-cell table:formula="of:=([.B36]/[.A36]-[.B35]/[.A35])+([.D36]/[.C36]-[.D35]/[.C35])+([.F36]/[.E36]-[.F35]/[.E35])+([.H36]/[.G36]-[.H35]/[.G35])*1312500*64*PI()*2*64/(1440*4)" office:value-type="float" office:value="-45.1799310734782" calcext:value-type="float">
            <text:p>-45.180</text:p>
          </table:table-cell>
          <table:table-cell table:formula="of:=[.J36]/60" office:value-type="float" office:value="56.1333333333333" calcext:value-type="float">
            <text:p>56.133</text:p>
          </table:table-cell>
          <table:table-cell table:number-columns-repeated="6"/>
        </table:table-row>
        <table:table-row table:style-name="ro1">
          <table:table-cell office:value-type="float" office:value="1312456" calcext:value-type="float">
            <text:p>1312456</text:p>
          </table:table-cell>
          <table:table-cell office:value-type="float" office:value="1268" calcext:value-type="float">
            <text:p>1268</text:p>
          </table:table-cell>
          <table:table-cell office:value-type="float" office:value="1312490" calcext:value-type="float">
            <text:p>1312490</text:p>
          </table:table-cell>
          <table:table-cell office:value-type="float" office:value="1268" calcext:value-type="float">
            <text:p>1268</text:p>
          </table:table-cell>
          <table:table-cell office:value-type="float" office:value="1312478" calcext:value-type="float">
            <text:p>1312478</text:p>
          </table:table-cell>
          <table:table-cell office:value-type="float" office:value="1268" calcext:value-type="float">
            <text:p>1268</text:p>
          </table:table-cell>
          <table:table-cell office:value-type="float" office:value="1312441" calcext:value-type="float">
            <text:p>1312441</text:p>
          </table:table-cell>
          <table:table-cell table:number-columns-repeated="2" office:value-type="float" office:value="1268" calcext:value-type="float">
            <text:p>1268</text:p>
          </table:table-cell>
          <table:table-cell office:value-type="float" office:value="3381.42" calcext:value-type="float">
            <text:p>3381.42</text:p>
          </table:table-cell>
          <table:table-cell office:value-type="float" office:value="22.485" calcext:value-type="float">
            <text:p>22.485</text:p>
          </table:table-cell>
          <table:table-cell/>
          <table:table-cell table:formula="of:=([.B37]/[.A37]-[.B36]/[.A36])+([.D37]/[.C37]-[.D36]/[.C36])+([.F37]/[.E37]-[.F36]/[.E36])+([.H37]/[.G37]-[.H36]/[.G36])*1312500*64*PI()*2*64/(1440*4)" office:value-type="float" office:value="22.7827155512821" calcext:value-type="float">
            <text:p>22.783</text:p>
          </table:table-cell>
          <table:table-cell table:formula="of:=[.J37]/60" office:value-type="float" office:value="56.357" calcext:value-type="float">
            <text:p>56.357</text:p>
          </table:table-cell>
          <table:table-cell table:number-columns-repeated="6"/>
        </table:table-row>
        <table:table-row table:style-name="ro1">
          <table:table-cell office:value-type="float" office:value="1313960" calcext:value-type="float">
            <text:p>1313960</text:p>
          </table:table-cell>
          <table:table-cell office:value-type="float" office:value="1276" calcext:value-type="float">
            <text:p>1276</text:p>
          </table:table-cell>
          <table:table-cell office:value-type="float" office:value="1309761" calcext:value-type="float">
            <text:p>1309761</text:p>
          </table:table-cell>
          <table:table-cell office:value-type="float" office:value="1272" calcext:value-type="float">
            <text:p>1272</text:p>
          </table:table-cell>
          <table:table-cell office:value-type="float" office:value="1309775" calcext:value-type="float">
            <text:p>1309775</text:p>
          </table:table-cell>
          <table:table-cell office:value-type="float" office:value="1272" calcext:value-type="float">
            <text:p>1272</text:p>
          </table:table-cell>
          <table:table-cell office:value-type="float" office:value="1313969" calcext:value-type="float">
            <text:p>1313969</text:p>
          </table:table-cell>
          <table:table-cell office:value-type="float" office:value="1276" calcext:value-type="float">
            <text:p>1276</text:p>
          </table:table-cell>
          <table:table-cell office:value-type="float" office:value="1274" calcext:value-type="float">
            <text:p>1274</text:p>
          </table:table-cell>
          <table:table-cell office:value-type="float" office:value="3398.975" calcext:value-type="float">
            <text:p>3398.975</text:p>
          </table:table-cell>
          <table:table-cell office:value-type="float" office:value="29.413" calcext:value-type="float">
            <text:p>29.413</text:p>
          </table:table-cell>
          <table:table-cell/>
          <table:table-cell table:formula="of:=([.B38]/[.A38]-[.B37]/[.A37])+([.D38]/[.C38]-[.D37]/[.C37])+([.F38]/[.E38]-[.F37]/[.E37])+([.H38]/[.G38]-[.H37]/[.G37])*1312500*64*PI()*2*64/(1440*4)" office:value-type="float" office:value="29.1157782302038" calcext:value-type="float">
            <text:p>29.116</text:p>
          </table:table-cell>
          <table:table-cell table:formula="of:=[.J38]/60" office:value-type="float" office:value="56.6495833333333" calcext:value-type="float">
            <text:p>56.650</text:p>
          </table:table-cell>
          <table:table-cell table:number-columns-repeated="6"/>
        </table:table-row>
        <table:table-row table:style-name="ro1">
          <table:table-cell office:value-type="float" office:value="1313041" calcext:value-type="float">
            <text:p>1313041</text:p>
          </table:table-cell>
          <table:table-cell office:value-type="float" office:value="1268" calcext:value-type="float">
            <text:p>1268</text:p>
          </table:table-cell>
          <table:table-cell office:value-type="float" office:value="1313013" calcext:value-type="float">
            <text:p>1313013</text:p>
          </table:table-cell>
          <table:table-cell office:value-type="float" office:value="1268" calcext:value-type="float">
            <text:p>1268</text:p>
          </table:table-cell>
          <table:table-cell office:value-type="float" office:value="1312999" calcext:value-type="float">
            <text:p>1312999</text:p>
          </table:table-cell>
          <table:table-cell office:value-type="float" office:value="1268" calcext:value-type="float">
            <text:p>1268</text:p>
          </table:table-cell>
          <table:table-cell office:value-type="float" office:value="1313028" calcext:value-type="float">
            <text:p>1313028</text:p>
          </table:table-cell>
          <table:table-cell table:number-columns-repeated="2" office:value-type="float" office:value="1268" calcext:value-type="float">
            <text:p>1268</text:p>
          </table:table-cell>
          <table:table-cell office:value-type="float" office:value="3379.993" calcext:value-type="float">
            <text:p>3379.993</text:p>
          </table:table-cell>
          <table:table-cell office:value-type="float" office:value="-31.803" calcext:value-type="float">
            <text:p>-31.803</text:p>
          </table:table-cell>
          <table:table-cell/>
          <table:table-cell table:formula="of:=([.B39]/[.A39]-[.B38]/[.A38])+([.D39]/[.C39]-[.D38]/[.C38])+([.F39]/[.E39]-[.F38]/[.E38])+([.H39]/[.G39]-[.H38]/[.G38])*1312500*64*PI()*2*64/(1440*4)" office:value-type="float" office:value="-31.6486921390084" calcext:value-type="float">
            <text:p>-31.649</text:p>
          </table:table-cell>
          <table:table-cell table:formula="of:=[.J39]/60" office:value-type="float" office:value="56.3332166666667" calcext:value-type="float">
            <text:p>56.333</text:p>
          </table:table-cell>
          <table:table-cell table:number-columns-repeated="6"/>
        </table:table-row>
        <table:table-row table:style-name="ro1">
          <table:table-cell office:value-type="float" office:value="1310980" calcext:value-type="float">
            <text:p>1310980</text:p>
          </table:table-cell>
          <table:table-cell office:value-type="float" office:value="1260" calcext:value-type="float">
            <text:p>1260</text:p>
          </table:table-cell>
          <table:table-cell office:value-type="float" office:value="1311017" calcext:value-type="float">
            <text:p>1311017</text:p>
          </table:table-cell>
          <table:table-cell office:value-type="float" office:value="1260" calcext:value-type="float">
            <text:p>1260</text:p>
          </table:table-cell>
          <table:table-cell office:value-type="float" office:value="1315188" calcext:value-type="float">
            <text:p>1315188</text:p>
          </table:table-cell>
          <table:table-cell office:value-type="float" office:value="1264" calcext:value-type="float">
            <text:p>1264</text:p>
          </table:table-cell>
          <table:table-cell office:value-type="float" office:value="1311005" calcext:value-type="float">
            <text:p>1311005</text:p>
          </table:table-cell>
          <table:table-cell office:value-type="float" office:value="1260" calcext:value-type="float">
            <text:p>1260</text:p>
          </table:table-cell>
          <table:table-cell office:value-type="float" office:value="1261" calcext:value-type="float">
            <text:p>1261</text:p>
          </table:table-cell>
          <table:table-cell office:value-type="float" office:value="3363.826" calcext:value-type="float">
            <text:p>3363.826</text:p>
          </table:table-cell>
          <table:table-cell office:value-type="float" office:value="-27.088" calcext:value-type="float">
            <text:p>-27.088</text:p>
          </table:table-cell>
          <table:table-cell/>
          <table:table-cell table:formula="of:=([.B40]/[.A40]-[.B39]/[.A39])+([.D40]/[.C40]-[.D39]/[.C39])+([.F40]/[.E40]-[.F39]/[.E39])+([.H40]/[.G40]-[.H39]/[.G39])*1312500*64*PI()*2*64/(1440*4)" office:value-type="float" office:value="-27.0462847656557" calcext:value-type="float">
            <text:p>-27.046</text:p>
          </table:table-cell>
          <table:table-cell table:formula="of:=[.J40]/60" office:value-type="float" office:value="56.0637666666667" calcext:value-type="float">
            <text:p>56.064</text:p>
          </table:table-cell>
          <table:table-cell table:number-columns-repeated="6"/>
        </table:table-row>
        <table:table-row table:style-name="ro1">
          <table:table-cell office:value-type="float" office:value="1313183" calcext:value-type="float">
            <text:p>1313183</text:p>
          </table:table-cell>
          <table:table-cell office:value-type="float" office:value="1272" calcext:value-type="float">
            <text:p>1272</text:p>
          </table:table-cell>
          <table:table-cell office:value-type="float" office:value="1313207" calcext:value-type="float">
            <text:p>1313207</text:p>
          </table:table-cell>
          <table:table-cell office:value-type="float" office:value="1272" calcext:value-type="float">
            <text:p>1272</text:p>
          </table:table-cell>
          <table:table-cell office:value-type="float" office:value="1313176" calcext:value-type="float">
            <text:p>1313176</text:p>
          </table:table-cell>
          <table:table-cell office:value-type="float" office:value="1272" calcext:value-type="float">
            <text:p>1272</text:p>
          </table:table-cell>
          <table:table-cell office:value-type="float" office:value="1313197" calcext:value-type="float">
            <text:p>1313197</text:p>
          </table:table-cell>
          <table:table-cell table:number-columns-repeated="2" office:value-type="float" office:value="1272" calcext:value-type="float">
            <text:p>1272</text:p>
          </table:table-cell>
          <table:table-cell office:value-type="float" office:value="3390.216" calcext:value-type="float">
            <text:p>3390.216</text:p>
          </table:table-cell>
          <table:table-cell office:value-type="float" office:value="44.216" calcext:value-type="float">
            <text:p>44.216</text:p>
          </table:table-cell>
          <table:table-cell/>
          <table:table-cell table:formula="of:=([.B41]/[.A41]-[.B40]/[.A40])+([.D41]/[.C41]-[.D40]/[.C40])+([.F41]/[.E41]-[.F40]/[.E40])+([.H41]/[.G41]-[.H40]/[.G40])*1312500*64*PI()*2*64/(1440*4)" office:value-type="float" office:value="44.1801617281171" calcext:value-type="float">
            <text:p>44.180</text:p>
          </table:table-cell>
          <table:table-cell table:formula="of:=[.J41]/60" office:value-type="float" office:value="56.5036" calcext:value-type="float">
            <text:p>56.504</text:p>
          </table:table-cell>
          <table:table-cell table:number-columns-repeated="6"/>
        </table:table-row>
        <table:table-row table:style-name="ro1">
          <table:table-cell office:value-type="float" office:value="1312704" calcext:value-type="float">
            <text:p>1312704</text:p>
          </table:table-cell>
          <table:table-cell office:value-type="float" office:value="1268" calcext:value-type="float">
            <text:p>1268</text:p>
          </table:table-cell>
          <table:table-cell office:value-type="float" office:value="1312718" calcext:value-type="float">
            <text:p>1312718</text:p>
          </table:table-cell>
          <table:table-cell office:value-type="float" office:value="1268" calcext:value-type="float">
            <text:p>1268</text:p>
          </table:table-cell>
          <table:table-cell office:value-type="float" office:value="1308620" calcext:value-type="float">
            <text:p>1308620</text:p>
          </table:table-cell>
          <table:table-cell office:value-type="float" office:value="1264" calcext:value-type="float">
            <text:p>1264</text:p>
          </table:table-cell>
          <table:table-cell office:value-type="float" office:value="1312714" calcext:value-type="float">
            <text:p>1312714</text:p>
          </table:table-cell>
          <table:table-cell office:value-type="float" office:value="1268" calcext:value-type="float">
            <text:p>1268</text:p>
          </table:table-cell>
          <table:table-cell office:value-type="float" office:value="1267" calcext:value-type="float">
            <text:p>1267</text:p>
          </table:table-cell>
          <table:table-cell office:value-type="float" office:value="3380.756" calcext:value-type="float">
            <text:p>3380.756</text:p>
          </table:table-cell>
          <table:table-cell office:value-type="float" office:value="-15.851" calcext:value-type="float">
            <text:p>-15.851</text:p>
          </table:table-cell>
          <table:table-cell/>
          <table:table-cell table:formula="of:=([.B42]/[.A42]-[.B41]/[.A41])+([.D42]/[.C42]-[.D41]/[.C41])+([.F42]/[.E42]-[.F41]/[.E41])+([.H42]/[.G42]-[.H41]/[.G41])*1312500*64*PI()*2*64/(1440*4)" office:value-type="float" office:value="-15.7792439744237" calcext:value-type="float">
            <text:p>-15.779</text:p>
          </table:table-cell>
          <table:table-cell table:formula="of:=[.J42]/60" office:value-type="float" office:value="56.3459333333333" calcext:value-type="float">
            <text:p>56.346</text:p>
          </table:table-cell>
          <table:table-cell table:number-columns-repeated="6"/>
        </table:table-row>
        <table:table-row table:style-name="ro1">
          <table:table-cell office:value-type="float" office:value="1309665" calcext:value-type="float">
            <text:p>1309665</text:p>
          </table:table-cell>
          <table:table-cell office:value-type="float" office:value="1256" calcext:value-type="float">
            <text:p>1256</text:p>
          </table:table-cell>
          <table:table-cell office:value-type="float" office:value="1313757" calcext:value-type="float">
            <text:p>1313757</text:p>
          </table:table-cell>
          <table:table-cell office:value-type="float" office:value="1260" calcext:value-type="float">
            <text:p>1260</text:p>
          </table:table-cell>
          <table:table-cell office:value-type="float" office:value="1313746" calcext:value-type="float">
            <text:p>1313746</text:p>
          </table:table-cell>
          <table:table-cell office:value-type="float" office:value="1260" calcext:value-type="float">
            <text:p>1260</text:p>
          </table:table-cell>
          <table:table-cell office:value-type="float" office:value="1313757" calcext:value-type="float">
            <text:p>1313757</text:p>
          </table:table-cell>
          <table:table-cell office:value-type="float" office:value="1260" calcext:value-type="float">
            <text:p>1260</text:p>
          </table:table-cell>
          <table:table-cell office:value-type="float" office:value="1259" calcext:value-type="float">
            <text:p>1259</text:p>
          </table:table-cell>
          <table:table-cell office:value-type="float" office:value="3356.742" calcext:value-type="float">
            <text:p>3356.742</text:p>
          </table:table-cell>
          <table:table-cell office:value-type="float" office:value="-40.236" calcext:value-type="float">
            <text:p>-40.236</text:p>
          </table:table-cell>
          <table:table-cell/>
          <table:table-cell table:formula="of:=([.B43]/[.A43]-[.B42]/[.A42])+([.D43]/[.C43]-[.D42]/[.C42])+([.F43]/[.E43]-[.F42]/[.E42])+([.H43]/[.G43]-[.H42]/[.G42])*1312500*64*PI()*2*64/(1440*4)" office:value-type="float" office:value="-40.2072894631726" calcext:value-type="float">
            <text:p>-40.207</text:p>
          </table:table-cell>
          <table:table-cell table:formula="of:=[.J43]/60" office:value-type="float" office:value="55.9457" calcext:value-type="float">
            <text:p>55.946</text:p>
          </table:table-cell>
          <table:table-cell table:number-columns-repeated="6"/>
        </table:table-row>
        <table:table-row table:style-name="ro1">
          <table:table-cell office:value-type="float" office:value="1312646" calcext:value-type="float">
            <text:p>1312646</text:p>
          </table:table-cell>
          <table:table-cell office:value-type="float" office:value="1264" calcext:value-type="float">
            <text:p>1264</text:p>
          </table:table-cell>
          <table:table-cell office:value-type="float" office:value="1312628" calcext:value-type="float">
            <text:p>1312628</text:p>
          </table:table-cell>
          <table:table-cell office:value-type="float" office:value="1264" calcext:value-type="float">
            <text:p>1264</text:p>
          </table:table-cell>
          <table:table-cell office:value-type="float" office:value="1312640" calcext:value-type="float">
            <text:p>1312640</text:p>
          </table:table-cell>
          <table:table-cell office:value-type="float" office:value="1264" calcext:value-type="float">
            <text:p>1264</text:p>
          </table:table-cell>
          <table:table-cell office:value-type="float" office:value="1312619" calcext:value-type="float">
            <text:p>1312619</text:p>
          </table:table-cell>
          <table:table-cell table:number-columns-repeated="2" office:value-type="float" office:value="1264" calcext:value-type="float">
            <text:p>1264</text:p>
          </table:table-cell>
          <table:table-cell office:value-type="float" office:value="3370.325" calcext:value-type="float">
            <text:p>3370.325</text:p>
          </table:table-cell>
          <table:table-cell office:value-type="float" office:value="22.758" calcext:value-type="float">
            <text:p>22.758</text:p>
          </table:table-cell>
          <table:table-cell/>
          <table:table-cell table:formula="of:=([.B44]/[.A44]-[.B43]/[.A43])+([.D44]/[.C44]-[.D43]/[.C43])+([.F44]/[.E44]-[.F43]/[.E43])+([.H44]/[.G44]-[.H43]/[.G43])*1312500*64*PI()*2*64/(1440*4)" office:value-type="float" office:value="22.746697942007" calcext:value-type="float">
            <text:p>22.747</text:p>
          </table:table-cell>
          <table:table-cell table:formula="of:=[.J44]/60" office:value-type="float" office:value="56.1720833333333" calcext:value-type="float">
            <text:p>56.172</text:p>
          </table:table-cell>
          <table:table-cell table:number-columns-repeated="6"/>
        </table:table-row>
        <table:table-row table:style-name="ro1">
          <table:table-cell office:value-type="float" office:value="1315428" calcext:value-type="float">
            <text:p>1315428</text:p>
          </table:table-cell>
          <table:table-cell office:value-type="float" office:value="1272" calcext:value-type="float">
            <text:p>1272</text:p>
          </table:table-cell>
          <table:table-cell office:value-type="float" office:value="1311297" calcext:value-type="float">
            <text:p>1311297</text:p>
          </table:table-cell>
          <table:table-cell office:value-type="float" office:value="1268" calcext:value-type="float">
            <text:p>1268</text:p>
          </table:table-cell>
          <table:table-cell office:value-type="float" office:value="1311262" calcext:value-type="float">
            <text:p>1311262</text:p>
          </table:table-cell>
          <table:table-cell office:value-type="float" office:value="1268" calcext:value-type="float">
            <text:p>1268</text:p>
          </table:table-cell>
          <table:table-cell office:value-type="float" office:value="1311334" calcext:value-type="float">
            <text:p>1311334</text:p>
          </table:table-cell>
          <table:table-cell office:value-type="float" office:value="1268" calcext:value-type="float">
            <text:p>1268</text:p>
          </table:table-cell>
          <table:table-cell office:value-type="float" office:value="1269" calcext:value-type="float">
            <text:p>1269</text:p>
          </table:table-cell>
          <table:table-cell office:value-type="float" office:value="3384.438" calcext:value-type="float">
            <text:p>3384.438</text:p>
          </table:table-cell>
          <table:table-cell office:value-type="float" office:value="23.647" calcext:value-type="float">
            <text:p>23.647</text:p>
          </table:table-cell>
          <table:table-cell/>
          <table:table-cell table:formula="of:=([.B45]/[.A45]-[.B44]/[.A44])+([.D45]/[.C45]-[.D44]/[.C44])+([.F45]/[.E45]-[.F44]/[.E44])+([.H45]/[.G45]-[.H44]/[.G44])*1312500*64*PI()*2*64/(1440*4)" office:value-type="float" office:value="23.4217652497345" calcext:value-type="float">
            <text:p>23.422</text:p>
          </table:table-cell>
          <table:table-cell table:formula="of:=[.J45]/60" office:value-type="float" office:value="56.4073" calcext:value-type="float">
            <text:p>56.407</text:p>
          </table:table-cell>
          <table:table-cell table:number-columns-repeated="6"/>
        </table:table-row>
        <table:table-row table:style-name="ro1">
          <table:table-cell office:value-type="float" office:value="1312271" calcext:value-type="float">
            <text:p>1312271</text:p>
          </table:table-cell>
          <table:table-cell office:value-type="float" office:value="1260" calcext:value-type="float">
            <text:p>1260</text:p>
          </table:table-cell>
          <table:table-cell office:value-type="float" office:value="1312246" calcext:value-type="float">
            <text:p>1312246</text:p>
          </table:table-cell>
          <table:table-cell office:value-type="float" office:value="1260" calcext:value-type="float">
            <text:p>1260</text:p>
          </table:table-cell>
          <table:table-cell office:value-type="float" office:value="1312233" calcext:value-type="float">
            <text:p>1312233</text:p>
          </table:table-cell>
          <table:table-cell office:value-type="float" office:value="1260" calcext:value-type="float">
            <text:p>1260</text:p>
          </table:table-cell>
          <table:table-cell office:value-type="float" office:value="1312250" calcext:value-type="float">
            <text:p>1312250</text:p>
          </table:table-cell>
          <table:table-cell table:number-columns-repeated="2" office:value-type="float" office:value="1260" calcext:value-type="float">
            <text:p>1260</text:p>
          </table:table-cell>
          <table:table-cell office:value-type="float" office:value="3360.64" calcext:value-type="float">
            <text:p>3360.64</text:p>
          </table:table-cell>
          <table:table-cell office:value-type="float" office:value="-39.873" calcext:value-type="float">
            <text:p>-39.873</text:p>
          </table:table-cell>
          <table:table-cell/>
          <table:table-cell table:formula="of:=([.B46]/[.A46]-[.B45]/[.A45])+([.D46]/[.C46]-[.D45]/[.C45])+([.F46]/[.E46]-[.F45]/[.E45])+([.H46]/[.G46]-[.H45]/[.G45])*1312500*64*PI()*2*64/(1440*4)" office:value-type="float" office:value="-39.7094072880796" calcext:value-type="float">
            <text:p>-39.709</text:p>
          </table:table-cell>
          <table:table-cell table:formula="of:=[.J46]/60" office:value-type="float" office:value="56.0106666666667" calcext:value-type="float">
            <text:p>56.011</text:p>
          </table:table-cell>
          <table:table-cell table:number-columns-repeated="6"/>
        </table:table-row>
        <table:table-row table:style-name="ro1">
          <table:table-cell office:value-type="float" office:value="1311017" calcext:value-type="float">
            <text:p>1311017</text:p>
          </table:table-cell>
          <table:table-cell office:value-type="float" office:value="1264" calcext:value-type="float">
            <text:p>1264</text:p>
          </table:table-cell>
          <table:table-cell office:value-type="float" office:value="1315229" calcext:value-type="float">
            <text:p>1315229</text:p>
          </table:table-cell>
          <table:table-cell office:value-type="float" office:value="1268" calcext:value-type="float">
            <text:p>1268</text:p>
          </table:table-cell>
          <table:table-cell office:value-type="float" office:value="1315241" calcext:value-type="float">
            <text:p>1315241</text:p>
          </table:table-cell>
          <table:table-cell office:value-type="float" office:value="1268" calcext:value-type="float">
            <text:p>1268</text:p>
          </table:table-cell>
          <table:table-cell office:value-type="float" office:value="1311030" calcext:value-type="float">
            <text:p>1311030</text:p>
          </table:table-cell>
          <table:table-cell office:value-type="float" office:value="1264" calcext:value-type="float">
            <text:p>1264</text:p>
          </table:table-cell>
          <table:table-cell office:value-type="float" office:value="1266" calcext:value-type="float">
            <text:p>1266</text:p>
          </table:table-cell>
          <table:table-cell office:value-type="float" office:value="3374.382" calcext:value-type="float">
            <text:p>3374.382</text:p>
          </table:table-cell>
          <table:table-cell office:value-type="float" office:value="23.025" calcext:value-type="float">
            <text:p>23.025</text:p>
          </table:table-cell>
          <table:table-cell/>
          <table:table-cell table:formula="of:=([.B47]/[.A47]-[.B46]/[.A46])+([.D47]/[.C47]-[.D46]/[.C46])+([.F47]/[.E47]-[.F46]/[.E46])+([.H47]/[.G47]-[.H46]/[.G46])*1312500*64*PI()*2*64/(1440*4)" office:value-type="float" office:value="23.1320599687413" calcext:value-type="float">
            <text:p>23.132</text:p>
          </table:table-cell>
          <table:table-cell table:formula="of:=[.J47]/60" office:value-type="float" office:value="56.2397" calcext:value-type="float">
            <text:p>56.240</text:p>
          </table:table-cell>
          <table:table-cell table:number-columns-repeated="6"/>
        </table:table-row>
        <table:table-row table:style-name="ro1">
          <table:table-cell office:value-type="float" office:value="1312058" calcext:value-type="float">
            <text:p>1312058</text:p>
          </table:table-cell>
          <table:table-cell office:value-type="float" office:value="1272" calcext:value-type="float">
            <text:p>1272</text:p>
          </table:table-cell>
          <table:table-cell office:value-type="float" office:value="1312059" calcext:value-type="float">
            <text:p>1312059</text:p>
          </table:table-cell>
          <table:table-cell office:value-type="float" office:value="1272" calcext:value-type="float">
            <text:p>1272</text:p>
          </table:table-cell>
          <table:table-cell office:value-type="float" office:value="1312059" calcext:value-type="float">
            <text:p>1312059</text:p>
          </table:table-cell>
          <table:table-cell office:value-type="float" office:value="1272" calcext:value-type="float">
            <text:p>1272</text:p>
          </table:table-cell>
          <table:table-cell office:value-type="float" office:value="1312059" calcext:value-type="float">
            <text:p>1312059</text:p>
          </table:table-cell>
          <table:table-cell table:number-columns-repeated="2" office:value-type="float" office:value="1272" calcext:value-type="float">
            <text:p>1272</text:p>
          </table:table-cell>
          <table:table-cell office:value-type="float" office:value="3393.141" calcext:value-type="float">
            <text:p>3393.141</text:p>
          </table:table-cell>
          <table:table-cell office:value-type="float" office:value="31.43" calcext:value-type="float">
            <text:p>31.43</text:p>
          </table:table-cell>
          <table:table-cell/>
          <table:table-cell table:formula="of:=([.B48]/[.A48]-[.B47]/[.A47])+([.D48]/[.C48]-[.D47]/[.C47])+([.F48]/[.E48]-[.F47]/[.E47])+([.H48]/[.G48]-[.H47]/[.G47])*1312500*64*PI()*2*64/(1440*4)" office:value-type="float" office:value="31.3221955536097" calcext:value-type="float">
            <text:p>31.322</text:p>
          </table:table-cell>
          <table:table-cell table:formula="of:=[.J48]/60" office:value-type="float" office:value="56.55235" calcext:value-type="float">
            <text:p>56.552</text:p>
          </table:table-cell>
          <table:table-cell table:number-columns-repeated="6"/>
        </table:table-row>
        <table:table-row table:style-name="ro1">
          <table:table-cell office:value-type="float" office:value="1314919" calcext:value-type="float">
            <text:p>1314919</text:p>
          </table:table-cell>
          <table:table-cell office:value-type="float" office:value="1268" calcext:value-type="float">
            <text:p>1268</text:p>
          </table:table-cell>
          <table:table-cell office:value-type="float" office:value="1310759" calcext:value-type="float">
            <text:p>1310759</text:p>
          </table:table-cell>
          <table:table-cell office:value-type="float" office:value="1264" calcext:value-type="float">
            <text:p>1264</text:p>
          </table:table-cell>
          <table:table-cell office:value-type="float" office:value="1310783" calcext:value-type="float">
            <text:p>1310783</text:p>
          </table:table-cell>
          <table:table-cell office:value-type="float" office:value="1264" calcext:value-type="float">
            <text:p>1264</text:p>
          </table:table-cell>
          <table:table-cell office:value-type="float" office:value="1314939" calcext:value-type="float">
            <text:p>1314939</text:p>
          </table:table-cell>
          <table:table-cell office:value-type="float" office:value="1268" calcext:value-type="float">
            <text:p>1268</text:p>
          </table:table-cell>
          <table:table-cell office:value-type="float" office:value="1266" calcext:value-type="float">
            <text:p>1266</text:p>
          </table:table-cell>
          <table:table-cell office:value-type="float" office:value="3375.1" calcext:value-type="float">
            <text:p>3375.1</text:p>
          </table:table-cell>
          <table:table-cell office:value-type="float" office:value="-30.228" calcext:value-type="float">
            <text:p>-30.228</text:p>
          </table:table-cell>
          <table:table-cell/>
          <table:table-cell table:formula="of:=([.B49]/[.A49]-[.B48]/[.A48])+([.D49]/[.C49]-[.D48]/[.C48])+([.F49]/[.E49]-[.F48]/[.E48])+([.H49]/[.G49]-[.H48]/[.G48])*1312500*64*PI()*2*64/(1440*4)" office:value-type="float" office:value="-30.2909842683893" calcext:value-type="float">
            <text:p>-30.291</text:p>
          </table:table-cell>
          <table:table-cell table:formula="of:=[.J49]/60" office:value-type="float" office:value="56.2516666666667" calcext:value-type="float">
            <text:p>56.252</text:p>
          </table:table-cell>
          <table:table-cell table:number-columns-repeated="6"/>
        </table:table-row>
        <table:table-row table:style-name="ro1">
          <table:table-cell office:value-type="float" office:value="1311601" calcext:value-type="float">
            <text:p>1311601</text:p>
          </table:table-cell>
          <table:table-cell office:value-type="float" office:value="1260" calcext:value-type="float">
            <text:p>1260</text:p>
          </table:table-cell>
          <table:table-cell office:value-type="float" office:value="1311645" calcext:value-type="float">
            <text:p>1311645</text:p>
          </table:table-cell>
          <table:table-cell office:value-type="float" office:value="1260" calcext:value-type="float">
            <text:p>1260</text:p>
          </table:table-cell>
          <table:table-cell office:value-type="float" office:value="1315712" calcext:value-type="float">
            <text:p>1315712</text:p>
          </table:table-cell>
          <table:table-cell office:value-type="float" office:value="1264" calcext:value-type="float">
            <text:p>1264</text:p>
          </table:table-cell>
          <table:table-cell office:value-type="float" office:value="1311621" calcext:value-type="float">
            <text:p>1311621</text:p>
          </table:table-cell>
          <table:table-cell office:value-type="float" office:value="1260" calcext:value-type="float">
            <text:p>1260</text:p>
          </table:table-cell>
          <table:table-cell office:value-type="float" office:value="1261" calcext:value-type="float">
            <text:p>1261</text:p>
          </table:table-cell>
          <table:table-cell office:value-type="float" office:value="3362.296" calcext:value-type="float">
            <text:p>3362.296</text:p>
          </table:table-cell>
          <table:table-cell office:value-type="float" office:value="-21.454" calcext:value-type="float">
            <text:p>-21.454</text:p>
          </table:table-cell>
          <table:table-cell/>
          <table:table-cell table:formula="of:=([.B50]/[.A50]-[.B49]/[.A49])+([.D50]/[.C50]-[.D49]/[.C49])+([.F50]/[.E50]-[.F49]/[.E49])+([.H50]/[.G50]-[.H49]/[.G49])*1312500*64*PI()*2*64/(1440*4)" office:value-type="float" office:value="-21.46296437398" calcext:value-type="float">
            <text:p>-21.463</text:p>
          </table:table-cell>
          <table:table-cell table:formula="of:=[.J50]/60" office:value-type="float" office:value="56.0382666666667" calcext:value-type="float">
            <text:p>56.038</text:p>
          </table:table-cell>
          <table:table-cell table:number-columns-repeated="6"/>
        </table:table-row>
        <table:table-row table:style-name="ro1">
          <table:table-cell office:value-type="float" office:value="1311445" calcext:value-type="float">
            <text:p>1311445</text:p>
          </table:table-cell>
          <table:table-cell office:value-type="float" office:value="1272" calcext:value-type="float">
            <text:p>1272</text:p>
          </table:table-cell>
          <table:table-cell office:value-type="float" office:value="1315519" calcext:value-type="float">
            <text:p>1315519</text:p>
          </table:table-cell>
          <table:table-cell office:value-type="float" office:value="1276" calcext:value-type="float">
            <text:p>1276</text:p>
          </table:table-cell>
          <table:table-cell office:value-type="float" office:value="1311458" calcext:value-type="float">
            <text:p>1311458</text:p>
          </table:table-cell>
          <table:table-cell office:value-type="float" office:value="1272" calcext:value-type="float">
            <text:p>1272</text:p>
          </table:table-cell>
          <table:table-cell office:value-type="float" office:value="1311439" calcext:value-type="float">
            <text:p>1311439</text:p>
          </table:table-cell>
          <table:table-cell office:value-type="float" office:value="1272" calcext:value-type="float">
            <text:p>1272</text:p>
          </table:table-cell>
          <table:table-cell office:value-type="float" office:value="1273" calcext:value-type="float">
            <text:p>1273</text:p>
          </table:table-cell>
          <table:table-cell office:value-type="float" office:value="3394.757" calcext:value-type="float">
            <text:p>3394.757</text:p>
          </table:table-cell>
          <table:table-cell office:value-type="float" office:value="54.388" calcext:value-type="float">
            <text:p>54.388</text:p>
          </table:table-cell>
          <table:table-cell/>
          <table:table-cell table:formula="of:=([.B51]/[.A51]-[.B50]/[.A50])+([.D51]/[.C51]-[.D50]/[.C50])+([.F51]/[.E51]-[.F50]/[.E50])+([.H51]/[.G51]-[.H50]/[.G50])*1312500*64*PI()*2*64/(1440*4)" office:value-type="float" office:value="54.4417316921333" calcext:value-type="float">
            <text:p>54.442</text:p>
          </table:table-cell>
          <table:table-cell table:formula="of:=[.J51]/60" office:value-type="float" office:value="56.5792833333333" calcext:value-type="float">
            <text:p>56.579</text:p>
          </table:table-cell>
          <table:table-cell table:number-columns-repeated="6"/>
        </table:table-row>
        <table:table-row table:style-name="ro1">
          <table:table-cell office:value-type="float" office:value="1311623" calcext:value-type="float">
            <text:p>1311623</text:p>
          </table:table-cell>
          <table:table-cell office:value-type="float" office:value="1272" calcext:value-type="float">
            <text:p>1272</text:p>
          </table:table-cell>
          <table:table-cell office:value-type="float" office:value="1311624" calcext:value-type="float">
            <text:p>1311624</text:p>
          </table:table-cell>
          <table:table-cell office:value-type="float" office:value="1272" calcext:value-type="float">
            <text:p>1272</text:p>
          </table:table-cell>
          <table:table-cell office:value-type="float" office:value="1311611" calcext:value-type="float">
            <text:p>1311611</text:p>
          </table:table-cell>
          <table:table-cell office:value-type="float" office:value="1272" calcext:value-type="float">
            <text:p>1272</text:p>
          </table:table-cell>
          <table:table-cell office:value-type="float" office:value="1315720" calcext:value-type="float">
            <text:p>1315720</text:p>
          </table:table-cell>
          <table:table-cell office:value-type="float" office:value="1276" calcext:value-type="float">
            <text:p>1276</text:p>
          </table:table-cell>
          <table:table-cell office:value-type="float" office:value="1273" calcext:value-type="float">
            <text:p>1273</text:p>
          </table:table-cell>
          <table:table-cell office:value-type="float" office:value="3394.293" calcext:value-type="float">
            <text:p>3394.293</text:p>
          </table:table-cell>
          <table:table-cell office:value-type="float" office:value="-0.777" calcext:value-type="float">
            <text:p>-0.777</text:p>
          </table:table-cell>
          <table:table-cell/>
          <table:table-cell table:formula="of:=([.B52]/[.A52]-[.B51]/[.A51])+([.D52]/[.C52]-[.D51]/[.C51])+([.F52]/[.E52]-[.F51]/[.E51])+([.H52]/[.G52]-[.H51]/[.G51])*1312500*64*PI()*2*64/(1440*4)" office:value-type="float" office:value="-0.678627113108328" calcext:value-type="float">
            <text:p>-0.679</text:p>
          </table:table-cell>
          <table:table-cell table:formula="of:=[.J52]/60" office:value-type="float" office:value="56.57155" calcext:value-type="float">
            <text:p>56.572</text:p>
          </table:table-cell>
          <table:table-cell table:number-columns-repeated="6"/>
        </table:table-row>
        <table:table-row table:style-name="ro1">
          <table:table-cell office:value-type="float" office:value="1314287" calcext:value-type="float">
            <text:p>1314287</text:p>
          </table:table-cell>
          <table:table-cell office:value-type="float" office:value="1264" calcext:value-type="float">
            <text:p>1264</text:p>
          </table:table-cell>
          <table:table-cell office:value-type="float" office:value="1310133" calcext:value-type="float">
            <text:p>1310133</text:p>
          </table:table-cell>
          <table:table-cell office:value-type="float" office:value="1260" calcext:value-type="float">
            <text:p>1260</text:p>
          </table:table-cell>
          <table:table-cell office:value-type="float" office:value="1314317" calcext:value-type="float">
            <text:p>1314317</text:p>
          </table:table-cell>
          <table:table-cell office:value-type="float" office:value="1264" calcext:value-type="float">
            <text:p>1264</text:p>
          </table:table-cell>
          <table:table-cell office:value-type="float" office:value="1310156" calcext:value-type="float">
            <text:p>1310156</text:p>
          </table:table-cell>
          <table:table-cell office:value-type="float" office:value="1260" calcext:value-type="float">
            <text:p>1260</text:p>
          </table:table-cell>
          <table:table-cell office:value-type="float" office:value="1262" calcext:value-type="float">
            <text:p>1262</text:p>
          </table:table-cell>
          <table:table-cell office:value-type="float" office:value="3366.043" calcext:value-type="float">
            <text:p>3366.043</text:p>
          </table:table-cell>
          <table:table-cell office:value-type="float" office:value="-47.333" calcext:value-type="float">
            <text:p>-47.333</text:p>
          </table:table-cell>
          <table:table-cell/>
          <table:table-cell table:formula="of:=([.B53]/[.A53]-[.B52]/[.A52])+([.D53]/[.C53]-[.D52]/[.C52])+([.F53]/[.E53]-[.F52]/[.E52])+([.H53]/[.G53]-[.H52]/[.G52])*1312500*64*PI()*2*64/(1440*4)" office:value-type="float" office:value="-47.4637846691092" calcext:value-type="float">
            <text:p>-47.464</text:p>
          </table:table-cell>
          <table:table-cell table:formula="of:=[.J53]/60" office:value-type="float" office:value="56.1007166666667" calcext:value-type="float">
            <text:p>56.101</text:p>
          </table:table-cell>
          <table:table-cell table:number-columns-repeated="6"/>
        </table:table-row>
        <table:table-row table:style-name="ro1">
          <table:table-cell office:value-type="float" office:value="1313182" calcext:value-type="float">
            <text:p>1313182</text:p>
          </table:table-cell>
          <table:table-cell office:value-type="float" office:value="1272" calcext:value-type="float">
            <text:p>1272</text:p>
          </table:table-cell>
          <table:table-cell office:value-type="float" office:value="1313201" calcext:value-type="float">
            <text:p>1313201</text:p>
          </table:table-cell>
          <table:table-cell office:value-type="float" office:value="1272" calcext:value-type="float">
            <text:p>1272</text:p>
          </table:table-cell>
          <table:table-cell office:value-type="float" office:value="1309010" calcext:value-type="float">
            <text:p>1309010</text:p>
          </table:table-cell>
          <table:table-cell office:value-type="float" office:value="1268" calcext:value-type="float">
            <text:p>1268</text:p>
          </table:table-cell>
          <table:table-cell office:value-type="float" office:value="1313189" calcext:value-type="float">
            <text:p>1313189</text:p>
          </table:table-cell>
          <table:table-cell office:value-type="float" office:value="1272" calcext:value-type="float">
            <text:p>1272</text:p>
          </table:table-cell>
          <table:table-cell office:value-type="float" office:value="1271" calcext:value-type="float">
            <text:p>1271</text:p>
          </table:table-cell>
          <table:table-cell office:value-type="float" office:value="3390.249" calcext:value-type="float">
            <text:p>3390.249</text:p>
          </table:table-cell>
          <table:table-cell office:value-type="float" office:value="40.558" calcext:value-type="float">
            <text:p>40.558</text:p>
          </table:table-cell>
          <table:table-cell/>
          <table:table-cell table:formula="of:=([.B54]/[.A54]-[.B53]/[.A53])+([.D54]/[.C54]-[.D53]/[.C53])+([.F54]/[.E54]-[.F53]/[.E53])+([.H54]/[.G54]-[.H53]/[.G53])*1312500*64*PI()*2*64/(1440*4)" office:value-type="float" office:value="40.5624555986622" calcext:value-type="float">
            <text:p>40.562</text:p>
          </table:table-cell>
          <table:table-cell table:formula="of:=[.J54]/60" office:value-type="float" office:value="56.50415" calcext:value-type="float">
            <text:p>56.504</text:p>
          </table:table-cell>
          <table:table-cell table:number-columns-repeated="6"/>
        </table:table-row>
        <table:table-row table:style-name="ro1">
          <table:table-cell office:value-type="float" office:value="1309866" calcext:value-type="float">
            <text:p>1309866</text:p>
          </table:table-cell>
          <table:table-cell office:value-type="float" office:value="1272" calcext:value-type="float">
            <text:p>1272</text:p>
          </table:table-cell>
          <table:table-cell office:value-type="float" office:value="1314032" calcext:value-type="float">
            <text:p>1314032</text:p>
          </table:table-cell>
          <table:table-cell office:value-type="float" office:value="1276" calcext:value-type="float">
            <text:p>1276</text:p>
          </table:table-cell>
          <table:table-cell office:value-type="float" office:value="1314022" calcext:value-type="float">
            <text:p>1314022</text:p>
          </table:table-cell>
          <table:table-cell office:value-type="float" office:value="1276" calcext:value-type="float">
            <text:p>1276</text:p>
          </table:table-cell>
          <table:table-cell office:value-type="float" office:value="1314037" calcext:value-type="float">
            <text:p>1314037</text:p>
          </table:table-cell>
          <table:table-cell office:value-type="float" office:value="1276" calcext:value-type="float">
            <text:p>1276</text:p>
          </table:table-cell>
          <table:table-cell office:value-type="float" office:value="1275" calcext:value-type="float">
            <text:p>1275</text:p>
          </table:table-cell>
          <table:table-cell office:value-type="float" office:value="3398.733" calcext:value-type="float">
            <text:p>3398.733</text:p>
          </table:table-cell>
          <table:table-cell office:value-type="float" office:value="14.215" calcext:value-type="float">
            <text:p>14.215</text:p>
          </table:table-cell>
          <table:table-cell/>
          <table:table-cell table:formula="of:=([.B55]/[.A55]-[.B54]/[.A54])+([.D55]/[.C55]-[.D54]/[.C54])+([.F55]/[.E55]-[.F54]/[.E54])+([.H55]/[.G55]-[.H54]/[.G54])*1312500*64*PI()*2*64/(1440*4)" office:value-type="float" office:value="14.1855078004948" calcext:value-type="float">
            <text:p>14.186</text:p>
          </table:table-cell>
          <table:table-cell table:formula="of:=[.J55]/60" office:value-type="float" office:value="56.64555" calcext:value-type="float">
            <text:p>56.646</text:p>
          </table:table-cell>
          <table:table-cell table:number-columns-repeated="6"/>
        </table:table-row>
        <table:table-row table:style-name="ro1">
          <table:table-cell office:value-type="float" office:value="1313145" calcext:value-type="float">
            <text:p>1313145</text:p>
          </table:table-cell>
          <table:table-cell office:value-type="float" office:value="1268" calcext:value-type="float">
            <text:p>1268</text:p>
          </table:table-cell>
          <table:table-cell office:value-type="float" office:value="1313189" calcext:value-type="float">
            <text:p>1313189</text:p>
          </table:table-cell>
          <table:table-cell office:value-type="float" office:value="1268" calcext:value-type="float">
            <text:p>1268</text:p>
          </table:table-cell>
          <table:table-cell office:value-type="float" office:value="1313178" calcext:value-type="float">
            <text:p>1313178</text:p>
          </table:table-cell>
          <table:table-cell office:value-type="float" office:value="1268" calcext:value-type="float">
            <text:p>1268</text:p>
          </table:table-cell>
          <table:table-cell office:value-type="float" office:value="1308964" calcext:value-type="float">
            <text:p>1308964</text:p>
          </table:table-cell>
          <table:table-cell office:value-type="float" office:value="1264" calcext:value-type="float">
            <text:p>1264</text:p>
          </table:table-cell>
          <table:table-cell office:value-type="float" office:value="1267" calcext:value-type="float">
            <text:p>1267</text:p>
          </table:table-cell>
          <table:table-cell office:value-type="float" office:value="3379.648" calcext:value-type="float">
            <text:p>3379.648</text:p>
          </table:table-cell>
          <table:table-cell office:value-type="float" office:value="-31.978" calcext:value-type="float">
            <text:p>-31.978</text:p>
          </table:table-cell>
          <table:table-cell/>
          <table:table-cell table:formula="of:=([.B56]/[.A56]-[.B55]/[.A55])+([.D56]/[.C56]-[.D55]/[.C55])+([.F56]/[.E56]-[.F55]/[.E55])+([.H56]/[.G56]-[.H55]/[.G55])*1312500*64*PI()*2*64/(1440*4)" office:value-type="float" office:value="-31.6916460876027" calcext:value-type="float">
            <text:p>-31.692</text:p>
          </table:table-cell>
          <table:table-cell table:formula="of:=[.J56]/60" office:value-type="float" office:value="56.3274666666667" calcext:value-type="float">
            <text:p>56.327</text:p>
          </table:table-cell>
          <table:table-cell table:number-columns-repeated="6"/>
        </table:table-row>
        <table:table-row table:style-name="ro1">
          <table:table-cell office:value-type="float" office:value="1312806" calcext:value-type="float">
            <text:p>1312806</text:p>
          </table:table-cell>
          <table:table-cell office:value-type="float" office:value="1264" calcext:value-type="float">
            <text:p>1264</text:p>
          </table:table-cell>
          <table:table-cell office:value-type="float" office:value="1312760" calcext:value-type="float">
            <text:p>1312760</text:p>
          </table:table-cell>
          <table:table-cell office:value-type="float" office:value="1264" calcext:value-type="float">
            <text:p>1264</text:p>
          </table:table-cell>
          <table:table-cell office:value-type="float" office:value="1312778" calcext:value-type="float">
            <text:p>1312778</text:p>
          </table:table-cell>
          <table:table-cell office:value-type="float" office:value="1264" calcext:value-type="float">
            <text:p>1264</text:p>
          </table:table-cell>
          <table:table-cell office:value-type="float" office:value="1312826" calcext:value-type="float">
            <text:p>1312826</text:p>
          </table:table-cell>
          <table:table-cell table:number-columns-repeated="2" office:value-type="float" office:value="1264" calcext:value-type="float">
            <text:p>1264</text:p>
          </table:table-cell>
          <table:table-cell office:value-type="float" office:value="3369.916" calcext:value-type="float">
            <text:p>3369.916</text:p>
          </table:table-cell>
          <table:table-cell office:value-type="float" office:value="-16.306" calcext:value-type="float">
            <text:p>-16.306</text:p>
          </table:table-cell>
          <table:table-cell/>
          <table:table-cell table:formula="of:=([.B57]/[.A57]-[.B56]/[.A56])+([.D57]/[.C57]-[.D56]/[.C56])+([.F57]/[.E57]-[.F56]/[.E56])+([.H57]/[.G57]-[.H56]/[.G56])*1312500*64*PI()*2*64/(1440*4)" office:value-type="float" office:value="-16.6587086472376" calcext:value-type="float">
            <text:p>-16.659</text:p>
          </table:table-cell>
          <table:table-cell table:formula="of:=[.J57]/60" office:value-type="float" office:value="56.1652666666667" calcext:value-type="float">
            <text:p>56.165</text:p>
          </table:table-cell>
          <table:table-cell table:number-columns-repeated="6"/>
        </table:table-row>
        <table:table-row table:style-name="ro1">
          <table:table-cell office:value-type="float" office:value="1313880" calcext:value-type="float">
            <text:p>1313880</text:p>
          </table:table-cell>
          <table:table-cell office:value-type="float" office:value="1272" calcext:value-type="float">
            <text:p>1272</text:p>
          </table:table-cell>
          <table:table-cell office:value-type="float" office:value="1309788" calcext:value-type="float">
            <text:p>1309788</text:p>
          </table:table-cell>
          <table:table-cell office:value-type="float" office:value="1268" calcext:value-type="float">
            <text:p>1268</text:p>
          </table:table-cell>
          <table:table-cell office:value-type="float" office:value="1313855" calcext:value-type="float">
            <text:p>1313855</text:p>
          </table:table-cell>
          <table:table-cell office:value-type="float" office:value="1272" calcext:value-type="float">
            <text:p>1272</text:p>
          </table:table-cell>
          <table:table-cell office:value-type="float" office:value="1313908" calcext:value-type="float">
            <text:p>1313908</text:p>
          </table:table-cell>
          <table:table-cell office:value-type="float" office:value="1272" calcext:value-type="float">
            <text:p>1272</text:p>
          </table:table-cell>
          <table:table-cell office:value-type="float" office:value="1271" calcext:value-type="float">
            <text:p>1271</text:p>
          </table:table-cell>
          <table:table-cell office:value-type="float" office:value="3388.41" calcext:value-type="float">
            <text:p>3388.41</text:p>
          </table:table-cell>
          <table:table-cell office:value-type="float" office:value="30.987" calcext:value-type="float">
            <text:p>30.987</text:p>
          </table:table-cell>
          <table:table-cell/>
          <table:table-cell table:formula="of:=([.B58]/[.A58]-[.B57]/[.A57])+([.D58]/[.C58]-[.D57]/[.C57])+([.F58]/[.E58]-[.F57]/[.E57])+([.H58]/[.G58]-[.H57]/[.G57])*1312500*64*PI()*2*64/(1440*4)" office:value-type="float" office:value="31.0564199300874" calcext:value-type="float">
            <text:p>31.056</text:p>
          </table:table-cell>
          <table:table-cell table:formula="of:=[.J58]/60" office:value-type="float" office:value="56.4735" calcext:value-type="float">
            <text:p>56.474</text:p>
          </table:table-cell>
          <table:table-cell table:number-columns-repeated="6"/>
        </table:table-row>
        <table:table-row table:style-name="ro1">
          <table:table-cell office:value-type="float" office:value="1310895" calcext:value-type="float">
            <text:p>1310895</text:p>
          </table:table-cell>
          <table:table-cell office:value-type="float" office:value="1264" calcext:value-type="float">
            <text:p>1264</text:p>
          </table:table-cell>
          <table:table-cell office:value-type="float" office:value="1314917" calcext:value-type="float">
            <text:p>1314917</text:p>
          </table:table-cell>
          <table:table-cell office:value-type="float" office:value="1268" calcext:value-type="float">
            <text:p>1268</text:p>
          </table:table-cell>
          <table:table-cell office:value-type="float" office:value="1310887" calcext:value-type="float">
            <text:p>1310887</text:p>
          </table:table-cell>
          <table:table-cell office:value-type="float" office:value="1264" calcext:value-type="float">
            <text:p>1264</text:p>
          </table:table-cell>
          <table:table-cell office:value-type="float" office:value="1310893" calcext:value-type="float">
            <text:p>1310893</text:p>
          </table:table-cell>
          <table:table-cell office:value-type="float" office:value="1264" calcext:value-type="float">
            <text:p>1264</text:p>
          </table:table-cell>
          <table:table-cell office:value-type="float" office:value="1265" calcext:value-type="float">
            <text:p>1265</text:p>
          </table:table-cell>
          <table:table-cell office:value-type="float" office:value="3374.881" calcext:value-type="float">
            <text:p>3374.881</text:p>
          </table:table-cell>
          <table:table-cell office:value-type="float" office:value="-22.667" calcext:value-type="float">
            <text:p>-22.667</text:p>
          </table:table-cell>
          <table:table-cell/>
          <table:table-cell table:formula="of:=([.B59]/[.A59]-[.B58]/[.A58])+([.D59]/[.C59]-[.D58]/[.C58])+([.F59]/[.E59]-[.F58]/[.E58])+([.H59]/[.G59]-[.H58]/[.G58])*1312500*64*PI()*2*64/(1440*4)" office:value-type="float" office:value="-22.7307079779261" calcext:value-type="float">
            <text:p>-22.731</text:p>
          </table:table-cell>
          <table:table-cell table:formula="of:=[.J59]/60" office:value-type="float" office:value="56.2480166666667" calcext:value-type="float">
            <text:p>56.248</text:p>
          </table:table-cell>
          <table:table-cell table:number-columns-repeated="6"/>
        </table:table-row>
        <table:table-row table:style-name="ro1">
          <table:table-cell office:value-type="float" office:value="1314116" calcext:value-type="float">
            <text:p>1314116</text:p>
          </table:table-cell>
          <table:table-cell office:value-type="float" office:value="1260" calcext:value-type="float">
            <text:p>1260</text:p>
          </table:table-cell>
          <table:table-cell office:value-type="float" office:value="1310036" calcext:value-type="float">
            <text:p>1310036</text:p>
          </table:table-cell>
          <table:table-cell office:value-type="float" office:value="1256" calcext:value-type="float">
            <text:p>1256</text:p>
          </table:table-cell>
          <table:table-cell office:value-type="float" office:value="1314138" calcext:value-type="float">
            <text:p>1314138</text:p>
          </table:table-cell>
          <table:table-cell office:value-type="float" office:value="1260" calcext:value-type="float">
            <text:p>1260</text:p>
          </table:table-cell>
          <table:table-cell office:value-type="float" office:value="1314086" calcext:value-type="float">
            <text:p>1314086</text:p>
          </table:table-cell>
          <table:table-cell office:value-type="float" office:value="1260" calcext:value-type="float">
            <text:p>1260</text:p>
          </table:table-cell>
          <table:table-cell office:value-type="float" office:value="1259" calcext:value-type="float">
            <text:p>1259</text:p>
          </table:table-cell>
          <table:table-cell office:value-type="float" office:value="3355.814" calcext:value-type="float">
            <text:p>3355.814</text:p>
          </table:table-cell>
          <table:table-cell office:value-type="float" office:value="-31.946" calcext:value-type="float">
            <text:p>-31.946</text:p>
          </table:table-cell>
          <table:table-cell/>
          <table:table-cell table:formula="of:=([.B60]/[.A60]-[.B59]/[.A59])+([.D60]/[.C60]-[.D59]/[.C59])+([.F60]/[.E60]-[.F59]/[.E59])+([.H60]/[.G60]-[.H59]/[.G59])*1312500*64*PI()*2*64/(1440*4)" office:value-type="float" office:value="-31.5901390106913" calcext:value-type="float">
            <text:p>-31.590</text:p>
          </table:table-cell>
          <table:table-cell table:formula="of:=[.J60]/60" office:value-type="float" office:value="55.9302333333333" calcext:value-type="float">
            <text:p>55.930</text:p>
          </table:table-cell>
          <table:table-cell table:number-columns-repeated="6"/>
        </table:table-row>
        <table:table-row table:style-name="ro1">
          <table:table-cell office:value-type="float" office:value="1311722" calcext:value-type="float">
            <text:p>1311722</text:p>
          </table:table-cell>
          <table:table-cell office:value-type="float" office:value="1268" calcext:value-type="float">
            <text:p>1268</text:p>
          </table:table-cell>
          <table:table-cell office:value-type="float" office:value="1311724" calcext:value-type="float">
            <text:p>1311724</text:p>
          </table:table-cell>
          <table:table-cell office:value-type="float" office:value="1268" calcext:value-type="float">
            <text:p>1268</text:p>
          </table:table-cell>
          <table:table-cell office:value-type="float" office:value="1311723" calcext:value-type="float">
            <text:p>1311723</text:p>
          </table:table-cell>
          <table:table-cell office:value-type="float" office:value="1268" calcext:value-type="float">
            <text:p>1268</text:p>
          </table:table-cell>
          <table:table-cell office:value-type="float" office:value="1311723" calcext:value-type="float">
            <text:p>1311723</text:p>
          </table:table-cell>
          <table:table-cell table:number-columns-repeated="2" office:value-type="float" office:value="1268" calcext:value-type="float">
            <text:p>1268</text:p>
          </table:table-cell>
          <table:table-cell office:value-type="float" office:value="3383.336" calcext:value-type="float">
            <text:p>3383.336</text:p>
          </table:table-cell>
          <table:table-cell office:value-type="float" office:value="46.113" calcext:value-type="float">
            <text:p>46.113</text:p>
          </table:table-cell>
          <table:table-cell/>
          <table:table-cell table:formula="of:=([.B61]/[.A61]-[.B60]/[.A60])+([.D61]/[.C61]-[.D60]/[.C60])+([.F61]/[.E61]-[.F60]/[.E60])+([.H61]/[.G61]-[.H60]/[.G60])*1312500*64*PI()*2*64/(1440*4)" office:value-type="float" office:value="45.8949694765878" calcext:value-type="float">
            <text:p>45.895</text:p>
          </table:table-cell>
          <table:table-cell table:formula="of:=[.J61]/60" office:value-type="float" office:value="56.3889333333333" calcext:value-type="float">
            <text:p>56.389</text:p>
          </table:table-cell>
          <table:table-cell table:number-columns-repeated="6"/>
        </table:table-row>
        <table:table-row table:style-name="ro1">
          <table:table-cell office:value-type="float" office:value="1311159" calcext:value-type="float">
            <text:p>1311159</text:p>
          </table:table-cell>
          <table:table-cell office:value-type="float" office:value="1272" calcext:value-type="float">
            <text:p>1272</text:p>
          </table:table-cell>
          <table:table-cell office:value-type="float" office:value="1315339" calcext:value-type="float">
            <text:p>1315339</text:p>
          </table:table-cell>
          <table:table-cell office:value-type="float" office:value="1276" calcext:value-type="float">
            <text:p>1276</text:p>
          </table:table-cell>
          <table:table-cell office:value-type="float" office:value="1311185" calcext:value-type="float">
            <text:p>1311185</text:p>
          </table:table-cell>
          <table:table-cell office:value-type="float" office:value="1272" calcext:value-type="float">
            <text:p>1272</text:p>
          </table:table-cell>
          <table:table-cell office:value-type="float" office:value="1311137" calcext:value-type="float">
            <text:p>1311137</text:p>
          </table:table-cell>
          <table:table-cell office:value-type="float" office:value="1272" calcext:value-type="float">
            <text:p>1272</text:p>
          </table:table-cell>
          <table:table-cell office:value-type="float" office:value="1273" calcext:value-type="float">
            <text:p>1273</text:p>
          </table:table-cell>
          <table:table-cell office:value-type="float" office:value="3395.43" calcext:value-type="float">
            <text:p>3395.43</text:p>
          </table:table-cell>
          <table:table-cell office:value-type="float" office:value="20.263" calcext:value-type="float">
            <text:p>20.263</text:p>
          </table:table-cell>
          <table:table-cell/>
          <table:table-cell table:formula="of:=([.B62]/[.A62]-[.B61]/[.A61])+([.D62]/[.C62]-[.D61]/[.C61])+([.F62]/[.E62]-[.F61]/[.E61])+([.H62]/[.G62]-[.H61]/[.G61])*1312500*64*PI()*2*64/(1440*4)" office:value-type="float" office:value="20.4243916679309" calcext:value-type="float">
            <text:p>20.424</text:p>
          </table:table-cell>
          <table:table-cell table:formula="of:=[.J62]/60" office:value-type="float" office:value="56.5905" calcext:value-type="float">
            <text:p>56.591</text:p>
          </table:table-cell>
          <table:table-cell table:number-columns-repeated="6"/>
        </table:table-row>
        <table:table-row table:style-name="ro1">
          <table:table-cell office:value-type="float" office:value="1313009" calcext:value-type="float">
            <text:p>1313009</text:p>
          </table:table-cell>
          <table:table-cell office:value-type="float" office:value="1264" calcext:value-type="float">
            <text:p>1264</text:p>
          </table:table-cell>
          <table:table-cell office:value-type="float" office:value="1313007" calcext:value-type="float">
            <text:p>1313007</text:p>
          </table:table-cell>
          <table:table-cell office:value-type="float" office:value="1264" calcext:value-type="float">
            <text:p>1264</text:p>
          </table:table-cell>
          <table:table-cell office:value-type="float" office:value="1313006" calcext:value-type="float">
            <text:p>1313006</text:p>
          </table:table-cell>
          <table:table-cell office:value-type="float" office:value="1264" calcext:value-type="float">
            <text:p>1264</text:p>
          </table:table-cell>
          <table:table-cell office:value-type="float" office:value="1313005" calcext:value-type="float">
            <text:p>1313005</text:p>
          </table:table-cell>
          <table:table-cell table:number-columns-repeated="2" office:value-type="float" office:value="1264" calcext:value-type="float">
            <text:p>1264</text:p>
          </table:table-cell>
          <table:table-cell office:value-type="float" office:value="3369.366" calcext:value-type="float">
            <text:p>3369.366</text:p>
          </table:table-cell>
          <table:table-cell office:value-type="float" office:value="-43.671" calcext:value-type="float">
            <text:p>-43.671</text:p>
          </table:table-cell>
          <table:table-cell/>
          <table:table-cell table:formula="of:=([.B63]/[.A63]-[.B62]/[.A62])+([.D63]/[.C63]-[.D62]/[.C62])+([.F63]/[.E63]-[.F62]/[.E62])+([.H63]/[.G63]-[.H62]/[.G62])*1312500*64*PI()*2*64/(1440*4)" office:value-type="float" office:value="-43.8246730683404" calcext:value-type="float">
            <text:p>-43.825</text:p>
          </table:table-cell>
          <table:table-cell table:formula="of:=[.J63]/60" office:value-type="float" office:value="56.1561" calcext:value-type="float">
            <text:p>56.156</text:p>
          </table:table-cell>
          <table:table-cell table:number-columns-repeated="6"/>
        </table:table-row>
        <table:table-row table:style-name="ro1">
          <table:table-cell office:value-type="float" office:value="1315141" calcext:value-type="float">
            <text:p>1315141</text:p>
          </table:table-cell>
          <table:table-cell office:value-type="float" office:value="1268" calcext:value-type="float">
            <text:p>1268</text:p>
          </table:table-cell>
          <table:table-cell office:value-type="float" office:value="1310950" calcext:value-type="float">
            <text:p>1310950</text:p>
          </table:table-cell>
          <table:table-cell office:value-type="float" office:value="1264" calcext:value-type="float">
            <text:p>1264</text:p>
          </table:table-cell>
          <table:table-cell office:value-type="float" office:value="1310969" calcext:value-type="float">
            <text:p>1310969</text:p>
          </table:table-cell>
          <table:table-cell office:value-type="float" office:value="1264" calcext:value-type="float">
            <text:p>1264</text:p>
          </table:table-cell>
          <table:table-cell office:value-type="float" office:value="1315160" calcext:value-type="float">
            <text:p>1315160</text:p>
          </table:table-cell>
          <table:table-cell office:value-type="float" office:value="1268" calcext:value-type="float">
            <text:p>1268</text:p>
          </table:table-cell>
          <table:table-cell office:value-type="float" office:value="1266" calcext:value-type="float">
            <text:p>1266</text:p>
          </table:table-cell>
          <table:table-cell office:value-type="float" office:value="3374.573" calcext:value-type="float">
            <text:p>3374.573</text:p>
          </table:table-cell>
          <table:table-cell office:value-type="float" office:value="8.725" calcext:value-type="float">
            <text:p>8.725</text:p>
          </table:table-cell>
          <table:table-cell/>
          <table:table-cell table:formula="of:=([.B64]/[.A64]-[.B63]/[.A63])+([.D64]/[.C64]-[.D63]/[.C63])+([.F64]/[.E64]-[.F63]/[.E63])+([.H64]/[.G64]-[.H63]/[.G63])*1312500*64*PI()*2*64/(1440*4)" office:value-type="float" office:value="8.58551100360065" calcext:value-type="float">
            <text:p>8.586</text:p>
          </table:table-cell>
          <table:table-cell table:formula="of:=[.J64]/60" office:value-type="float" office:value="56.2428833333333" calcext:value-type="float">
            <text:p>56.243</text:p>
          </table:table-cell>
          <table:table-cell table:number-columns-repeated="6"/>
        </table:table-row>
        <table:table-row table:style-name="ro1">
          <table:table-cell office:value-type="float" office:value="1311934" calcext:value-type="float">
            <text:p>1311934</text:p>
          </table:table-cell>
          <table:table-cell office:value-type="float" office:value="1272" calcext:value-type="float">
            <text:p>1272</text:p>
          </table:table-cell>
          <table:table-cell office:value-type="float" office:value="1311952" calcext:value-type="float">
            <text:p>1311952</text:p>
          </table:table-cell>
          <table:table-cell office:value-type="float" office:value="1272" calcext:value-type="float">
            <text:p>1272</text:p>
          </table:table-cell>
          <table:table-cell office:value-type="float" office:value="1311960" calcext:value-type="float">
            <text:p>1311960</text:p>
          </table:table-cell>
          <table:table-cell office:value-type="float" office:value="1272" calcext:value-type="float">
            <text:p>1272</text:p>
          </table:table-cell>
          <table:table-cell office:value-type="float" office:value="1311945" calcext:value-type="float">
            <text:p>1311945</text:p>
          </table:table-cell>
          <table:table-cell table:number-columns-repeated="2" office:value-type="float" office:value="1272" calcext:value-type="float">
            <text:p>1272</text:p>
          </table:table-cell>
          <table:table-cell office:value-type="float" office:value="3393.428" calcext:value-type="float">
            <text:p>3393.428</text:p>
          </table:table-cell>
          <table:table-cell office:value-type="float" office:value="31.591" calcext:value-type="float">
            <text:p>31.591</text:p>
          </table:table-cell>
          <table:table-cell/>
          <table:table-cell table:formula="of:=([.B65]/[.A65]-[.B64]/[.A64])+([.D65]/[.C65]-[.D64]/[.C64])+([.F65]/[.E65]-[.F64]/[.E64])+([.H65]/[.G65]-[.H64]/[.G64])*1312500*64*PI()*2*64/(1440*4)" office:value-type="float" office:value="31.7352626975304" calcext:value-type="float">
            <text:p>31.735</text:p>
          </table:table-cell>
          <table:table-cell table:formula="of:=[.J65]/60" office:value-type="float" office:value="56.5571333333333" calcext:value-type="float">
            <text:p>56.557</text:p>
          </table:table-cell>
          <table:table-cell table:number-columns-repeated="6"/>
        </table:table-row>
        <table:table-row table:style-name="ro1">
          <table:table-cell office:value-type="float" office:value="1310324" calcext:value-type="float">
            <text:p>1310324</text:p>
          </table:table-cell>
          <table:table-cell office:value-type="float" office:value="1264" calcext:value-type="float">
            <text:p>1264</text:p>
          </table:table-cell>
          <table:table-cell office:value-type="float" office:value="1314426" calcext:value-type="float">
            <text:p>1314426</text:p>
          </table:table-cell>
          <table:table-cell office:value-type="float" office:value="1268" calcext:value-type="float">
            <text:p>1268</text:p>
          </table:table-cell>
          <table:table-cell office:value-type="float" office:value="1314438" calcext:value-type="float">
            <text:p>1314438</text:p>
          </table:table-cell>
          <table:table-cell office:value-type="float" office:value="1268" calcext:value-type="float">
            <text:p>1268</text:p>
          </table:table-cell>
          <table:table-cell office:value-type="float" office:value="1310330" calcext:value-type="float">
            <text:p>1310330</text:p>
          </table:table-cell>
          <table:table-cell office:value-type="float" office:value="1264" calcext:value-type="float">
            <text:p>1264</text:p>
          </table:table-cell>
          <table:table-cell office:value-type="float" office:value="1266" calcext:value-type="float">
            <text:p>1266</text:p>
          </table:table-cell>
          <table:table-cell office:value-type="float" office:value="3376.31" calcext:value-type="float">
            <text:p>3376.31</text:p>
          </table:table-cell>
          <table:table-cell office:value-type="float" office:value="-28.681" calcext:value-type="float">
            <text:p>-28.681</text:p>
          </table:table-cell>
          <table:table-cell/>
          <table:table-cell table:formula="of:=([.B66]/[.A66]-[.B65]/[.A65])+([.D66]/[.C66]-[.D65]/[.C65])+([.F66]/[.E66]-[.F65]/[.E65])+([.H66]/[.G66]-[.H65]/[.G65])*1312500*64*PI()*2*64/(1440*4)" office:value-type="float" office:value="-28.7957808129858" calcext:value-type="float">
            <text:p>-28.796</text:p>
          </table:table-cell>
          <table:table-cell table:formula="of:=[.J66]/60" office:value-type="float" office:value="56.2718333333333" calcext:value-type="float">
            <text:p>56.272</text:p>
          </table:table-cell>
          <table:table-cell table:number-columns-repeated="6"/>
        </table:table-row>
        <table:table-row table:style-name="ro1">
          <table:table-cell office:value-type="float" office:value="1311798" calcext:value-type="float">
            <text:p>1311798</text:p>
          </table:table-cell>
          <table:table-cell office:value-type="float" office:value="1256" calcext:value-type="float">
            <text:p>1256</text:p>
          </table:table-cell>
          <table:table-cell office:value-type="float" office:value="1311770" calcext:value-type="float">
            <text:p>1311770</text:p>
          </table:table-cell>
          <table:table-cell office:value-type="float" office:value="1256" calcext:value-type="float">
            <text:p>1256</text:p>
          </table:table-cell>
          <table:table-cell office:value-type="float" office:value="1311783" calcext:value-type="float">
            <text:p>1311783</text:p>
          </table:table-cell>
          <table:table-cell office:value-type="float" office:value="1256" calcext:value-type="float">
            <text:p>1256</text:p>
          </table:table-cell>
          <table:table-cell office:value-type="float" office:value="1315842" calcext:value-type="float">
            <text:p>1315842</text:p>
          </table:table-cell>
          <table:table-cell office:value-type="float" office:value="1260" calcext:value-type="float">
            <text:p>1260</text:p>
          </table:table-cell>
          <table:table-cell office:value-type="float" office:value="1257" calcext:value-type="float">
            <text:p>1257</text:p>
          </table:table-cell>
          <table:table-cell office:value-type="float" office:value="3351.239" calcext:value-type="float">
            <text:p>3351.239</text:p>
          </table:table-cell>
          <table:table-cell office:value-type="float" office:value="-42.008" calcext:value-type="float">
            <text:p>-42.008</text:p>
          </table:table-cell>
          <table:table-cell/>
          <table:table-cell table:formula="of:=([.B67]/[.A67]-[.B66]/[.A66])+([.D67]/[.C67]-[.D66]/[.C66])+([.F67]/[.E67]-[.F66]/[.E66])+([.H67]/[.G67]-[.H66]/[.G66])*1312500*64*PI()*2*64/(1440*4)" office:value-type="float" office:value="-41.5235353430807" calcext:value-type="float">
            <text:p>-41.524</text:p>
          </table:table-cell>
          <table:table-cell table:formula="of:=[.J67]/60" office:value-type="float" office:value="55.8539833333333" calcext:value-type="float">
            <text:p>55.854</text:p>
          </table:table-cell>
          <table:table-cell table:number-columns-repeated="6"/>
        </table:table-row>
        <table:table-row table:style-name="ro1">
          <table:table-cell office:value-type="float" office:value="1315961" calcext:value-type="float">
            <text:p>1315961</text:p>
          </table:table-cell>
          <table:table-cell office:value-type="float" office:value="1272" calcext:value-type="float">
            <text:p>1272</text:p>
          </table:table-cell>
          <table:table-cell office:value-type="float" office:value="1311886" calcext:value-type="float">
            <text:p>1311886</text:p>
          </table:table-cell>
          <table:table-cell office:value-type="float" office:value="1268" calcext:value-type="float">
            <text:p>1268</text:p>
          </table:table-cell>
          <table:table-cell office:value-type="float" office:value="1311862" calcext:value-type="float">
            <text:p>1311862</text:p>
          </table:table-cell>
          <table:table-cell office:value-type="float" office:value="1268" calcext:value-type="float">
            <text:p>1268</text:p>
          </table:table-cell>
          <table:table-cell office:value-type="float" office:value="1311917" calcext:value-type="float">
            <text:p>1311917</text:p>
          </table:table-cell>
          <table:table-cell office:value-type="float" office:value="1268" calcext:value-type="float">
            <text:p>1268</text:p>
          </table:table-cell>
          <table:table-cell office:value-type="float" office:value="1269" calcext:value-type="float">
            <text:p>1269</text:p>
          </table:table-cell>
          <table:table-cell office:value-type="float" office:value="3382.952" calcext:value-type="float">
            <text:p>3382.952</text:p>
          </table:table-cell>
          <table:table-cell office:value-type="float" office:value="53.137" calcext:value-type="float">
            <text:p>53.137</text:p>
          </table:table-cell>
          <table:table-cell/>
          <table:table-cell table:formula="of:=([.B68]/[.A68]-[.B67]/[.A67])+([.D68]/[.C68]-[.D67]/[.C67])+([.F68]/[.E68]-[.F67]/[.E67])+([.H68]/[.G68]-[.H67]/[.G67])*1312500*64*PI()*2*64/(1440*4)" office:value-type="float" office:value="52.5605435006728" calcext:value-type="float">
            <text:p>52.561</text:p>
          </table:table-cell>
          <table:table-cell table:formula="of:=[.J68]/60" office:value-type="float" office:value="56.3825333333333" calcext:value-type="float">
            <text:p>56.383</text:p>
          </table:table-cell>
          <table:table-cell table:number-columns-repeated="6"/>
        </table:table-row>
        <table:table-row table:style-name="ro1">
          <table:table-cell office:value-type="float" office:value="1309457" calcext:value-type="float">
            <text:p>1309457</text:p>
          </table:table-cell>
          <table:table-cell office:value-type="float" office:value="1268" calcext:value-type="float">
            <text:p>1268</text:p>
          </table:table-cell>
          <table:table-cell office:value-type="float" office:value="1313623" calcext:value-type="float">
            <text:p>1313623</text:p>
          </table:table-cell>
          <table:table-cell office:value-type="float" office:value="1272" calcext:value-type="float">
            <text:p>1272</text:p>
          </table:table-cell>
          <table:table-cell office:value-type="float" office:value="1313608" calcext:value-type="float">
            <text:p>1313608</text:p>
          </table:table-cell>
          <table:table-cell office:value-type="float" office:value="1272" calcext:value-type="float">
            <text:p>1272</text:p>
          </table:table-cell>
          <table:table-cell office:value-type="float" office:value="1309436" calcext:value-type="float">
            <text:p>1309436</text:p>
          </table:table-cell>
          <table:table-cell office:value-type="float" office:value="1268" calcext:value-type="float">
            <text:p>1268</text:p>
          </table:table-cell>
          <table:table-cell office:value-type="float" office:value="1270" calcext:value-type="float">
            <text:p>1270</text:p>
          </table:table-cell>
          <table:table-cell office:value-type="float" office:value="3389.169" calcext:value-type="float">
            <text:p>3389.169</text:p>
          </table:table-cell>
          <table:table-cell office:value-type="float" office:value="10.416" calcext:value-type="float">
            <text:p>10.416</text:p>
          </table:table-cell>
          <table:table-cell/>
          <table:table-cell table:formula="of:=([.B69]/[.A69]-[.B68]/[.A68])+([.D69]/[.C69]-[.D68]/[.C68])+([.F69]/[.E69]-[.F68]/[.E68])+([.H69]/[.G69]-[.H68]/[.G68])*1312500*64*PI()*2*64/(1440*4)" office:value-type="float" office:value="10.7392076443303" calcext:value-type="float">
            <text:p>10.739</text:p>
          </table:table-cell>
          <table:table-cell table:formula="of:=[.J69]/60" office:value-type="float" office:value="56.48615" calcext:value-type="float">
            <text:p>56.486</text:p>
          </table:table-cell>
          <table:table-cell table:number-columns-repeated="6"/>
        </table:table-row>
        <table:table-row table:style-name="ro1">
          <table:table-cell office:value-type="float" office:value="1312014" calcext:value-type="float">
            <text:p>1312014</text:p>
          </table:table-cell>
          <table:table-cell office:value-type="float" office:value="1260" calcext:value-type="float">
            <text:p>1260</text:p>
          </table:table-cell>
          <table:table-cell office:value-type="float" office:value="1312036" calcext:value-type="float">
            <text:p>1312036</text:p>
          </table:table-cell>
          <table:table-cell office:value-type="float" office:value="1260" calcext:value-type="float">
            <text:p>1260</text:p>
          </table:table-cell>
          <table:table-cell office:value-type="float" office:value="1312022" calcext:value-type="float">
            <text:p>1312022</text:p>
          </table:table-cell>
          <table:table-cell office:value-type="float" office:value="1260" calcext:value-type="float">
            <text:p>1260</text:p>
          </table:table-cell>
          <table:table-cell office:value-type="float" office:value="1316243" calcext:value-type="float">
            <text:p>1316243</text:p>
          </table:table-cell>
          <table:table-cell office:value-type="float" office:value="1264" calcext:value-type="float">
            <text:p>1264</text:p>
          </table:table-cell>
          <table:table-cell office:value-type="float" office:value="1261" calcext:value-type="float">
            <text:p>1261</text:p>
          </table:table-cell>
          <table:table-cell office:value-type="float" office:value="3361.185" calcext:value-type="float">
            <text:p>3361.185</text:p>
          </table:table-cell>
          <table:table-cell office:value-type="float" office:value="-46.888" calcext:value-type="float">
            <text:p>-46.888</text:p>
          </table:table-cell>
          <table:table-cell/>
          <table:table-cell table:formula="of:=([.B70]/[.A70]-[.B69]/[.A69])+([.D70]/[.C70]-[.D69]/[.C69])+([.F70]/[.E70]-[.F69]/[.E69])+([.H70]/[.G70]-[.H69]/[.G69])*1312500*64*PI()*2*64/(1440*4)" office:value-type="float" office:value="-47.1891645401612" calcext:value-type="float">
            <text:p>-47.189</text:p>
          </table:table-cell>
          <table:table-cell table:formula="of:=[.J70]/60" office:value-type="float" office:value="56.01975" calcext:value-type="float">
            <text:p>56.020</text:p>
          </table:table-cell>
          <table:table-cell table:number-columns-repeated="6"/>
        </table:table-row>
        <table:table-row table:style-name="ro1">
          <table:table-cell office:value-type="float" office:value="1312736" calcext:value-type="float">
            <text:p>1312736</text:p>
          </table:table-cell>
          <table:table-cell office:value-type="float" office:value="1268" calcext:value-type="float">
            <text:p>1268</text:p>
          </table:table-cell>
          <table:table-cell office:value-type="float" office:value="1312705" calcext:value-type="float">
            <text:p>1312705</text:p>
          </table:table-cell>
          <table:table-cell office:value-type="float" office:value="1268" calcext:value-type="float">
            <text:p>1268</text:p>
          </table:table-cell>
          <table:table-cell office:value-type="float" office:value="1312713" calcext:value-type="float">
            <text:p>1312713</text:p>
          </table:table-cell>
          <table:table-cell office:value-type="float" office:value="1268" calcext:value-type="float">
            <text:p>1268</text:p>
          </table:table-cell>
          <table:table-cell office:value-type="float" office:value="1312693" calcext:value-type="float">
            <text:p>1312693</text:p>
          </table:table-cell>
          <table:table-cell table:number-columns-repeated="2" office:value-type="float" office:value="1268" calcext:value-type="float">
            <text:p>1268</text:p>
          </table:table-cell>
          <table:table-cell office:value-type="float" office:value="3380.788" calcext:value-type="float">
            <text:p>3380.788</text:p>
          </table:table-cell>
          <table:table-cell office:value-type="float" office:value="32.846" calcext:value-type="float">
            <text:p>32.846</text:p>
          </table:table-cell>
          <table:table-cell/>
          <table:table-cell table:formula="of:=([.B71]/[.A71]-[.B70]/[.A70])+([.D71]/[.C71]-[.D70]/[.C70])+([.F71]/[.E71]-[.F70]/[.E70])+([.H71]/[.G71]-[.H70]/[.G70])*1312500*64*PI()*2*64/(1440*4)" office:value-type="float" office:value="33.0993125104181" calcext:value-type="float">
            <text:p>33.099</text:p>
          </table:table-cell>
          <table:table-cell table:formula="of:=[.J71]/60" office:value-type="float" office:value="56.3464666666667" calcext:value-type="float">
            <text:p>56.346</text:p>
          </table:table-cell>
          <table:table-cell table:number-columns-repeated="6"/>
        </table:table-row>
        <table:table-row table:style-name="ro1">
          <table:table-cell office:value-type="float" office:value="1315525" calcext:value-type="float">
            <text:p>1315525</text:p>
          </table:table-cell>
          <table:table-cell office:value-type="float" office:value="1276" calcext:value-type="float">
            <text:p>1276</text:p>
          </table:table-cell>
          <table:table-cell office:value-type="float" office:value="1311353" calcext:value-type="float">
            <text:p>1311353</text:p>
          </table:table-cell>
          <table:table-cell office:value-type="float" office:value="1272" calcext:value-type="float">
            <text:p>1272</text:p>
          </table:table-cell>
          <table:table-cell office:value-type="float" office:value="1311370" calcext:value-type="float">
            <text:p>1311370</text:p>
          </table:table-cell>
          <table:table-cell office:value-type="float" office:value="1272" calcext:value-type="float">
            <text:p>1272</text:p>
          </table:table-cell>
          <table:table-cell office:value-type="float" office:value="1311339" calcext:value-type="float">
            <text:p>1311339</text:p>
          </table:table-cell>
          <table:table-cell office:value-type="float" office:value="1272" calcext:value-type="float">
            <text:p>1272</text:p>
          </table:table-cell>
          <table:table-cell office:value-type="float" office:value="1273" calcext:value-type="float">
            <text:p>1273</text:p>
          </table:table-cell>
          <table:table-cell office:value-type="float" office:value="3394.934" calcext:value-type="float">
            <text:p>3394.934</text:p>
          </table:table-cell>
          <table:table-cell office:value-type="float" office:value="23.702" calcext:value-type="float">
            <text:p>23.702</text:p>
          </table:table-cell>
          <table:table-cell/>
          <table:table-cell table:formula="of:=([.B72]/[.A72]-[.B71]/[.A71])+([.D72]/[.C72]-[.D71]/[.C71])+([.F72]/[.E72]-[.F71]/[.E71])+([.H72]/[.G72]-[.H71]/[.G71])*1312500*64*PI()*2*64/(1440*4)" office:value-type="float" office:value="23.7369367633423" calcext:value-type="float">
            <text:p>23.737</text:p>
          </table:table-cell>
          <table:table-cell table:formula="of:=[.J72]/60" office:value-type="float" office:value="56.5822333333333" calcext:value-type="float">
            <text:p>56.582</text:p>
          </table:table-cell>
          <table:table-cell table:number-columns-repeated="6"/>
        </table:table-row>
        <table:table-row table:style-name="ro1">
          <table:table-cell office:value-type="float" office:value="1312546" calcext:value-type="float">
            <text:p>1312546</text:p>
          </table:table-cell>
          <table:table-cell office:value-type="float" office:value="1264" calcext:value-type="float">
            <text:p>1264</text:p>
          </table:table-cell>
          <table:table-cell office:value-type="float" office:value="1312563" calcext:value-type="float">
            <text:p>1312563</text:p>
          </table:table-cell>
          <table:table-cell office:value-type="float" office:value="1264" calcext:value-type="float">
            <text:p>1264</text:p>
          </table:table-cell>
          <table:table-cell office:value-type="float" office:value="1312570" calcext:value-type="float">
            <text:p>1312570</text:p>
          </table:table-cell>
          <table:table-cell office:value-type="float" office:value="1264" calcext:value-type="float">
            <text:p>1264</text:p>
          </table:table-cell>
          <table:table-cell office:value-type="float" office:value="1312557" calcext:value-type="float">
            <text:p>1312557</text:p>
          </table:table-cell>
          <table:table-cell table:number-columns-repeated="2" office:value-type="float" office:value="1264" calcext:value-type="float">
            <text:p>1264</text:p>
          </table:table-cell>
          <table:table-cell office:value-type="float" office:value="3370.515" calcext:value-type="float">
            <text:p>3370.515</text:p>
          </table:table-cell>
          <table:table-cell office:value-type="float" office:value="-40.914" calcext:value-type="float">
            <text:p>-40.914</text:p>
          </table:table-cell>
          <table:table-cell/>
          <table:table-cell table:formula="of:=([.B73]/[.A73]-[.B72]/[.A72])+([.D73]/[.C73]-[.D72]/[.C72])+([.F73]/[.E73]-[.F72]/[.E72])+([.H73]/[.G73]-[.H72]/[.G72])*1312500*64*PI()*2*64/(1440*4)" office:value-type="float" office:value="-41.0214012953873" calcext:value-type="float">
            <text:p>-41.021</text:p>
          </table:table-cell>
          <table:table-cell table:formula="of:=[.J73]/60" office:value-type="float" office:value="56.17525" calcext:value-type="float">
            <text:p>56.175</text:p>
          </table:table-cell>
          <table:table-cell table:number-columns-repeated="6"/>
        </table:table-row>
        <table:table-row table:style-name="ro1">
          <table:table-cell office:value-type="float" office:value="1312477" calcext:value-type="float">
            <text:p>1312477</text:p>
          </table:table-cell>
          <table:table-cell office:value-type="float" office:value="1260" calcext:value-type="float">
            <text:p>1260</text:p>
          </table:table-cell>
          <table:table-cell office:value-type="float" office:value="1312521" calcext:value-type="float">
            <text:p>1312521</text:p>
          </table:table-cell>
          <table:table-cell office:value-type="float" office:value="1260" calcext:value-type="float">
            <text:p>1260</text:p>
          </table:table-cell>
          <table:table-cell office:value-type="float" office:value="1312541" calcext:value-type="float">
            <text:p>1312541</text:p>
          </table:table-cell>
          <table:table-cell office:value-type="float" office:value="1260" calcext:value-type="float">
            <text:p>1260</text:p>
          </table:table-cell>
          <table:table-cell office:value-type="float" office:value="1312506" calcext:value-type="float">
            <text:p>1312506</text:p>
          </table:table-cell>
          <table:table-cell table:number-columns-repeated="2" office:value-type="float" office:value="1260" calcext:value-type="float">
            <text:p>1260</text:p>
          </table:table-cell>
          <table:table-cell office:value-type="float" office:value="3359.971" calcext:value-type="float">
            <text:p>3359.971</text:p>
          </table:table-cell>
          <table:table-cell office:value-type="float" office:value="-17.667" calcext:value-type="float">
            <text:p>-17.667</text:p>
          </table:table-cell>
          <table:table-cell/>
          <table:table-cell table:formula="of:=([.B74]/[.A74]-[.B73]/[.A73])+([.D74]/[.C74]-[.D73]/[.C73])+([.F74]/[.E74]-[.F73]/[.E73])+([.H74]/[.G74]-[.H73]/[.G73])*1312500*64*PI()*2*64/(1440*4)" office:value-type="float" office:value="-17.6526595714383" calcext:value-type="float">
            <text:p>-17.653</text:p>
          </table:table-cell>
          <table:table-cell table:formula="of:=[.J74]/60" office:value-type="float" office:value="55.9995166666667" calcext:value-type="float">
            <text:p>56.000</text:p>
          </table:table-cell>
          <table:table-cell table:number-columns-repeated="6"/>
        </table:table-row>
        <table:table-row table:style-name="ro1">
          <table:table-cell office:value-type="float" office:value="1310025" calcext:value-type="float">
            <text:p>1310025</text:p>
          </table:table-cell>
          <table:table-cell office:value-type="float" office:value="1268" calcext:value-type="float">
            <text:p>1268</text:p>
          </table:table-cell>
          <table:table-cell office:value-type="float" office:value="1314061" calcext:value-type="float">
            <text:p>1314061</text:p>
          </table:table-cell>
          <table:table-cell office:value-type="float" office:value="1272" calcext:value-type="float">
            <text:p>1272</text:p>
          </table:table-cell>
          <table:table-cell office:value-type="float" office:value="1314062" calcext:value-type="float">
            <text:p>1314062</text:p>
          </table:table-cell>
          <table:table-cell office:value-type="float" office:value="1272" calcext:value-type="float">
            <text:p>1272</text:p>
          </table:table-cell>
          <table:table-cell office:value-type="float" office:value="1310024" calcext:value-type="float">
            <text:p>1310024</text:p>
          </table:table-cell>
          <table:table-cell office:value-type="float" office:value="1268" calcext:value-type="float">
            <text:p>1268</text:p>
          </table:table-cell>
          <table:table-cell office:value-type="float" office:value="1270" calcext:value-type="float">
            <text:p>1270</text:p>
          </table:table-cell>
          <table:table-cell office:value-type="float" office:value="3387.846" calcext:value-type="float">
            <text:p>3387.846</text:p>
          </table:table-cell>
          <table:table-cell office:value-type="float" office:value="46.705" calcext:value-type="float">
            <text:p>46.705</text:p>
          </table:table-cell>
          <table:table-cell/>
          <table:table-cell table:formula="of:=([.B75]/[.A75]-[.B74]/[.A74])+([.D75]/[.C75]-[.D74]/[.C74])+([.F75]/[.E75]-[.F74]/[.E74])+([.H75]/[.G75]-[.H74]/[.G74])*1312500*64*PI()*2*64/(1440*4)" office:value-type="float" office:value="46.4780932589989" calcext:value-type="float">
            <text:p>46.478</text:p>
          </table:table-cell>
          <table:table-cell table:formula="of:=[.J75]/60" office:value-type="float" office:value="56.4641" calcext:value-type="float">
            <text:p>56.464</text:p>
          </table:table-cell>
          <table:table-cell table:number-columns-repeated="6"/>
        </table:table-row>
        <table:table-row table:style-name="ro1">
          <table:table-cell office:value-type="float" office:value="1311693" calcext:value-type="float">
            <text:p>1311693</text:p>
          </table:table-cell>
          <table:table-cell office:value-type="float" office:value="1268" calcext:value-type="float">
            <text:p>1268</text:p>
          </table:table-cell>
          <table:table-cell office:value-type="float" office:value="1311769" calcext:value-type="float">
            <text:p>1311769</text:p>
          </table:table-cell>
          <table:table-cell office:value-type="float" office:value="1268" calcext:value-type="float">
            <text:p>1268</text:p>
          </table:table-cell>
          <table:table-cell office:value-type="float" office:value="1311730" calcext:value-type="float">
            <text:p>1311730</text:p>
          </table:table-cell>
          <table:table-cell office:value-type="float" office:value="1268" calcext:value-type="float">
            <text:p>1268</text:p>
          </table:table-cell>
          <table:table-cell office:value-type="float" office:value="1315857" calcext:value-type="float">
            <text:p>1315857</text:p>
          </table:table-cell>
          <table:table-cell office:value-type="float" office:value="1272" calcext:value-type="float">
            <text:p>1272</text:p>
          </table:table-cell>
          <table:table-cell office:value-type="float" office:value="1269" calcext:value-type="float">
            <text:p>1269</text:p>
          </table:table-cell>
          <table:table-cell office:value-type="float" office:value="3383.324" calcext:value-type="float">
            <text:p>3383.324</text:p>
          </table:table-cell>
          <table:table-cell office:value-type="float" office:value="-7.577" calcext:value-type="float">
            <text:p>-7.577</text:p>
          </table:table-cell>
          <table:table-cell/>
          <table:table-cell table:formula="of:=([.B76]/[.A76]-[.B75]/[.A75])+([.D76]/[.C76]-[.D75]/[.C75])+([.F76]/[.E76]-[.F75]/[.E75])+([.H76]/[.G76]-[.H75]/[.G75])*1312500*64*PI()*2*64/(1440*4)" office:value-type="float" office:value="-7.33512463495685" calcext:value-type="float">
            <text:p>-7.335</text:p>
          </table:table-cell>
          <table:table-cell table:formula="of:=[.J76]/60" office:value-type="float" office:value="56.3887333333333" calcext:value-type="float">
            <text:p>56.389</text:p>
          </table:table-cell>
          <table:table-cell table:number-columns-repeated="6"/>
        </table:table-row>
        <table:table-row table:style-name="ro1">
          <table:table-cell office:value-type="float" office:value="1314506" calcext:value-type="float">
            <text:p>1314506</text:p>
          </table:table-cell>
          <table:table-cell office:value-type="float" office:value="1264" calcext:value-type="float">
            <text:p>1264</text:p>
          </table:table-cell>
          <table:table-cell office:value-type="float" office:value="1310307" calcext:value-type="float">
            <text:p>1310307</text:p>
          </table:table-cell>
          <table:table-cell office:value-type="float" office:value="1260" calcext:value-type="float">
            <text:p>1260</text:p>
          </table:table-cell>
          <table:table-cell office:value-type="float" office:value="1314511" calcext:value-type="float">
            <text:p>1314511</text:p>
          </table:table-cell>
          <table:table-cell office:value-type="float" office:value="1264" calcext:value-type="float">
            <text:p>1264</text:p>
          </table:table-cell>
          <table:table-cell office:value-type="float" office:value="1310308" calcext:value-type="float">
            <text:p>1310308</text:p>
          </table:table-cell>
          <table:table-cell office:value-type="float" office:value="1260" calcext:value-type="float">
            <text:p>1260</text:p>
          </table:table-cell>
          <table:table-cell office:value-type="float" office:value="1262" calcext:value-type="float">
            <text:p>1262</text:p>
          </table:table-cell>
          <table:table-cell office:value-type="float" office:value="3365.569" calcext:value-type="float">
            <text:p>3365.569</text:p>
          </table:table-cell>
          <table:table-cell office:value-type="float" office:value="-29.748" calcext:value-type="float">
            <text:p>-29.748</text:p>
          </table:table-cell>
          <table:table-cell/>
          <table:table-cell table:formula="of:=([.B77]/[.A77]-[.B76]/[.A76])+([.D77]/[.C77]-[.D76]/[.C76])+([.F77]/[.E77]-[.F76]/[.E76])+([.H77]/[.G77]-[.H76]/[.G76])*1312500*64*PI()*2*64/(1440*4)" office:value-type="float" office:value="-29.6993071984625" calcext:value-type="float">
            <text:p>-29.699</text:p>
          </table:table-cell>
          <table:table-cell table:formula="of:=[.J77]/60" office:value-type="float" office:value="56.0928166666667" calcext:value-type="float">
            <text:p>56.093</text:p>
          </table:table-cell>
          <table:table-cell table:number-columns-repeated="6"/>
        </table:table-row>
        <table:table-row table:style-name="ro1">
          <table:table-cell office:value-type="float" office:value="1310224" calcext:value-type="float">
            <text:p>1310224</text:p>
          </table:table-cell>
          <table:table-cell office:value-type="float" office:value="1268" calcext:value-type="float">
            <text:p>1268</text:p>
          </table:table-cell>
          <table:table-cell office:value-type="float" office:value="1314455" calcext:value-type="float">
            <text:p>1314455</text:p>
          </table:table-cell>
          <table:table-cell office:value-type="float" office:value="1272" calcext:value-type="float">
            <text:p>1272</text:p>
          </table:table-cell>
          <table:table-cell office:value-type="float" office:value="1310235" calcext:value-type="float">
            <text:p>1310235</text:p>
          </table:table-cell>
          <table:table-cell office:value-type="float" office:value="1268" calcext:value-type="float">
            <text:p>1268</text:p>
          </table:table-cell>
          <table:table-cell office:value-type="float" office:value="1314454" calcext:value-type="float">
            <text:p>1314454</text:p>
          </table:table-cell>
          <table:table-cell office:value-type="float" office:value="1272" calcext:value-type="float">
            <text:p>1272</text:p>
          </table:table-cell>
          <table:table-cell office:value-type="float" office:value="1270" calcext:value-type="float">
            <text:p>1270</text:p>
          </table:table-cell>
          <table:table-cell office:value-type="float" office:value="3387.075" calcext:value-type="float">
            <text:p>3387.075</text:p>
          </table:table-cell>
          <table:table-cell office:value-type="float" office:value="36.032" calcext:value-type="float">
            <text:p>36.032</text:p>
          </table:table-cell>
          <table:table-cell/>
          <table:table-cell table:formula="of:=([.B78]/[.A78]-[.B77]/[.A77])+([.D78]/[.C78]-[.D77]/[.C77])+([.F78]/[.E78]-[.F77]/[.E77])+([.H78]/[.G78]-[.H77]/[.G77])*1312500*64*PI()*2*64/(1440*4)" office:value-type="float" office:value="35.7500344046464" calcext:value-type="float">
            <text:p>35.750</text:p>
          </table:table-cell>
          <table:table-cell table:formula="of:=[.J78]/60" office:value-type="float" office:value="56.45125" calcext:value-type="float">
            <text:p>56.451</text:p>
          </table:table-cell>
          <table:table-cell table:number-columns-repeated="6"/>
        </table:table-row>
        <table:table-row table:style-name="ro1">
          <table:table-cell office:value-type="float" office:value="1315362" calcext:value-type="float">
            <text:p>1315362</text:p>
          </table:table-cell>
          <table:table-cell office:value-type="float" office:value="1276" calcext:value-type="float">
            <text:p>1276</text:p>
          </table:table-cell>
          <table:table-cell office:value-type="float" office:value="1311111" calcext:value-type="float">
            <text:p>1311111</text:p>
          </table:table-cell>
          <table:table-cell office:value-type="float" office:value="1272" calcext:value-type="float">
            <text:p>1272</text:p>
          </table:table-cell>
          <table:table-cell office:value-type="float" office:value="1311112" calcext:value-type="float">
            <text:p>1311112</text:p>
          </table:table-cell>
          <table:table-cell office:value-type="float" office:value="1272" calcext:value-type="float">
            <text:p>1272</text:p>
          </table:table-cell>
          <table:table-cell office:value-type="float" office:value="1311113" calcext:value-type="float">
            <text:p>1311113</text:p>
          </table:table-cell>
          <table:table-cell office:value-type="float" office:value="1272" calcext:value-type="float">
            <text:p>1272</text:p>
          </table:table-cell>
          <table:table-cell office:value-type="float" office:value="1273" calcext:value-type="float">
            <text:p>1273</text:p>
          </table:table-cell>
          <table:table-cell office:value-type="float" office:value="3395.509" calcext:value-type="float">
            <text:p>3395.509</text:p>
          </table:table-cell>
          <table:table-cell office:value-type="float" office:value="14.132" calcext:value-type="float">
            <text:p>14.132</text:p>
          </table:table-cell>
          <table:table-cell/>
          <table:table-cell table:formula="of:=([.B79]/[.A79]-[.B78]/[.A78])+([.D79]/[.C79]-[.D78]/[.C78])+([.F79]/[.E79]-[.F78]/[.E78])+([.H79]/[.G79]-[.H78]/[.G78])*1312500*64*PI()*2*64/(1440*4)" office:value-type="float" office:value="14.4608869666253" calcext:value-type="float">
            <text:p>14.461</text:p>
          </table:table-cell>
          <table:table-cell table:formula="of:=[.J79]/60" office:value-type="float" office:value="56.5918166666667" calcext:value-type="float">
            <text:p>56.592</text:p>
          </table:table-cell>
          <table:table-cell table:number-columns-repeated="6"/>
        </table:table-row>
        <table:table-row table:style-name="ro1">
          <table:table-cell office:value-type="float" office:value="1309995" calcext:value-type="float">
            <text:p>1309995</text:p>
          </table:table-cell>
          <table:table-cell office:value-type="float" office:value="1260" calcext:value-type="float">
            <text:p>1260</text:p>
          </table:table-cell>
          <table:table-cell office:value-type="float" office:value="1314208" calcext:value-type="float">
            <text:p>1314208</text:p>
          </table:table-cell>
          <table:table-cell office:value-type="float" office:value="1264" calcext:value-type="float">
            <text:p>1264</text:p>
          </table:table-cell>
          <table:table-cell office:value-type="float" office:value="1314224" calcext:value-type="float">
            <text:p>1314224</text:p>
          </table:table-cell>
          <table:table-cell office:value-type="float" office:value="1264" calcext:value-type="float">
            <text:p>1264</text:p>
          </table:table-cell>
          <table:table-cell office:value-type="float" office:value="1314197" calcext:value-type="float">
            <text:p>1314197</text:p>
          </table:table-cell>
          <table:table-cell office:value-type="float" office:value="1264" calcext:value-type="float">
            <text:p>1264</text:p>
          </table:table-cell>
          <table:table-cell office:value-type="float" office:value="1263" calcext:value-type="float">
            <text:p>1263</text:p>
          </table:table-cell>
          <table:table-cell office:value-type="float" office:value="3366.317" calcext:value-type="float">
            <text:p>3366.317</text:p>
          </table:table-cell>
          <table:table-cell office:value-type="float" office:value="-48.911" calcext:value-type="float">
            <text:p>-48.911</text:p>
          </table:table-cell>
          <table:table-cell/>
          <table:table-cell table:formula="of:=([.B80]/[.A80]-[.B79]/[.A79])+([.D80]/[.C80]-[.D79]/[.C79])+([.F80]/[.E80]-[.F79]/[.E79])+([.H80]/[.G80]-[.H79]/[.G79])*1312500*64*PI()*2*64/(1440*4)" office:value-type="float" office:value="-49.0493268362222" calcext:value-type="float">
            <text:p>-49.049</text:p>
          </table:table-cell>
          <table:table-cell table:formula="of:=[.J80]/60" office:value-type="float" office:value="56.1052833333333" calcext:value-type="float">
            <text:p>56.105</text:p>
          </table:table-cell>
          <table:table-cell table:number-columns-repeated="6"/>
        </table:table-row>
        <table:table-row table:style-name="ro1">
          <table:table-cell office:value-type="float" office:value="1315964" calcext:value-type="float">
            <text:p>1315964</text:p>
          </table:table-cell>
          <table:table-cell office:value-type="float" office:value="1268" calcext:value-type="float">
            <text:p>1268</text:p>
          </table:table-cell>
          <table:table-cell office:value-type="float" office:value="1311837" calcext:value-type="float">
            <text:p>1311837</text:p>
          </table:table-cell>
          <table:table-cell office:value-type="float" office:value="1264" calcext:value-type="float">
            <text:p>1264</text:p>
          </table:table-cell>
          <table:table-cell office:value-type="float" office:value="1311868" calcext:value-type="float">
            <text:p>1311868</text:p>
          </table:table-cell>
          <table:table-cell office:value-type="float" office:value="1264" calcext:value-type="float">
            <text:p>1264</text:p>
          </table:table-cell>
          <table:table-cell office:value-type="float" office:value="1311798" calcext:value-type="float">
            <text:p>1311798</text:p>
          </table:table-cell>
          <table:table-cell office:value-type="float" office:value="1264" calcext:value-type="float">
            <text:p>1264</text:p>
          </table:table-cell>
          <table:table-cell office:value-type="float" office:value="1265" calcext:value-type="float">
            <text:p>1265</text:p>
          </table:table-cell>
          <table:table-cell office:value-type="float" office:value="3372.391" calcext:value-type="float">
            <text:p>3372.391</text:p>
          </table:table-cell>
          <table:table-cell office:value-type="float" office:value="10.176" calcext:value-type="float">
            <text:p>10.176</text:p>
          </table:table-cell>
          <table:table-cell/>
          <table:table-cell table:formula="of:=([.B81]/[.A81]-[.B80]/[.A80])+([.D81]/[.C81]-[.D80]/[.C80])+([.F81]/[.E81]-[.F80]/[.E80])+([.H81]/[.G81]-[.H80]/[.G80])*1312500*64*PI()*2*64/(1440*4)" office:value-type="float" office:value="10.3149410230463" calcext:value-type="float">
            <text:p>10.315</text:p>
          </table:table-cell>
          <table:table-cell table:formula="of:=[.J81]/60" office:value-type="float" office:value="56.2065166666667" calcext:value-type="float">
            <text:p>56.207</text:p>
          </table:table-cell>
          <table:table-cell table:number-columns-repeated="6"/>
        </table:table-row>
        <table:table-row table:style-name="ro1">
          <table:table-cell office:value-type="float" office:value="1311471" calcext:value-type="float">
            <text:p>1311471</text:p>
          </table:table-cell>
          <table:table-cell office:value-type="float" office:value="1268" calcext:value-type="float">
            <text:p>1268</text:p>
          </table:table-cell>
          <table:table-cell office:value-type="float" office:value="1311504" calcext:value-type="float">
            <text:p>1311504</text:p>
          </table:table-cell>
          <table:table-cell office:value-type="float" office:value="1268" calcext:value-type="float">
            <text:p>1268</text:p>
          </table:table-cell>
          <table:table-cell office:value-type="float" office:value="1315526" calcext:value-type="float">
            <text:p>1315526</text:p>
          </table:table-cell>
          <table:table-cell office:value-type="float" office:value="1272" calcext:value-type="float">
            <text:p>1272</text:p>
          </table:table-cell>
          <table:table-cell office:value-type="float" office:value="1311489" calcext:value-type="float">
            <text:p>1311489</text:p>
          </table:table-cell>
          <table:table-cell office:value-type="float" office:value="1268" calcext:value-type="float">
            <text:p>1268</text:p>
          </table:table-cell>
          <table:table-cell office:value-type="float" office:value="1269" calcext:value-type="float">
            <text:p>1269</text:p>
          </table:table-cell>
          <table:table-cell office:value-type="float" office:value="3384.006" calcext:value-type="float">
            <text:p>3384.006</text:p>
          </table:table-cell>
          <table:table-cell office:value-type="float" office:value="19.462" calcext:value-type="float">
            <text:p>19.462</text:p>
          </table:table-cell>
          <table:table-cell/>
          <table:table-cell table:formula="of:=([.B82]/[.A82]-[.B81]/[.A81])+([.D82]/[.C82]-[.D81]/[.C81])+([.F82]/[.E82]-[.F81]/[.E81])+([.H82]/[.G82]-[.H81]/[.G81])*1312500*64*PI()*2*64/(1440*4)" office:value-type="float" office:value="19.2173037370179" calcext:value-type="float">
            <text:p>19.217</text:p>
          </table:table-cell>
          <table:table-cell table:formula="of:=[.J82]/60" office:value-type="float" office:value="56.4001" calcext:value-type="float">
            <text:p>56.400</text:p>
          </table:table-cell>
          <table:table-cell table:number-columns-repeated="6"/>
        </table:table-row>
        <table:table-row table:style-name="ro1">
          <table:table-cell office:value-type="float" office:value="1311669" calcext:value-type="float">
            <text:p>1311669</text:p>
          </table:table-cell>
          <table:table-cell office:value-type="float" office:value="1264" calcext:value-type="float">
            <text:p>1264</text:p>
          </table:table-cell>
          <table:table-cell office:value-type="float" office:value="1311610" calcext:value-type="float">
            <text:p>1311610</text:p>
          </table:table-cell>
          <table:table-cell office:value-type="float" office:value="1264" calcext:value-type="float">
            <text:p>1264</text:p>
          </table:table-cell>
          <table:table-cell office:value-type="float" office:value="1311699" calcext:value-type="float">
            <text:p>1311699</text:p>
          </table:table-cell>
          <table:table-cell office:value-type="float" office:value="1264" calcext:value-type="float">
            <text:p>1264</text:p>
          </table:table-cell>
          <table:table-cell office:value-type="float" office:value="1311650" calcext:value-type="float">
            <text:p>1311650</text:p>
          </table:table-cell>
          <table:table-cell table:number-columns-repeated="2" office:value-type="float" office:value="1264" calcext:value-type="float">
            <text:p>1264</text:p>
          </table:table-cell>
          <table:table-cell office:value-type="float" office:value="3372.833" calcext:value-type="float">
            <text:p>3372.833</text:p>
          </table:table-cell>
          <table:table-cell office:value-type="float" office:value="-18.721" calcext:value-type="float">
            <text:p>-18.721</text:p>
          </table:table-cell>
          <table:table-cell/>
          <table:table-cell table:formula="of:=([.B83]/[.A83]-[.B82]/[.A82])+([.D83]/[.C83]-[.D82]/[.C82])+([.F83]/[.E83]-[.F82]/[.E82])+([.H83]/[.G83]-[.H82]/[.G82])*1312500*64*PI()*2*64/(1440*4)" office:value-type="float" office:value="-18.5797147949174" calcext:value-type="float">
            <text:p>-18.580</text:p>
          </table:table-cell>
          <table:table-cell table:formula="of:=[.J83]/60" office:value-type="float" office:value="56.2138833333333" calcext:value-type="float">
            <text:p>56.214</text:p>
          </table:table-cell>
          <table:table-cell table:number-columns-repeated="6"/>
        </table:table-row>
        <table:table-row table:style-name="ro1">
          <table:table-cell office:value-type="float" office:value="1310760" calcext:value-type="float">
            <text:p>1310760</text:p>
          </table:table-cell>
          <table:table-cell office:value-type="float" office:value="1260" calcext:value-type="float">
            <text:p>1260</text:p>
          </table:table-cell>
          <table:table-cell office:value-type="float" office:value="1314915" calcext:value-type="float">
            <text:p>1314915</text:p>
          </table:table-cell>
          <table:table-cell office:value-type="float" office:value="1264" calcext:value-type="float">
            <text:p>1264</text:p>
          </table:table-cell>
          <table:table-cell office:value-type="float" office:value="1310776" calcext:value-type="float">
            <text:p>1310776</text:p>
          </table:table-cell>
          <table:table-cell office:value-type="float" office:value="1260" calcext:value-type="float">
            <text:p>1260</text:p>
          </table:table-cell>
          <table:table-cell office:value-type="float" office:value="1314922" calcext:value-type="float">
            <text:p>1314922</text:p>
          </table:table-cell>
          <table:table-cell office:value-type="float" office:value="1264" calcext:value-type="float">
            <text:p>1264</text:p>
          </table:table-cell>
          <table:table-cell office:value-type="float" office:value="1262" calcext:value-type="float">
            <text:p>1262</text:p>
          </table:table-cell>
          <table:table-cell office:value-type="float" office:value="3364.453" calcext:value-type="float">
            <text:p>3364.453</text:p>
          </table:table-cell>
          <table:table-cell office:value-type="float" office:value="-14.04" calcext:value-type="float">
            <text:p>-14.04</text:p>
          </table:table-cell>
          <table:table-cell/>
          <table:table-cell table:formula="of:=([.B84]/[.A84]-[.B83]/[.A83])+([.D84]/[.C84]-[.D83]/[.C83])+([.F84]/[.E84]-[.F83]/[.E83])+([.H84]/[.G84]-[.H83]/[.G83])*1312500*64*PI()*2*64/(1440*4)" office:value-type="float" office:value="-14.0623946018104" calcext:value-type="float">
            <text:p>-14.062</text:p>
          </table:table-cell>
          <table:table-cell table:formula="of:=[.J84]/60" office:value-type="float" office:value="56.0742166666667" calcext:value-type="float">
            <text:p>56.074</text:p>
          </table:table-cell>
          <table:table-cell table:number-columns-repeated="6"/>
        </table:table-row>
        <table:table-row table:style-name="ro1">
          <table:table-cell office:value-type="float" office:value="1312564" calcext:value-type="float">
            <text:p>1312564</text:p>
          </table:table-cell>
          <table:table-cell office:value-type="float" office:value="1272" calcext:value-type="float">
            <text:p>1272</text:p>
          </table:table-cell>
          <table:table-cell office:value-type="float" office:value="1312567" calcext:value-type="float">
            <text:p>1312567</text:p>
          </table:table-cell>
          <table:table-cell office:value-type="float" office:value="1272" calcext:value-type="float">
            <text:p>1272</text:p>
          </table:table-cell>
          <table:table-cell office:value-type="float" office:value="1312562" calcext:value-type="float">
            <text:p>1312562</text:p>
          </table:table-cell>
          <table:table-cell office:value-type="float" office:value="1272" calcext:value-type="float">
            <text:p>1272</text:p>
          </table:table-cell>
          <table:table-cell office:value-type="float" office:value="1312575" calcext:value-type="float">
            <text:p>1312575</text:p>
          </table:table-cell>
          <table:table-cell table:number-columns-repeated="2" office:value-type="float" office:value="1272" calcext:value-type="float">
            <text:p>1272</text:p>
          </table:table-cell>
          <table:table-cell office:value-type="float" office:value="3391.827" calcext:value-type="float">
            <text:p>3391.827</text:p>
          </table:table-cell>
          <table:table-cell office:value-type="float" office:value="45.865" calcext:value-type="float">
            <text:p>45.865</text:p>
          </table:table-cell>
          <table:table-cell/>
          <table:table-cell table:formula="of:=([.B85]/[.A85]-[.B84]/[.A84])+([.D85]/[.C85]-[.D84]/[.C84])+([.F85]/[.E85]-[.F84]/[.E84])+([.H85]/[.G85]-[.H84]/[.G84])*1312500*64*PI()*2*64/(1440*4)" office:value-type="float" office:value="45.8221420895175" calcext:value-type="float">
            <text:p>45.822</text:p>
          </table:table-cell>
          <table:table-cell table:formula="of:=[.J85]/60" office:value-type="float" office:value="56.53045" calcext:value-type="float">
            <text:p>56.530</text:p>
          </table:table-cell>
          <table:table-cell table:number-columns-repeated="6"/>
        </table:table-row>
        <table:table-row table:style-name="ro1">
          <table:table-cell office:value-type="float" office:value="1313539" calcext:value-type="float">
            <text:p>1313539</text:p>
          </table:table-cell>
          <table:table-cell office:value-type="float" office:value="1272" calcext:value-type="float">
            <text:p>1272</text:p>
          </table:table-cell>
          <table:table-cell office:value-type="float" office:value="1313535" calcext:value-type="float">
            <text:p>1313535</text:p>
          </table:table-cell>
          <table:table-cell office:value-type="float" office:value="1272" calcext:value-type="float">
            <text:p>1272</text:p>
          </table:table-cell>
          <table:table-cell office:value-type="float" office:value="1313537" calcext:value-type="float">
            <text:p>1313537</text:p>
          </table:table-cell>
          <table:table-cell office:value-type="float" office:value="1272" calcext:value-type="float">
            <text:p>1272</text:p>
          </table:table-cell>
          <table:table-cell office:value-type="float" office:value="1309344" calcext:value-type="float">
            <text:p>1309344</text:p>
          </table:table-cell>
          <table:table-cell office:value-type="float" office:value="1268" calcext:value-type="float">
            <text:p>1268</text:p>
          </table:table-cell>
          <table:table-cell office:value-type="float" office:value="1271" calcext:value-type="float">
            <text:p>1271</text:p>
          </table:table-cell>
          <table:table-cell office:value-type="float" office:value="3389.363" calcext:value-type="float">
            <text:p>3389.363</text:p>
          </table:table-cell>
          <table:table-cell office:value-type="float" office:value="-4.129" calcext:value-type="float">
            <text:p>-4.129</text:p>
          </table:table-cell>
          <table:table-cell/>
          <table:table-cell table:formula="of:=([.B86]/[.A86]-[.B85]/[.A85])+([.D86]/[.C86]-[.D85]/[.C85])+([.F86]/[.E86]-[.F85]/[.E85])+([.H86]/[.G86]-[.H85]/[.G85])*1312500*64*PI()*2*64/(1440*4)" office:value-type="float" office:value="-3.89154537535962" calcext:value-type="float">
            <text:p>-3.892</text:p>
          </table:table-cell>
          <table:table-cell table:formula="of:=[.J86]/60" office:value-type="float" office:value="56.4893833333333" calcext:value-type="float">
            <text:p>56.489</text:p>
          </table:table-cell>
          <table:table-cell table:number-columns-repeated="6"/>
        </table:table-row>
        <table:table-row table:style-name="ro1">
          <table:table-cell office:value-type="float" office:value="1314505" calcext:value-type="float">
            <text:p>1314505</text:p>
          </table:table-cell>
          <table:table-cell office:value-type="float" office:value="1264" calcext:value-type="float">
            <text:p>1264</text:p>
          </table:table-cell>
          <table:table-cell office:value-type="float" office:value="1310324" calcext:value-type="float">
            <text:p>1310324</text:p>
          </table:table-cell>
          <table:table-cell office:value-type="float" office:value="1260" calcext:value-type="float">
            <text:p>1260</text:p>
          </table:table-cell>
          <table:table-cell office:value-type="float" office:value="1310322" calcext:value-type="float">
            <text:p>1310322</text:p>
          </table:table-cell>
          <table:table-cell office:value-type="float" office:value="1260" calcext:value-type="float">
            <text:p>1260</text:p>
          </table:table-cell>
          <table:table-cell office:value-type="float" office:value="1314505" calcext:value-type="float">
            <text:p>1314505</text:p>
          </table:table-cell>
          <table:table-cell office:value-type="float" office:value="1264" calcext:value-type="float">
            <text:p>1264</text:p>
          </table:table-cell>
          <table:table-cell office:value-type="float" office:value="1262" calcext:value-type="float">
            <text:p>1262</text:p>
          </table:table-cell>
          <table:table-cell office:value-type="float" office:value="3365.554" calcext:value-type="float">
            <text:p>3365.554</text:p>
          </table:table-cell>
          <table:table-cell office:value-type="float" office:value="-39.892" calcext:value-type="float">
            <text:p>-39.892</text:p>
          </table:table-cell>
          <table:table-cell/>
          <table:table-cell table:formula="of:=([.B87]/[.A87]-[.B86]/[.A86])+([.D87]/[.C87]-[.D86]/[.C86])+([.F87]/[.E87]-[.F86]/[.E86])+([.H87]/[.G87]-[.H86]/[.G86])*1312500*64*PI()*2*64/(1440*4)" office:value-type="float" office:value="-40.1423074419058" calcext:value-type="float">
            <text:p>-40.142</text:p>
          </table:table-cell>
          <table:table-cell table:formula="of:=[.J87]/60" office:value-type="float" office:value="56.0925666666667" calcext:value-type="float">
            <text:p>56.093</text:p>
          </table:table-cell>
          <table:table-cell table:number-columns-repeated="6"/>
        </table:table-row>
        <table:table-row table:style-name="ro1">
          <table:table-cell office:value-type="float" office:value="1311605" calcext:value-type="float">
            <text:p>1311605</text:p>
          </table:table-cell>
          <table:table-cell office:value-type="float" office:value="1268" calcext:value-type="float">
            <text:p>1268</text:p>
          </table:table-cell>
          <table:table-cell office:value-type="float" office:value="1311620" calcext:value-type="float">
            <text:p>1311620</text:p>
          </table:table-cell>
          <table:table-cell office:value-type="float" office:value="1268" calcext:value-type="float">
            <text:p>1268</text:p>
          </table:table-cell>
          <table:table-cell office:value-type="float" office:value="1315767" calcext:value-type="float">
            <text:p>1315767</text:p>
          </table:table-cell>
          <table:table-cell office:value-type="float" office:value="1272" calcext:value-type="float">
            <text:p>1272</text:p>
          </table:table-cell>
          <table:table-cell office:value-type="float" office:value="1311608" calcext:value-type="float">
            <text:p>1311608</text:p>
          </table:table-cell>
          <table:table-cell office:value-type="float" office:value="1268" calcext:value-type="float">
            <text:p>1268</text:p>
          </table:table-cell>
          <table:table-cell office:value-type="float" office:value="1269" calcext:value-type="float">
            <text:p>1269</text:p>
          </table:table-cell>
          <table:table-cell office:value-type="float" office:value="3383.613" calcext:value-type="float">
            <text:p>3383.613</text:p>
          </table:table-cell>
          <table:table-cell office:value-type="float" office:value="30.259" calcext:value-type="float">
            <text:p>30.259</text:p>
          </table:table-cell>
          <table:table-cell/>
          <table:table-cell table:formula="of:=([.B88]/[.A88]-[.B87]/[.A87])+([.D88]/[.C88]-[.D87]/[.C87])+([.F88]/[.E88]-[.F87]/[.E87])+([.H88]/[.G88]-[.H87]/[.G87])*1312500*64*PI()*2*64/(1440*4)" office:value-type="float" office:value="30.3394041390879" calcext:value-type="float">
            <text:p>30.339</text:p>
          </table:table-cell>
          <table:table-cell table:formula="of:=[.J88]/60" office:value-type="float" office:value="56.39355" calcext:value-type="float">
            <text:p>56.394</text:p>
          </table:table-cell>
          <table:table-cell table:number-columns-repeated="6"/>
        </table:table-row>
        <table:table-row table:style-name="ro1">
          <table:table-cell office:value-type="float" office:value="1311874" calcext:value-type="float">
            <text:p>1311874</text:p>
          </table:table-cell>
          <table:table-cell office:value-type="float" office:value="1272" calcext:value-type="float">
            <text:p>1272</text:p>
          </table:table-cell>
          <table:table-cell office:value-type="float" office:value="1311917" calcext:value-type="float">
            <text:p>1311917</text:p>
          </table:table-cell>
          <table:table-cell office:value-type="float" office:value="1272" calcext:value-type="float">
            <text:p>1272</text:p>
          </table:table-cell>
          <table:table-cell office:value-type="float" office:value="1311860" calcext:value-type="float">
            <text:p>1311860</text:p>
          </table:table-cell>
          <table:table-cell office:value-type="float" office:value="1272" calcext:value-type="float">
            <text:p>1272</text:p>
          </table:table-cell>
          <table:table-cell office:value-type="float" office:value="1311898" calcext:value-type="float">
            <text:p>1311898</text:p>
          </table:table-cell>
          <table:table-cell table:number-columns-repeated="2" office:value-type="float" office:value="1272" calcext:value-type="float">
            <text:p>1272</text:p>
          </table:table-cell>
          <table:table-cell office:value-type="float" office:value="3393.584" calcext:value-type="float">
            <text:p>3393.584</text:p>
          </table:table-cell>
          <table:table-cell office:value-type="float" office:value="16.707" calcext:value-type="float">
            <text:p>16.707</text:p>
          </table:table-cell>
          <table:table-cell/>
          <table:table-cell table:formula="of:=([.B89]/[.A89]-[.B88]/[.A88])+([.D89]/[.C89]-[.D88]/[.C88])+([.F89]/[.E89]-[.F88]/[.E88])+([.H89]/[.G89]-[.H88]/[.G88])*1312500*64*PI()*2*64/(1440*4)" office:value-type="float" office:value="16.6271541547112" calcext:value-type="float">
            <text:p>16.627</text:p>
          </table:table-cell>
          <table:table-cell table:formula="of:=[.J89]/60" office:value-type="float" office:value="56.5597333333333" calcext:value-type="float">
            <text:p>56.560</text:p>
          </table:table-cell>
          <table:table-cell table:number-columns-repeated="6"/>
        </table:table-row>
        <table:table-row table:style-name="ro1">
          <table:table-cell office:value-type="float" office:value="1311922" calcext:value-type="float">
            <text:p>1311922</text:p>
          </table:table-cell>
          <table:table-cell office:value-type="float" office:value="1264" calcext:value-type="float">
            <text:p>1264</text:p>
          </table:table-cell>
          <table:table-cell office:value-type="float" office:value="1315986" calcext:value-type="float">
            <text:p>1315986</text:p>
          </table:table-cell>
          <table:table-cell office:value-type="float" office:value="1268" calcext:value-type="float">
            <text:p>1268</text:p>
          </table:table-cell>
          <table:table-cell office:value-type="float" office:value="1311920" calcext:value-type="float">
            <text:p>1311920</text:p>
          </table:table-cell>
          <table:table-cell office:value-type="float" office:value="1264" calcext:value-type="float">
            <text:p>1264</text:p>
          </table:table-cell>
          <table:table-cell office:value-type="float" office:value="1311916" calcext:value-type="float">
            <text:p>1311916</text:p>
          </table:table-cell>
          <table:table-cell office:value-type="float" office:value="1264" calcext:value-type="float">
            <text:p>1264</text:p>
          </table:table-cell>
          <table:table-cell office:value-type="float" office:value="1265" calcext:value-type="float">
            <text:p>1265</text:p>
          </table:table-cell>
          <table:table-cell office:value-type="float" office:value="3372.213" calcext:value-type="float">
            <text:p>3372.213</text:p>
          </table:table-cell>
          <table:table-cell office:value-type="float" office:value="-35.808" calcext:value-type="float">
            <text:p>-35.808</text:p>
          </table:table-cell>
          <table:table-cell/>
          <table:table-cell table:formula="of:=([.B90]/[.A90]-[.B89]/[.A89])+([.D90]/[.C90]-[.D89]/[.C89])+([.F90]/[.E90]-[.F89]/[.E89])+([.H90]/[.G90]-[.H89]/[.G89])*1312500*64*PI()*2*64/(1440*4)" office:value-type="float" office:value="-35.8382865763179" calcext:value-type="float">
            <text:p>-35.838</text:p>
          </table:table-cell>
          <table:table-cell table:formula="of:=[.J90]/60" office:value-type="float" office:value="56.20355" calcext:value-type="float">
            <text:p>56.204</text:p>
          </table:table-cell>
          <table:table-cell table:number-columns-repeated="6"/>
        </table:table-row>
        <table:table-row table:style-name="ro1">
          <table:table-cell office:value-type="float" office:value="1313577" calcext:value-type="float">
            <text:p>1313577</text:p>
          </table:table-cell>
          <table:table-cell office:value-type="float" office:value="1264" calcext:value-type="float">
            <text:p>1264</text:p>
          </table:table-cell>
          <table:table-cell office:value-type="float" office:value="1309504" calcext:value-type="float">
            <text:p>1309504</text:p>
          </table:table-cell>
          <table:table-cell office:value-type="float" office:value="1260" calcext:value-type="float">
            <text:p>1260</text:p>
          </table:table-cell>
          <table:table-cell office:value-type="float" office:value="1313590" calcext:value-type="float">
            <text:p>1313590</text:p>
          </table:table-cell>
          <table:table-cell office:value-type="float" office:value="1264" calcext:value-type="float">
            <text:p>1264</text:p>
          </table:table-cell>
          <table:table-cell office:value-type="float" office:value="1313591" calcext:value-type="float">
            <text:p>1313591</text:p>
          </table:table-cell>
          <table:table-cell office:value-type="float" office:value="1264" calcext:value-type="float">
            <text:p>1264</text:p>
          </table:table-cell>
          <table:table-cell office:value-type="float" office:value="1263" calcext:value-type="float">
            <text:p>1263</text:p>
          </table:table-cell>
          <table:table-cell office:value-type="float" office:value="3367.832" calcext:value-type="float">
            <text:p>3367.832</text:p>
          </table:table-cell>
          <table:table-cell office:value-type="float" office:value="-7.341" calcext:value-type="float">
            <text:p>-7.341</text:p>
          </table:table-cell>
          <table:table-cell/>
          <table:table-cell table:formula="of:=([.B91]/[.A91]-[.B90]/[.A90])+([.D91]/[.C91]-[.D90]/[.C90])+([.F91]/[.E91]-[.F90]/[.E90])+([.H91]/[.G91]-[.H90]/[.G90])*1312500*64*PI()*2*64/(1440*4)" office:value-type="float" office:value="-7.20464464772948" calcext:value-type="float">
            <text:p>-7.205</text:p>
          </table:table-cell>
          <table:table-cell table:formula="of:=[.J91]/60" office:value-type="float" office:value="56.1305333333333" calcext:value-type="float">
            <text:p>56.131</text:p>
          </table:table-cell>
          <table:table-cell table:number-columns-repeated="6"/>
        </table:table-row>
        <table:table-row table:style-name="ro1">
          <table:table-cell office:value-type="float" office:value="1310583" calcext:value-type="float">
            <text:p>1310583</text:p>
          </table:table-cell>
          <table:table-cell office:value-type="float" office:value="1272" calcext:value-type="float">
            <text:p>1272</text:p>
          </table:table-cell>
          <table:table-cell office:value-type="float" office:value="1314688" calcext:value-type="float">
            <text:p>1314688</text:p>
          </table:table-cell>
          <table:table-cell office:value-type="float" office:value="1276" calcext:value-type="float">
            <text:p>1276</text:p>
          </table:table-cell>
          <table:table-cell office:value-type="float" office:value="1310596" calcext:value-type="float">
            <text:p>1310596</text:p>
          </table:table-cell>
          <table:table-cell office:value-type="float" office:value="1272" calcext:value-type="float">
            <text:p>1272</text:p>
          </table:table-cell>
          <table:table-cell office:value-type="float" office:value="1314697" calcext:value-type="float">
            <text:p>1314697</text:p>
          </table:table-cell>
          <table:table-cell office:value-type="float" office:value="1276" calcext:value-type="float">
            <text:p>1276</text:p>
          </table:table-cell>
          <table:table-cell office:value-type="float" office:value="1274" calcext:value-type="float">
            <text:p>1274</text:p>
          </table:table-cell>
          <table:table-cell office:value-type="float" office:value="3396.968" calcext:value-type="float">
            <text:p>3396.968</text:p>
          </table:table-cell>
          <table:table-cell office:value-type="float" office:value="48.819" calcext:value-type="float">
            <text:p>48.819</text:p>
          </table:table-cell>
          <table:table-cell/>
          <table:table-cell table:formula="of:=([.B92]/[.A92]-[.B91]/[.A91])+([.D92]/[.C92]-[.D91]/[.C91])+([.F92]/[.E92]-[.F91]/[.E91])+([.H92]/[.G92]-[.H91]/[.G91])*1312500*64*PI()*2*64/(1440*4)" office:value-type="float" office:value="48.7797900418433" calcext:value-type="float">
            <text:p>48.780</text:p>
          </table:table-cell>
          <table:table-cell table:formula="of:=[.J92]/60" office:value-type="float" office:value="56.6161333333333" calcext:value-type="float">
            <text:p>56.616</text:p>
          </table:table-cell>
          <table:table-cell table:number-columns-repeated="6"/>
        </table:table-row>
        <table:table-row table:style-name="ro1">
          <table:table-cell office:value-type="float" office:value="1316013" calcext:value-type="float">
            <text:p>1316013</text:p>
          </table:table-cell>
          <table:table-cell office:value-type="float" office:value="1276" calcext:value-type="float">
            <text:p>1276</text:p>
          </table:table-cell>
          <table:table-cell office:value-type="float" office:value="1311806" calcext:value-type="float">
            <text:p>1311806</text:p>
          </table:table-cell>
          <table:table-cell office:value-type="float" office:value="1272" calcext:value-type="float">
            <text:p>1272</text:p>
          </table:table-cell>
          <table:table-cell office:value-type="float" office:value="1311762" calcext:value-type="float">
            <text:p>1311762</text:p>
          </table:table-cell>
          <table:table-cell office:value-type="float" office:value="1272" calcext:value-type="float">
            <text:p>1272</text:p>
          </table:table-cell>
          <table:table-cell office:value-type="float" office:value="1311843" calcext:value-type="float">
            <text:p>1311843</text:p>
          </table:table-cell>
          <table:table-cell office:value-type="float" office:value="1272" calcext:value-type="float">
            <text:p>1272</text:p>
          </table:table-cell>
          <table:table-cell office:value-type="float" office:value="1273" calcext:value-type="float">
            <text:p>1273</text:p>
          </table:table-cell>
          <table:table-cell office:value-type="float" office:value="3393.746" calcext:value-type="float">
            <text:p>3393.746</text:p>
          </table:table-cell>
          <table:table-cell office:value-type="float" office:value="-5.399" calcext:value-type="float">
            <text:p>-5.399</text:p>
          </table:table-cell>
          <table:table-cell/>
          <table:table-cell table:formula="of:=([.B93]/[.A93]-[.B92]/[.A92])+([.D93]/[.C93]-[.D92]/[.C92])+([.F93]/[.E93]-[.F92]/[.E92])+([.H93]/[.G93]-[.H92]/[.G92])*1312500*64*PI()*2*64/(1440*4)" office:value-type="float" office:value="-5.49847060554697" calcext:value-type="float">
            <text:p>-5.498</text:p>
          </table:table-cell>
          <table:table-cell table:formula="of:=[.J93]/60" office:value-type="float" office:value="56.5624333333333" calcext:value-type="float">
            <text:p>56.562</text:p>
          </table:table-cell>
          <table:table-cell table:number-columns-repeated="6"/>
        </table:table-row>
        <table:table-row table:style-name="ro1">
          <table:table-cell office:value-type="float" office:value="1311391" calcext:value-type="float">
            <text:p>1311391</text:p>
          </table:table-cell>
          <table:table-cell office:value-type="float" office:value="1264" calcext:value-type="float">
            <text:p>1264</text:p>
          </table:table-cell>
          <table:table-cell office:value-type="float" office:value="1311422" calcext:value-type="float">
            <text:p>1311422</text:p>
          </table:table-cell>
          <table:table-cell office:value-type="float" office:value="1264" calcext:value-type="float">
            <text:p>1264</text:p>
          </table:table-cell>
          <table:table-cell office:value-type="float" office:value="1311439" calcext:value-type="float">
            <text:p>1311439</text:p>
          </table:table-cell>
          <table:table-cell office:value-type="float" office:value="1264" calcext:value-type="float">
            <text:p>1264</text:p>
          </table:table-cell>
          <table:table-cell office:value-type="float" office:value="1311406" calcext:value-type="float">
            <text:p>1311406</text:p>
          </table:table-cell>
          <table:table-cell office:value-type="float" office:value="1264" calcext:value-type="float">
            <text:p>1264</text:p>
          </table:table-cell>
          <table:table-cell office:value-type="float" office:value="1265" calcext:value-type="float">
            <text:p>1265</text:p>
          </table:table-cell>
          <table:table-cell office:value-type="float" office:value="3373.457" calcext:value-type="float">
            <text:p>3373.457</text:p>
          </table:table-cell>
          <table:table-cell office:value-type="float" office:value="-33.996" calcext:value-type="float">
            <text:p>-33.996</text:p>
          </table:table-cell>
          <table:table-cell/>
          <table:table-cell table:formula="of:=([.B94]/[.A94]-[.B93]/[.A93])+([.D94]/[.C94]-[.D93]/[.C93])+([.F94]/[.E94]-[.F93]/[.E93])+([.H94]/[.G94]-[.H93]/[.G93])*1312500*64*PI()*2*64/(1440*4)" office:value-type="float" office:value="-33.8793669406328" calcext:value-type="float">
            <text:p>-33.879</text:p>
          </table:table-cell>
          <table:table-cell table:formula="of:=[.J94]/60" office:value-type="float" office:value="56.2242833333333" calcext:value-type="float">
            <text:p>56.224</text:p>
          </table:table-cell>
          <table:table-cell table:number-columns-repeated="6"/>
        </table:table-row>
        <table:table-row table:style-name="ro1">
          <table:table-cell office:value-type="float" office:value="1311815" calcext:value-type="float">
            <text:p>1311815</text:p>
          </table:table-cell>
          <table:table-cell office:value-type="float" office:value="1272" calcext:value-type="float">
            <text:p>1272</text:p>
          </table:table-cell>
          <table:table-cell office:value-type="float" office:value="1311844" calcext:value-type="float">
            <text:p>1311844</text:p>
          </table:table-cell>
          <table:table-cell office:value-type="float" office:value="1272" calcext:value-type="float">
            <text:p>1272</text:p>
          </table:table-cell>
          <table:table-cell office:value-type="float" office:value="1316040" calcext:value-type="float">
            <text:p>1316040</text:p>
          </table:table-cell>
          <table:table-cell office:value-type="float" office:value="1276" calcext:value-type="float">
            <text:p>1276</text:p>
          </table:table-cell>
          <table:table-cell office:value-type="float" office:value="1311830" calcext:value-type="float">
            <text:p>1311830</text:p>
          </table:table-cell>
          <table:table-cell table:number-columns-repeated="2" office:value-type="float" office:value="1272" calcext:value-type="float">
            <text:p>1272</text:p>
          </table:table-cell>
          <table:table-cell office:value-type="float" office:value="3393.679" calcext:value-type="float">
            <text:p>3393.679</text:p>
          </table:table-cell>
          <table:table-cell office:value-type="float" office:value="33.882" calcext:value-type="float">
            <text:p>33.882</text:p>
          </table:table-cell>
          <table:table-cell/>
          <table:table-cell table:formula="of:=([.B95]/[.A95]-[.B94]/[.A94])+([.D95]/[.C95]-[.D94]/[.C94])+([.F95]/[.E95]-[.F94]/[.E94])+([.H95]/[.G95]-[.H94]/[.G94])*1312500*64*PI()*2*64/(1440*4)" office:value-type="float" office:value="33.9357160448098" calcext:value-type="float">
            <text:p>33.936</text:p>
          </table:table-cell>
          <table:table-cell table:formula="of:=[.J95]/60" office:value-type="float" office:value="56.5613166666667" calcext:value-type="float">
            <text:p>56.561</text:p>
          </table:table-cell>
          <table:table-cell table:number-columns-repeated="6"/>
        </table:table-row>
        <table:table-row table:style-name="ro1">
          <table:table-cell office:value-type="float" office:value="1312230" calcext:value-type="float">
            <text:p>1312230</text:p>
          </table:table-cell>
          <table:table-cell office:value-type="float" office:value="1272" calcext:value-type="float">
            <text:p>1272</text:p>
          </table:table-cell>
          <table:table-cell office:value-type="float" office:value="1312260" calcext:value-type="float">
            <text:p>1312260</text:p>
          </table:table-cell>
          <table:table-cell office:value-type="float" office:value="1272" calcext:value-type="float">
            <text:p>1272</text:p>
          </table:table-cell>
          <table:table-cell office:value-type="float" office:value="1312194" calcext:value-type="float">
            <text:p>1312194</text:p>
          </table:table-cell>
          <table:table-cell office:value-type="float" office:value="1272" calcext:value-type="float">
            <text:p>1272</text:p>
          </table:table-cell>
          <table:table-cell office:value-type="float" office:value="1312232" calcext:value-type="float">
            <text:p>1312232</text:p>
          </table:table-cell>
          <table:table-cell table:number-columns-repeated="2" office:value-type="float" office:value="1272" calcext:value-type="float">
            <text:p>1272</text:p>
          </table:table-cell>
          <table:table-cell office:value-type="float" office:value="3392.7" calcext:value-type="float">
            <text:p>3392.7</text:p>
          </table:table-cell>
          <table:table-cell office:value-type="float" office:value="-1.638" calcext:value-type="float">
            <text:p>-1.638</text:p>
          </table:table-cell>
          <table:table-cell/>
          <table:table-cell table:formula="of:=([.B96]/[.A96]-[.B95]/[.A95])+([.D96]/[.C96]-[.D95]/[.C95])+([.F96]/[.E96]-[.F95]/[.E95])+([.H96]/[.G96]-[.H95]/[.G95])*1312500*64*PI()*2*64/(1440*4)" office:value-type="float" office:value="-1.74197465232895" calcext:value-type="float">
            <text:p>-1.742</text:p>
          </table:table-cell>
          <table:table-cell table:formula="of:=[.J96]/60" office:value-type="float" office:value="56.545" calcext:value-type="float">
            <text:p>56.545</text:p>
          </table:table-cell>
          <table:table-cell table:number-columns-repeated="6"/>
        </table:table-row>
        <table:table-row table:style-name="ro1">
          <table:table-cell office:value-type="float" office:value="1314373" calcext:value-type="float">
            <text:p>1314373</text:p>
          </table:table-cell>
          <table:table-cell office:value-type="float" office:value="1264" calcext:value-type="float">
            <text:p>1264</text:p>
          </table:table-cell>
          <table:table-cell office:value-type="float" office:value="1314373" calcext:value-type="float">
            <text:p>1314373</text:p>
          </table:table-cell>
          <table:table-cell office:value-type="float" office:value="1264" calcext:value-type="float">
            <text:p>1264</text:p>
          </table:table-cell>
          <table:table-cell office:value-type="float" office:value="1310273" calcext:value-type="float">
            <text:p>1310273</text:p>
          </table:table-cell>
          <table:table-cell office:value-type="float" office:value="1260" calcext:value-type="float">
            <text:p>1260</text:p>
          </table:table-cell>
          <table:table-cell office:value-type="float" office:value="1314375" calcext:value-type="float">
            <text:p>1314375</text:p>
          </table:table-cell>
          <table:table-cell office:value-type="float" office:value="1264" calcext:value-type="float">
            <text:p>1264</text:p>
          </table:table-cell>
          <table:table-cell office:value-type="float" office:value="1263" calcext:value-type="float">
            <text:p>1263</text:p>
          </table:table-cell>
          <table:table-cell office:value-type="float" office:value="3365.824" calcext:value-type="float">
            <text:p>3365.824</text:p>
          </table:table-cell>
          <table:table-cell office:value-type="float" office:value="-45.032" calcext:value-type="float">
            <text:p>-45.032</text:p>
          </table:table-cell>
          <table:table-cell/>
          <table:table-cell table:formula="of:=([.B97]/[.A97]-[.B96]/[.A96])+([.D97]/[.C97]-[.D96]/[.C96])+([.F97]/[.E97]-[.F96]/[.E96])+([.H97]/[.G97]-[.H96]/[.G96])*1312500*64*PI()*2*64/(1440*4)" office:value-type="float" office:value="-44.9615887753161" calcext:value-type="float">
            <text:p>-44.962</text:p>
          </table:table-cell>
          <table:table-cell table:formula="of:=[.J97]/60" office:value-type="float" office:value="56.0970666666667" calcext:value-type="float">
            <text:p>56.097</text:p>
          </table:table-cell>
          <table:table-cell table:number-columns-repeated="6"/>
        </table:table-row>
        <table:table-row table:style-name="ro1">
          <table:table-cell office:value-type="float" office:value="1310838" calcext:value-type="float">
            <text:p>1310838</text:p>
          </table:table-cell>
          <table:table-cell office:value-type="float" office:value="1264" calcext:value-type="float">
            <text:p>1264</text:p>
          </table:table-cell>
          <table:table-cell office:value-type="float" office:value="1310874" calcext:value-type="float">
            <text:p>1310874</text:p>
          </table:table-cell>
          <table:table-cell office:value-type="float" office:value="1264" calcext:value-type="float">
            <text:p>1264</text:p>
          </table:table-cell>
          <table:table-cell office:value-type="float" office:value="1314914" calcext:value-type="float">
            <text:p>1314914</text:p>
          </table:table-cell>
          <table:table-cell office:value-type="float" office:value="1268" calcext:value-type="float">
            <text:p>1268</text:p>
          </table:table-cell>
          <table:table-cell office:value-type="float" office:value="1310860" calcext:value-type="float">
            <text:p>1310860</text:p>
          </table:table-cell>
          <table:table-cell office:value-type="float" office:value="1264" calcext:value-type="float">
            <text:p>1264</text:p>
          </table:table-cell>
          <table:table-cell office:value-type="float" office:value="1265" calcext:value-type="float">
            <text:p>1265</text:p>
          </table:table-cell>
          <table:table-cell office:value-type="float" office:value="3374.949" calcext:value-type="float">
            <text:p>3374.949</text:p>
          </table:table-cell>
          <table:table-cell office:value-type="float" office:value="15.29" calcext:value-type="float">
            <text:p>15.29</text:p>
          </table:table-cell>
          <table:table-cell/>
          <table:table-cell table:formula="of:=([.B98]/[.A98]-[.B97]/[.A97])+([.D98]/[.C98]-[.D97]/[.C97])+([.F98]/[.E98]-[.F97]/[.E97])+([.H98]/[.G98]-[.H97]/[.G97])*1312500*64*PI()*2*64/(1440*4)" office:value-type="float" office:value="15.1221545484536" calcext:value-type="float">
            <text:p>15.122</text:p>
          </table:table-cell>
          <table:table-cell table:formula="of:=[.J98]/60" office:value-type="float" office:value="56.24915" calcext:value-type="float">
            <text:p>56.249</text:p>
          </table:table-cell>
          <table:table-cell table:number-columns-repeated="6"/>
        </table:table-row>
        <table:table-row table:style-name="ro1">
          <table:table-cell office:value-type="float" office:value="1312973" calcext:value-type="float">
            <text:p>1312973</text:p>
          </table:table-cell>
          <table:table-cell office:value-type="float" office:value="1272" calcext:value-type="float">
            <text:p>1272</text:p>
          </table:table-cell>
          <table:table-cell office:value-type="float" office:value="1312955" calcext:value-type="float">
            <text:p>1312955</text:p>
          </table:table-cell>
          <table:table-cell office:value-type="float" office:value="1272" calcext:value-type="float">
            <text:p>1272</text:p>
          </table:table-cell>
          <table:table-cell office:value-type="float" office:value="1312999" calcext:value-type="float">
            <text:p>1312999</text:p>
          </table:table-cell>
          <table:table-cell office:value-type="float" office:value="1272" calcext:value-type="float">
            <text:p>1272</text:p>
          </table:table-cell>
          <table:table-cell office:value-type="float" office:value="1312967" calcext:value-type="float">
            <text:p>1312967</text:p>
          </table:table-cell>
          <table:table-cell table:number-columns-repeated="2" office:value-type="float" office:value="1272" calcext:value-type="float">
            <text:p>1272</text:p>
          </table:table-cell>
          <table:table-cell office:value-type="float" office:value="3390.777" calcext:value-type="float">
            <text:p>3390.777</text:p>
          </table:table-cell>
          <table:table-cell office:value-type="float" office:value="26.519" calcext:value-type="float">
            <text:p>26.519</text:p>
          </table:table-cell>
          <table:table-cell/>
          <table:table-cell table:formula="of:=([.B99]/[.A99]-[.B98]/[.A98])+([.D99]/[.C99]-[.D98]/[.C98])+([.F99]/[.E99]-[.F98]/[.E98])+([.H99]/[.G99]-[.H98]/[.G98])*1312500*64*PI()*2*64/(1440*4)" office:value-type="float" office:value="26.6572385130176" calcext:value-type="float">
            <text:p>26.657</text:p>
          </table:table-cell>
          <table:table-cell table:formula="of:=[.J99]/60" office:value-type="float" office:value="56.51295" calcext:value-type="float">
            <text:p>56.513</text:p>
          </table:table-cell>
          <table:table-cell table:number-columns-repeated="6"/>
        </table:table-row>
        <table:table-row table:style-name="ro1">
          <table:table-cell office:value-type="float" office:value="1312200" calcext:value-type="float">
            <text:p>1312200</text:p>
          </table:table-cell>
          <table:table-cell office:value-type="float" office:value="1268" calcext:value-type="float">
            <text:p>1268</text:p>
          </table:table-cell>
          <table:table-cell office:value-type="float" office:value="1312149" calcext:value-type="float">
            <text:p>1312149</text:p>
          </table:table-cell>
          <table:table-cell office:value-type="float" office:value="1268" calcext:value-type="float">
            <text:p>1268</text:p>
          </table:table-cell>
          <table:table-cell office:value-type="float" office:value="1312231" calcext:value-type="float">
            <text:p>1312231</text:p>
          </table:table-cell>
          <table:table-cell office:value-type="float" office:value="1268" calcext:value-type="float">
            <text:p>1268</text:p>
          </table:table-cell>
          <table:table-cell office:value-type="float" office:value="1312179" calcext:value-type="float">
            <text:p>1312179</text:p>
          </table:table-cell>
          <table:table-cell table:number-columns-repeated="2" office:value-type="float" office:value="1268" calcext:value-type="float">
            <text:p>1268</text:p>
          </table:table-cell>
          <table:table-cell office:value-type="float" office:value="3382.133" calcext:value-type="float">
            <text:p>3382.133</text:p>
          </table:table-cell>
          <table:table-cell office:value-type="float" office:value="-14.483" calcext:value-type="float">
            <text:p>-14.483</text:p>
          </table:table-cell>
          <table:table-cell/>
          <table:table-cell table:formula="of:=([.B100]/[.A100]-[.B99]/[.A99])+([.D100]/[.C100]-[.D99]/[.C99])+([.F100]/[.E100]-[.F99]/[.E99])+([.H100]/[.G100]-[.H99]/[.G99])*1312500*64*PI()*2*64/(1440*4)" office:value-type="float" office:value="-14.4647548534154" calcext:value-type="float">
            <text:p>-14.465</text:p>
          </table:table-cell>
          <table:table-cell table:formula="of:=[.J100]/60" office:value-type="float" office:value="56.3688833333333" calcext:value-type="float">
            <text:p>56.369</text:p>
          </table:table-cell>
          <table:table-cell table:number-columns-repeated="6"/>
        </table:table-row>
        <table:table-row table:style-name="ro1">
          <table:table-cell office:value-type="float" office:value="1310188" calcext:value-type="float">
            <text:p>1310188</text:p>
          </table:table-cell>
          <table:table-cell office:value-type="float" office:value="1260" calcext:value-type="float">
            <text:p>1260</text:p>
          </table:table-cell>
          <table:table-cell office:value-type="float" office:value="1314358" calcext:value-type="float">
            <text:p>1314358</text:p>
          </table:table-cell>
          <table:table-cell office:value-type="float" office:value="1264" calcext:value-type="float">
            <text:p>1264</text:p>
          </table:table-cell>
          <table:table-cell office:value-type="float" office:value="1310181" calcext:value-type="float">
            <text:p>1310181</text:p>
          </table:table-cell>
          <table:table-cell office:value-type="float" office:value="1260" calcext:value-type="float">
            <text:p>1260</text:p>
          </table:table-cell>
          <table:table-cell office:value-type="float" office:value="1314355" calcext:value-type="float">
            <text:p>1314355</text:p>
          </table:table-cell>
          <table:table-cell office:value-type="float" office:value="1264" calcext:value-type="float">
            <text:p>1264</text:p>
          </table:table-cell>
          <table:table-cell office:value-type="float" office:value="1262" calcext:value-type="float">
            <text:p>1262</text:p>
          </table:table-cell>
          <table:table-cell office:value-type="float" office:value="3365.922" calcext:value-type="float">
            <text:p>3365.922</text:p>
          </table:table-cell>
          <table:table-cell office:value-type="float" office:value="-27.162" calcext:value-type="float">
            <text:p>-27.162</text:p>
          </table:table-cell>
          <table:table-cell/>
          <table:table-cell table:formula="of:=([.B101]/[.A101]-[.B100]/[.A100])+([.D101]/[.C101]-[.D100]/[.C100])+([.F101]/[.E101]-[.F100]/[.E100])+([.H101]/[.G101]-[.H100]/[.G100])*1312500*64*PI()*2*64/(1440*4)" office:value-type="float" office:value="-27.2288234000246" calcext:value-type="float">
            <text:p>-27.229</text:p>
          </table:table-cell>
          <table:table-cell table:formula="of:=[.J101]/60" office:value-type="float" office:value="56.0987" calcext:value-type="float">
            <text:p>56.099</text:p>
          </table:table-cell>
          <table:table-cell table:number-columns-repeated="6"/>
        </table:table-row>
        <table:table-row table:style-name="ro1">
          <table:table-cell office:value-type="float" office:value="1314325" calcext:value-type="float">
            <text:p>1314325</text:p>
          </table:table-cell>
          <table:table-cell office:value-type="float" office:value="1276" calcext:value-type="float">
            <text:p>1276</text:p>
          </table:table-cell>
          <table:table-cell office:value-type="float" office:value="1310160" calcext:value-type="float">
            <text:p>1310160</text:p>
          </table:table-cell>
          <table:table-cell office:value-type="float" office:value="1272" calcext:value-type="float">
            <text:p>1272</text:p>
          </table:table-cell>
          <table:table-cell office:value-type="float" office:value="1314332" calcext:value-type="float">
            <text:p>1314332</text:p>
          </table:table-cell>
          <table:table-cell office:value-type="float" office:value="1276" calcext:value-type="float">
            <text:p>1276</text:p>
          </table:table-cell>
          <table:table-cell office:value-type="float" office:value="1310153" calcext:value-type="float">
            <text:p>1310153</text:p>
          </table:table-cell>
          <table:table-cell office:value-type="float" office:value="1272" calcext:value-type="float">
            <text:p>1272</text:p>
          </table:table-cell>
          <table:table-cell office:value-type="float" office:value="1274" calcext:value-type="float">
            <text:p>1274</text:p>
          </table:table-cell>
          <table:table-cell office:value-type="float" office:value="3398" calcext:value-type="float">
            <text:p>3398</text:p>
          </table:table-cell>
          <table:table-cell office:value-type="float" office:value="53.748" calcext:value-type="float">
            <text:p>53.748</text:p>
          </table:table-cell>
          <table:table-cell/>
          <table:table-cell table:formula="of:=([.B102]/[.A102]-[.B101]/[.A101])+([.D102]/[.C102]-[.D101]/[.C101])+([.F102]/[.E102]-[.F101]/[.E101])+([.H102]/[.G102]-[.H101]/[.G101])*1312500*64*PI()*2*64/(1440*4)" office:value-type="float" office:value="53.8961745283607" calcext:value-type="float">
            <text:p>53.896</text:p>
          </table:table-cell>
          <table:table-cell table:formula="of:=[.J102]/60" office:value-type="float" office:value="56.6333333333333" calcext:value-type="float">
            <text:p>56.633</text:p>
          </table:table-cell>
          <table:table-cell table:number-columns-repeated="6"/>
        </table:table-row>
        <table:table-row table:style-name="ro1">
          <table:table-cell office:value-type="float" office:value="1314255" calcext:value-type="float">
            <text:p>1314255</text:p>
          </table:table-cell>
          <table:table-cell office:value-type="float" office:value="1276" calcext:value-type="float">
            <text:p>1276</text:p>
          </table:table-cell>
          <table:table-cell office:value-type="float" office:value="1314246" calcext:value-type="float">
            <text:p>1314246</text:p>
          </table:table-cell>
          <table:table-cell office:value-type="float" office:value="1276" calcext:value-type="float">
            <text:p>1276</text:p>
          </table:table-cell>
          <table:table-cell office:value-type="float" office:value="1310062" calcext:value-type="float">
            <text:p>1310062</text:p>
          </table:table-cell>
          <table:table-cell office:value-type="float" office:value="1272" calcext:value-type="float">
            <text:p>1272</text:p>
          </table:table-cell>
          <table:table-cell office:value-type="float" office:value="1314252" calcext:value-type="float">
            <text:p>1314252</text:p>
          </table:table-cell>
          <table:table-cell office:value-type="float" office:value="1276" calcext:value-type="float">
            <text:p>1276</text:p>
          </table:table-cell>
          <table:table-cell office:value-type="float" office:value="1275" calcext:value-type="float">
            <text:p>1275</text:p>
          </table:table-cell>
          <table:table-cell office:value-type="float" office:value="3398.178" calcext:value-type="float">
            <text:p>3398.178</text:p>
          </table:table-cell>
          <table:table-cell office:value-type="float" office:value="0.298" calcext:value-type="float">
            <text:p>0.298</text:p>
          </table:table-cell>
          <table:table-cell/>
          <table:table-cell table:formula="of:=([.B103]/[.A103]-[.B102]/[.A102])+([.D103]/[.C103]-[.D102]/[.C102])+([.F103]/[.E103]-[.F102]/[.E102])+([.H103]/[.G103]-[.H102]/[.G102])*1312500*64*PI()*2*64/(1440*4)" office:value-type="float" office:value="0.0908798941418942" calcext:value-type="float">
            <text:p>0.091</text:p>
          </table:table-cell>
          <table:table-cell table:formula="of:=[.J103]/60" office:value-type="float" office:value="56.6363" calcext:value-type="float">
            <text:p>56.636</text:p>
          </table:table-cell>
          <table:table-cell table:number-columns-repeated="6"/>
        </table:table-row>
        <table:table-row table:style-name="ro1">
          <table:table-cell office:value-type="float" office:value="1309584" calcext:value-type="float">
            <text:p>1309584</text:p>
          </table:table-cell>
          <table:table-cell office:value-type="float" office:value="1260" calcext:value-type="float">
            <text:p>1260</text:p>
          </table:table-cell>
          <table:table-cell office:value-type="float" office:value="1313745" calcext:value-type="float">
            <text:p>1313745</text:p>
          </table:table-cell>
          <table:table-cell office:value-type="float" office:value="1264" calcext:value-type="float">
            <text:p>1264</text:p>
          </table:table-cell>
          <table:table-cell office:value-type="float" office:value="1313753" calcext:value-type="float">
            <text:p>1313753</text:p>
          </table:table-cell>
          <table:table-cell office:value-type="float" office:value="1264" calcext:value-type="float">
            <text:p>1264</text:p>
          </table:table-cell>
          <table:table-cell office:value-type="float" office:value="1309584" calcext:value-type="float">
            <text:p>1309584</text:p>
          </table:table-cell>
          <table:table-cell office:value-type="float" office:value="1260" calcext:value-type="float">
            <text:p>1260</text:p>
          </table:table-cell>
          <table:table-cell office:value-type="float" office:value="1263" calcext:value-type="float">
            <text:p>1263</text:p>
          </table:table-cell>
          <table:table-cell office:value-type="float" office:value="3367.472" calcext:value-type="float">
            <text:p>3367.472</text:p>
          </table:table-cell>
          <table:table-cell office:value-type="float" office:value="-51.449" calcext:value-type="float">
            <text:p>-51.449</text:p>
          </table:table-cell>
          <table:table-cell/>
          <table:table-cell table:formula="of:=([.B104]/[.A104]-[.B103]/[.A103])+([.D104]/[.C104]-[.D103]/[.C103])+([.F104]/[.E104]-[.F103]/[.E103])+([.H104]/[.G104]-[.H103]/[.G103])*1312500*64*PI()*2*64/(1440*4)" office:value-type="float" office:value="-51.3530289153793" calcext:value-type="float">
            <text:p>-51.353</text:p>
          </table:table-cell>
          <table:table-cell table:formula="of:=[.J104]/60" office:value-type="float" office:value="56.1245333333333" calcext:value-type="float">
            <text:p>56.125</text:p>
          </table:table-cell>
          <table:table-cell table:number-columns-repeated="6"/>
        </table:table-row>
        <table:table-row table:style-name="ro1">
          <table:table-cell office:value-type="float" office:value="1312966" calcext:value-type="float">
            <text:p>1312966</text:p>
          </table:table-cell>
          <table:table-cell office:value-type="float" office:value="1268" calcext:value-type="float">
            <text:p>1268</text:p>
          </table:table-cell>
          <table:table-cell office:value-type="float" office:value="1312930" calcext:value-type="float">
            <text:p>1312930</text:p>
          </table:table-cell>
          <table:table-cell office:value-type="float" office:value="1268" calcext:value-type="float">
            <text:p>1268</text:p>
          </table:table-cell>
          <table:table-cell office:value-type="float" office:value="1312950" calcext:value-type="float">
            <text:p>1312950</text:p>
          </table:table-cell>
          <table:table-cell office:value-type="float" office:value="1268" calcext:value-type="float">
            <text:p>1268</text:p>
          </table:table-cell>
          <table:table-cell office:value-type="float" office:value="1312986" calcext:value-type="float">
            <text:p>1312986</text:p>
          </table:table-cell>
          <table:table-cell office:value-type="float" office:value="1268" calcext:value-type="float">
            <text:p>1268</text:p>
          </table:table-cell>
          <table:table-cell office:value-type="float" office:value="1267" calcext:value-type="float">
            <text:p>1267</text:p>
          </table:table-cell>
          <table:table-cell office:value-type="float" office:value="3380.154" calcext:value-type="float">
            <text:p>3380.154</text:p>
          </table:table-cell>
          <table:table-cell office:value-type="float" office:value="21.249" calcext:value-type="float">
            <text:p>21.249</text:p>
          </table:table-cell>
          <table:table-cell/>
          <table:table-cell table:formula="of:=([.B105]/[.A105]-[.B104]/[.A104])+([.D105]/[.C105]-[.D104]/[.C104])+([.F105]/[.E105]-[.F104]/[.E104])+([.H105]/[.G105]-[.H104]/[.G104])*1312500*64*PI()*2*64/(1440*4)" office:value-type="float" office:value="21.1117739267638" calcext:value-type="float">
            <text:p>21.112</text:p>
          </table:table-cell>
          <table:table-cell table:formula="of:=[.J105]/60" office:value-type="float" office:value="56.3359" calcext:value-type="float">
            <text:p>56.336</text:p>
          </table:table-cell>
          <table:table-cell table:number-columns-repeated="6"/>
        </table:table-row>
        <table:table-row table:style-name="ro1">
          <table:table-cell office:value-type="float" office:value="1312912" calcext:value-type="float">
            <text:p>1312912</text:p>
          </table:table-cell>
          <table:table-cell office:value-type="float" office:value="1272" calcext:value-type="float">
            <text:p>1272</text:p>
          </table:table-cell>
          <table:table-cell office:value-type="float" office:value="1312885" calcext:value-type="float">
            <text:p>1312885</text:p>
          </table:table-cell>
          <table:table-cell office:value-type="float" office:value="1272" calcext:value-type="float">
            <text:p>1272</text:p>
          </table:table-cell>
          <table:table-cell office:value-type="float" office:value="1312896" calcext:value-type="float">
            <text:p>1312896</text:p>
          </table:table-cell>
          <table:table-cell office:value-type="float" office:value="1272" calcext:value-type="float">
            <text:p>1272</text:p>
          </table:table-cell>
          <table:table-cell office:value-type="float" office:value="1312922" calcext:value-type="float">
            <text:p>1312922</text:p>
          </table:table-cell>
          <table:table-cell table:number-columns-repeated="2" office:value-type="float" office:value="1272" calcext:value-type="float">
            <text:p>1272</text:p>
          </table:table-cell>
          <table:table-cell office:value-type="float" office:value="3390.957" calcext:value-type="float">
            <text:p>3390.957</text:p>
          </table:table-cell>
          <table:table-cell office:value-type="float" office:value="18.101" calcext:value-type="float">
            <text:p>18.101</text:p>
          </table:table-cell>
          <table:table-cell/>
          <table:table-cell table:formula="of:=([.B106]/[.A106]-[.B105]/[.A105])+([.D106]/[.C106]-[.D105]/[.C105])+([.F106]/[.E106]-[.F105]/[.E105])+([.H106]/[.G106]-[.H105]/[.G105])*1312500*64*PI()*2*64/(1440*4)" office:value-type="float" office:value="18.1425048087965" calcext:value-type="float">
            <text:p>18.143</text:p>
          </table:table-cell>
          <table:table-cell table:formula="of:=[.J106]/60" office:value-type="float" office:value="56.51595" calcext:value-type="float">
            <text:p>56.516</text:p>
          </table:table-cell>
          <table:table-cell table:number-columns-repeated="6"/>
        </table:table-row>
        <table:table-row table:style-name="ro1">
          <table:table-cell office:value-type="float" office:value="1312057" calcext:value-type="float">
            <text:p>1312057</text:p>
          </table:table-cell>
          <table:table-cell office:value-type="float" office:value="1264" calcext:value-type="float">
            <text:p>1264</text:p>
          </table:table-cell>
          <table:table-cell office:value-type="float" office:value="1312112" calcext:value-type="float">
            <text:p>1312112</text:p>
          </table:table-cell>
          <table:table-cell office:value-type="float" office:value="1264" calcext:value-type="float">
            <text:p>1264</text:p>
          </table:table-cell>
          <table:table-cell office:value-type="float" office:value="1312092" calcext:value-type="float">
            <text:p>1312092</text:p>
          </table:table-cell>
          <table:table-cell office:value-type="float" office:value="1264" calcext:value-type="float">
            <text:p>1264</text:p>
          </table:table-cell>
          <table:table-cell office:value-type="float" office:value="1312047" calcext:value-type="float">
            <text:p>1312047</text:p>
          </table:table-cell>
          <table:table-cell table:number-columns-repeated="2" office:value-type="float" office:value="1264" calcext:value-type="float">
            <text:p>1264</text:p>
          </table:table-cell>
          <table:table-cell office:value-type="float" office:value="3371.753" calcext:value-type="float">
            <text:p>3371.753</text:p>
          </table:table-cell>
          <table:table-cell office:value-type="float" office:value="-32.176" calcext:value-type="float">
            <text:p>-32.176</text:p>
          </table:table-cell>
          <table:table-cell/>
          <table:table-cell table:formula="of:=([.B107]/[.A107]-[.B106]/[.A106])+([.D107]/[.C107]-[.D106]/[.C106])+([.F107]/[.E107]-[.F106]/[.E106])+([.H107]/[.G107]-[.H106]/[.G106])*1312500*64*PI()*2*64/(1440*4)" office:value-type="float" office:value="-31.9677104612967" calcext:value-type="float">
            <text:p>-31.968</text:p>
          </table:table-cell>
          <table:table-cell table:formula="of:=[.J107]/60" office:value-type="float" office:value="56.1958833333333" calcext:value-type="float">
            <text:p>56.196</text:p>
          </table:table-cell>
          <table:table-cell table:number-columns-repeated="6"/>
        </table:table-row>
        <table:table-row table:style-name="ro1">
          <table:table-cell office:value-type="float" office:value="1314454" calcext:value-type="float">
            <text:p>1314454</text:p>
          </table:table-cell>
          <table:table-cell office:value-type="float" office:value="1264" calcext:value-type="float">
            <text:p>1264</text:p>
          </table:table-cell>
          <table:table-cell office:value-type="float" office:value="1310298" calcext:value-type="float">
            <text:p>1310298</text:p>
          </table:table-cell>
          <table:table-cell office:value-type="float" office:value="1260" calcext:value-type="float">
            <text:p>1260</text:p>
          </table:table-cell>
          <table:table-cell office:value-type="float" office:value="1310283" calcext:value-type="float">
            <text:p>1310283</text:p>
          </table:table-cell>
          <table:table-cell office:value-type="float" office:value="1260" calcext:value-type="float">
            <text:p>1260</text:p>
          </table:table-cell>
          <table:table-cell office:value-type="float" office:value="1314442" calcext:value-type="float">
            <text:p>1314442</text:p>
          </table:table-cell>
          <table:table-cell office:value-type="float" office:value="1264" calcext:value-type="float">
            <text:p>1264</text:p>
          </table:table-cell>
          <table:table-cell office:value-type="float" office:value="1262" calcext:value-type="float">
            <text:p>1262</text:p>
          </table:table-cell>
          <table:table-cell office:value-type="float" office:value="3365.669" calcext:value-type="float">
            <text:p>3365.669</text:p>
          </table:table-cell>
          <table:table-cell office:value-type="float" office:value="-10.195" calcext:value-type="float">
            <text:p>-10.195</text:p>
          </table:table-cell>
          <table:table-cell/>
          <table:table-cell table:formula="of:=([.B108]/[.A108]-[.B107]/[.A107])+([.D108]/[.C108]-[.D107]/[.C107])+([.F108]/[.E108]-[.F107]/[.E107])+([.H108]/[.G108]-[.H107]/[.G107])*1312500*64*PI()*2*64/(1440*4)" office:value-type="float" office:value="-10.2938689713549" calcext:value-type="float">
            <text:p>-10.294</text:p>
          </table:table-cell>
          <table:table-cell table:formula="of:=[.J108]/60" office:value-type="float" office:value="56.0944833333333" calcext:value-type="float">
            <text:p>56.094</text:p>
          </table:table-cell>
          <table:table-cell table:number-columns-repeated="6"/>
        </table:table-row>
        <table:table-row table:style-name="ro1">
          <table:table-cell office:value-type="float" office:value="1310513" calcext:value-type="float">
            <text:p>1310513</text:p>
          </table:table-cell>
          <table:table-cell office:value-type="float" office:value="1272" calcext:value-type="float">
            <text:p>1272</text:p>
          </table:table-cell>
          <table:table-cell office:value-type="float" office:value="1314692" calcext:value-type="float">
            <text:p>1314692</text:p>
          </table:table-cell>
          <table:table-cell office:value-type="float" office:value="1276" calcext:value-type="float">
            <text:p>1276</text:p>
          </table:table-cell>
          <table:table-cell office:value-type="float" office:value="1314700" calcext:value-type="float">
            <text:p>1314700</text:p>
          </table:table-cell>
          <table:table-cell office:value-type="float" office:value="1276" calcext:value-type="float">
            <text:p>1276</text:p>
          </table:table-cell>
          <table:table-cell office:value-type="float" office:value="1310517" calcext:value-type="float">
            <text:p>1310517</text:p>
          </table:table-cell>
          <table:table-cell office:value-type="float" office:value="1272" calcext:value-type="float">
            <text:p>1272</text:p>
          </table:table-cell>
          <table:table-cell office:value-type="float" office:value="1274" calcext:value-type="float">
            <text:p>1274</text:p>
          </table:table-cell>
          <table:table-cell office:value-type="float" office:value="3397.061" calcext:value-type="float">
            <text:p>3397.061</text:p>
          </table:table-cell>
          <table:table-cell office:value-type="float" office:value="52.597" calcext:value-type="float">
            <text:p>52.597</text:p>
          </table:table-cell>
          <table:table-cell/>
          <table:table-cell table:formula="of:=([.B109]/[.A109]-[.B108]/[.A108])+([.D109]/[.C109]-[.D108]/[.C108])+([.F109]/[.E109]-[.F108]/[.E108])+([.H109]/[.G109]-[.H108]/[.G108])*1312500*64*PI()*2*64/(1440*4)" office:value-type="float" office:value="52.6880535353576" calcext:value-type="float">
            <text:p>52.688</text:p>
          </table:table-cell>
          <table:table-cell table:formula="of:=[.J109]/60" office:value-type="float" office:value="56.6176833333333" calcext:value-type="float">
            <text:p>56.618</text:p>
          </table:table-cell>
          <table:table-cell table:number-columns-repeated="6"/>
        </table:table-row>
        <table:table-row table:style-name="ro1">
          <table:table-cell office:value-type="float" office:value="1312958" calcext:value-type="float">
            <text:p>1312958</text:p>
          </table:table-cell>
          <table:table-cell office:value-type="float" office:value="1272" calcext:value-type="float">
            <text:p>1272</text:p>
          </table:table-cell>
          <table:table-cell office:value-type="float" office:value="1312999" calcext:value-type="float">
            <text:p>1312999</text:p>
          </table:table-cell>
          <table:table-cell office:value-type="float" office:value="1272" calcext:value-type="float">
            <text:p>1272</text:p>
          </table:table-cell>
          <table:table-cell office:value-type="float" office:value="1312973" calcext:value-type="float">
            <text:p>1312973</text:p>
          </table:table-cell>
          <table:table-cell office:value-type="float" office:value="1272" calcext:value-type="float">
            <text:p>1272</text:p>
          </table:table-cell>
          <table:table-cell office:value-type="float" office:value="1312941" calcext:value-type="float">
            <text:p>1312941</text:p>
          </table:table-cell>
          <table:table-cell table:number-columns-repeated="2" office:value-type="float" office:value="1272" calcext:value-type="float">
            <text:p>1272</text:p>
          </table:table-cell>
          <table:table-cell office:value-type="float" office:value="3390.792" calcext:value-type="float">
            <text:p>3390.792</text:p>
          </table:table-cell>
          <table:table-cell office:value-type="float" office:value="-10.504" calcext:value-type="float">
            <text:p>-10.504</text:p>
          </table:table-cell>
          <table:table-cell/>
          <table:table-cell table:formula="of:=([.B110]/[.A110]-[.B109]/[.A109])+([.D110]/[.C110]-[.D109]/[.C109])+([.F110]/[.E110]-[.F109]/[.E109])+([.H110]/[.G110]-[.H109]/[.G109])*1312500*64*PI()*2*64/(1440*4)" office:value-type="float" office:value="-10.5086934727308" calcext:value-type="float">
            <text:p>-10.509</text:p>
          </table:table-cell>
          <table:table-cell table:formula="of:=[.J110]/60" office:value-type="float" office:value="56.5132" calcext:value-type="float">
            <text:p>56.513</text:p>
          </table:table-cell>
          <table:table-cell table:number-columns-repeated="6"/>
        </table:table-row>
        <table:table-row table:style-name="ro1">
          <table:table-cell office:value-type="float" office:value="1313993" calcext:value-type="float">
            <text:p>1313993</text:p>
          </table:table-cell>
          <table:table-cell office:value-type="float" office:value="1264" calcext:value-type="float">
            <text:p>1264</text:p>
          </table:table-cell>
          <table:table-cell office:value-type="float" office:value="1309765" calcext:value-type="float">
            <text:p>1309765</text:p>
          </table:table-cell>
          <table:table-cell office:value-type="float" office:value="1260" calcext:value-type="float">
            <text:p>1260</text:p>
          </table:table-cell>
          <table:table-cell office:value-type="float" office:value="1309778" calcext:value-type="float">
            <text:p>1309778</text:p>
          </table:table-cell>
          <table:table-cell office:value-type="float" office:value="1260" calcext:value-type="float">
            <text:p>1260</text:p>
          </table:table-cell>
          <table:table-cell office:value-type="float" office:value="1313999" calcext:value-type="float">
            <text:p>1313999</text:p>
          </table:table-cell>
          <table:table-cell office:value-type="float" office:value="1264" calcext:value-type="float">
            <text:p>1264</text:p>
          </table:table-cell>
          <table:table-cell office:value-type="float" office:value="1262" calcext:value-type="float">
            <text:p>1262</text:p>
          </table:table-cell>
          <table:table-cell office:value-type="float" office:value="3366.914" calcext:value-type="float">
            <text:p>3366.914</text:p>
          </table:table-cell>
          <table:table-cell office:value-type="float" office:value="-40.007" calcext:value-type="float">
            <text:p>-40.007</text:p>
          </table:table-cell>
          <table:table-cell/>
          <table:table-cell table:formula="of:=([.B111]/[.A111]-[.B110]/[.A110])+([.D111]/[.C111]-[.D110]/[.C110])+([.F111]/[.E111]-[.F110]/[.E110])+([.H111]/[.G111]-[.H110]/[.G110])*1312500*64*PI()*2*64/(1440*4)" office:value-type="float" office:value="-40.278145054029" calcext:value-type="float">
            <text:p>-40.278</text:p>
          </table:table-cell>
          <table:table-cell table:formula="of:=[.J111]/60" office:value-type="float" office:value="56.1152333333333" calcext:value-type="float">
            <text:p>56.115</text:p>
          </table:table-cell>
          <table:table-cell table:number-columns-repeated="6"/>
        </table:table-row>
        <table:table-row table:style-name="ro1">
          <table:table-cell office:value-type="float" office:value="1310766" calcext:value-type="float">
            <text:p>1310766</text:p>
          </table:table-cell>
          <table:table-cell office:value-type="float" office:value="1268" calcext:value-type="float">
            <text:p>1268</text:p>
          </table:table-cell>
          <table:table-cell office:value-type="float" office:value="1314905" calcext:value-type="float">
            <text:p>1314905</text:p>
          </table:table-cell>
          <table:table-cell office:value-type="float" office:value="1272" calcext:value-type="float">
            <text:p>1272</text:p>
          </table:table-cell>
          <table:table-cell office:value-type="float" office:value="1314929" calcext:value-type="float">
            <text:p>1314929</text:p>
          </table:table-cell>
          <table:table-cell office:value-type="float" office:value="1272" calcext:value-type="float">
            <text:p>1272</text:p>
          </table:table-cell>
          <table:table-cell office:value-type="float" office:value="1310775" calcext:value-type="float">
            <text:p>1310775</text:p>
          </table:table-cell>
          <table:table-cell office:value-type="float" office:value="1268" calcext:value-type="float">
            <text:p>1268</text:p>
          </table:table-cell>
          <table:table-cell office:value-type="float" office:value="1270" calcext:value-type="float">
            <text:p>1270</text:p>
          </table:table-cell>
          <table:table-cell office:value-type="float" office:value="3385.78" calcext:value-type="float">
            <text:p>3385.78</text:p>
          </table:table-cell>
          <table:table-cell office:value-type="float" office:value="31.61" calcext:value-type="float">
            <text:p>31.61</text:p>
          </table:table-cell>
          <table:table-cell/>
          <table:table-cell table:formula="of:=([.B112]/[.A112]-[.B111]/[.A111])+([.D112]/[.C112]-[.D111]/[.C111])+([.F112]/[.E112]-[.F111]/[.E111])+([.H112]/[.G112]-[.H111]/[.G111])*1312500*64*PI()*2*64/(1440*4)" office:value-type="float" office:value="31.7707900322269" calcext:value-type="float">
            <text:p>31.771</text:p>
          </table:table-cell>
          <table:table-cell table:formula="of:=[.J112]/60" office:value-type="float" office:value="56.4296666666667" calcext:value-type="float">
            <text:p>56.430</text:p>
          </table:table-cell>
          <table:table-cell table:number-columns-repeated="6"/>
        </table:table-row>
        <table:table-row table:style-name="ro1">
          <table:table-cell office:value-type="float" office:value="1311598" calcext:value-type="float">
            <text:p>1311598</text:p>
          </table:table-cell>
          <table:table-cell office:value-type="float" office:value="1272" calcext:value-type="float">
            <text:p>1272</text:p>
          </table:table-cell>
          <table:table-cell office:value-type="float" office:value="1311597" calcext:value-type="float">
            <text:p>1311597</text:p>
          </table:table-cell>
          <table:table-cell office:value-type="float" office:value="1272" calcext:value-type="float">
            <text:p>1272</text:p>
          </table:table-cell>
          <table:table-cell office:value-type="float" office:value="1311601" calcext:value-type="float">
            <text:p>1311601</text:p>
          </table:table-cell>
          <table:table-cell office:value-type="float" office:value="1272" calcext:value-type="float">
            <text:p>1272</text:p>
          </table:table-cell>
          <table:table-cell office:value-type="float" office:value="1315684" calcext:value-type="float">
            <text:p>1315684</text:p>
          </table:table-cell>
          <table:table-cell office:value-type="float" office:value="1276" calcext:value-type="float">
            <text:p>1276</text:p>
          </table:table-cell>
          <table:table-cell office:value-type="float" office:value="1273" calcext:value-type="float">
            <text:p>1273</text:p>
          </table:table-cell>
          <table:table-cell office:value-type="float" office:value="3394.356" calcext:value-type="float">
            <text:p>3394.356</text:p>
          </table:table-cell>
          <table:table-cell office:value-type="float" office:value="14.37" calcext:value-type="float">
            <text:p>14.37</text:p>
          </table:table-cell>
          <table:table-cell/>
          <table:table-cell table:formula="of:=([.B113]/[.A113]-[.B112]/[.A112])+([.D113]/[.C113]-[.D112]/[.C112])+([.F113]/[.E113]-[.F112]/[.E112])+([.H113]/[.G113]-[.H112]/[.G112])*1312500*64*PI()*2*64/(1440*4)" office:value-type="float" office:value="14.4913412185518" calcext:value-type="float">
            <text:p>14.491</text:p>
          </table:table-cell>
          <table:table-cell table:formula="of:=[.J113]/60" office:value-type="float" office:value="56.5726" calcext:value-type="float">
            <text:p>56.573</text:p>
          </table:table-cell>
          <table:table-cell table:number-columns-repeated="6"/>
        </table:table-row>
        <table:table-row table:style-name="ro1">
          <table:table-cell office:value-type="float" office:value="1316158" calcext:value-type="float">
            <text:p>1316158</text:p>
          </table:table-cell>
          <table:table-cell office:value-type="float" office:value="1268" calcext:value-type="float">
            <text:p>1268</text:p>
          </table:table-cell>
          <table:table-cell office:value-type="float" office:value="1312086" calcext:value-type="float">
            <text:p>1312086</text:p>
          </table:table-cell>
          <table:table-cell office:value-type="float" office:value="1264" calcext:value-type="float">
            <text:p>1264</text:p>
          </table:table-cell>
          <table:table-cell office:value-type="float" office:value="1312090" calcext:value-type="float">
            <text:p>1312090</text:p>
          </table:table-cell>
          <table:table-cell office:value-type="float" office:value="1264" calcext:value-type="float">
            <text:p>1264</text:p>
          </table:table-cell>
          <table:table-cell office:value-type="float" office:value="1312090" calcext:value-type="float">
            <text:p>1312090</text:p>
          </table:table-cell>
          <table:table-cell office:value-type="float" office:value="1264" calcext:value-type="float">
            <text:p>1264</text:p>
          </table:table-cell>
          <table:table-cell office:value-type="float" office:value="1265" calcext:value-type="float">
            <text:p>1265</text:p>
          </table:table-cell>
          <table:table-cell office:value-type="float" office:value="3371.777" calcext:value-type="float">
            <text:p>3371.777</text:p>
          </table:table-cell>
          <table:table-cell office:value-type="float" office:value="-37.833" calcext:value-type="float">
            <text:p>-37.833</text:p>
          </table:table-cell>
          <table:table-cell/>
          <table:table-cell table:formula="of:=([.B114]/[.A114]-[.B113]/[.A113])+([.D114]/[.C114]-[.D113]/[.C113])+([.F114]/[.E114]-[.F113]/[.E113])+([.H114]/[.G114]-[.H113]/[.G113])*1312500*64*PI()*2*64/(1440*4)" office:value-type="float" office:value="-38.054625286049" calcext:value-type="float">
            <text:p>-38.055</text:p>
          </table:table-cell>
          <table:table-cell table:formula="of:=[.J114]/60" office:value-type="float" office:value="56.1962833333333" calcext:value-type="float">
            <text:p>56.196</text:p>
          </table:table-cell>
          <table:table-cell table:number-columns-repeated="6"/>
        </table:table-row>
        <table:table-row table:style-name="ro1">
          <table:table-cell office:value-type="float" office:value="1310637" calcext:value-type="float">
            <text:p>1310637</text:p>
          </table:table-cell>
          <table:table-cell office:value-type="float" office:value="1260" calcext:value-type="float">
            <text:p>1260</text:p>
          </table:table-cell>
          <table:table-cell office:value-type="float" office:value="1310666" calcext:value-type="float">
            <text:p>1310666</text:p>
          </table:table-cell>
          <table:table-cell office:value-type="float" office:value="1260" calcext:value-type="float">
            <text:p>1260</text:p>
          </table:table-cell>
          <table:table-cell office:value-type="float" office:value="1314678" calcext:value-type="float">
            <text:p>1314678</text:p>
          </table:table-cell>
          <table:table-cell office:value-type="float" office:value="1264" calcext:value-type="float">
            <text:p>1264</text:p>
          </table:table-cell>
          <table:table-cell office:value-type="float" office:value="1310649" calcext:value-type="float">
            <text:p>1310649</text:p>
          </table:table-cell>
          <table:table-cell office:value-type="float" office:value="1260" calcext:value-type="float">
            <text:p>1260</text:p>
          </table:table-cell>
          <table:table-cell office:value-type="float" office:value="1261" calcext:value-type="float">
            <text:p>1261</text:p>
          </table:table-cell>
          <table:table-cell office:value-type="float" office:value="3364.826" calcext:value-type="float">
            <text:p>3364.826</text:p>
          </table:table-cell>
          <table:table-cell office:value-type="float" office:value="-11.645" calcext:value-type="float">
            <text:p>-11.645</text:p>
          </table:table-cell>
          <table:table-cell/>
          <table:table-cell table:formula="of:=([.B115]/[.A115]-[.B114]/[.A114])+([.D115]/[.C115]-[.D114]/[.C114])+([.F115]/[.E115]-[.F114]/[.E114])+([.H115]/[.G115]-[.H114]/[.G114])*1312500*64*PI()*2*64/(1440*4)" office:value-type="float" office:value="-11.6861870631777" calcext:value-type="float">
            <text:p>-11.686</text:p>
          </table:table-cell>
          <table:table-cell table:formula="of:=[.J115]/60" office:value-type="float" office:value="56.0804333333333" calcext:value-type="float">
            <text:p>56.080</text:p>
          </table:table-cell>
          <table:table-cell table:number-columns-repeated="6"/>
        </table:table-row>
        <table:table-row table:style-name="ro1">
          <table:table-cell office:value-type="float" office:value="1311414" calcext:value-type="float">
            <text:p>1311414</text:p>
          </table:table-cell>
          <table:table-cell office:value-type="float" office:value="1272" calcext:value-type="float">
            <text:p>1272</text:p>
          </table:table-cell>
          <table:table-cell office:value-type="float" office:value="1315479" calcext:value-type="float">
            <text:p>1315479</text:p>
          </table:table-cell>
          <table:table-cell office:value-type="float" office:value="1276" calcext:value-type="float">
            <text:p>1276</text:p>
          </table:table-cell>
          <table:table-cell office:value-type="float" office:value="1311461" calcext:value-type="float">
            <text:p>1311461</text:p>
          </table:table-cell>
          <table:table-cell office:value-type="float" office:value="1272" calcext:value-type="float">
            <text:p>1272</text:p>
          </table:table-cell>
          <table:table-cell office:value-type="float" office:value="1311398" calcext:value-type="float">
            <text:p>1311398</text:p>
          </table:table-cell>
          <table:table-cell office:value-type="float" office:value="1272" calcext:value-type="float">
            <text:p>1272</text:p>
          </table:table-cell>
          <table:table-cell office:value-type="float" office:value="1273" calcext:value-type="float">
            <text:p>1273</text:p>
          </table:table-cell>
          <table:table-cell office:value-type="float" office:value="3394.827" calcext:value-type="float">
            <text:p>3394.827</text:p>
          </table:table-cell>
          <table:table-cell office:value-type="float" office:value="50.266" calcext:value-type="float">
            <text:p>50.266</text:p>
          </table:table-cell>
          <table:table-cell/>
          <table:table-cell table:formula="of:=([.B116]/[.A116]-[.B115]/[.A115])+([.D116]/[.C116]-[.D115]/[.C115])+([.F116]/[.E116]-[.F115]/[.E115])+([.H116]/[.G116]-[.H115]/[.G115])*1312500*64*PI()*2*64/(1440*4)" office:value-type="float" office:value="50.4416532754739" calcext:value-type="float">
            <text:p>50.442</text:p>
          </table:table-cell>
          <table:table-cell table:formula="of:=[.J116]/60" office:value-type="float" office:value="56.58045" calcext:value-type="float">
            <text:p>56.580</text:p>
          </table:table-cell>
          <table:table-cell table:number-columns-repeated="6"/>
        </table:table-row>
        <table:table-row table:style-name="ro1">
          <table:table-cell office:value-type="float" office:value="1312924" calcext:value-type="float">
            <text:p>1312924</text:p>
          </table:table-cell>
          <table:table-cell office:value-type="float" office:value="1272" calcext:value-type="float">
            <text:p>1272</text:p>
          </table:table-cell>
          <table:table-cell office:value-type="float" office:value="1312967" calcext:value-type="float">
            <text:p>1312967</text:p>
          </table:table-cell>
          <table:table-cell office:value-type="float" office:value="1272" calcext:value-type="float">
            <text:p>1272</text:p>
          </table:table-cell>
          <table:table-cell office:value-type="float" office:value="1312942" calcext:value-type="float">
            <text:p>1312942</text:p>
          </table:table-cell>
          <table:table-cell office:value-type="float" office:value="1272" calcext:value-type="float">
            <text:p>1272</text:p>
          </table:table-cell>
          <table:table-cell office:value-type="float" office:value="1312899" calcext:value-type="float">
            <text:p>1312899</text:p>
          </table:table-cell>
          <table:table-cell table:number-columns-repeated="2" office:value-type="float" office:value="1272" calcext:value-type="float">
            <text:p>1272</text:p>
          </table:table-cell>
          <table:table-cell office:value-type="float" office:value="3390.881" calcext:value-type="float">
            <text:p>3390.881</text:p>
          </table:table-cell>
          <table:table-cell office:value-type="float" office:value="-6.611" calcext:value-type="float">
            <text:p>-6.611</text:p>
          </table:table-cell>
          <table:table-cell/>
          <table:table-cell table:formula="of:=([.B117]/[.A117]-[.B116]/[.A116])+([.D117]/[.C117]-[.D116]/[.C116])+([.F117]/[.E117]-[.F116]/[.E116])+([.H117]/[.G117]-[.H116]/[.G116])*1312500*64*PI()*2*64/(1440*4)" office:value-type="float" office:value="-6.50307617295436" calcext:value-type="float">
            <text:p>-6.503</text:p>
          </table:table-cell>
          <table:table-cell table:formula="of:=[.J117]/60" office:value-type="float" office:value="56.5146833333333" calcext:value-type="float">
            <text:p>56.515</text:p>
          </table:table-cell>
          <table:table-cell table:number-columns-repeated="6"/>
        </table:table-row>
        <table:table-row table:style-name="ro1">
          <table:table-cell office:value-type="float" office:value="1313162" calcext:value-type="float">
            <text:p>1313162</text:p>
          </table:table-cell>
          <table:table-cell office:value-type="float" office:value="1264" calcext:value-type="float">
            <text:p>1264</text:p>
          </table:table-cell>
          <table:table-cell office:value-type="float" office:value="1308922" calcext:value-type="float">
            <text:p>1308922</text:p>
          </table:table-cell>
          <table:table-cell office:value-type="float" office:value="1260" calcext:value-type="float">
            <text:p>1260</text:p>
          </table:table-cell>
          <table:table-cell office:value-type="float" office:value="1313177" calcext:value-type="float">
            <text:p>1313177</text:p>
          </table:table-cell>
          <table:table-cell office:value-type="float" office:value="1264" calcext:value-type="float">
            <text:p>1264</text:p>
          </table:table-cell>
          <table:table-cell office:value-type="float" office:value="1313151" calcext:value-type="float">
            <text:p>1313151</text:p>
          </table:table-cell>
          <table:table-cell office:value-type="float" office:value="1264" calcext:value-type="float">
            <text:p>1264</text:p>
          </table:table-cell>
          <table:table-cell office:value-type="float" office:value="1263" calcext:value-type="float">
            <text:p>1263</text:p>
          </table:table-cell>
          <table:table-cell office:value-type="float" office:value="3369.019" calcext:value-type="float">
            <text:p>3369.019</text:p>
          </table:table-cell>
          <table:table-cell office:value-type="float" office:value="-36.63" calcext:value-type="float">
            <text:p>-36.63</text:p>
          </table:table-cell>
          <table:table-cell/>
          <table:table-cell table:formula="of:=([.B118]/[.A118]-[.B117]/[.A117])+([.D118]/[.C118]-[.D117]/[.C117])+([.F118]/[.E118]-[.F117]/[.E117])+([.H118]/[.G118]-[.H117]/[.G117])*1312500*64*PI()*2*64/(1440*4)" office:value-type="float" office:value="-36.8169722596358" calcext:value-type="float">
            <text:p>-36.817</text:p>
          </table:table-cell>
          <table:table-cell table:formula="of:=[.J118]/60" office:value-type="float" office:value="56.1503166666667" calcext:value-type="float">
            <text:p>56.150</text:p>
          </table:table-cell>
          <table:table-cell table:number-columns-repeated="6"/>
        </table:table-row>
        <table:table-row table:style-name="ro1">
          <table:table-cell office:value-type="float" office:value="1312894" calcext:value-type="float">
            <text:p>1312894</text:p>
          </table:table-cell>
          <table:table-cell office:value-type="float" office:value="1272" calcext:value-type="float">
            <text:p>1272</text:p>
          </table:table-cell>
          <table:table-cell office:value-type="float" office:value="1312924" calcext:value-type="float">
            <text:p>1312924</text:p>
          </table:table-cell>
          <table:table-cell office:value-type="float" office:value="1272" calcext:value-type="float">
            <text:p>1272</text:p>
          </table:table-cell>
          <table:table-cell office:value-type="float" office:value="1312887" calcext:value-type="float">
            <text:p>1312887</text:p>
          </table:table-cell>
          <table:table-cell office:value-type="float" office:value="1272" calcext:value-type="float">
            <text:p>1272</text:p>
          </table:table-cell>
          <table:table-cell office:value-type="float" office:value="1312909" calcext:value-type="float">
            <text:p>1312909</text:p>
          </table:table-cell>
          <table:table-cell table:number-columns-repeated="2" office:value-type="float" office:value="1272" calcext:value-type="float">
            <text:p>1272</text:p>
          </table:table-cell>
          <table:table-cell office:value-type="float" office:value="3390.958" calcext:value-type="float">
            <text:p>3390.958</text:p>
          </table:table-cell>
          <table:table-cell office:value-type="float" office:value="36.758" calcext:value-type="float">
            <text:p>36.758</text:p>
          </table:table-cell>
          <table:table-cell/>
          <table:table-cell table:formula="of:=([.B119]/[.A119]-[.B118]/[.A118])+([.D119]/[.C119]-[.D118]/[.C118])+([.F119]/[.E119]-[.F118]/[.E118])+([.H119]/[.G119]-[.H118]/[.G118])*1312500*64*PI()*2*64/(1440*4)" office:value-type="float" office:value="36.7736972806736" calcext:value-type="float">
            <text:p>36.774</text:p>
          </table:table-cell>
          <table:table-cell table:formula="of:=[.J119]/60" office:value-type="float" office:value="56.5159666666667" calcext:value-type="float">
            <text:p>56.516</text:p>
          </table:table-cell>
          <table:table-cell table:number-columns-repeated="6"/>
        </table:table-row>
        <table:table-row table:style-name="ro1">
          <table:table-cell office:value-type="float" office:value="1310327" calcext:value-type="float">
            <text:p>1310327</text:p>
          </table:table-cell>
          <table:table-cell office:value-type="float" office:value="1268" calcext:value-type="float">
            <text:p>1268</text:p>
          </table:table-cell>
          <table:table-cell office:value-type="float" office:value="1314528" calcext:value-type="float">
            <text:p>1314528</text:p>
          </table:table-cell>
          <table:table-cell office:value-type="float" office:value="1272" calcext:value-type="float">
            <text:p>1272</text:p>
          </table:table-cell>
          <table:table-cell office:value-type="float" office:value="1310318" calcext:value-type="float">
            <text:p>1310318</text:p>
          </table:table-cell>
          <table:table-cell office:value-type="float" office:value="1268" calcext:value-type="float">
            <text:p>1268</text:p>
          </table:table-cell>
          <table:table-cell office:value-type="float" office:value="1314510" calcext:value-type="float">
            <text:p>1314510</text:p>
          </table:table-cell>
          <table:table-cell office:value-type="float" office:value="1272" calcext:value-type="float">
            <text:p>1272</text:p>
          </table:table-cell>
          <table:table-cell office:value-type="float" office:value="1270" calcext:value-type="float">
            <text:p>1270</text:p>
          </table:table-cell>
          <table:table-cell office:value-type="float" office:value="3386.871" calcext:value-type="float">
            <text:p>3386.871</text:p>
          </table:table-cell>
          <table:table-cell office:value-type="float" office:value="-6.847" calcext:value-type="float">
            <text:p>-6.847</text:p>
          </table:table-cell>
          <table:table-cell/>
          <table:table-cell table:formula="of:=([.B120]/[.A120]-[.B119]/[.A119])+([.D120]/[.C120]-[.D119]/[.C119])+([.F120]/[.E120]-[.F119]/[.E119])+([.H120]/[.G120]-[.H119]/[.G119])*1312500*64*PI()*2*64/(1440*4)" office:value-type="float" office:value="-6.91985170575211" calcext:value-type="float">
            <text:p>-6.920</text:p>
          </table:table-cell>
          <table:table-cell table:formula="of:=[.J120]/60" office:value-type="float" office:value="56.44785" calcext:value-type="float">
            <text:p>56.448</text:p>
          </table:table-cell>
          <table:table-cell table:number-columns-repeated="6"/>
        </table:table-row>
        <table:table-row table:style-name="ro1">
          <table:table-cell office:value-type="float" office:value="1313537" calcext:value-type="float">
            <text:p>1313537</text:p>
          </table:table-cell>
          <table:table-cell office:value-type="float" office:value="1260" calcext:value-type="float">
            <text:p>1260</text:p>
          </table:table-cell>
          <table:table-cell office:value-type="float" office:value="1313531" calcext:value-type="float">
            <text:p>1313531</text:p>
          </table:table-cell>
          <table:table-cell office:value-type="float" office:value="1260" calcext:value-type="float">
            <text:p>1260</text:p>
          </table:table-cell>
          <table:table-cell office:value-type="float" office:value="1313532" calcext:value-type="float">
            <text:p>1313532</text:p>
          </table:table-cell>
          <table:table-cell office:value-type="float" office:value="1260" calcext:value-type="float">
            <text:p>1260</text:p>
          </table:table-cell>
          <table:table-cell office:value-type="float" office:value="1309357" calcext:value-type="float">
            <text:p>1309357</text:p>
          </table:table-cell>
          <table:table-cell office:value-type="float" office:value="1256" calcext:value-type="float">
            <text:p>1256</text:p>
          </table:table-cell>
          <table:table-cell office:value-type="float" office:value="1259" calcext:value-type="float">
            <text:p>1259</text:p>
          </table:table-cell>
          <table:table-cell office:value-type="float" office:value="3357.361" calcext:value-type="float">
            <text:p>3357.361</text:p>
          </table:table-cell>
          <table:table-cell office:value-type="float" office:value="-49.445" calcext:value-type="float">
            <text:p>-49.445</text:p>
          </table:table-cell>
          <table:table-cell/>
          <table:table-cell table:formula="of:=([.B121]/[.A121]-[.B120]/[.A120])+([.D121]/[.C121]-[.D120]/[.C120])+([.F121]/[.E121]-[.F120]/[.E120])+([.H121]/[.G121]-[.H120]/[.G120])*1312500*64*PI()*2*64/(1440*4)" office:value-type="float" office:value="-49.3275780824507" calcext:value-type="float">
            <text:p>-49.328</text:p>
          </table:table-cell>
          <table:table-cell table:formula="of:=[.J121]/60" office:value-type="float" office:value="55.9560166666667" calcext:value-type="float">
            <text:p>55.956</text:p>
          </table:table-cell>
          <table:table-cell table:number-columns-repeated="6"/>
        </table:table-row>
        <table:table-row table:style-name="ro1">
          <table:table-cell office:value-type="float" office:value="1313592" calcext:value-type="float">
            <text:p>1313592</text:p>
          </table:table-cell>
          <table:table-cell office:value-type="float" office:value="1264" calcext:value-type="float">
            <text:p>1264</text:p>
          </table:table-cell>
          <table:table-cell office:value-type="float" office:value="1309475" calcext:value-type="float">
            <text:p>1309475</text:p>
          </table:table-cell>
          <table:table-cell office:value-type="float" office:value="1260" calcext:value-type="float">
            <text:p>1260</text:p>
          </table:table-cell>
          <table:table-cell office:value-type="float" office:value="1313547" calcext:value-type="float">
            <text:p>1313547</text:p>
          </table:table-cell>
          <table:table-cell office:value-type="float" office:value="1264" calcext:value-type="float">
            <text:p>1264</text:p>
          </table:table-cell>
          <table:table-cell office:value-type="float" office:value="1313610" calcext:value-type="float">
            <text:p>1313610</text:p>
          </table:table-cell>
          <table:table-cell office:value-type="float" office:value="1264" calcext:value-type="float">
            <text:p>1264</text:p>
          </table:table-cell>
          <table:table-cell office:value-type="float" office:value="1263" calcext:value-type="float">
            <text:p>1263</text:p>
          </table:table-cell>
          <table:table-cell office:value-type="float" office:value="3367.856" calcext:value-type="float">
            <text:p>3367.856</text:p>
          </table:table-cell>
          <table:table-cell office:value-type="float" office:value="17.585" calcext:value-type="float">
            <text:p>17.585</text:p>
          </table:table-cell>
          <table:table-cell/>
          <table:table-cell table:formula="of:=([.B122]/[.A122]-[.B121]/[.A121])+([.D122]/[.C122]-[.D121]/[.C121])+([.F122]/[.E122]-[.F121]/[.E121])+([.H122]/[.G122]-[.H121]/[.G121])*1312500*64*PI()*2*64/(1440*4)" office:value-type="float" office:value="17.5013301706187" calcext:value-type="float">
            <text:p>17.501</text:p>
          </table:table-cell>
          <table:table-cell table:formula="of:=[.J122]/60" office:value-type="float" office:value="56.1309333333333" calcext:value-type="float">
            <text:p>56.131</text:p>
          </table:table-cell>
          <table:table-cell table:number-columns-repeated="6"/>
        </table:table-row>
        <table:table-row table:style-name="ro1">
          <table:table-cell office:value-type="float" office:value="1312873" calcext:value-type="float">
            <text:p>1312873</text:p>
          </table:table-cell>
          <table:table-cell office:value-type="float" office:value="1268" calcext:value-type="float">
            <text:p>1268</text:p>
          </table:table-cell>
          <table:table-cell office:value-type="float" office:value="1312883" calcext:value-type="float">
            <text:p>1312883</text:p>
          </table:table-cell>
          <table:table-cell office:value-type="float" office:value="1268" calcext:value-type="float">
            <text:p>1268</text:p>
          </table:table-cell>
          <table:table-cell office:value-type="float" office:value="1312879" calcext:value-type="float">
            <text:p>1312879</text:p>
          </table:table-cell>
          <table:table-cell office:value-type="float" office:value="1268" calcext:value-type="float">
            <text:p>1268</text:p>
          </table:table-cell>
          <table:table-cell office:value-type="float" office:value="1312887" calcext:value-type="float">
            <text:p>1312887</text:p>
          </table:table-cell>
          <table:table-cell table:number-columns-repeated="2" office:value-type="float" office:value="1268" calcext:value-type="float">
            <text:p>1268</text:p>
          </table:table-cell>
          <table:table-cell office:value-type="float" office:value="3380.353" calcext:value-type="float">
            <text:p>3380.353</text:p>
          </table:table-cell>
          <table:table-cell office:value-type="float" office:value="20.939" calcext:value-type="float">
            <text:p>20.939</text:p>
          </table:table-cell>
          <table:table-cell/>
          <table:table-cell table:formula="of:=([.B123]/[.A123]-[.B122]/[.A122])+([.D123]/[.C123]-[.D122]/[.C122])+([.F123]/[.E123]-[.F122]/[.E122])+([.H123]/[.G123]-[.H122]/[.G122])*1312500*64*PI()*2*64/(1440*4)" office:value-type="float" office:value="20.9743932043772" calcext:value-type="float">
            <text:p>20.974</text:p>
          </table:table-cell>
          <table:table-cell table:formula="of:=[.J123]/60" office:value-type="float" office:value="56.3392166666667" calcext:value-type="float">
            <text:p>56.339</text:p>
          </table:table-cell>
          <table:table-cell table:number-columns-repeated="6"/>
        </table:table-row>
        <table:table-row table:style-name="ro1">
          <table:table-cell office:value-type="float" office:value="1310538" calcext:value-type="float">
            <text:p>1310538</text:p>
          </table:table-cell>
          <table:table-cell office:value-type="float" office:value="1260" calcext:value-type="float">
            <text:p>1260</text:p>
          </table:table-cell>
          <table:table-cell office:value-type="float" office:value="1314655" calcext:value-type="float">
            <text:p>1314655</text:p>
          </table:table-cell>
          <table:table-cell office:value-type="float" office:value="1264" calcext:value-type="float">
            <text:p>1264</text:p>
          </table:table-cell>
          <table:table-cell office:value-type="float" office:value="1310587" calcext:value-type="float">
            <text:p>1310587</text:p>
          </table:table-cell>
          <table:table-cell office:value-type="float" office:value="1260" calcext:value-type="float">
            <text:p>1260</text:p>
          </table:table-cell>
          <table:table-cell office:value-type="float" office:value="1310509" calcext:value-type="float">
            <text:p>1310509</text:p>
          </table:table-cell>
          <table:table-cell office:value-type="float" office:value="1260" calcext:value-type="float">
            <text:p>1260</text:p>
          </table:table-cell>
          <table:table-cell office:value-type="float" office:value="1261" calcext:value-type="float">
            <text:p>1261</text:p>
          </table:table-cell>
          <table:table-cell office:value-type="float" office:value="3365.045" calcext:value-type="float">
            <text:p>3365.045</text:p>
          </table:table-cell>
          <table:table-cell office:value-type="float" office:value="-25.649" calcext:value-type="float">
            <text:p>-25.649</text:p>
          </table:table-cell>
          <table:table-cell/>
          <table:table-cell table:formula="of:=([.B124]/[.A124]-[.B123]/[.A123])+([.D124]/[.C124]-[.D123]/[.C123])+([.F124]/[.E124]-[.F123]/[.E123])+([.H124]/[.G124]-[.H123]/[.G123])*1312500*64*PI()*2*64/(1440*4)" office:value-type="float" office:value="-25.5213289097606" calcext:value-type="float">
            <text:p>-25.521</text:p>
          </table:table-cell>
          <table:table-cell table:formula="of:=[.J124]/60" office:value-type="float" office:value="56.0840833333333" calcext:value-type="float">
            <text:p>56.084</text:p>
          </table:table-cell>
          <table:table-cell table:number-columns-repeated="6"/>
        </table:table-row>
        <table:table-row table:style-name="ro1">
          <table:table-cell office:value-type="float" office:value="1311786" calcext:value-type="float">
            <text:p>1311786</text:p>
          </table:table-cell>
          <table:table-cell office:value-type="float" office:value="1260" calcext:value-type="float">
            <text:p>1260</text:p>
          </table:table-cell>
          <table:table-cell office:value-type="float" office:value="1311813" calcext:value-type="float">
            <text:p>1311813</text:p>
          </table:table-cell>
          <table:table-cell office:value-type="float" office:value="1260" calcext:value-type="float">
            <text:p>1260</text:p>
          </table:table-cell>
          <table:table-cell office:value-type="float" office:value="1311802" calcext:value-type="float">
            <text:p>1311802</text:p>
          </table:table-cell>
          <table:table-cell office:value-type="float" office:value="1260" calcext:value-type="float">
            <text:p>1260</text:p>
          </table:table-cell>
          <table:table-cell office:value-type="float" office:value="1316017" calcext:value-type="float">
            <text:p>1316017</text:p>
          </table:table-cell>
          <table:table-cell office:value-type="float" office:value="1264" calcext:value-type="float">
            <text:p>1264</text:p>
          </table:table-cell>
          <table:table-cell office:value-type="float" office:value="1261" calcext:value-type="float">
            <text:p>1261</text:p>
          </table:table-cell>
          <table:table-cell office:value-type="float" office:value="3361.759" calcext:value-type="float">
            <text:p>3361.759</text:p>
          </table:table-cell>
          <table:table-cell office:value-type="float" office:value="-5.507" calcext:value-type="float">
            <text:p>-5.507</text:p>
          </table:table-cell>
          <table:table-cell/>
          <table:table-cell table:formula="of:=([.B125]/[.A125]-[.B124]/[.A124])+([.D125]/[.C125]-[.D124]/[.C124])+([.F125]/[.E125]-[.F124]/[.E124])+([.H125]/[.G125]-[.H124]/[.G124])*1312500*64*PI()*2*64/(1440*4)" office:value-type="float" office:value="-5.77383389562747" calcext:value-type="float">
            <text:p>-5.774</text:p>
          </table:table-cell>
          <table:table-cell table:formula="of:=[.J125]/60" office:value-type="float" office:value="56.0293166666667" calcext:value-type="float">
            <text:p>56.029</text:p>
          </table:table-cell>
          <table:table-cell table:number-columns-repeated="6"/>
        </table:table-row>
        <table:table-row table:style-name="ro1">
          <table:table-cell office:value-type="float" office:value="1312834" calcext:value-type="float">
            <text:p>1312834</text:p>
          </table:table-cell>
          <table:table-cell office:value-type="float" office:value="1272" calcext:value-type="float">
            <text:p>1272</text:p>
          </table:table-cell>
          <table:table-cell office:value-type="float" office:value="1312832" calcext:value-type="float">
            <text:p>1312832</text:p>
          </table:table-cell>
          <table:table-cell office:value-type="float" office:value="1272" calcext:value-type="float">
            <text:p>1272</text:p>
          </table:table-cell>
          <table:table-cell office:value-type="float" office:value="1312828" calcext:value-type="float">
            <text:p>1312828</text:p>
          </table:table-cell>
          <table:table-cell office:value-type="float" office:value="1272" calcext:value-type="float">
            <text:p>1272</text:p>
          </table:table-cell>
          <table:table-cell office:value-type="float" office:value="1312825" calcext:value-type="float">
            <text:p>1312825</text:p>
          </table:table-cell>
          <table:table-cell table:number-columns-repeated="2" office:value-type="float" office:value="1272" calcext:value-type="float">
            <text:p>1272</text:p>
          </table:table-cell>
          <table:table-cell office:value-type="float" office:value="3391.148" calcext:value-type="float">
            <text:p>3391.148</text:p>
          </table:table-cell>
          <table:table-cell office:value-type="float" office:value="49.242" calcext:value-type="float">
            <text:p>49.242</text:p>
          </table:table-cell>
          <table:table-cell/>
          <table:table-cell table:formula="of:=([.B126]/[.A126]-[.B125]/[.A125])+([.D126]/[.C126]-[.D125]/[.C125])+([.F126]/[.E126]-[.F125]/[.E125])+([.H126]/[.G126]-[.H125]/[.G125])*1312500*64*PI()*2*64/(1440*4)" office:value-type="float" office:value="49.4304004810046" calcext:value-type="float">
            <text:p>49.430</text:p>
          </table:table-cell>
          <table:table-cell table:formula="of:=[.J126]/60" office:value-type="float" office:value="56.5191333333333" calcext:value-type="float">
            <text:p>56.519</text:p>
          </table:table-cell>
          <table:table-cell table:number-columns-repeated="6"/>
        </table:table-row>
        <table:table-row table:style-name="ro1">
          <table:table-cell office:value-type="float" office:value="1314231" calcext:value-type="float">
            <text:p>1314231</text:p>
          </table:table-cell>
          <table:table-cell office:value-type="float" office:value="1272" calcext:value-type="float">
            <text:p>1272</text:p>
          </table:table-cell>
          <table:table-cell office:value-type="float" office:value="1310004" calcext:value-type="float">
            <text:p>1310004</text:p>
          </table:table-cell>
          <table:table-cell office:value-type="float" office:value="1268" calcext:value-type="float">
            <text:p>1268</text:p>
          </table:table-cell>
          <table:table-cell office:value-type="float" office:value="1314238" calcext:value-type="float">
            <text:p>1314238</text:p>
          </table:table-cell>
          <table:table-cell office:value-type="float" office:value="1272" calcext:value-type="float">
            <text:p>1272</text:p>
          </table:table-cell>
          <table:table-cell office:value-type="float" office:value="1310002" calcext:value-type="float">
            <text:p>1310002</text:p>
          </table:table-cell>
          <table:table-cell office:value-type="float" office:value="1268" calcext:value-type="float">
            <text:p>1268</text:p>
          </table:table-cell>
          <table:table-cell office:value-type="float" office:value="1270" calcext:value-type="float">
            <text:p>1270</text:p>
          </table:table-cell>
          <table:table-cell office:value-type="float" office:value="3387.651" calcext:value-type="float">
            <text:p>3387.651</text:p>
          </table:table-cell>
          <table:table-cell office:value-type="float" office:value="-5.86" calcext:value-type="float">
            <text:p>-5.86</text:p>
          </table:table-cell>
          <table:table-cell/>
          <table:table-cell table:formula="of:=([.B127]/[.A127]-[.B126]/[.A126])+([.D127]/[.C127]-[.D126]/[.C126])+([.F127]/[.E127]-[.F126]/[.E126])+([.H127]/[.G127]-[.H126]/[.G126])*1312500*64*PI()*2*64/(1440*4)" office:value-type="float" office:value="-5.66190155157957" calcext:value-type="float">
            <text:p>-5.662</text:p>
          </table:table-cell>
          <table:table-cell table:formula="of:=[.J127]/60" office:value-type="float" office:value="56.46085" calcext:value-type="float">
            <text:p>56.461</text:p>
          </table:table-cell>
          <table:table-cell table:number-columns-repeated="6"/>
        </table:table-row>
        <table:table-row table:style-name="ro1">
          <table:table-cell office:value-type="float" office:value="1313154" calcext:value-type="float">
            <text:p>1313154</text:p>
          </table:table-cell>
          <table:table-cell office:value-type="float" office:value="1260" calcext:value-type="float">
            <text:p>1260</text:p>
          </table:table-cell>
          <table:table-cell office:value-type="float" office:value="1313176" calcext:value-type="float">
            <text:p>1313176</text:p>
          </table:table-cell>
          <table:table-cell office:value-type="float" office:value="1260" calcext:value-type="float">
            <text:p>1260</text:p>
          </table:table-cell>
          <table:table-cell office:value-type="float" office:value="1308957" calcext:value-type="float">
            <text:p>1308957</text:p>
          </table:table-cell>
          <table:table-cell office:value-type="float" office:value="1256" calcext:value-type="float">
            <text:p>1256</text:p>
          </table:table-cell>
          <table:table-cell office:value-type="float" office:value="1313159" calcext:value-type="float">
            <text:p>1313159</text:p>
          </table:table-cell>
          <table:table-cell table:number-columns-repeated="2" office:value-type="float" office:value="1260" calcext:value-type="float">
            <text:p>1260</text:p>
          </table:table-cell>
          <table:table-cell office:value-type="float" office:value="3358.327" calcext:value-type="float">
            <text:p>3358.327</text:p>
          </table:table-cell>
          <table:table-cell office:value-type="float" office:value="-49.132" calcext:value-type="float">
            <text:p>-49.132</text:p>
          </table:table-cell>
          <table:table-cell/>
          <table:table-cell table:formula="of:=([.B128]/[.A128]-[.B127]/[.A127])+([.D128]/[.C128]-[.D127]/[.C127])+([.F128]/[.E128]-[.F127]/[.E127])+([.H128]/[.G128]-[.H127]/[.G127])*1312500*64*PI()*2*64/(1440*4)" office:value-type="float" office:value="-49.3729278424343" calcext:value-type="float">
            <text:p>-49.373</text:p>
          </table:table-cell>
          <table:table-cell table:formula="of:=[.J128]/60" office:value-type="float" office:value="55.9721166666667" calcext:value-type="float">
            <text:p>55.972</text:p>
          </table:table-cell>
          <table:table-cell table:number-columns-repeated="6"/>
        </table:table-row>
        <table:table-row table:style-name="ro1">
          <table:table-cell office:value-type="float" office:value="1310387" calcext:value-type="float">
            <text:p>1310387</text:p>
          </table:table-cell>
          <table:table-cell office:value-type="float" office:value="1264" calcext:value-type="float">
            <text:p>1264</text:p>
          </table:table-cell>
          <table:table-cell office:value-type="float" office:value="1314491" calcext:value-type="float">
            <text:p>1314491</text:p>
          </table:table-cell>
          <table:table-cell office:value-type="float" office:value="1268" calcext:value-type="float">
            <text:p>1268</text:p>
          </table:table-cell>
          <table:table-cell office:value-type="float" office:value="1314520" calcext:value-type="float">
            <text:p>1314520</text:p>
          </table:table-cell>
          <table:table-cell office:value-type="float" office:value="1268" calcext:value-type="float">
            <text:p>1268</text:p>
          </table:table-cell>
          <table:table-cell office:value-type="float" office:value="1310412" calcext:value-type="float">
            <text:p>1310412</text:p>
          </table:table-cell>
          <table:table-cell office:value-type="float" office:value="1264" calcext:value-type="float">
            <text:p>1264</text:p>
          </table:table-cell>
          <table:table-cell office:value-type="float" office:value="1265" calcext:value-type="float">
            <text:p>1265</text:p>
          </table:table-cell>
          <table:table-cell office:value-type="float" office:value="3376.122" calcext:value-type="float">
            <text:p>3376.122</text:p>
          </table:table-cell>
          <table:table-cell office:value-type="float" office:value="29.815" calcext:value-type="float">
            <text:p>29.815</text:p>
          </table:table-cell>
          <table:table-cell/>
          <table:table-cell table:formula="of:=([.B129]/[.A129]-[.B128]/[.A128])+([.D129]/[.C129]-[.D128]/[.C128])+([.F129]/[.E129]-[.F128]/[.E128])+([.H129]/[.G129]-[.H128]/[.G128])*1312500*64*PI()*2*64/(1440*4)" office:value-type="float" office:value="29.696281482259" calcext:value-type="float">
            <text:p>29.696</text:p>
          </table:table-cell>
          <table:table-cell table:formula="of:=[.J129]/60" office:value-type="float" office:value="56.2687" calcext:value-type="float">
            <text:p>56.269</text:p>
          </table:table-cell>
          <table:table-cell table:number-columns-repeated="6"/>
        </table:table-row>
        <table:table-row table:style-name="ro1">
          <table:table-cell office:value-type="float" office:value="1315502" calcext:value-type="float">
            <text:p>1315502</text:p>
          </table:table-cell>
          <table:table-cell office:value-type="float" office:value="1272" calcext:value-type="float">
            <text:p>1272</text:p>
          </table:table-cell>
          <table:table-cell office:value-type="float" office:value="1311460" calcext:value-type="float">
            <text:p>1311460</text:p>
          </table:table-cell>
          <table:table-cell office:value-type="float" office:value="1268" calcext:value-type="float">
            <text:p>1268</text:p>
          </table:table-cell>
          <table:table-cell office:value-type="float" office:value="1311460" calcext:value-type="float">
            <text:p>1311460</text:p>
          </table:table-cell>
          <table:table-cell office:value-type="float" office:value="1268" calcext:value-type="float">
            <text:p>1268</text:p>
          </table:table-cell>
          <table:table-cell office:value-type="float" office:value="1315494" calcext:value-type="float">
            <text:p>1315494</text:p>
          </table:table-cell>
          <table:table-cell office:value-type="float" office:value="1272" calcext:value-type="float">
            <text:p>1272</text:p>
          </table:table-cell>
          <table:table-cell office:value-type="float" office:value="1270" calcext:value-type="float">
            <text:p>1270</text:p>
          </table:table-cell>
          <table:table-cell office:value-type="float" office:value="3384.142" calcext:value-type="float">
            <text:p>3384.142</text:p>
          </table:table-cell>
          <table:table-cell office:value-type="float" office:value="13.438" calcext:value-type="float">
            <text:p>13.438</text:p>
          </table:table-cell>
          <table:table-cell/>
          <table:table-cell table:formula="of:=([.B130]/[.A130]-[.B129]/[.A129])+([.D130]/[.C130]-[.D129]/[.C129])+([.F130]/[.E130]-[.F129]/[.E129])+([.H130]/[.G130]-[.H129]/[.G129])*1312500*64*PI()*2*64/(1440*4)" office:value-type="float" office:value="13.8104714668949" calcext:value-type="float">
            <text:p>13.810</text:p>
          </table:table-cell>
          <table:table-cell table:formula="of:=[.J130]/60" office:value-type="float" office:value="56.4023666666667" calcext:value-type="float">
            <text:p>56.402</text:p>
          </table:table-cell>
          <table:table-cell table:number-columns-repeated="6"/>
        </table:table-row>
        <table:table-row table:style-name="ro1">
          <table:table-cell office:value-type="float" office:value="1311786" calcext:value-type="float">
            <text:p>1311786</text:p>
          </table:table-cell>
          <table:table-cell office:value-type="float" office:value="1260" calcext:value-type="float">
            <text:p>1260</text:p>
          </table:table-cell>
          <table:table-cell office:value-type="float" office:value="1311750" calcext:value-type="float">
            <text:p>1311750</text:p>
          </table:table-cell>
          <table:table-cell office:value-type="float" office:value="1260" calcext:value-type="float">
            <text:p>1260</text:p>
          </table:table-cell>
          <table:table-cell office:value-type="float" office:value="1311733" calcext:value-type="float">
            <text:p>1311733</text:p>
          </table:table-cell>
          <table:table-cell office:value-type="float" office:value="1260" calcext:value-type="float">
            <text:p>1260</text:p>
          </table:table-cell>
          <table:table-cell office:value-type="float" office:value="1311782" calcext:value-type="float">
            <text:p>1311782</text:p>
          </table:table-cell>
          <table:table-cell table:number-columns-repeated="2" office:value-type="float" office:value="1260" calcext:value-type="float">
            <text:p>1260</text:p>
          </table:table-cell>
          <table:table-cell office:value-type="float" office:value="3361.888" calcext:value-type="float">
            <text:p>3361.888</text:p>
          </table:table-cell>
          <table:table-cell office:value-type="float" office:value="-37.287" calcext:value-type="float">
            <text:p>-37.287</text:p>
          </table:table-cell>
          <table:table-cell/>
          <table:table-cell table:formula="of:=([.B131]/[.A131]-[.B130]/[.A130])+([.D131]/[.C131]-[.D130]/[.C130])+([.F131]/[.E131]-[.F130]/[.E130])+([.H131]/[.G131]-[.H130]/[.G130])*1312500*64*PI()*2*64/(1440*4)" office:value-type="float" office:value="-37.6000874951019" calcext:value-type="float">
            <text:p>-37.600</text:p>
          </table:table-cell>
          <table:table-cell table:formula="of:=[.J131]/60" office:value-type="float" office:value="56.0314666666667" calcext:value-type="float">
            <text:p>56.031</text:p>
          </table:table-cell>
          <table:table-cell table:number-columns-repeated="6"/>
        </table:table-row>
        <table:table-row table:style-name="ro1">
          <table:table-cell office:value-type="float" office:value="1313154" calcext:value-type="float">
            <text:p>1313154</text:p>
          </table:table-cell>
          <table:table-cell office:value-type="float" office:value="1264" calcext:value-type="float">
            <text:p>1264</text:p>
          </table:table-cell>
          <table:table-cell office:value-type="float" office:value="1313137" calcext:value-type="float">
            <text:p>1313137</text:p>
          </table:table-cell>
          <table:table-cell office:value-type="float" office:value="1264" calcext:value-type="float">
            <text:p>1264</text:p>
          </table:table-cell>
          <table:table-cell office:value-type="float" office:value="1313132" calcext:value-type="float">
            <text:p>1313132</text:p>
          </table:table-cell>
          <table:table-cell office:value-type="float" office:value="1264" calcext:value-type="float">
            <text:p>1264</text:p>
          </table:table-cell>
          <table:table-cell office:value-type="float" office:value="1313149" calcext:value-type="float">
            <text:p>1313149</text:p>
          </table:table-cell>
          <table:table-cell table:number-columns-repeated="2" office:value-type="float" office:value="1264" calcext:value-type="float">
            <text:p>1264</text:p>
          </table:table-cell>
          <table:table-cell office:value-type="float" office:value="3369.016" calcext:value-type="float">
            <text:p>3369.016</text:p>
          </table:table-cell>
          <table:table-cell office:value-type="float" office:value="11.943" calcext:value-type="float">
            <text:p>11.943</text:p>
          </table:table-cell>
          <table:table-cell/>
          <table:table-cell table:formula="of:=([.B132]/[.A132]-[.B131]/[.A131])+([.D132]/[.C132]-[.D131]/[.C131])+([.F132]/[.E132]-[.F131]/[.E131])+([.H132]/[.G132]-[.H131]/[.G131])*1312500*64*PI()*2*64/(1440*4)" office:value-type="float" office:value="11.9995327505073" calcext:value-type="float">
            <text:p>12.000</text:p>
          </table:table-cell>
          <table:table-cell table:formula="of:=[.J132]/60" office:value-type="float" office:value="56.1502666666667" calcext:value-type="float">
            <text:p>56.150</text:p>
          </table:table-cell>
          <table:table-cell table:number-columns-repeated="6"/>
        </table:table-row>
        <table:table-row table:style-name="ro1">
          <table:table-cell office:value-type="float" office:value="1309996" calcext:value-type="float">
            <text:p>1309996</text:p>
          </table:table-cell>
          <table:table-cell office:value-type="float" office:value="1228" calcext:value-type="float">
            <text:p>1228</text:p>
          </table:table-cell>
          <table:table-cell office:value-type="float" office:value="1314380" calcext:value-type="float">
            <text:p>1314380</text:p>
          </table:table-cell>
          <table:table-cell office:value-type="float" office:value="1232" calcext:value-type="float">
            <text:p>1232</text:p>
          </table:table-cell>
          <table:table-cell office:value-type="float" office:value="1314275" calcext:value-type="float">
            <text:p>1314275</text:p>
          </table:table-cell>
          <table:table-cell office:value-type="float" office:value="1232" calcext:value-type="float">
            <text:p>1232</text:p>
          </table:table-cell>
          <table:table-cell office:value-type="float" office:value="1309910" calcext:value-type="float">
            <text:p>1309910</text:p>
          </table:table-cell>
          <table:table-cell office:value-type="float" office:value="1228" calcext:value-type="float">
            <text:p>1228</text:p>
          </table:table-cell>
          <table:table-cell office:value-type="float" office:value="1230" calcext:value-type="float">
            <text:p>1230</text:p>
          </table:table-cell>
          <table:table-cell office:value-type="float" office:value="3280.899" calcext:value-type="float">
            <text:p>3280.899</text:p>
          </table:table-cell>
          <table:table-cell office:value-type="float" office:value="-147.641" calcext:value-type="float">
            <text:p>-147.641</text:p>
          </table:table-cell>
          <table:table-cell/>
          <table:table-cell table:formula="of:=([.B133]/[.A133]-[.B132]/[.A132])+([.D133]/[.C133]-[.D132]/[.C132])+([.F133]/[.E133]-[.F132]/[.E132])+([.H133]/[.G133]-[.H132]/[.G132])*1312500*64*PI()*2*64/(1440*4)" office:value-type="float" office:value="-147.209785124485" calcext:value-type="float">
            <text:p>-147.210</text:p>
          </table:table-cell>
          <table:table-cell table:formula="of:=[.J133]/60" office:value-type="float" office:value="54.68165" calcext:value-type="float">
            <text:p>54.682</text:p>
          </table:table-cell>
          <table:table-cell table:number-columns-repeated="6"/>
        </table:table-row>
        <table:table-row table:style-name="ro1">
          <table:table-cell office:value-type="float" office:value="1313020" calcext:value-type="float">
            <text:p>1313020</text:p>
          </table:table-cell>
          <table:table-cell office:value-type="float" office:value="1140" calcext:value-type="float">
            <text:p>1140</text:p>
          </table:table-cell>
          <table:table-cell office:value-type="float" office:value="1308334" calcext:value-type="float">
            <text:p>1308334</text:p>
          </table:table-cell>
          <table:table-cell office:value-type="float" office:value="1136" calcext:value-type="float">
            <text:p>1136</text:p>
          </table:table-cell>
          <table:table-cell office:value-type="float" office:value="1313066" calcext:value-type="float">
            <text:p>1313066</text:p>
          </table:table-cell>
          <table:table-cell office:value-type="float" office:value="1140" calcext:value-type="float">
            <text:p>1140</text:p>
          </table:table-cell>
          <table:table-cell office:value-type="float" office:value="1312964" calcext:value-type="float">
            <text:p>1312964</text:p>
          </table:table-cell>
          <table:table-cell office:value-type="float" office:value="1140" calcext:value-type="float">
            <text:p>1140</text:p>
          </table:table-cell>
          <table:table-cell office:value-type="float" office:value="1139" calcext:value-type="float">
            <text:p>1139</text:p>
          </table:table-cell>
          <table:table-cell office:value-type="float" office:value="3038.848" calcext:value-type="float">
            <text:p>3038.848</text:p>
          </table:table-cell>
          <table:table-cell office:value-type="float" office:value="-405.562" calcext:value-type="float">
            <text:p>-405.562</text:p>
          </table:table-cell>
          <table:table-cell/>
          <table:table-cell table:formula="of:=([.B134]/[.A134]-[.B133]/[.A133])+([.D134]/[.C134]-[.D133]/[.C133])+([.F134]/[.E134]-[.F133]/[.E133])+([.H134]/[.G134]-[.H133]/[.G133])*1312500*64*PI()*2*64/(1440*4)" office:value-type="float" office:value="-405.836650562631" calcext:value-type="float">
            <text:p>-405.837</text:p>
          </table:table-cell>
          <table:table-cell table:formula="of:=[.J134]/60" office:value-type="float" office:value="50.6474666666667" calcext:value-type="float">
            <text:p>50.647</text:p>
          </table:table-cell>
          <table:table-cell table:number-columns-repeated="6"/>
        </table:table-row>
        <table:table-row table:style-name="ro1">
          <table:table-cell office:value-type="float" office:value="1313337" calcext:value-type="float">
            <text:p>1313337</text:p>
          </table:table-cell>
          <table:table-cell office:value-type="float" office:value="1068" calcext:value-type="float">
            <text:p>1068</text:p>
          </table:table-cell>
          <table:table-cell office:value-type="float" office:value="1313254" calcext:value-type="float">
            <text:p>1313254</text:p>
          </table:table-cell>
          <table:table-cell office:value-type="float" office:value="1068" calcext:value-type="float">
            <text:p>1068</text:p>
          </table:table-cell>
          <table:table-cell office:value-type="float" office:value="1313373" calcext:value-type="float">
            <text:p>1313373</text:p>
          </table:table-cell>
          <table:table-cell office:value-type="float" office:value="1068" calcext:value-type="float">
            <text:p>1068</text:p>
          </table:table-cell>
          <table:table-cell office:value-type="float" office:value="1313301" calcext:value-type="float">
            <text:p>1313301</text:p>
          </table:table-cell>
          <table:table-cell table:number-columns-repeated="2" office:value-type="float" office:value="1068" calcext:value-type="float">
            <text:p>1068</text:p>
          </table:table-cell>
          <table:table-cell office:value-type="float" office:value="2846.23" calcext:value-type="float">
            <text:p>2846.23</text:p>
          </table:table-cell>
          <table:table-cell office:value-type="float" office:value="-322.734" calcext:value-type="float">
            <text:p>-322.734</text:p>
          </table:table-cell>
          <table:table-cell/>
          <table:table-cell table:formula="of:=([.B135]/[.A135]-[.B134]/[.A134])+([.D135]/[.C135]-[.D134]/[.C134])+([.F135]/[.E135]-[.F134]/[.E134])+([.H135]/[.G135]-[.H134]/[.G134])*1312500*64*PI()*2*64/(1440*4)" office:value-type="float" office:value="-322.809619080229" calcext:value-type="float">
            <text:p>-322.810</text:p>
          </table:table-cell>
          <table:table-cell table:formula="of:=[.J135]/60" office:value-type="float" office:value="47.4371666666667" calcext:value-type="float">
            <text:p>47.437</text:p>
          </table:table-cell>
          <table:table-cell table:number-columns-repeated="6"/>
        </table:table-row>
        <table:table-row table:style-name="ro1">
          <table:table-cell office:value-type="float" office:value="1312692" calcext:value-type="float">
            <text:p>1312692</text:p>
          </table:table-cell>
          <table:table-cell office:value-type="float" office:value="1040" calcext:value-type="float">
            <text:p>1040</text:p>
          </table:table-cell>
          <table:table-cell office:value-type="float" office:value="1312618" calcext:value-type="float">
            <text:p>1312618</text:p>
          </table:table-cell>
          <table:table-cell office:value-type="float" office:value="1040" calcext:value-type="float">
            <text:p>1040</text:p>
          </table:table-cell>
          <table:table-cell office:value-type="float" office:value="1307640" calcext:value-type="float">
            <text:p>1307640</text:p>
          </table:table-cell>
          <table:table-cell office:value-type="float" office:value="1036" calcext:value-type="float">
            <text:p>1036</text:p>
          </table:table-cell>
          <table:table-cell office:value-type="float" office:value="1312657" calcext:value-type="float">
            <text:p>1312657</text:p>
          </table:table-cell>
          <table:table-cell office:value-type="float" office:value="1040" calcext:value-type="float">
            <text:p>1040</text:p>
          </table:table-cell>
          <table:table-cell office:value-type="float" office:value="1039" calcext:value-type="float">
            <text:p>1039</text:p>
          </table:table-cell>
          <table:table-cell office:value-type="float" office:value="2772.987" calcext:value-type="float">
            <text:p>2772.987</text:p>
          </table:table-cell>
          <table:table-cell office:value-type="float" office:value="-122.72" calcext:value-type="float">
            <text:p>-122.72</text:p>
          </table:table-cell>
          <table:table-cell/>
          <table:table-cell table:formula="of:=([.B136]/[.A136]-[.B135]/[.A135])+([.D136]/[.C136]-[.D135]/[.C135])+([.F136]/[.E136]-[.F135]/[.E135])+([.H136]/[.G136]-[.H135]/[.G135])*1312500*64*PI()*2*64/(1440*4)" office:value-type="float" office:value="-122.750610854469" calcext:value-type="float">
            <text:p>-122.751</text:p>
          </table:table-cell>
          <table:table-cell table:formula="of:=[.J136]/60" office:value-type="float" office:value="46.21645" calcext:value-type="float">
            <text:p>46.216</text:p>
          </table:table-cell>
          <table:table-cell table:number-columns-repeated="6"/>
        </table:table-row>
        <table:table-row table:style-name="ro1">
          <table:table-cell office:value-type="float" office:value="1308811" calcext:value-type="float">
            <text:p>1308811</text:p>
          </table:table-cell>
          <table:table-cell office:value-type="float" office:value="1012" calcext:value-type="float">
            <text:p>1012</text:p>
          </table:table-cell>
          <table:table-cell office:value-type="float" office:value="1314004" calcext:value-type="float">
            <text:p>1314004</text:p>
          </table:table-cell>
          <table:table-cell office:value-type="float" office:value="1016" calcext:value-type="float">
            <text:p>1016</text:p>
          </table:table-cell>
          <table:table-cell office:value-type="float" office:value="1313969" calcext:value-type="float">
            <text:p>1313969</text:p>
          </table:table-cell>
          <table:table-cell office:value-type="float" office:value="1016" calcext:value-type="float">
            <text:p>1016</text:p>
          </table:table-cell>
          <table:table-cell office:value-type="float" office:value="1314044" calcext:value-type="float">
            <text:p>1314044</text:p>
          </table:table-cell>
          <table:table-cell office:value-type="float" office:value="1016" calcext:value-type="float">
            <text:p>1016</text:p>
          </table:table-cell>
          <table:table-cell office:value-type="float" office:value="1015" calcext:value-type="float">
            <text:p>1015</text:p>
          </table:table-cell>
          <table:table-cell office:value-type="float" office:value="2706.24" calcext:value-type="float">
            <text:p>2706.24</text:p>
          </table:table-cell>
          <table:table-cell office:value-type="float" office:value="-111.836" calcext:value-type="float">
            <text:p>-111.836</text:p>
          </table:table-cell>
          <table:table-cell/>
          <table:table-cell table:formula="of:=([.B137]/[.A137]-[.B136]/[.A136])+([.D137]/[.C137]-[.D136]/[.C136])+([.F137]/[.E137]-[.F136]/[.E136])+([.H137]/[.G137]-[.H136]/[.G136])*1312500*64*PI()*2*64/(1440*4)" office:value-type="float" office:value="-112.011255073018" calcext:value-type="float">
            <text:p>-112.011</text:p>
          </table:table-cell>
          <table:table-cell table:formula="of:=[.J137]/60" office:value-type="float" office:value="45.104" calcext:value-type="float">
            <text:p>45.104</text:p>
          </table:table-cell>
          <table:table-cell table:number-columns-repeated="6"/>
        </table:table-row>
        <table:table-row table:style-name="ro1">
          <table:table-cell office:value-type="float" office:value="1312244" calcext:value-type="float">
            <text:p>1312244</text:p>
          </table:table-cell>
          <table:table-cell office:value-type="float" office:value="996" calcext:value-type="float">
            <text:p>996</text:p>
          </table:table-cell>
          <table:table-cell office:value-type="float" office:value="1312292" calcext:value-type="float">
            <text:p>1312292</text:p>
          </table:table-cell>
          <table:table-cell office:value-type="float" office:value="996" calcext:value-type="float">
            <text:p>996</text:p>
          </table:table-cell>
          <table:table-cell office:value-type="float" office:value="1312264" calcext:value-type="float">
            <text:p>1312264</text:p>
          </table:table-cell>
          <table:table-cell office:value-type="float" office:value="996" calcext:value-type="float">
            <text:p>996</text:p>
          </table:table-cell>
          <table:table-cell office:value-type="float" office:value="1312324" calcext:value-type="float">
            <text:p>1312324</text:p>
          </table:table-cell>
          <table:table-cell table:number-columns-repeated="2" office:value-type="float" office:value="996" calcext:value-type="float">
            <text:p>996</text:p>
          </table:table-cell>
          <table:table-cell office:value-type="float" office:value="2656.443" calcext:value-type="float">
            <text:p>2656.443</text:p>
          </table:table-cell>
          <table:table-cell office:value-type="float" office:value="-83.435" calcext:value-type="float">
            <text:p>-83.435</text:p>
          </table:table-cell>
          <table:table-cell/>
          <table:table-cell table:formula="of:=([.B138]/[.A138]-[.B137]/[.A137])+([.D138]/[.C138]-[.D137]/[.C137])+([.F138]/[.E138]-[.F137]/[.E137])+([.H138]/[.G138]-[.H137]/[.G137])*1312500*64*PI()*2*64/(1440*4)" office:value-type="float" office:value="-83.4301299293974" calcext:value-type="float">
            <text:p>-83.430</text:p>
          </table:table-cell>
          <table:table-cell table:formula="of:=[.J138]/60" office:value-type="float" office:value="44.27405" calcext:value-type="float">
            <text:p>44.274</text:p>
          </table:table-cell>
          <table:table-cell table:number-columns-repeated="6"/>
        </table:table-row>
        <table:table-row table:style-name="ro1">
          <table:table-cell office:value-type="float" office:value="1313112" calcext:value-type="float">
            <text:p>1313112</text:p>
          </table:table-cell>
          <table:table-cell office:value-type="float" office:value="968" calcext:value-type="float">
            <text:p>968</text:p>
          </table:table-cell>
          <table:table-cell office:value-type="float" office:value="1313189" calcext:value-type="float">
            <text:p>1313189</text:p>
          </table:table-cell>
          <table:table-cell office:value-type="float" office:value="968" calcext:value-type="float">
            <text:p>968</text:p>
          </table:table-cell>
          <table:table-cell office:value-type="float" office:value="1313151" calcext:value-type="float">
            <text:p>1313151</text:p>
          </table:table-cell>
          <table:table-cell office:value-type="float" office:value="968" calcext:value-type="float">
            <text:p>968</text:p>
          </table:table-cell>
          <table:table-cell office:value-type="float" office:value="1313225" calcext:value-type="float">
            <text:p>1313225</text:p>
          </table:table-cell>
          <table:table-cell table:number-columns-repeated="2" office:value-type="float" office:value="968" calcext:value-type="float">
            <text:p>968</text:p>
          </table:table-cell>
          <table:table-cell office:value-type="float" office:value="2580.018" calcext:value-type="float">
            <text:p>2580.018</text:p>
          </table:table-cell>
          <table:table-cell office:value-type="float" office:value="-128.052" calcext:value-type="float">
            <text:p>-128.052</text:p>
          </table:table-cell>
          <table:table-cell/>
          <table:table-cell table:formula="of:=([.B139]/[.A139]-[.B138]/[.A138])+([.D139]/[.C139]-[.D138]/[.C138])+([.F139]/[.E139]-[.F138]/[.E138])+([.H139]/[.G139]-[.H138]/[.G138])*1312500*64*PI()*2*64/(1440*4)" office:value-type="float" office:value="-128.089857868339" calcext:value-type="float">
            <text:p>-128.090</text:p>
          </table:table-cell>
          <table:table-cell table:formula="of:=[.J139]/60" office:value-type="float" office:value="43.0003" calcext:value-type="float">
            <text:p>43.000</text:p>
          </table:table-cell>
          <table:table-cell table:number-columns-repeated="6"/>
        </table:table-row>
        <table:table-row table:style-name="ro1">
          <table:table-cell office:value-type="float" office:value="1316946" calcext:value-type="float">
            <text:p>1316946</text:p>
          </table:table-cell>
          <table:table-cell office:value-type="float" office:value="964" calcext:value-type="float">
            <text:p>964</text:p>
          </table:table-cell>
          <table:table-cell office:value-type="float" office:value="1311464" calcext:value-type="float">
            <text:p>1311464</text:p>
          </table:table-cell>
          <table:table-cell office:value-type="float" office:value="960" calcext:value-type="float">
            <text:p>960</text:p>
          </table:table-cell>
          <table:table-cell office:value-type="float" office:value="1311486" calcext:value-type="float">
            <text:p>1311486</text:p>
          </table:table-cell>
          <table:table-cell office:value-type="float" office:value="960" calcext:value-type="float">
            <text:p>960</text:p>
          </table:table-cell>
          <table:table-cell office:value-type="float" office:value="1311457" calcext:value-type="float">
            <text:p>1311457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2562.007" calcext:value-type="float">
            <text:p>2562.007</text:p>
          </table:table-cell>
          <table:table-cell office:value-type="float" office:value="-30.178" calcext:value-type="float">
            <text:p>-30.178</text:p>
          </table:table-cell>
          <table:table-cell/>
          <table:table-cell table:formula="of:=([.B140]/[.A140]-[.B139]/[.A139])+([.D140]/[.C140]-[.D139]/[.C139])+([.F140]/[.E140]-[.F139]/[.E139])+([.H140]/[.G140]-[.H139]/[.G139])*1312500*64*PI()*2*64/(1440*4)" office:value-type="float" office:value="-29.9453023118918" calcext:value-type="float">
            <text:p>-29.945</text:p>
          </table:table-cell>
          <table:table-cell table:formula="of:=[.J140]/60" office:value-type="float" office:value="42.7001166666667" calcext:value-type="float">
            <text:p>42.700</text:p>
          </table:table-cell>
          <table:table-cell table:number-columns-repeated="6"/>
        </table:table-row>
        <table:table-row table:style-name="ro1">
          <table:table-cell office:value-type="float" office:value="1309498" calcext:value-type="float">
            <text:p>1309498</text:p>
          </table:table-cell>
          <table:table-cell office:value-type="float" office:value="952" calcext:value-type="float">
            <text:p>952</text:p>
          </table:table-cell>
          <table:table-cell office:value-type="float" office:value="1314961" calcext:value-type="float">
            <text:p>1314961</text:p>
          </table:table-cell>
          <table:table-cell office:value-type="float" office:value="956" calcext:value-type="float">
            <text:p>956</text:p>
          </table:table-cell>
          <table:table-cell office:value-type="float" office:value="1314950" calcext:value-type="float">
            <text:p>1314950</text:p>
          </table:table-cell>
          <table:table-cell office:value-type="float" office:value="956" calcext:value-type="float">
            <text:p>956</text:p>
          </table:table-cell>
          <table:table-cell office:value-type="float" office:value="1309481" calcext:value-type="float">
            <text:p>1309481</text:p>
          </table:table-cell>
          <table:table-cell office:value-type="float" office:value="952" calcext:value-type="float">
            <text:p>952</text:p>
          </table:table-cell>
          <table:table-cell office:value-type="float" office:value="954" calcext:value-type="float">
            <text:p>954</text:p>
          </table:table-cell>
          <table:table-cell office:value-type="float" office:value="2544.538" calcext:value-type="float">
            <text:p>2544.538</text:p>
          </table:table-cell>
          <table:table-cell office:value-type="float" office:value="-29.269" calcext:value-type="float">
            <text:p>-29.269</text:p>
          </table:table-cell>
          <table:table-cell/>
          <table:table-cell table:formula="of:=([.B141]/[.A141]-[.B140]/[.A140])+([.D141]/[.C141]-[.D140]/[.C140])+([.F141]/[.E141]-[.F140]/[.E140])+([.H141]/[.G141]-[.H140]/[.G140])*1312500*64*PI()*2*64/(1440*4)" office:value-type="float" office:value="-29.349055495588" calcext:value-type="float">
            <text:p>-29.349</text:p>
          </table:table-cell>
          <table:table-cell table:formula="of:=[.J141]/60" office:value-type="float" office:value="42.4089666666667" calcext:value-type="float">
            <text:p>42.409</text:p>
          </table:table-cell>
          <table:table-cell table:number-columns-repeated="6"/>
        </table:table-row>
        <table:table-row table:style-name="ro1">
          <table:table-cell office:value-type="float" office:value="1315402" calcext:value-type="float">
            <text:p>1315402</text:p>
          </table:table-cell>
          <table:table-cell office:value-type="float" office:value="944" calcext:value-type="float">
            <text:p>944</text:p>
          </table:table-cell>
          <table:table-cell office:value-type="float" office:value="1309855" calcext:value-type="float">
            <text:p>1309855</text:p>
          </table:table-cell>
          <table:table-cell office:value-type="float" office:value="940" calcext:value-type="float">
            <text:p>940</text:p>
          </table:table-cell>
          <table:table-cell office:value-type="float" office:value="1309819" calcext:value-type="float">
            <text:p>1309819</text:p>
          </table:table-cell>
          <table:table-cell office:value-type="float" office:value="940" calcext:value-type="float">
            <text:p>940</text:p>
          </table:table-cell>
          <table:table-cell office:value-type="float" office:value="1315371" calcext:value-type="float">
            <text:p>1315371</text:p>
          </table:table-cell>
          <table:table-cell office:value-type="float" office:value="944" calcext:value-type="float">
            <text:p>944</text:p>
          </table:table-cell>
          <table:table-cell office:value-type="float" office:value="942" calcext:value-type="float">
            <text:p>942</text:p>
          </table:table-cell>
          <table:table-cell office:value-type="float" office:value="2511.786" calcext:value-type="float">
            <text:p>2511.786</text:p>
          </table:table-cell>
          <table:table-cell office:value-type="float" office:value="-54.876" calcext:value-type="float">
            <text:p>-54.876</text:p>
          </table:table-cell>
          <table:table-cell/>
          <table:table-cell table:formula="of:=([.B142]/[.A142]-[.B141]/[.A141])+([.D142]/[.C142]-[.D141]/[.C141])+([.F142]/[.E142]-[.F141]/[.E141])+([.H142]/[.G142]-[.H141]/[.G141])*1312500*64*PI()*2*64/(1440*4)" office:value-type="float" office:value="-54.7570347786653" calcext:value-type="float">
            <text:p>-54.757</text:p>
          </table:table-cell>
          <table:table-cell table:formula="of:=[.J142]/60" office:value-type="float" office:value="41.8631" calcext:value-type="float">
            <text:p>41.863</text:p>
          </table:table-cell>
          <table:table-cell table:number-columns-repeated="6"/>
        </table:table-row>
        <table:table-row table:style-name="ro1">
          <table:table-cell office:value-type="float" office:value="1310400" calcext:value-type="float">
            <text:p>1310400</text:p>
          </table:table-cell>
          <table:table-cell office:value-type="float" office:value="932" calcext:value-type="float">
            <text:p>932</text:p>
          </table:table-cell>
          <table:table-cell office:value-type="float" office:value="1310374" calcext:value-type="float">
            <text:p>1310374</text:p>
          </table:table-cell>
          <table:table-cell office:value-type="float" office:value="932" calcext:value-type="float">
            <text:p>932</text:p>
          </table:table-cell>
          <table:table-cell office:value-type="float" office:value="1316055" calcext:value-type="float">
            <text:p>1316055</text:p>
          </table:table-cell>
          <table:table-cell office:value-type="float" office:value="936" calcext:value-type="float">
            <text:p>936</text:p>
          </table:table-cell>
          <table:table-cell office:value-type="float" office:value="1310403" calcext:value-type="float">
            <text:p>1310403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2489.313" calcext:value-type="float">
            <text:p>2489.313</text:p>
          </table:table-cell>
          <table:table-cell office:value-type="float" office:value="-37.655" calcext:value-type="float">
            <text:p>-37.655</text:p>
          </table:table-cell>
          <table:table-cell/>
          <table:table-cell table:formula="of:=([.B143]/[.A143]-[.B142]/[.A142])+([.D143]/[.C143]-[.D142]/[.C142])+([.F143]/[.E143]-[.F142]/[.E142])+([.H143]/[.G143]-[.H142]/[.G142])*1312500*64*PI()*2*64/(1440*4)" office:value-type="float" office:value="-37.7465898949801" calcext:value-type="float">
            <text:p>-37.747</text:p>
          </table:table-cell>
          <table:table-cell table:formula="of:=[.J143]/60" office:value-type="float" office:value="41.48855" calcext:value-type="float">
            <text:p>41.489</text:p>
          </table:table-cell>
          <table:table-cell table:number-columns-repeated="6"/>
        </table:table-row>
        <table:table-row table:style-name="ro1">
          <table:table-cell office:value-type="float" office:value="1309799" calcext:value-type="float">
            <text:p>1309799</text:p>
          </table:table-cell>
          <table:table-cell office:value-type="float" office:value="912" calcext:value-type="float">
            <text:p>912</text:p>
          </table:table-cell>
          <table:table-cell office:value-type="float" office:value="1315477" calcext:value-type="float">
            <text:p>1315477</text:p>
          </table:table-cell>
          <table:table-cell office:value-type="float" office:value="916" calcext:value-type="float">
            <text:p>916</text:p>
          </table:table-cell>
          <table:table-cell office:value-type="float" office:value="1309776" calcext:value-type="float">
            <text:p>1309776</text:p>
          </table:table-cell>
          <table:table-cell office:value-type="float" office:value="912" calcext:value-type="float">
            <text:p>912</text:p>
          </table:table-cell>
          <table:table-cell office:value-type="float" office:value="1315475" calcext:value-type="float">
            <text:p>1315475</text:p>
          </table:table-cell>
          <table:table-cell office:value-type="float" office:value="916" calcext:value-type="float">
            <text:p>916</text:p>
          </table:table-cell>
          <table:table-cell office:value-type="float" office:value="914" calcext:value-type="float">
            <text:p>914</text:p>
          </table:table-cell>
          <table:table-cell office:value-type="float" office:value="2437.089" calcext:value-type="float">
            <text:p>2437.089</text:p>
          </table:table-cell>
          <table:table-cell office:value-type="float" office:value="-87.502" calcext:value-type="float">
            <text:p>-87.502</text:p>
          </table:table-cell>
          <table:table-cell/>
          <table:table-cell table:formula="of:=([.B144]/[.A144]-[.B143]/[.A143])+([.D144]/[.C144]-[.D143]/[.C143])+([.F144]/[.E144]-[.F143]/[.E143])+([.H144]/[.G144]-[.H143]/[.G143])*1312500*64*PI()*2*64/(1440*4)" office:value-type="float" office:value="-87.4084737894417" calcext:value-type="float">
            <text:p>-87.408</text:p>
          </table:table-cell>
          <table:table-cell table:formula="of:=[.J144]/60" office:value-type="float" office:value="40.61815" calcext:value-type="float">
            <text:p>40.618</text:p>
          </table:table-cell>
          <table:table-cell table:number-columns-repeated="6"/>
        </table:table-row>
        <table:table-row table:style-name="ro1">
          <table:table-cell office:value-type="float" office:value="1313458" calcext:value-type="float">
            <text:p>1313458</text:p>
          </table:table-cell>
          <table:table-cell office:value-type="float" office:value="912" calcext:value-type="float">
            <text:p>912</text:p>
          </table:table-cell>
          <table:table-cell office:value-type="float" office:value="1313492" calcext:value-type="float">
            <text:p>1313492</text:p>
          </table:table-cell>
          <table:table-cell office:value-type="float" office:value="912" calcext:value-type="float">
            <text:p>912</text:p>
          </table:table-cell>
          <table:table-cell office:value-type="float" office:value="1313478" calcext:value-type="float">
            <text:p>1313478</text:p>
          </table:table-cell>
          <table:table-cell office:value-type="float" office:value="912" calcext:value-type="float">
            <text:p>912</text:p>
          </table:table-cell>
          <table:table-cell office:value-type="float" office:value="1307753" calcext:value-type="float">
            <text:p>1307753</text:p>
          </table:table-cell>
          <table:table-cell office:value-type="float" office:value="908" calcext:value-type="float">
            <text:p>908</text:p>
          </table:table-cell>
          <table:table-cell office:value-type="float" office:value="911" calcext:value-type="float">
            <text:p>911</text:p>
          </table:table-cell>
          <table:table-cell office:value-type="float" office:value="2430.176" calcext:value-type="float">
            <text:p>2430.176</text:p>
          </table:table-cell>
          <table:table-cell office:value-type="float" office:value="-11.583" calcext:value-type="float">
            <text:p>-11.583</text:p>
          </table:table-cell>
          <table:table-cell/>
          <table:table-cell table:formula="of:=([.B145]/[.A145]-[.B144]/[.A144])+([.D145]/[.C145]-[.D144]/[.C144])+([.F145]/[.E145]-[.F144]/[.E144])+([.H145]/[.G145]-[.H144]/[.G144])*1312500*64*PI()*2*64/(1440*4)" office:value-type="float" office:value="-11.7620771984538" calcext:value-type="float">
            <text:p>-11.762</text:p>
          </table:table-cell>
          <table:table-cell table:formula="of:=[.J145]/60" office:value-type="float" office:value="40.5029333333333" calcext:value-type="float">
            <text:p>40.503</text:p>
          </table:table-cell>
          <table:table-cell table:number-columns-repeated="6"/>
        </table:table-row>
        <table:table-row table:style-name="ro1">
          <table:table-cell office:value-type="float" office:value="1314770" calcext:value-type="float">
            <text:p>1314770</text:p>
          </table:table-cell>
          <table:table-cell office:value-type="float" office:value="912" calcext:value-type="float">
            <text:p>912</text:p>
          </table:table-cell>
          <table:table-cell office:value-type="float" office:value="1309004" calcext:value-type="float">
            <text:p>1309004</text:p>
          </table:table-cell>
          <table:table-cell office:value-type="float" office:value="908" calcext:value-type="float">
            <text:p>908</text:p>
          </table:table-cell>
          <table:table-cell office:value-type="float" office:value="1314795" calcext:value-type="float">
            <text:p>1314795</text:p>
          </table:table-cell>
          <table:table-cell office:value-type="float" office:value="912" calcext:value-type="float">
            <text:p>912</text:p>
          </table:table-cell>
          <table:table-cell office:value-type="float" office:value="1314767" calcext:value-type="float">
            <text:p>1314767</text:p>
          </table:table-cell>
          <table:table-cell office:value-type="float" office:value="912" calcext:value-type="float">
            <text:p>912</text:p>
          </table:table-cell>
          <table:table-cell office:value-type="float" office:value="911" calcext:value-type="float">
            <text:p>911</text:p>
          </table:table-cell>
          <table:table-cell office:value-type="float" office:value="2427.791" calcext:value-type="float">
            <text:p>2427.791</text:p>
          </table:table-cell>
          <table:table-cell office:value-type="float" office:value="-3.995" calcext:value-type="float">
            <text:p>-3.995</text:p>
          </table:table-cell>
          <table:table-cell/>
          <table:table-cell table:formula="of:=([.B146]/[.A146]-[.B145]/[.A145])+([.D146]/[.C146]-[.D145]/[.C145])+([.F146]/[.E146]-[.F145]/[.E145])+([.H146]/[.G146]-[.H145]/[.G145])*1312500*64*PI()*2*64/(1440*4)" office:value-type="float" office:value="-3.88034297905068" calcext:value-type="float">
            <text:p>-3.880</text:p>
          </table:table-cell>
          <table:table-cell table:formula="of:=[.J146]/60" office:value-type="float" office:value="40.4631833333333" calcext:value-type="float">
            <text:p>40.463</text:p>
          </table:table-cell>
          <table:table-cell table:number-columns-repeated="6"/>
        </table:table-row>
        <table:table-row table:style-name="ro1">
          <table:table-cell office:value-type="float" office:value="1310347" calcext:value-type="float">
            <text:p>1310347</text:p>
          </table:table-cell>
          <table:table-cell office:value-type="float" office:value="892" calcext:value-type="float">
            <text:p>892</text:p>
          </table:table-cell>
          <table:table-cell office:value-type="float" office:value="1316148" calcext:value-type="float">
            <text:p>1316148</text:p>
          </table:table-cell>
          <table:table-cell office:value-type="float" office:value="896" calcext:value-type="float">
            <text:p>896</text:p>
          </table:table-cell>
          <table:table-cell office:value-type="float" office:value="1310344" calcext:value-type="float">
            <text:p>1310344</text:p>
          </table:table-cell>
          <table:table-cell office:value-type="float" office:value="892" calcext:value-type="float">
            <text:p>892</text:p>
          </table:table-cell>
          <table:table-cell office:value-type="float" office:value="1310327" calcext:value-type="float">
            <text:p>1310327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2382.619" calcext:value-type="float">
            <text:p>2382.619</text:p>
          </table:table-cell>
          <table:table-cell office:value-type="float" office:value="-75.685" calcext:value-type="float">
            <text:p>-75.685</text:p>
          </table:table-cell>
          <table:table-cell/>
          <table:table-cell table:formula="of:=([.B147]/[.A147]-[.B146]/[.A146])+([.D147]/[.C147]-[.D146]/[.C146])+([.F147]/[.E147]-[.F146]/[.E146])+([.H147]/[.G147]-[.H146]/[.G146])*1312500*64*PI()*2*64/(1440*4)" office:value-type="float" office:value="-75.725384342767" calcext:value-type="float">
            <text:p>-75.725</text:p>
          </table:table-cell>
          <table:table-cell table:formula="of:=[.J147]/60" office:value-type="float" office:value="39.7103166666667" calcext:value-type="float">
            <text:p>39.710</text:p>
          </table:table-cell>
          <table:table-cell table:number-columns-repeated="6"/>
        </table:table-row>
        <table:table-row table:style-name="ro1">
          <table:table-cell office:value-type="float" office:value="1315695" calcext:value-type="float">
            <text:p>1315695</text:p>
          </table:table-cell>
          <table:table-cell office:value-type="float" office:value="888" calcext:value-type="float">
            <text:p>888</text:p>
          </table:table-cell>
          <table:table-cell office:value-type="float" office:value="1309776" calcext:value-type="float">
            <text:p>1309776</text:p>
          </table:table-cell>
          <table:table-cell office:value-type="float" office:value="884" calcext:value-type="float">
            <text:p>884</text:p>
          </table:table-cell>
          <table:table-cell office:value-type="float" office:value="1309730" calcext:value-type="float">
            <text:p>1309730</text:p>
          </table:table-cell>
          <table:table-cell office:value-type="float" office:value="884" calcext:value-type="float">
            <text:p>884</text:p>
          </table:table-cell>
          <table:table-cell office:value-type="float" office:value="1315661" calcext:value-type="float">
            <text:p>1315661</text:p>
          </table:table-cell>
          <table:table-cell office:value-type="float" office:value="888" calcext:value-type="float">
            <text:p>888</text:p>
          </table:table-cell>
          <table:table-cell office:value-type="float" office:value="886" calcext:value-type="float">
            <text:p>886</text:p>
          </table:table-cell>
          <table:table-cell office:value-type="float" office:value="2362.279" calcext:value-type="float">
            <text:p>2362.279</text:p>
          </table:table-cell>
          <table:table-cell office:value-type="float" office:value="-34.081" calcext:value-type="float">
            <text:p>-34.081</text:p>
          </table:table-cell>
          <table:table-cell/>
          <table:table-cell table:formula="of:=([.B148]/[.A148]-[.B147]/[.A147])+([.D148]/[.C148]-[.D147]/[.C147])+([.F148]/[.E148]-[.F147]/[.E147])+([.H148]/[.G148]-[.H147]/[.G147])*1312500*64*PI()*2*64/(1440*4)" office:value-type="float" office:value="-34.0141791868416" calcext:value-type="float">
            <text:p>-34.014</text:p>
          </table:table-cell>
          <table:table-cell table:formula="of:=[.J148]/60" office:value-type="float" office:value="39.3713166666667" calcext:value-type="float">
            <text:p>39.371</text:p>
          </table:table-cell>
          <table:table-cell table:number-columns-repeated="6"/>
        </table:table-row>
        <table:table-row table:style-name="ro1">
          <table:table-cell office:value-type="float" office:value="1313121" calcext:value-type="float">
            <text:p>1313121</text:p>
          </table:table-cell>
          <table:table-cell office:value-type="float" office:value="876" calcext:value-type="float">
            <text:p>876</text:p>
          </table:table-cell>
          <table:table-cell office:value-type="float" office:value="1313170" calcext:value-type="float">
            <text:p>1313170</text:p>
          </table:table-cell>
          <table:table-cell office:value-type="float" office:value="876" calcext:value-type="float">
            <text:p>876</text:p>
          </table:table-cell>
          <table:table-cell office:value-type="float" office:value="1313189" calcext:value-type="float">
            <text:p>1313189</text:p>
          </table:table-cell>
          <table:table-cell office:value-type="float" office:value="876" calcext:value-type="float">
            <text:p>876</text:p>
          </table:table-cell>
          <table:table-cell office:value-type="float" office:value="1313146" calcext:value-type="float">
            <text:p>1313146</text:p>
          </table:table-cell>
          <table:table-cell table:number-columns-repeated="2" office:value-type="float" office:value="876" calcext:value-type="float">
            <text:p>876</text:p>
          </table:table-cell>
          <table:table-cell office:value-type="float" office:value="2334.832" calcext:value-type="float">
            <text:p>2334.832</text:p>
          </table:table-cell>
          <table:table-cell office:value-type="float" office:value="-45.987" calcext:value-type="float">
            <text:p>-45.987</text:p>
          </table:table-cell>
          <table:table-cell/>
          <table:table-cell table:formula="of:=([.B149]/[.A149]-[.B148]/[.A148])+([.D149]/[.C149]-[.D148]/[.C148])+([.F149]/[.E149]-[.F148]/[.E148])+([.H149]/[.G149]-[.H148]/[.G148])*1312500*64*PI()*2*64/(1440*4)" office:value-type="float" office:value="-46.0094393534062" calcext:value-type="float">
            <text:p>-46.009</text:p>
          </table:table-cell>
          <table:table-cell table:formula="of:=[.J149]/60" office:value-type="float" office:value="38.9138666666667" calcext:value-type="float">
            <text:p>38.914</text:p>
          </table:table-cell>
          <table:table-cell table:number-columns-repeated="6"/>
        </table:table-row>
        <table:table-row table:style-name="ro1">
          <table:table-cell office:value-type="float" office:value="1310581" calcext:value-type="float">
            <text:p>1310581</text:p>
          </table:table-cell>
          <table:table-cell office:value-type="float" office:value="864" calcext:value-type="float">
            <text:p>864</text:p>
          </table:table-cell>
          <table:table-cell office:value-type="float" office:value="1310503" calcext:value-type="float">
            <text:p>1310503</text:p>
          </table:table-cell>
          <table:table-cell office:value-type="float" office:value="864" calcext:value-type="float">
            <text:p>864</text:p>
          </table:table-cell>
          <table:table-cell office:value-type="float" office:value="1316548" calcext:value-type="float">
            <text:p>1316548</text:p>
          </table:table-cell>
          <table:table-cell office:value-type="float" office:value="868" calcext:value-type="float">
            <text:p>868</text:p>
          </table:table-cell>
          <table:table-cell office:value-type="float" office:value="1310546" calcext:value-type="float">
            <text:p>1310546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2307.467" calcext:value-type="float">
            <text:p>2307.467</text:p>
          </table:table-cell>
          <table:table-cell office:value-type="float" office:value="-45.85" calcext:value-type="float">
            <text:p>-45.85</text:p>
          </table:table-cell>
          <table:table-cell/>
          <table:table-cell table:formula="of:=([.B150]/[.A150]-[.B149]/[.A149])+([.D150]/[.C150]-[.D149]/[.C149])+([.F150]/[.E150]-[.F149]/[.E149])+([.H150]/[.G150]-[.H149]/[.G149])*1312500*64*PI()*2*64/(1440*4)" office:value-type="float" office:value="-45.935280376303" calcext:value-type="float">
            <text:p>-45.935</text:p>
          </table:table-cell>
          <table:table-cell table:formula="of:=[.J150]/60" office:value-type="float" office:value="38.4577833333333" calcext:value-type="float">
            <text:p>38.458</text:p>
          </table:table-cell>
          <table:table-cell table:number-columns-repeated="6"/>
        </table:table-row>
        <table:table-row table:style-name="ro1">
          <table:table-cell office:value-type="float" office:value="1310153" calcext:value-type="float">
            <text:p>1310153</text:p>
          </table:table-cell>
          <table:table-cell office:value-type="float" office:value="868" calcext:value-type="float">
            <text:p>868</text:p>
          </table:table-cell>
          <table:table-cell office:value-type="float" office:value="1316275" calcext:value-type="float">
            <text:p>1316275</text:p>
          </table:table-cell>
          <table:table-cell office:value-type="float" office:value="872" calcext:value-type="float">
            <text:p>872</text:p>
          </table:table-cell>
          <table:table-cell office:value-type="float" office:value="1310184" calcext:value-type="float">
            <text:p>1310184</text:p>
          </table:table-cell>
          <table:table-cell office:value-type="float" office:value="868" calcext:value-type="float">
            <text:p>868</text:p>
          </table:table-cell>
          <table:table-cell office:value-type="float" office:value="1310142" calcext:value-type="float">
            <text:p>1310142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2318.767" calcext:value-type="float">
            <text:p>2318.767</text:p>
          </table:table-cell>
          <table:table-cell office:value-type="float" office:value="18.933" calcext:value-type="float">
            <text:p>18.933</text:p>
          </table:table-cell>
          <table:table-cell/>
          <table:table-cell table:formula="of:=([.B151]/[.A151]-[.B150]/[.A150])+([.D151]/[.C151]-[.D150]/[.C150])+([.F151]/[.E151]-[.F150]/[.E150])+([.H151]/[.G151]-[.H150]/[.G150])*1312500*64*PI()*2*64/(1440*4)" office:value-type="float" office:value="19.0965256496239" calcext:value-type="float">
            <text:p>19.097</text:p>
          </table:table-cell>
          <table:table-cell table:formula="of:=[.J151]/60" office:value-type="float" office:value="38.6461166666667" calcext:value-type="float">
            <text:p>38.646</text:p>
          </table:table-cell>
          <table:table-cell table:number-columns-repeated="6"/>
        </table:table-row>
        <table:table-row table:style-name="ro1">
          <table:table-cell office:value-type="float" office:value="1315316" calcext:value-type="float">
            <text:p>1315316</text:p>
          </table:table-cell>
          <table:table-cell office:value-type="float" office:value="856" calcext:value-type="float">
            <text:p>856</text:p>
          </table:table-cell>
          <table:table-cell office:value-type="float" office:value="1309188" calcext:value-type="float">
            <text:p>1309188</text:p>
          </table:table-cell>
          <table:table-cell office:value-type="float" office:value="852" calcext:value-type="float">
            <text:p>852</text:p>
          </table:table-cell>
          <table:table-cell office:value-type="float" office:value="1309196" calcext:value-type="float">
            <text:p>1309196</text:p>
          </table:table-cell>
          <table:table-cell office:value-type="float" office:value="852" calcext:value-type="float">
            <text:p>852</text:p>
          </table:table-cell>
          <table:table-cell office:value-type="float" office:value="1315321" calcext:value-type="float">
            <text:p>1315321</text:p>
          </table:table-cell>
          <table:table-cell office:value-type="float" office:value="856" calcext:value-type="float">
            <text:p>856</text:p>
          </table:table-cell>
          <table:table-cell office:value-type="float" office:value="854" calcext:value-type="float">
            <text:p>854</text:p>
          </table:table-cell>
          <table:table-cell office:value-type="float" office:value="2277.758" calcext:value-type="float">
            <text:p>2277.758</text:p>
          </table:table-cell>
          <table:table-cell office:value-type="float" office:value="-68.711" calcext:value-type="float">
            <text:p>-68.711</text:p>
          </table:table-cell>
          <table:table-cell/>
          <table:table-cell table:formula="of:=([.B152]/[.A152]-[.B151]/[.A151])+([.D152]/[.C152]-[.D151]/[.C151])+([.F152]/[.E152]-[.F151]/[.E151])+([.H152]/[.G152]-[.H151]/[.G151])*1312500*64*PI()*2*64/(1440*4)" office:value-type="float" office:value="-68.7994691362504" calcext:value-type="float">
            <text:p>-68.799</text:p>
          </table:table-cell>
          <table:table-cell table:formula="of:=[.J152]/60" office:value-type="float" office:value="37.9626333333333" calcext:value-type="float">
            <text:p>37.963</text:p>
          </table:table-cell>
          <table:table-cell table:number-columns-repeated="6"/>
        </table:table-row>
        <table:table-row table:style-name="ro1">
          <table:table-cell office:value-type="float" office:value="1309719" calcext:value-type="float">
            <text:p>1309719</text:p>
          </table:table-cell>
          <table:table-cell office:value-type="float" office:value="844" calcext:value-type="float">
            <text:p>844</text:p>
          </table:table-cell>
          <table:table-cell office:value-type="float" office:value="1315928" calcext:value-type="float">
            <text:p>1315928</text:p>
          </table:table-cell>
          <table:table-cell office:value-type="float" office:value="848" calcext:value-type="float">
            <text:p>848</text:p>
          </table:table-cell>
          <table:table-cell office:value-type="float" office:value="1315885" calcext:value-type="float">
            <text:p>1315885</text:p>
          </table:table-cell>
          <table:table-cell office:value-type="float" office:value="848" calcext:value-type="float">
            <text:p>848</text:p>
          </table:table-cell>
          <table:table-cell office:value-type="float" office:value="1309690" calcext:value-type="float">
            <text:p>1309690</text:p>
          </table:table-cell>
          <table:table-cell office:value-type="float" office:value="844" calcext:value-type="float">
            <text:p>844</text:p>
          </table:table-cell>
          <table:table-cell office:value-type="float" office:value="846" calcext:value-type="float">
            <text:p>846</text:p>
          </table:table-cell>
          <table:table-cell office:value-type="float" office:value="2255.475" calcext:value-type="float">
            <text:p>2255.475</text:p>
          </table:table-cell>
          <table:table-cell office:value-type="float" office:value="-37.335" calcext:value-type="float">
            <text:p>-37.335</text:p>
          </table:table-cell>
          <table:table-cell/>
          <table:table-cell table:formula="of:=([.B153]/[.A153]-[.B152]/[.A152])+([.D153]/[.C153]-[.D152]/[.C152])+([.F153]/[.E153]-[.F152]/[.E152])+([.H153]/[.G153]-[.H152]/[.G152])*1312500*64*PI()*2*64/(1440*4)" office:value-type="float" office:value="-37.322813870022" calcext:value-type="float">
            <text:p>-37.323</text:p>
          </table:table-cell>
          <table:table-cell table:formula="of:=[.J153]/60" office:value-type="float" office:value="37.59125" calcext:value-type="float">
            <text:p>37.591</text:p>
          </table:table-cell>
          <table:table-cell table:number-columns-repeated="6"/>
        </table:table-row>
        <table:table-row table:style-name="ro1">
          <table:table-cell office:value-type="float" office:value="1312690" calcext:value-type="float">
            <text:p>1312690</text:p>
          </table:table-cell>
          <table:table-cell office:value-type="float" office:value="836" calcext:value-type="float">
            <text:p>836</text:p>
          </table:table-cell>
          <table:table-cell office:value-type="float" office:value="1312673" calcext:value-type="float">
            <text:p>1312673</text:p>
          </table:table-cell>
          <table:table-cell office:value-type="float" office:value="836" calcext:value-type="float">
            <text:p>836</text:p>
          </table:table-cell>
          <table:table-cell office:value-type="float" office:value="1312671" calcext:value-type="float">
            <text:p>1312671</text:p>
          </table:table-cell>
          <table:table-cell office:value-type="float" office:value="836" calcext:value-type="float">
            <text:p>836</text:p>
          </table:table-cell>
          <table:table-cell office:value-type="float" office:value="1312685" calcext:value-type="float">
            <text:p>1312685</text:p>
          </table:table-cell>
          <table:table-cell table:number-columns-repeated="2" office:value-type="float" office:value="836" calcext:value-type="float">
            <text:p>836</text:p>
          </table:table-cell>
          <table:table-cell office:value-type="float" office:value="2229.028" calcext:value-type="float">
            <text:p>2229.028</text:p>
          </table:table-cell>
          <table:table-cell office:value-type="float" office:value="-44.312" calcext:value-type="float">
            <text:p>-44.312</text:p>
          </table:table-cell>
          <table:table-cell/>
          <table:table-cell table:formula="of:=([.B154]/[.A154]-[.B153]/[.A153])+([.D154]/[.C154]-[.D153]/[.C153])+([.F154]/[.E154]-[.F153]/[.E153])+([.H154]/[.G154]-[.H153]/[.G153])*1312500*64*PI()*2*64/(1440*4)" office:value-type="float" office:value="-44.3617027476151" calcext:value-type="float">
            <text:p>-44.362</text:p>
          </table:table-cell>
          <table:table-cell table:formula="of:=[.J154]/60" office:value-type="float" office:value="37.1504666666667" calcext:value-type="float">
            <text:p>37.150</text:p>
          </table:table-cell>
          <table:table-cell table:number-columns-repeated="6"/>
        </table:table-row>
        <table:table-row table:style-name="ro1">
          <table:table-cell office:value-type="float" office:value="1315226" calcext:value-type="float">
            <text:p>1315226</text:p>
          </table:table-cell>
          <table:table-cell office:value-type="float" office:value="828" calcext:value-type="float">
            <text:p>828</text:p>
          </table:table-cell>
          <table:table-cell office:value-type="float" office:value="1308911" calcext:value-type="float">
            <text:p>1308911</text:p>
          </table:table-cell>
          <table:table-cell office:value-type="float" office:value="824" calcext:value-type="float">
            <text:p>824</text:p>
          </table:table-cell>
          <table:table-cell office:value-type="float" office:value="1308889" calcext:value-type="float">
            <text:p>1308889</text:p>
          </table:table-cell>
          <table:table-cell office:value-type="float" office:value="824" calcext:value-type="float">
            <text:p>824</text:p>
          </table:table-cell>
          <table:table-cell office:value-type="float" office:value="1315208" calcext:value-type="float">
            <text:p>1315208</text:p>
          </table:table-cell>
          <table:table-cell office:value-type="float" office:value="828" calcext:value-type="float">
            <text:p>828</text:p>
          </table:table-cell>
          <table:table-cell office:value-type="float" office:value="826" calcext:value-type="float">
            <text:p>826</text:p>
          </table:table-cell>
          <table:table-cell office:value-type="float" office:value="2203.408" calcext:value-type="float">
            <text:p>2203.408</text:p>
          </table:table-cell>
          <table:table-cell office:value-type="float" office:value="-42.927" calcext:value-type="float">
            <text:p>-42.927</text:p>
          </table:table-cell>
          <table:table-cell/>
          <table:table-cell table:formula="of:=([.B155]/[.A155]-[.B154]/[.A154])+([.D155]/[.C155]-[.D154]/[.C154])+([.F155]/[.E155]-[.F154]/[.E154])+([.H155]/[.G155]-[.H154]/[.G154])*1312500*64*PI()*2*64/(1440*4)" office:value-type="float" office:value="-42.8352566209149" calcext:value-type="float">
            <text:p>-42.835</text:p>
          </table:table-cell>
          <table:table-cell table:formula="of:=[.J155]/60" office:value-type="float" office:value="36.7234666666667" calcext:value-type="float">
            <text:p>36.723</text:p>
          </table:table-cell>
          <table:table-cell table:number-columns-repeated="6"/>
        </table:table-row>
        <table:table-row table:style-name="ro1">
          <table:table-cell office:value-type="float" office:value="1313097" calcext:value-type="float">
            <text:p>1313097</text:p>
          </table:table-cell>
          <table:table-cell office:value-type="float" office:value="832" calcext:value-type="float">
            <text:p>832</text:p>
          </table:table-cell>
          <table:table-cell office:value-type="float" office:value="1313053" calcext:value-type="float">
            <text:p>1313053</text:p>
          </table:table-cell>
          <table:table-cell office:value-type="float" office:value="832" calcext:value-type="float">
            <text:p>832</text:p>
          </table:table-cell>
          <table:table-cell office:value-type="float" office:value="1313041" calcext:value-type="float">
            <text:p>1313041</text:p>
          </table:table-cell>
          <table:table-cell office:value-type="float" office:value="832" calcext:value-type="float">
            <text:p>832</text:p>
          </table:table-cell>
          <table:table-cell office:value-type="float" office:value="1313083" calcext:value-type="float">
            <text:p>1313083</text:p>
          </table:table-cell>
          <table:table-cell table:number-columns-repeated="2" office:value-type="float" office:value="832" calcext:value-type="float">
            <text:p>832</text:p>
          </table:table-cell>
          <table:table-cell office:value-type="float" office:value="2217.706" calcext:value-type="float">
            <text:p>2217.706</text:p>
          </table:table-cell>
          <table:table-cell office:value-type="float" office:value="23.957" calcext:value-type="float">
            <text:p>23.957</text:p>
          </table:table-cell>
          <table:table-cell/>
          <table:table-cell table:formula="of:=([.B156]/[.A156]-[.B155]/[.A155])+([.D156]/[.C156]-[.D155]/[.C155])+([.F156]/[.E156]-[.F155]/[.E155])+([.H156]/[.G156]-[.H155]/[.G155])*1312500*64*PI()*2*64/(1440*4)" office:value-type="float" office:value="23.8389926066942" calcext:value-type="float">
            <text:p>23.839</text:p>
          </table:table-cell>
          <table:table-cell table:formula="of:=[.J156]/60" office:value-type="float" office:value="36.9617666666667" calcext:value-type="float">
            <text:p>36.962</text:p>
          </table:table-cell>
          <table:table-cell table:number-columns-repeated="6"/>
        </table:table-row>
        <table:table-row table:style-name="ro1">
          <table:table-cell office:value-type="float" office:value="1313358" calcext:value-type="float">
            <text:p>1313358</text:p>
          </table:table-cell>
          <table:table-cell office:value-type="float" office:value="816" calcext:value-type="float">
            <text:p>816</text:p>
          </table:table-cell>
          <table:table-cell office:value-type="float" office:value="1313355" calcext:value-type="float">
            <text:p>1313355</text:p>
          </table:table-cell>
          <table:table-cell office:value-type="float" office:value="816" calcext:value-type="float">
            <text:p>816</text:p>
          </table:table-cell>
          <table:table-cell office:value-type="float" office:value="1313352" calcext:value-type="float">
            <text:p>1313352</text:p>
          </table:table-cell>
          <table:table-cell office:value-type="float" office:value="816" calcext:value-type="float">
            <text:p>816</text:p>
          </table:table-cell>
          <table:table-cell office:value-type="float" office:value="1313351" calcext:value-type="float">
            <text:p>1313351</text:p>
          </table:table-cell>
          <table:table-cell table:number-columns-repeated="2" office:value-type="float" office:value="816" calcext:value-type="float">
            <text:p>816</text:p>
          </table:table-cell>
          <table:table-cell office:value-type="float" office:value="2174.585" calcext:value-type="float">
            <text:p>2174.585</text:p>
          </table:table-cell>
          <table:table-cell office:value-type="float" office:value="-72.25" calcext:value-type="float">
            <text:p>-72.25</text:p>
          </table:table-cell>
          <table:table-cell/>
          <table:table-cell table:formula="of:=([.B157]/[.A157]-[.B156]/[.A156])+([.D157]/[.C157]-[.D156]/[.C156])+([.F157]/[.E157]-[.F156]/[.E156])+([.H157]/[.G157]-[.H156]/[.G156])*1312500*64*PI()*2*64/(1440*4)" office:value-type="float" office:value="-72.2006326836297" calcext:value-type="float">
            <text:p>-72.201</text:p>
          </table:table-cell>
          <table:table-cell table:formula="of:=[.J157]/60" office:value-type="float" office:value="36.2430833333333" calcext:value-type="float">
            <text:p>36.243</text:p>
          </table:table-cell>
          <table:table-cell table:number-columns-repeated="6"/>
        </table:table-row>
        <table:table-row table:style-name="ro1">
          <table:table-cell office:value-type="float" office:value="1307173" calcext:value-type="float">
            <text:p>1307173</text:p>
          </table:table-cell>
          <table:table-cell office:value-type="float" office:value="808" calcext:value-type="float">
            <text:p>808</text:p>
          </table:table-cell>
          <table:table-cell office:value-type="float" office:value="1313735" calcext:value-type="float">
            <text:p>1313735</text:p>
          </table:table-cell>
          <table:table-cell office:value-type="float" office:value="812" calcext:value-type="float">
            <text:p>812</text:p>
          </table:table-cell>
          <table:table-cell office:value-type="float" office:value="1313684" calcext:value-type="float">
            <text:p>1313684</text:p>
          </table:table-cell>
          <table:table-cell office:value-type="float" office:value="812" calcext:value-type="float">
            <text:p>812</text:p>
          </table:table-cell>
          <table:table-cell office:value-type="float" office:value="1307140" calcext:value-type="float">
            <text:p>1307140</text:p>
          </table:table-cell>
          <table:table-cell office:value-type="float" office:value="808" calcext:value-type="float">
            <text:p>808</text:p>
          </table:table-cell>
          <table:table-cell office:value-type="float" office:value="810" calcext:value-type="float">
            <text:p>810</text:p>
          </table:table-cell>
          <table:table-cell office:value-type="float" office:value="2163.407" calcext:value-type="float">
            <text:p>2163.407</text:p>
          </table:table-cell>
          <table:table-cell office:value-type="float" office:value="-18.729" calcext:value-type="float">
            <text:p>-18.729</text:p>
          </table:table-cell>
          <table:table-cell/>
          <table:table-cell table:formula="of:=([.B158]/[.A158]-[.B157]/[.A157])+([.D158]/[.C158]-[.D157]/[.C157])+([.F158]/[.E158]-[.F157]/[.E157])+([.H158]/[.G158]-[.H157]/[.G157])*1312500*64*PI()*2*64/(1440*4)" office:value-type="float" office:value="-18.5781998063689" calcext:value-type="float">
            <text:p>-18.578</text:p>
          </table:table-cell>
          <table:table-cell table:formula="of:=[.J158]/60" office:value-type="float" office:value="36.0567833333333" calcext:value-type="float">
            <text:p>36.057</text:p>
          </table:table-cell>
          <table:table-cell table:number-columns-repeated="6"/>
        </table:table-row>
        <table:table-row table:style-name="ro1">
          <table:table-cell office:value-type="float" office:value="1313880" calcext:value-type="float">
            <text:p>1313880</text:p>
          </table:table-cell>
          <table:table-cell office:value-type="float" office:value="796" calcext:value-type="float">
            <text:p>796</text:p>
          </table:table-cell>
          <table:table-cell office:value-type="float" office:value="1313834" calcext:value-type="float">
            <text:p>1313834</text:p>
          </table:table-cell>
          <table:table-cell office:value-type="float" office:value="796" calcext:value-type="float">
            <text:p>796</text:p>
          </table:table-cell>
          <table:table-cell office:value-type="float" office:value="1313848" calcext:value-type="float">
            <text:p>1313848</text:p>
          </table:table-cell>
          <table:table-cell office:value-type="float" office:value="796" calcext:value-type="float">
            <text:p>796</text:p>
          </table:table-cell>
          <table:table-cell office:value-type="float" office:value="1313887" calcext:value-type="float">
            <text:p>1313887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2120.466" calcext:value-type="float">
            <text:p>2120.466</text:p>
          </table:table-cell>
          <table:table-cell office:value-type="float" office:value="-71.949" calcext:value-type="float">
            <text:p>-71.949</text:p>
          </table:table-cell>
          <table:table-cell/>
          <table:table-cell table:formula="of:=([.B159]/[.A159]-[.B158]/[.A158])+([.D159]/[.C159]-[.D158]/[.C158])+([.F159]/[.E159]-[.F158]/[.E158])+([.H159]/[.G159]-[.H158]/[.G158])*1312500*64*PI()*2*64/(1440*4)" office:value-type="float" office:value="-72.1747607876363" calcext:value-type="float">
            <text:p>-72.175</text:p>
          </table:table-cell>
          <table:table-cell table:formula="of:=[.J159]/60" office:value-type="float" office:value="35.3411" calcext:value-type="float">
            <text:p>35.341</text:p>
          </table:table-cell>
          <table:table-cell table:number-columns-repeated="6"/>
        </table:table-row>
        <table:table-row table:style-name="ro1">
          <table:table-cell office:value-type="float" office:value="1315052" calcext:value-type="float">
            <text:p>1315052</text:p>
          </table:table-cell>
          <table:table-cell office:value-type="float" office:value="792" calcext:value-type="float">
            <text:p>792</text:p>
          </table:table-cell>
          <table:table-cell office:value-type="float" office:value="1308437" calcext:value-type="float">
            <text:p>1308437</text:p>
          </table:table-cell>
          <table:table-cell office:value-type="float" office:value="788" calcext:value-type="float">
            <text:p>788</text:p>
          </table:table-cell>
          <table:table-cell office:value-type="float" office:value="1308423" calcext:value-type="float">
            <text:p>1308423</text:p>
          </table:table-cell>
          <table:table-cell office:value-type="float" office:value="788" calcext:value-type="float">
            <text:p>788</text:p>
          </table:table-cell>
          <table:table-cell office:value-type="float" office:value="1315042" calcext:value-type="float">
            <text:p>1315042</text:p>
          </table:table-cell>
          <table:table-cell office:value-type="float" office:value="792" calcext:value-type="float">
            <text:p>792</text:p>
          </table:table-cell>
          <table:table-cell office:value-type="float" office:value="790" calcext:value-type="float">
            <text:p>790</text:p>
          </table:table-cell>
          <table:table-cell office:value-type="float" office:value="2107.89" calcext:value-type="float">
            <text:p>2107.89</text:p>
          </table:table-cell>
          <table:table-cell office:value-type="float" office:value="-21.072" calcext:value-type="float">
            <text:p>-21.072</text:p>
          </table:table-cell>
          <table:table-cell/>
          <table:table-cell table:formula="of:=([.B160]/[.A160]-[.B159]/[.A159])+([.D160]/[.C160]-[.D159]/[.C159])+([.F160]/[.E160]-[.F159]/[.E159])+([.H160]/[.G160]-[.H159]/[.G159])*1312500*64*PI()*2*64/(1440*4)" office:value-type="float" office:value="-20.9580623286034" calcext:value-type="float">
            <text:p>-20.958</text:p>
          </table:table-cell>
          <table:table-cell table:formula="of:=[.J160]/60" office:value-type="float" office:value="35.1315" calcext:value-type="float">
            <text:p>35.132</text:p>
          </table:table-cell>
          <table:table-cell table:number-columns-repeated="6"/>
        </table:table-row>
        <table:table-row table:style-name="ro1">
          <table:table-cell office:value-type="float" office:value="1313530" calcext:value-type="float">
            <text:p>1313530</text:p>
          </table:table-cell>
          <table:table-cell office:value-type="float" office:value="792" calcext:value-type="float">
            <text:p>792</text:p>
          </table:table-cell>
          <table:table-cell office:value-type="float" office:value="1313557" calcext:value-type="float">
            <text:p>1313557</text:p>
          </table:table-cell>
          <table:table-cell office:value-type="float" office:value="792" calcext:value-type="float">
            <text:p>792</text:p>
          </table:table-cell>
          <table:table-cell office:value-type="float" office:value="1313570" calcext:value-type="float">
            <text:p>1313570</text:p>
          </table:table-cell>
          <table:table-cell office:value-type="float" office:value="792" calcext:value-type="float">
            <text:p>792</text:p>
          </table:table-cell>
          <table:table-cell office:value-type="float" office:value="1313529" calcext:value-type="float">
            <text:p>1313529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2110.317" calcext:value-type="float">
            <text:p>2110.317</text:p>
          </table:table-cell>
          <table:table-cell office:value-type="float" office:value="4.068" calcext:value-type="float">
            <text:p>4.068</text:p>
          </table:table-cell>
          <table:table-cell/>
          <table:table-cell table:formula="of:=([.B161]/[.A161]-[.B160]/[.A160])+([.D161]/[.C161]-[.D160]/[.C160])+([.F161]/[.E161]-[.F160]/[.E160])+([.H161]/[.G161]-[.H160]/[.G160])*1312500*64*PI()*2*64/(1440*4)" office:value-type="float" office:value="4.06819430564736" calcext:value-type="float">
            <text:p>4.068</text:p>
          </table:table-cell>
          <table:table-cell table:formula="of:=[.J161]/60" office:value-type="float" office:value="35.17195" calcext:value-type="float">
            <text:p>35.172</text:p>
          </table:table-cell>
          <table:table-cell table:number-columns-repeated="6"/>
        </table:table-row>
        <table:table-row table:style-name="ro1">
          <table:table-cell office:value-type="float" office:value="1306390" calcext:value-type="float">
            <text:p>1306390</text:p>
          </table:table-cell>
          <table:table-cell office:value-type="float" office:value="776" calcext:value-type="float">
            <text:p>776</text:p>
          </table:table-cell>
          <table:table-cell office:value-type="float" office:value="1313058" calcext:value-type="float">
            <text:p>1313058</text:p>
          </table:table-cell>
          <table:table-cell office:value-type="float" office:value="780" calcext:value-type="float">
            <text:p>780</text:p>
          </table:table-cell>
          <table:table-cell office:value-type="float" office:value="1313024" calcext:value-type="float">
            <text:p>1313024</text:p>
          </table:table-cell>
          <table:table-cell office:value-type="float" office:value="780" calcext:value-type="float">
            <text:p>780</text:p>
          </table:table-cell>
          <table:table-cell office:value-type="float" office:value="1313094" calcext:value-type="float">
            <text:p>1313094</text:p>
          </table:table-cell>
          <table:table-cell office:value-type="float" office:value="780" calcext:value-type="float">
            <text:p>780</text:p>
          </table:table-cell>
          <table:table-cell office:value-type="float" office:value="779" calcext:value-type="float">
            <text:p>779</text:p>
          </table:table-cell>
          <table:table-cell office:value-type="float" office:value="2079.089" calcext:value-type="float">
            <text:p>2079.089</text:p>
          </table:table-cell>
          <table:table-cell office:value-type="float" office:value="-52.323" calcext:value-type="float">
            <text:p>-52.323</text:p>
          </table:table-cell>
          <table:table-cell/>
          <table:table-cell table:formula="of:=([.B162]/[.A162]-[.B161]/[.A161])+([.D162]/[.C162]-[.D161]/[.C161])+([.F162]/[.E162]-[.F161]/[.E161])+([.H162]/[.G162]-[.H161]/[.G161])*1312500*64*PI()*2*64/(1440*4)" office:value-type="float" office:value="-52.4209129893423" calcext:value-type="float">
            <text:p>-52.421</text:p>
          </table:table-cell>
          <table:table-cell table:formula="of:=[.J162]/60" office:value-type="float" office:value="34.6514833333333" calcext:value-type="float">
            <text:p>34.651</text:p>
          </table:table-cell>
          <table:table-cell table:number-columns-repeated="6"/>
        </table:table-row>
        <table:table-row table:style-name="ro1">
          <table:table-cell office:value-type="float" office:value="1316014" calcext:value-type="float">
            <text:p>1316014</text:p>
          </table:table-cell>
          <table:table-cell office:value-type="float" office:value="780" calcext:value-type="float">
            <text:p>780</text:p>
          </table:table-cell>
          <table:table-cell office:value-type="float" office:value="1309261" calcext:value-type="float">
            <text:p>1309261</text:p>
          </table:table-cell>
          <table:table-cell office:value-type="float" office:value="776" calcext:value-type="float">
            <text:p>776</text:p>
          </table:table-cell>
          <table:table-cell office:value-type="float" office:value="1316032" calcext:value-type="float">
            <text:p>1316032</text:p>
          </table:table-cell>
          <table:table-cell office:value-type="float" office:value="780" calcext:value-type="float">
            <text:p>780</text:p>
          </table:table-cell>
          <table:table-cell office:value-type="float" office:value="1309273" calcext:value-type="float">
            <text:p>1309273</text:p>
          </table:table-cell>
          <table:table-cell office:value-type="float" office:value="776" calcext:value-type="float">
            <text:p>776</text:p>
          </table:table-cell>
          <table:table-cell office:value-type="float" office:value="778" calcext:value-type="float">
            <text:p>778</text:p>
          </table:table-cell>
          <table:table-cell office:value-type="float" office:value="2074.438" calcext:value-type="float">
            <text:p>2074.438</text:p>
          </table:table-cell>
          <table:table-cell office:value-type="float" office:value="-7.794" calcext:value-type="float">
            <text:p>-7.794</text:p>
          </table:table-cell>
          <table:table-cell/>
          <table:table-cell table:formula="of:=([.B163]/[.A163]-[.B162]/[.A162])+([.D163]/[.C163]-[.D162]/[.C162])+([.F163]/[.E163]-[.F162]/[.E162])+([.H163]/[.G163]-[.H162]/[.G162])*1312500*64*PI()*2*64/(1440*4)" office:value-type="float" office:value="-7.74994111129442" calcext:value-type="float">
            <text:p>-7.750</text:p>
          </table:table-cell>
          <table:table-cell table:formula="of:=[.J163]/60" office:value-type="float" office:value="34.5739666666667" calcext:value-type="float">
            <text:p>34.574</text:p>
          </table:table-cell>
          <table:table-cell table:number-columns-repeated="6"/>
        </table:table-row>
        <table:table-row table:style-name="ro1">
          <table:table-cell office:value-type="float" office:value="1314090" calcext:value-type="float">
            <text:p>1314090</text:p>
          </table:table-cell>
          <table:table-cell office:value-type="float" office:value="760" calcext:value-type="float">
            <text:p>760</text:p>
          </table:table-cell>
          <table:table-cell office:value-type="float" office:value="1314037" calcext:value-type="float">
            <text:p>1314037</text:p>
          </table:table-cell>
          <table:table-cell office:value-type="float" office:value="760" calcext:value-type="float">
            <text:p>760</text:p>
          </table:table-cell>
          <table:table-cell office:value-type="float" office:value="1307227" calcext:value-type="float">
            <text:p>1307227</text:p>
          </table:table-cell>
          <table:table-cell office:value-type="float" office:value="756" calcext:value-type="float">
            <text:p>756</text:p>
          </table:table-cell>
          <table:table-cell office:value-type="float" office:value="1314060" calcext:value-type="float">
            <text:p>1314060</text:p>
          </table:table-cell>
          <table:table-cell office:value-type="float" office:value="760" calcext:value-type="float">
            <text:p>760</text:p>
          </table:table-cell>
          <table:table-cell office:value-type="float" office:value="759" calcext:value-type="float">
            <text:p>759</text:p>
          </table:table-cell>
          <table:table-cell office:value-type="float" office:value="2024.226" calcext:value-type="float">
            <text:p>2024.226</text:p>
          </table:table-cell>
          <table:table-cell office:value-type="float" office:value="-84.13" calcext:value-type="float">
            <text:p>-84.13</text:p>
          </table:table-cell>
          <table:table-cell/>
          <table:table-cell table:formula="of:=([.B164]/[.A164]-[.B163]/[.A163])+([.D164]/[.C164]-[.D163]/[.C163])+([.F164]/[.E164]-[.F163]/[.E163])+([.H164]/[.G164]-[.H163]/[.G163])*1312500*64*PI()*2*64/(1440*4)" office:value-type="float" office:value="-84.0656879901133" calcext:value-type="float">
            <text:p>-84.066</text:p>
          </table:table-cell>
          <table:table-cell table:formula="of:=[.J164]/60" office:value-type="float" office:value="33.7371" calcext:value-type="float">
            <text:p>33.737</text:p>
          </table:table-cell>
          <table:table-cell table:number-columns-repeated="6"/>
        </table:table-row>
        <table:table-row table:style-name="ro1">
          <table:table-cell office:value-type="float" office:value="1311180" calcext:value-type="float">
            <text:p>1311180</text:p>
          </table:table-cell>
          <table:table-cell office:value-type="float" office:value="756" calcext:value-type="float">
            <text:p>756</text:p>
          </table:table-cell>
          <table:table-cell office:value-type="float" office:value="1311100" calcext:value-type="float">
            <text:p>1311100</text:p>
          </table:table-cell>
          <table:table-cell office:value-type="float" office:value="756" calcext:value-type="float">
            <text:p>756</text:p>
          </table:table-cell>
          <table:table-cell office:value-type="float" office:value="1318148" calcext:value-type="float">
            <text:p>1318148</text:p>
          </table:table-cell>
          <table:table-cell office:value-type="float" office:value="760" calcext:value-type="float">
            <text:p>760</text:p>
          </table:table-cell>
          <table:table-cell office:value-type="float" office:value="1311160" calcext:value-type="float">
            <text:p>1311160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2018.056" calcext:value-type="float">
            <text:p>2018.056</text:p>
          </table:table-cell>
          <table:table-cell office:value-type="float" office:value="-10.337" calcext:value-type="float">
            <text:p>-10.337</text:p>
          </table:table-cell>
          <table:table-cell/>
          <table:table-cell table:formula="of:=([.B165]/[.A165]-[.B164]/[.A164])+([.D165]/[.C165]-[.D164]/[.C164])+([.F165]/[.E165]-[.F164]/[.E164])+([.H165]/[.G165]-[.H164]/[.G164])*1312500*64*PI()*2*64/(1440*4)" office:value-type="float" office:value="-10.3887825979083" calcext:value-type="float">
            <text:p>-10.389</text:p>
          </table:table-cell>
          <table:table-cell table:formula="of:=[.J165]/60" office:value-type="float" office:value="33.6342666666667" calcext:value-type="float">
            <text:p>33.634</text:p>
          </table:table-cell>
          <table:table-cell table:number-columns-repeated="6"/>
        </table:table-row>
        <table:table-row table:style-name="ro1">
          <table:table-cell office:value-type="float" office:value="1310036" calcext:value-type="float">
            <text:p>1310036</text:p>
          </table:table-cell>
          <table:table-cell office:value-type="float" office:value="744" calcext:value-type="float">
            <text:p>744</text:p>
          </table:table-cell>
          <table:table-cell office:value-type="float" office:value="1317080" calcext:value-type="float">
            <text:p>1317080</text:p>
          </table:table-cell>
          <table:table-cell office:value-type="float" office:value="748" calcext:value-type="float">
            <text:p>748</text:p>
          </table:table-cell>
          <table:table-cell office:value-type="float" office:value="1309991" calcext:value-type="float">
            <text:p>1309991</text:p>
          </table:table-cell>
          <table:table-cell office:value-type="float" office:value="744" calcext:value-type="float">
            <text:p>744</text:p>
          </table:table-cell>
          <table:table-cell office:value-type="float" office:value="1310030" calcext:value-type="float">
            <text:p>1310030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1987.751" calcext:value-type="float">
            <text:p>1987.751</text:p>
          </table:table-cell>
          <table:table-cell office:value-type="float" office:value="-50.778" calcext:value-type="float">
            <text:p>-50.778</text:p>
          </table:table-cell>
          <table:table-cell/>
          <table:table-cell table:formula="of:=([.B166]/[.A166]-[.B165]/[.A165])+([.D166]/[.C166]-[.D165]/[.C165])+([.F166]/[.E166]-[.F165]/[.E165])+([.H166]/[.G166]-[.H165]/[.G165])*1312500*64*PI()*2*64/(1440*4)" office:value-type="float" office:value="-50.8010113297461" calcext:value-type="float">
            <text:p>-50.801</text:p>
          </table:table-cell>
          <table:table-cell table:formula="of:=[.J166]/60" office:value-type="float" office:value="33.1291833333333" calcext:value-type="float">
            <text:p>33.129</text:p>
          </table:table-cell>
          <table:table-cell table:number-columns-repeated="6"/>
        </table:table-row>
        <table:table-row table:style-name="ro1">
          <table:table-cell office:value-type="float" office:value="1312185" calcext:value-type="float">
            <text:p>1312185</text:p>
          </table:table-cell>
          <table:table-cell office:value-type="float" office:value="748" calcext:value-type="float">
            <text:p>748</text:p>
          </table:table-cell>
          <table:table-cell office:value-type="float" office:value="1312226" calcext:value-type="float">
            <text:p>1312226</text:p>
          </table:table-cell>
          <table:table-cell office:value-type="float" office:value="748" calcext:value-type="float">
            <text:p>748</text:p>
          </table:table-cell>
          <table:table-cell office:value-type="float" office:value="1312221" calcext:value-type="float">
            <text:p>1312221</text:p>
          </table:table-cell>
          <table:table-cell office:value-type="float" office:value="748" calcext:value-type="float">
            <text:p>748</text:p>
          </table:table-cell>
          <table:table-cell office:value-type="float" office:value="1312189" calcext:value-type="float">
            <text:p>1312189</text:p>
          </table:table-cell>
          <table:table-cell table:number-columns-repeated="2" office:value-type="float" office:value="748" calcext:value-type="float">
            <text:p>748</text:p>
          </table:table-cell>
          <table:table-cell office:value-type="float" office:value="1995.115" calcext:value-type="float">
            <text:p>1995.115</text:p>
          </table:table-cell>
          <table:table-cell office:value-type="float" office:value="12.339" calcext:value-type="float">
            <text:p>12.339</text:p>
          </table:table-cell>
          <table:table-cell/>
          <table:table-cell table:formula="of:=([.B167]/[.A167]-[.B166]/[.A166])+([.D167]/[.C167]-[.D166]/[.C166])+([.F167]/[.E167]-[.F166]/[.E166])+([.H167]/[.G167]-[.H166]/[.G166])*1312500*64*PI()*2*64/(1440*4)" office:value-type="float" office:value="12.3966152033747" calcext:value-type="float">
            <text:p>12.397</text:p>
          </table:table-cell>
          <table:table-cell table:formula="of:=[.J167]/60" office:value-type="float" office:value="33.2519166666667" calcext:value-type="float">
            <text:p>33.252</text:p>
          </table:table-cell>
          <table:table-cell table:number-columns-repeated="6"/>
        </table:table-row>
        <table:table-row table:style-name="ro1">
          <table:table-cell office:value-type="float" office:value="1316054" calcext:value-type="float">
            <text:p>1316054</text:p>
          </table:table-cell>
          <table:table-cell office:value-type="float" office:value="740" calcext:value-type="float">
            <text:p>740</text:p>
          </table:table-cell>
          <table:table-cell office:value-type="float" office:value="1308936" calcext:value-type="float">
            <text:p>1308936</text:p>
          </table:table-cell>
          <table:table-cell office:value-type="float" office:value="736" calcext:value-type="float">
            <text:p>736</text:p>
          </table:table-cell>
          <table:table-cell office:value-type="float" office:value="1308925" calcext:value-type="float">
            <text:p>1308925</text:p>
          </table:table-cell>
          <table:table-cell office:value-type="float" office:value="736" calcext:value-type="float">
            <text:p>736</text:p>
          </table:table-cell>
          <table:table-cell office:value-type="float" office:value="1316026" calcext:value-type="float">
            <text:p>1316026</text:p>
          </table:table-cell>
          <table:table-cell office:value-type="float" office:value="740" calcext:value-type="float">
            <text:p>740</text:p>
          </table:table-cell>
          <table:table-cell office:value-type="float" office:value="738" calcext:value-type="float">
            <text:p>738</text:p>
          </table:table-cell>
          <table:table-cell office:value-type="float" office:value="1968.022" calcext:value-type="float">
            <text:p>1968.022</text:p>
          </table:table-cell>
          <table:table-cell office:value-type="float" office:value="-45.394" calcext:value-type="float">
            <text:p>-45.394</text:p>
          </table:table-cell>
          <table:table-cell/>
          <table:table-cell table:formula="of:=([.B168]/[.A168]-[.B167]/[.A167])+([.D168]/[.C168]-[.D167]/[.C167])+([.F168]/[.E168]-[.F167]/[.E167])+([.H168]/[.G168]-[.H167]/[.G167])*1312500*64*PI()*2*64/(1440*4)" office:value-type="float" office:value="-45.3951083140071" calcext:value-type="float">
            <text:p>-45.395</text:p>
          </table:table-cell>
          <table:table-cell table:formula="of:=[.J168]/60" office:value-type="float" office:value="32.8003666666667" calcext:value-type="float">
            <text:p>32.800</text:p>
          </table:table-cell>
          <table:table-cell table:number-columns-repeated="6"/>
        </table:table-row>
        <table:table-row table:style-name="ro1">
          <table:table-cell office:value-type="float" office:value="1308926" calcext:value-type="float">
            <text:p>1308926</text:p>
          </table:table-cell>
          <table:table-cell office:value-type="float" office:value="732" calcext:value-type="float">
            <text:p>732</text:p>
          </table:table-cell>
          <table:table-cell office:value-type="float" office:value="1316122" calcext:value-type="float">
            <text:p>1316122</text:p>
          </table:table-cell>
          <table:table-cell office:value-type="float" office:value="736" calcext:value-type="float">
            <text:p>736</text:p>
          </table:table-cell>
          <table:table-cell office:value-type="float" office:value="1316090" calcext:value-type="float">
            <text:p>1316090</text:p>
          </table:table-cell>
          <table:table-cell office:value-type="float" office:value="736" calcext:value-type="float">
            <text:p>736</text:p>
          </table:table-cell>
          <table:table-cell office:value-type="float" office:value="1308894" calcext:value-type="float">
            <text:p>1308894</text:p>
          </table:table-cell>
          <table:table-cell office:value-type="float" office:value="732" calcext:value-type="float">
            <text:p>732</text:p>
          </table:table-cell>
          <table:table-cell office:value-type="float" office:value="734" calcext:value-type="float">
            <text:p>734</text:p>
          </table:table-cell>
          <table:table-cell office:value-type="float" office:value="1957.321" calcext:value-type="float">
            <text:p>1957.321</text:p>
          </table:table-cell>
          <table:table-cell office:value-type="float" office:value="-17.929" calcext:value-type="float">
            <text:p>-17.929</text:p>
          </table:table-cell>
          <table:table-cell/>
          <table:table-cell table:formula="of:=([.B169]/[.A169]-[.B168]/[.A168])+([.D169]/[.C169]-[.D168]/[.C168])+([.F169]/[.E169]-[.F168]/[.E168])+([.H169]/[.G169]-[.H168]/[.G168])*1312500*64*PI()*2*64/(1440*4)" office:value-type="float" office:value="-17.8751996218237" calcext:value-type="float">
            <text:p>-17.875</text:p>
          </table:table-cell>
          <table:table-cell table:formula="of:=[.J169]/60" office:value-type="float" office:value="32.6220166666667" calcext:value-type="float">
            <text:p>32.622</text:p>
          </table:table-cell>
          <table:table-cell table:number-columns-repeated="6"/>
        </table:table-row>
        <table:table-row table:style-name="ro1">
          <table:table-cell office:value-type="float" office:value="1313046" calcext:value-type="float">
            <text:p>1313046</text:p>
          </table:table-cell>
          <table:table-cell office:value-type="float" office:value="720" calcext:value-type="float">
            <text:p>720</text:p>
          </table:table-cell>
          <table:table-cell office:value-type="float" office:value="1313095" calcext:value-type="float">
            <text:p>1313095</text:p>
          </table:table-cell>
          <table:table-cell office:value-type="float" office:value="720" calcext:value-type="float">
            <text:p>720</text:p>
          </table:table-cell>
          <table:table-cell office:value-type="float" office:value="1313074" calcext:value-type="float">
            <text:p>1313074</text:p>
          </table:table-cell>
          <table:table-cell office:value-type="float" office:value="720" calcext:value-type="float">
            <text:p>720</text:p>
          </table:table-cell>
          <table:table-cell office:value-type="float" office:value="1313035" calcext:value-type="float">
            <text:p>1313035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float" office:value="1919.177" calcext:value-type="float">
            <text:p>1919.177</text:p>
          </table:table-cell>
          <table:table-cell office:value-type="float" office:value="-63.911" calcext:value-type="float">
            <text:p>-63.911</text:p>
          </table:table-cell>
          <table:table-cell/>
          <table:table-cell table:formula="of:=([.B170]/[.A170]-[.B169]/[.A169])+([.D170]/[.C170]-[.D169]/[.C169])+([.F170]/[.E170]-[.F169]/[.E169])+([.H170]/[.G170]-[.H169]/[.G169])*1312500*64*PI()*2*64/(1440*4)" office:value-type="float" office:value="-63.9378357166705" calcext:value-type="float">
            <text:p>-63.938</text:p>
          </table:table-cell>
          <table:table-cell table:formula="of:=[.J170]/60" office:value-type="float" office:value="31.9862833333333" calcext:value-type="float">
            <text:p>31.986</text:p>
          </table:table-cell>
          <table:table-cell table:number-columns-repeated="6"/>
        </table:table-row>
        <table:table-row table:style-name="ro1">
          <table:table-cell office:value-type="float" office:value="1310184" calcext:value-type="float">
            <text:p>1310184</text:p>
          </table:table-cell>
          <table:table-cell office:value-type="float" office:value="712" calcext:value-type="float">
            <text:p>712</text:p>
          </table:table-cell>
          <table:table-cell office:value-type="float" office:value="1310246" calcext:value-type="float">
            <text:p>1310246</text:p>
          </table:table-cell>
          <table:table-cell office:value-type="float" office:value="712" calcext:value-type="float">
            <text:p>712</text:p>
          </table:table-cell>
          <table:table-cell office:value-type="float" office:value="1310222" calcext:value-type="float">
            <text:p>1310222</text:p>
          </table:table-cell>
          <table:table-cell office:value-type="float" office:value="712" calcext:value-type="float">
            <text:p>712</text:p>
          </table:table-cell>
          <table:table-cell office:value-type="float" office:value="1317624" calcext:value-type="float">
            <text:p>1317624</text:p>
          </table:table-cell>
          <table:table-cell office:value-type="float" office:value="716" calcext:value-type="float">
            <text:p>716</text:p>
          </table:table-cell>
          <table:table-cell office:value-type="float" office:value="713" calcext:value-type="float">
            <text:p>713</text:p>
          </table:table-cell>
          <table:table-cell office:value-type="float" office:value="1901.958" calcext:value-type="float">
            <text:p>1901.958</text:p>
          </table:table-cell>
          <table:table-cell office:value-type="float" office:value="-28.851" calcext:value-type="float">
            <text:p>-28.851</text:p>
          </table:table-cell>
          <table:table-cell/>
          <table:table-cell table:formula="of:=([.B171]/[.A171]-[.B170]/[.A170])+([.D171]/[.C171]-[.D170]/[.C170])+([.F171]/[.E171]-[.F170]/[.E170])+([.H171]/[.G171]-[.H170]/[.G170])*1312500*64*PI()*2*64/(1440*4)" office:value-type="float" office:value="-29.0022043933268" calcext:value-type="float">
            <text:p>-29.002</text:p>
          </table:table-cell>
          <table:table-cell table:formula="of:=[.J171]/60" office:value-type="float" office:value="31.6993" calcext:value-type="float">
            <text:p>31.699</text:p>
          </table:table-cell>
          <table:table-cell table:number-columns-repeated="6"/>
        </table:table-row>
        <table:table-row table:style-name="ro1">
          <table:table-cell office:value-type="float" office:value="1318881" calcext:value-type="float">
            <text:p>1318881</text:p>
          </table:table-cell>
          <table:table-cell office:value-type="float" office:value="708" calcext:value-type="float">
            <text:p>708</text:p>
          </table:table-cell>
          <table:table-cell office:value-type="float" office:value="1311415" calcext:value-type="float">
            <text:p>1311415</text:p>
          </table:table-cell>
          <table:table-cell office:value-type="float" office:value="704" calcext:value-type="float">
            <text:p>704</text:p>
          </table:table-cell>
          <table:table-cell office:value-type="float" office:value="1311412" calcext:value-type="float">
            <text:p>1311412</text:p>
          </table:table-cell>
          <table:table-cell office:value-type="float" office:value="704" calcext:value-type="float">
            <text:p>704</text:p>
          </table:table-cell>
          <table:table-cell office:value-type="float" office:value="1311426" calcext:value-type="float">
            <text:p>1311426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1878.879" calcext:value-type="float">
            <text:p>1878.879</text:p>
          </table:table-cell>
          <table:table-cell office:value-type="float" office:value="-38.67" calcext:value-type="float">
            <text:p>-38.67</text:p>
          </table:table-cell>
          <table:table-cell/>
          <table:table-cell table:formula="of:=([.B172]/[.A172]-[.B171]/[.A171])+([.D172]/[.C172]-[.D171]/[.C171])+([.F172]/[.E172]-[.F171]/[.E171])+([.H172]/[.G172]-[.H171]/[.G171])*1312500*64*PI()*2*64/(1440*4)" office:value-type="float" office:value="-38.5997164013003" calcext:value-type="float">
            <text:p>-38.600</text:p>
          </table:table-cell>
          <table:table-cell table:formula="of:=[.J172]/60" office:value-type="float" office:value="31.31465" calcext:value-type="float">
            <text:p>31.315</text:p>
          </table:table-cell>
          <table:table-cell table:number-columns-repeated="6"/>
        </table:table-row>
        <table:table-row table:style-name="ro1">
          <table:table-cell office:value-type="float" office:value="1310912" calcext:value-type="float">
            <text:p>1310912</text:p>
          </table:table-cell>
          <table:table-cell office:value-type="float" office:value="704" calcext:value-type="float">
            <text:p>704</text:p>
          </table:table-cell>
          <table:table-cell office:value-type="float" office:value="1310874" calcext:value-type="float">
            <text:p>1310874</text:p>
          </table:table-cell>
          <table:table-cell office:value-type="float" office:value="704" calcext:value-type="float">
            <text:p>704</text:p>
          </table:table-cell>
          <table:table-cell office:value-type="float" office:value="1318394" calcext:value-type="float">
            <text:p>1318394</text:p>
          </table:table-cell>
          <table:table-cell office:value-type="float" office:value="708" calcext:value-type="float">
            <text:p>708</text:p>
          </table:table-cell>
          <table:table-cell office:value-type="float" office:value="1310902" calcext:value-type="float">
            <text:p>1310902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1879.613" calcext:value-type="float">
            <text:p>1879.613</text:p>
          </table:table-cell>
          <table:table-cell office:value-type="float" office:value="1.23" calcext:value-type="float">
            <text:p>1.23</text:p>
          </table:table-cell>
          <table:table-cell/>
          <table:table-cell table:formula="of:=([.B173]/[.A173]-[.B172]/[.A172])+([.D173]/[.C173]-[.D172]/[.C172])+([.F173]/[.E173]-[.F172]/[.E172])+([.H173]/[.G173]-[.H172]/[.G172])*1312500*64*PI()*2*64/(1440*4)" office:value-type="float" office:value="1.25836546538497" calcext:value-type="float">
            <text:p>1.258</text:p>
          </table:table-cell>
          <table:table-cell table:formula="of:=[.J173]/60" office:value-type="float" office:value="31.3268833333333" calcext:value-type="float">
            <text:p>31.327</text:p>
          </table:table-cell>
          <table:table-cell table:number-columns-repeated="6"/>
        </table:table-row>
        <table:table-row table:style-name="ro1">
          <table:table-cell office:value-type="float" office:value="1312191" calcext:value-type="float">
            <text:p>1312191</text:p>
          </table:table-cell>
          <table:table-cell office:value-type="float" office:value="696" calcext:value-type="float">
            <text:p>696</text:p>
          </table:table-cell>
          <table:table-cell office:value-type="float" office:value="1312170" calcext:value-type="float">
            <text:p>1312170</text:p>
          </table:table-cell>
          <table:table-cell office:value-type="float" office:value="696" calcext:value-type="float">
            <text:p>696</text:p>
          </table:table-cell>
          <table:table-cell office:value-type="float" office:value="1312181" calcext:value-type="float">
            <text:p>1312181</text:p>
          </table:table-cell>
          <table:table-cell office:value-type="float" office:value="696" calcext:value-type="float">
            <text:p>696</text:p>
          </table:table-cell>
          <table:table-cell office:value-type="float" office:value="1312177" calcext:value-type="float">
            <text:p>1312177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1856.453" calcext:value-type="float">
            <text:p>1856.453</text:p>
          </table:table-cell>
          <table:table-cell office:value-type="float" office:value="-38.804" calcext:value-type="float">
            <text:p>-38.804</text:p>
          </table:table-cell>
          <table:table-cell/>
          <table:table-cell table:formula="of:=([.B174]/[.A174]-[.B173]/[.A173])+([.D174]/[.C174]-[.D173]/[.C173])+([.F174]/[.E174]-[.F173]/[.E173])+([.H174]/[.G174]-[.H173]/[.G173])*1312500*64*PI()*2*64/(1440*4)" office:value-type="float" office:value="-38.8132702247816" calcext:value-type="float">
            <text:p>-38.813</text:p>
          </table:table-cell>
          <table:table-cell table:formula="of:=[.J174]/60" office:value-type="float" office:value="30.9408833333333" calcext:value-type="float">
            <text:p>30.941</text:p>
          </table:table-cell>
          <table:table-cell table:number-columns-repeated="6"/>
        </table:table-row>
        <table:table-row table:style-name="ro1">
          <table:table-cell office:value-type="float" office:value="1308694" calcext:value-type="float">
            <text:p>1308694</text:p>
          </table:table-cell>
          <table:table-cell office:value-type="float" office:value="692" calcext:value-type="float">
            <text:p>692</text:p>
          </table:table-cell>
          <table:table-cell office:value-type="float" office:value="1316311" calcext:value-type="float">
            <text:p>1316311</text:p>
          </table:table-cell>
          <table:table-cell office:value-type="float" office:value="696" calcext:value-type="float">
            <text:p>696</text:p>
          </table:table-cell>
          <table:table-cell office:value-type="float" office:value="1308743" calcext:value-type="float">
            <text:p>1308743</text:p>
          </table:table-cell>
          <table:table-cell office:value-type="float" office:value="692" calcext:value-type="float">
            <text:p>692</text:p>
          </table:table-cell>
          <table:table-cell office:value-type="float" office:value="1316321" calcext:value-type="float">
            <text:p>1316321</text:p>
          </table:table-cell>
          <table:table-cell office:value-type="float" office:value="696" calcext:value-type="float">
            <text:p>696</text:p>
          </table:table-cell>
          <table:table-cell office:value-type="float" office:value="694" calcext:value-type="float">
            <text:p>694</text:p>
          </table:table-cell>
          <table:table-cell office:value-type="float" office:value="1850.643" calcext:value-type="float">
            <text:p>1850.643</text:p>
          </table:table-cell>
          <table:table-cell office:value-type="float" office:value="-9.736" calcext:value-type="float">
            <text:p>-9.736</text:p>
          </table:table-cell>
          <table:table-cell/>
          <table:table-cell table:formula="of:=([.B175]/[.A175]-[.B174]/[.A174])+([.D175]/[.C175]-[.D174]/[.C174])+([.F175]/[.E175]-[.F174]/[.E174])+([.H175]/[.G175]-[.H174]/[.G174])*1312500*64*PI()*2*64/(1440*4)" office:value-type="float" office:value="-9.79245581828718" calcext:value-type="float">
            <text:p>-9.792</text:p>
          </table:table-cell>
          <table:table-cell table:formula="of:=[.J175]/60" office:value-type="float" office:value="30.84405" calcext:value-type="float">
            <text:p>30.844</text:p>
          </table:table-cell>
          <table:table-cell table:number-columns-repeated="6"/>
        </table:table-row>
        <table:table-row table:style-name="ro1">
          <table:table-cell office:value-type="float" office:value="1319080" calcext:value-type="float">
            <text:p>1319080</text:p>
          </table:table-cell>
          <table:table-cell office:value-type="float" office:value="684" calcext:value-type="float">
            <text:p>684</text:p>
          </table:table-cell>
          <table:table-cell office:value-type="float" office:value="1311378" calcext:value-type="float">
            <text:p>1311378</text:p>
          </table:table-cell>
          <table:table-cell office:value-type="float" office:value="680" calcext:value-type="float">
            <text:p>680</text:p>
          </table:table-cell>
          <table:table-cell office:value-type="float" office:value="1311340" calcext:value-type="float">
            <text:p>1311340</text:p>
          </table:table-cell>
          <table:table-cell office:value-type="float" office:value="680" calcext:value-type="float">
            <text:p>680</text:p>
          </table:table-cell>
          <table:table-cell office:value-type="float" office:value="1311405" calcext:value-type="float">
            <text:p>1311405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1814.893" calcext:value-type="float">
            <text:p>1814.893</text:p>
          </table:table-cell>
          <table:table-cell office:value-type="float" office:value="-59.899" calcext:value-type="float">
            <text:p>-59.899</text:p>
          </table:table-cell>
          <table:table-cell/>
          <table:table-cell table:formula="of:=([.B176]/[.A176]-[.B175]/[.A175])+([.D176]/[.C176]-[.D175]/[.C175])+([.F176]/[.E176]-[.F175]/[.E175])+([.H176]/[.G176]-[.H175]/[.G175])*1312500*64*PI()*2*64/(1440*4)" office:value-type="float" office:value="-59.9248498744367" calcext:value-type="float">
            <text:p>-59.925</text:p>
          </table:table-cell>
          <table:table-cell table:formula="of:=[.J176]/60" office:value-type="float" office:value="30.2482166666667" calcext:value-type="float">
            <text:p>30.248</text:p>
          </table:table-cell>
          <table:table-cell table:number-columns-repeated="6"/>
        </table:table-row>
        <table:table-row table:style-name="ro1">
          <table:table-cell office:value-type="float" office:value="1311072" calcext:value-type="float">
            <text:p>1311072</text:p>
          </table:table-cell>
          <table:table-cell office:value-type="float" office:value="676" calcext:value-type="float">
            <text:p>676</text:p>
          </table:table-cell>
          <table:table-cell office:value-type="float" office:value="1311035" calcext:value-type="float">
            <text:p>1311035</text:p>
          </table:table-cell>
          <table:table-cell office:value-type="float" office:value="676" calcext:value-type="float">
            <text:p>676</text:p>
          </table:table-cell>
          <table:table-cell office:value-type="float" office:value="1311030" calcext:value-type="float">
            <text:p>1311030</text:p>
          </table:table-cell>
          <table:table-cell office:value-type="float" office:value="676" calcext:value-type="float">
            <text:p>676</text:p>
          </table:table-cell>
          <table:table-cell office:value-type="float" office:value="1311065" calcext:value-type="float">
            <text:p>1311065</text:p>
          </table:table-cell>
          <table:table-cell table:number-columns-repeated="2" office:value-type="float" office:value="676" calcext:value-type="float">
            <text:p>676</text:p>
          </table:table-cell>
          <table:table-cell office:value-type="float" office:value="1804.66" calcext:value-type="float">
            <text:p>1804.66</text:p>
          </table:table-cell>
          <table:table-cell office:value-type="float" office:value="-17.146" calcext:value-type="float">
            <text:p>-17.146</text:p>
          </table:table-cell>
          <table:table-cell/>
          <table:table-cell table:formula="of:=([.B177]/[.A177]-[.B176]/[.A176])+([.D177]/[.C177]-[.D176]/[.C176])+([.F177]/[.E177]-[.F176]/[.E176])+([.H177]/[.G177]-[.H176]/[.G176])*1312500*64*PI()*2*64/(1440*4)" office:value-type="float" office:value="-17.1031662003583" calcext:value-type="float">
            <text:p>-17.103</text:p>
          </table:table-cell>
          <table:table-cell table:formula="of:=[.J177]/60" office:value-type="float" office:value="30.0776666666667" calcext:value-type="float">
            <text:p>30.078</text:p>
          </table:table-cell>
          <table:table-cell table:number-columns-repeated="6"/>
        </table:table-row>
        <table:table-row table:style-name="ro1">
          <table:table-cell office:value-type="float" office:value="1309482" calcext:value-type="float">
            <text:p>1309482</text:p>
          </table:table-cell>
          <table:table-cell office:value-type="float" office:value="660" calcext:value-type="float">
            <text:p>660</text:p>
          </table:table-cell>
          <table:table-cell office:value-type="float" office:value="1317403" calcext:value-type="float">
            <text:p>1317403</text:p>
          </table:table-cell>
          <table:table-cell office:value-type="float" office:value="664" calcext:value-type="float">
            <text:p>664</text:p>
          </table:table-cell>
          <table:table-cell office:value-type="float" office:value="1317351" calcext:value-type="float">
            <text:p>1317351</text:p>
          </table:table-cell>
          <table:table-cell office:value-type="float" office:value="664" calcext:value-type="float">
            <text:p>664</text:p>
          </table:table-cell>
          <table:table-cell office:value-type="float" office:value="1309434" calcext:value-type="float">
            <text:p>1309434</text:p>
          </table:table-cell>
          <table:table-cell office:value-type="float" office:value="660" calcext:value-type="float">
            <text:p>660</text:p>
          </table:table-cell>
          <table:table-cell office:value-type="float" office:value="662" calcext:value-type="float">
            <text:p>662</text:p>
          </table:table-cell>
          <table:table-cell office:value-type="float" office:value="1764.1" calcext:value-type="float">
            <text:p>1764.1</text:p>
          </table:table-cell>
          <table:table-cell office:value-type="float" office:value="-67.958" calcext:value-type="float">
            <text:p>-67.958</text:p>
          </table:table-cell>
          <table:table-cell/>
          <table:table-cell table:formula="of:=([.B178]/[.A178]-[.B177]/[.A177])+([.D178]/[.C178]-[.D177]/[.C177])+([.F178]/[.E178]-[.F177]/[.E177])+([.H178]/[.G178]-[.H177]/[.G177])*1312500*64*PI()*2*64/(1440*4)" office:value-type="float" office:value="-67.8898567522736" calcext:value-type="float">
            <text:p>-67.890</text:p>
          </table:table-cell>
          <table:table-cell table:formula="of:=[.J178]/60" office:value-type="float" office:value="29.4016666666667" calcext:value-type="float">
            <text:p>29.402</text:p>
          </table:table-cell>
          <table:table-cell table:number-columns-repeated="6"/>
        </table:table-row>
        <table:table-row table:style-name="ro1">
          <table:table-cell office:value-type="float" office:value="1313408" calcext:value-type="float">
            <text:p>1313408</text:p>
          </table:table-cell>
          <table:table-cell office:value-type="float" office:value="660" calcext:value-type="float">
            <text:p>660</text:p>
          </table:table-cell>
          <table:table-cell office:value-type="float" office:value="1305412" calcext:value-type="float">
            <text:p>1305412</text:p>
          </table:table-cell>
          <table:table-cell office:value-type="float" office:value="656" calcext:value-type="float">
            <text:p>656</text:p>
          </table:table-cell>
          <table:table-cell office:value-type="float" office:value="1313406" calcext:value-type="float">
            <text:p>1313406</text:p>
          </table:table-cell>
          <table:table-cell office:value-type="float" office:value="660" calcext:value-type="float">
            <text:p>660</text:p>
          </table:table-cell>
          <table:table-cell office:value-type="float" office:value="1313418" calcext:value-type="float">
            <text:p>1313418</text:p>
          </table:table-cell>
          <table:table-cell office:value-type="float" office:value="660" calcext:value-type="float">
            <text:p>660</text:p>
          </table:table-cell>
          <table:table-cell office:value-type="float" office:value="659" calcext:value-type="float">
            <text:p>659</text:p>
          </table:table-cell>
          <table:table-cell office:value-type="float" office:value="1758.793" calcext:value-type="float">
            <text:p>1758.793</text:p>
          </table:table-cell>
          <table:table-cell office:value-type="float" office:value="-8.893" calcext:value-type="float">
            <text:p>-8.893</text:p>
          </table:table-cell>
          <table:table-cell/>
          <table:table-cell table:formula="of:=([.B179]/[.A179]-[.B178]/[.A178])+([.D179]/[.C179]-[.D178]/[.C178])+([.F179]/[.E179]-[.F178]/[.E178])+([.H179]/[.G179]-[.H178]/[.G178])*1312500*64*PI()*2*64/(1440*4)" office:value-type="float" office:value="-8.96589302371446" calcext:value-type="float">
            <text:p>-8.966</text:p>
          </table:table-cell>
          <table:table-cell table:formula="of:=[.J179]/60" office:value-type="float" office:value="29.3132166666667" calcext:value-type="float">
            <text:p>29.313</text:p>
          </table:table-cell>
          <table:table-cell table:number-columns-repeated="6"/>
        </table:table-row>
        <table:table-row table:style-name="ro1">
          <table:table-cell office:value-type="float" office:value="1309994" calcext:value-type="float">
            <text:p>1309994</text:p>
          </table:table-cell>
          <table:table-cell office:value-type="float" office:value="652" calcext:value-type="float">
            <text:p>652</text:p>
          </table:table-cell>
          <table:table-cell office:value-type="float" office:value="1318058" calcext:value-type="float">
            <text:p>1318058</text:p>
          </table:table-cell>
          <table:table-cell office:value-type="float" office:value="656" calcext:value-type="float">
            <text:p>656</text:p>
          </table:table-cell>
          <table:table-cell office:value-type="float" office:value="1310048" calcext:value-type="float">
            <text:p>1310048</text:p>
          </table:table-cell>
          <table:table-cell office:value-type="float" office:value="652" calcext:value-type="float">
            <text:p>652</text:p>
          </table:table-cell>
          <table:table-cell office:value-type="float" office:value="1309986" calcext:value-type="float">
            <text:p>1309986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1741.968" calcext:value-type="float">
            <text:p>1741.968</text:p>
          </table:table-cell>
          <table:table-cell office:value-type="float" office:value="-28.189" calcext:value-type="float">
            <text:p>-28.189</text:p>
          </table:table-cell>
          <table:table-cell/>
          <table:table-cell table:formula="of:=([.B180]/[.A180]-[.B179]/[.A179])+([.D180]/[.C180]-[.D179]/[.C179])+([.F180]/[.E180]-[.F179]/[.E179])+([.H180]/[.G180]-[.H179]/[.G179])*1312500*64*PI()*2*64/(1440*4)" office:value-type="float" office:value="-28.0925823885661" calcext:value-type="float">
            <text:p>-28.093</text:p>
          </table:table-cell>
          <table:table-cell table:formula="of:=[.J180]/60" office:value-type="float" office:value="29.0328" calcext:value-type="float">
            <text:p>29.033</text:p>
          </table:table-cell>
          <table:table-cell table:number-columns-repeated="6"/>
        </table:table-row>
        <table:table-row table:style-name="ro1">
          <table:table-cell office:value-type="float" office:value="1317467" calcext:value-type="float">
            <text:p>1317467</text:p>
          </table:table-cell>
          <table:table-cell office:value-type="float" office:value="652" calcext:value-type="float">
            <text:p>652</text:p>
          </table:table-cell>
          <table:table-cell office:value-type="float" office:value="1309366" calcext:value-type="float">
            <text:p>1309366</text:p>
          </table:table-cell>
          <table:table-cell office:value-type="float" office:value="648" calcext:value-type="float">
            <text:p>648</text:p>
          </table:table-cell>
          <table:table-cell office:value-type="float" office:value="1309363" calcext:value-type="float">
            <text:p>1309363</text:p>
          </table:table-cell>
          <table:table-cell office:value-type="float" office:value="648" calcext:value-type="float">
            <text:p>648</text:p>
          </table:table-cell>
          <table:table-cell office:value-type="float" office:value="1317456" calcext:value-type="float">
            <text:p>1317456</text:p>
          </table:table-cell>
          <table:table-cell office:value-type="float" office:value="652" calcext:value-type="float">
            <text:p>652</text:p>
          </table:table-cell>
          <table:table-cell office:value-type="float" office:value="650" calcext:value-type="float">
            <text:p>650</text:p>
          </table:table-cell>
          <table:table-cell office:value-type="float" office:value="1732.129" calcext:value-type="float">
            <text:p>1732.129</text:p>
          </table:table-cell>
          <table:table-cell office:value-type="float" office:value="-16.487" calcext:value-type="float">
            <text:p>-16.487</text:p>
          </table:table-cell>
          <table:table-cell/>
          <table:table-cell table:formula="of:=([.B181]/[.A181]-[.B180]/[.A180])+([.D181]/[.C181]-[.D180]/[.C180])+([.F181]/[.E181]-[.F180]/[.E180])+([.H181]/[.G181]-[.H180]/[.G180])*1312500*64*PI()*2*64/(1440*4)" office:value-type="float" office:value="-16.5494013933981" calcext:value-type="float">
            <text:p>-16.549</text:p>
          </table:table-cell>
          <table:table-cell table:formula="of:=[.J181]/60" office:value-type="float" office:value="28.8688166666667" calcext:value-type="float">
            <text:p>28.869</text:p>
          </table:table-cell>
          <table:table-cell table:number-columns-repeated="6"/>
        </table:table-row>
        <table:table-row table:style-name="ro1">
          <table:table-cell office:value-type="float" office:value="1305709" calcext:value-type="float">
            <text:p>1305709</text:p>
          </table:table-cell>
          <table:table-cell office:value-type="float" office:value="640" calcext:value-type="float">
            <text:p>640</text:p>
          </table:table-cell>
          <table:table-cell office:value-type="float" office:value="1313900" calcext:value-type="float">
            <text:p>1313900</text:p>
          </table:table-cell>
          <table:table-cell office:value-type="float" office:value="644" calcext:value-type="float">
            <text:p>644</text:p>
          </table:table-cell>
          <table:table-cell office:value-type="float" office:value="1313858" calcext:value-type="float">
            <text:p>1313858</text:p>
          </table:table-cell>
          <table:table-cell office:value-type="float" office:value="644" calcext:value-type="float">
            <text:p>644</text:p>
          </table:table-cell>
          <table:table-cell office:value-type="float" office:value="1313981" calcext:value-type="float">
            <text:p>1313981</text:p>
          </table:table-cell>
          <table:table-cell office:value-type="float" office:value="644" calcext:value-type="float">
            <text:p>644</text:p>
          </table:table-cell>
          <table:table-cell office:value-type="float" office:value="643" calcext:value-type="float">
            <text:p>643</text:p>
          </table:table-cell>
          <table:table-cell office:value-type="float" office:value="1715.501" calcext:value-type="float">
            <text:p>1715.501</text:p>
          </table:table-cell>
          <table:table-cell office:value-type="float" office:value="-27.86" calcext:value-type="float">
            <text:p>-27.86</text:p>
          </table:table-cell>
          <table:table-cell/>
          <table:table-cell table:formula="of:=([.B182]/[.A182]-[.B181]/[.A181])+([.D182]/[.C182]-[.D181]/[.C181])+([.F182]/[.E182]-[.F181]/[.E181])+([.H182]/[.G182]-[.H181]/[.G181])*1312500*64*PI()*2*64/(1440*4)" office:value-type="float" office:value="-28.0287963027362" calcext:value-type="float">
            <text:p>-28.029</text:p>
          </table:table-cell>
          <table:table-cell table:formula="of:=[.J182]/60" office:value-type="float" office:value="28.5916833333333" calcext:value-type="float">
            <text:p>28.592</text:p>
          </table:table-cell>
          <table:table-cell table:number-columns-repeated="6"/>
        </table:table-row>
        <table:table-row table:style-name="ro1">
          <table:table-cell office:value-type="float" office:value="1318532" calcext:value-type="float">
            <text:p>1318532</text:p>
          </table:table-cell>
          <table:table-cell office:value-type="float" office:value="636" calcext:value-type="float">
            <text:p>636</text:p>
          </table:table-cell>
          <table:table-cell office:value-type="float" office:value="1310240" calcext:value-type="float">
            <text:p>1310240</text:p>
          </table:table-cell>
          <table:table-cell office:value-type="float" office:value="632" calcext:value-type="float">
            <text:p>632</text:p>
          </table:table-cell>
          <table:table-cell office:value-type="float" office:value="1310234" calcext:value-type="float">
            <text:p>1310234</text:p>
          </table:table-cell>
          <table:table-cell office:value-type="float" office:value="632" calcext:value-type="float">
            <text:p>632</text:p>
          </table:table-cell>
          <table:table-cell office:value-type="float" office:value="1310196" calcext:value-type="float">
            <text:p>1310196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1688.257" calcext:value-type="float">
            <text:p>1688.257</text:p>
          </table:table-cell>
          <table:table-cell office:value-type="float" office:value="-45.648" calcext:value-type="float">
            <text:p>-45.648</text:p>
          </table:table-cell>
          <table:table-cell/>
          <table:table-cell table:formula="of:=([.B183]/[.A183]-[.B182]/[.A182])+([.D183]/[.C183]-[.D182]/[.C182])+([.F183]/[.E183]-[.F182]/[.E182])+([.H183]/[.G183]-[.H182]/[.G182])*1312500*64*PI()*2*64/(1440*4)" office:value-type="float" office:value="-45.4076704697231" calcext:value-type="float">
            <text:p>-45.408</text:p>
          </table:table-cell>
          <table:table-cell table:formula="of:=[.J183]/60" office:value-type="float" office:value="28.1376166666667" calcext:value-type="float">
            <text:p>28.138</text:p>
          </table:table-cell>
          <table:table-cell table:number-columns-repeated="6"/>
        </table:table-row>
        <table:table-row table:style-name="ro1">
          <table:table-cell office:value-type="float" office:value="1309028" calcext:value-type="float">
            <text:p>1309028</text:p>
          </table:table-cell>
          <table:table-cell office:value-type="float" office:value="628" calcext:value-type="float">
            <text:p>628</text:p>
          </table:table-cell>
          <table:table-cell office:value-type="float" office:value="1317448" calcext:value-type="float">
            <text:p>1317448</text:p>
          </table:table-cell>
          <table:table-cell office:value-type="float" office:value="632" calcext:value-type="float">
            <text:p>632</text:p>
          </table:table-cell>
          <table:table-cell office:value-type="float" office:value="1317391" calcext:value-type="float">
            <text:p>1317391</text:p>
          </table:table-cell>
          <table:table-cell office:value-type="float" office:value="632" calcext:value-type="float">
            <text:p>632</text:p>
          </table:table-cell>
          <table:table-cell office:value-type="float" office:value="1309000" calcext:value-type="float">
            <text:p>1309000</text:p>
          </table:table-cell>
          <table:table-cell office:value-type="float" office:value="628" calcext:value-type="float">
            <text:p>628</text:p>
          </table:table-cell>
          <table:table-cell office:value-type="float" office:value="630" calcext:value-type="float">
            <text:p>630</text:p>
          </table:table-cell>
          <table:table-cell office:value-type="float" office:value="1679.083" calcext:value-type="float">
            <text:p>1679.083</text:p>
          </table:table-cell>
          <table:table-cell office:value-type="float" office:value="-15.37" calcext:value-type="float">
            <text:p>-15.37</text:p>
          </table:table-cell>
          <table:table-cell/>
          <table:table-cell table:formula="of:=([.B184]/[.A184]-[.B183]/[.A183])+([.D184]/[.C184]-[.D183]/[.C183])+([.F184]/[.E184]-[.F183]/[.E183])+([.H184]/[.G184]-[.H183]/[.G183])*1312500*64*PI()*2*64/(1440*4)" office:value-type="float" office:value="-15.3353918689402" calcext:value-type="float">
            <text:p>-15.335</text:p>
          </table:table-cell>
          <table:table-cell table:formula="of:=[.J184]/60" office:value-type="float" office:value="27.9847166666667" calcext:value-type="float">
            <text:p>27.985</text:p>
          </table:table-cell>
          <table:table-cell table:number-columns-repeated="6"/>
        </table:table-row>
        <table:table-row table:style-name="ro1">
          <table:table-cell office:value-type="float" office:value="1311512" calcext:value-type="float">
            <text:p>1311512</text:p>
          </table:table-cell>
          <table:table-cell office:value-type="float" office:value="612" calcext:value-type="float">
            <text:p>612</text:p>
          </table:table-cell>
          <table:table-cell office:value-type="float" office:value="1311561" calcext:value-type="float">
            <text:p>1311561</text:p>
          </table:table-cell>
          <table:table-cell office:value-type="float" office:value="612" calcext:value-type="float">
            <text:p>612</text:p>
          </table:table-cell>
          <table:table-cell office:value-type="float" office:value="1311538" calcext:value-type="float">
            <text:p>1311538</text:p>
          </table:table-cell>
          <table:table-cell office:value-type="float" office:value="612" calcext:value-type="float">
            <text:p>612</text:p>
          </table:table-cell>
          <table:table-cell office:value-type="float" office:value="1311497" calcext:value-type="float">
            <text:p>1311497</text:p>
          </table:table-cell>
          <table:table-cell table:number-columns-repeated="2" office:value-type="float" office:value="612" calcext:value-type="float">
            <text:p>612</text:p>
          </table:table-cell>
          <table:table-cell office:value-type="float" office:value="1633.211" calcext:value-type="float">
            <text:p>1633.211</text:p>
          </table:table-cell>
          <table:table-cell office:value-type="float" office:value="-76.86" calcext:value-type="float">
            <text:p>-76.86</text:p>
          </table:table-cell>
          <table:table-cell/>
          <table:table-cell table:formula="of:=([.B185]/[.A185]-[.B184]/[.A184])+([.D185]/[.C185]-[.D184]/[.C184])+([.F185]/[.E185]-[.F184]/[.E184])+([.H185]/[.G185]-[.H184]/[.G184])*1312500*64*PI()*2*64/(1440*4)" office:value-type="float" office:value="-76.8999817746514" calcext:value-type="float">
            <text:p>-76.900</text:p>
          </table:table-cell>
          <table:table-cell table:formula="of:=[.J185]/60" office:value-type="float" office:value="27.2201833333333" calcext:value-type="float">
            <text:p>27.220</text:p>
          </table:table-cell>
          <table:table-cell table:number-columns-repeated="6"/>
        </table:table-row>
        <table:table-row table:style-name="ro1">
          <table:table-cell office:value-type="float" office:value="1314211" calcext:value-type="float">
            <text:p>1314211</text:p>
          </table:table-cell>
          <table:table-cell office:value-type="float" office:value="612" calcext:value-type="float">
            <text:p>612</text:p>
          </table:table-cell>
          <table:table-cell office:value-type="float" office:value="1305604" calcext:value-type="float">
            <text:p>1305604</text:p>
          </table:table-cell>
          <table:table-cell office:value-type="float" office:value="608" calcext:value-type="float">
            <text:p>608</text:p>
          </table:table-cell>
          <table:table-cell office:value-type="float" office:value="1314185" calcext:value-type="float">
            <text:p>1314185</text:p>
          </table:table-cell>
          <table:table-cell office:value-type="float" office:value="612" calcext:value-type="float">
            <text:p>612</text:p>
          </table:table-cell>
          <table:table-cell office:value-type="float" office:value="1314219" calcext:value-type="float">
            <text:p>1314219</text:p>
          </table:table-cell>
          <table:table-cell table:number-columns-repeated="2" office:value-type="float" office:value="612" calcext:value-type="float">
            <text:p>612</text:p>
          </table:table-cell>
          <table:table-cell office:value-type="float" office:value="1629.886" calcext:value-type="float">
            <text:p>1629.886</text:p>
          </table:table-cell>
          <table:table-cell office:value-type="float" office:value="-5.57" calcext:value-type="float">
            <text:p>-5.57</text:p>
          </table:table-cell>
          <table:table-cell/>
          <table:table-cell table:formula="of:=([.B186]/[.A186]-[.B185]/[.A185])+([.D186]/[.C186]-[.D185]/[.C185])+([.F186]/[.E186]-[.F185]/[.E185])+([.H186]/[.G186]-[.H185]/[.G185])*1312500*64*PI()*2*64/(1440*4)" office:value-type="float" office:value="-5.66788933317143" calcext:value-type="float">
            <text:p>-5.668</text:p>
          </table:table-cell>
          <table:table-cell table:formula="of:=[.J186]/60" office:value-type="float" office:value="27.1647666666667" calcext:value-type="float">
            <text:p>27.165</text:p>
          </table:table-cell>
          <table:table-cell table:number-columns-repeated="6"/>
        </table:table-row>
        <table:table-row table:style-name="ro1">
          <table:table-cell office:value-type="float" office:value="1312668" calcext:value-type="float">
            <text:p>1312668</text:p>
          </table:table-cell>
          <table:table-cell office:value-type="float" office:value="600" calcext:value-type="float">
            <text:p>600</text:p>
          </table:table-cell>
          <table:table-cell office:value-type="float" office:value="1312619" calcext:value-type="float">
            <text:p>1312619</text:p>
          </table:table-cell>
          <table:table-cell office:value-type="float" office:value="600" calcext:value-type="float">
            <text:p>600</text:p>
          </table:table-cell>
          <table:table-cell office:value-type="float" office:value="1312708" calcext:value-type="float">
            <text:p>1312708</text:p>
          </table:table-cell>
          <table:table-cell office:value-type="float" office:value="600" calcext:value-type="float">
            <text:p>600</text:p>
          </table:table-cell>
          <table:table-cell office:value-type="float" office:value="1312663" calcext:value-type="float">
            <text:p>1312663</text:p>
          </table:table-cell>
          <table:table-cell office:value-type="float" office:value="600" calcext:value-type="float">
            <text:p>600</text:p>
          </table:table-cell>
          <table:table-cell office:value-type="float" office:value="599" calcext:value-type="float">
            <text:p>599</text:p>
          </table:table-cell>
          <table:table-cell office:value-type="float" office:value="1599.8" calcext:value-type="float">
            <text:p>1599.8</text:p>
          </table:table-cell>
          <table:table-cell office:value-type="float" office:value="-50.411" calcext:value-type="float">
            <text:p>-50.411</text:p>
          </table:table-cell>
          <table:table-cell/>
          <table:table-cell table:formula="of:=([.B187]/[.A187]-[.B186]/[.A186])+([.D187]/[.C187]-[.D186]/[.C186])+([.F187]/[.E187]-[.F186]/[.E186])+([.H187]/[.G187]-[.H186]/[.G186])*1312500*64*PI()*2*64/(1440*4)" office:value-type="float" office:value="-50.3727784203659" calcext:value-type="float">
            <text:p>-50.373</text:p>
          </table:table-cell>
          <table:table-cell table:formula="of:=[.J187]/60" office:value-type="float" office:value="26.6633333333333" calcext:value-type="float">
            <text:p>26.663</text:p>
          </table:table-cell>
          <table:table-cell table:number-columns-repeated="6"/>
        </table:table-row>
        <table:table-row table:style-name="ro1">
          <table:table-cell office:value-type="float" office:value="1313020" calcext:value-type="float">
            <text:p>1313020</text:p>
          </table:table-cell>
          <table:table-cell office:value-type="float" office:value="600" calcext:value-type="float">
            <text:p>600</text:p>
          </table:table-cell>
          <table:table-cell office:value-type="float" office:value="1312998" calcext:value-type="float">
            <text:p>1312998</text:p>
          </table:table-cell>
          <table:table-cell office:value-type="float" office:value="600" calcext:value-type="float">
            <text:p>600</text:p>
          </table:table-cell>
          <table:table-cell office:value-type="float" office:value="1313024" calcext:value-type="float">
            <text:p>1313024</text:p>
          </table:table-cell>
          <table:table-cell office:value-type="float" office:value="600" calcext:value-type="float">
            <text:p>600</text:p>
          </table:table-cell>
          <table:table-cell office:value-type="float" office:value="1312993" calcext:value-type="float">
            <text:p>1312993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1599.38" calcext:value-type="float">
            <text:p>1599.38</text:p>
          </table:table-cell>
          <table:table-cell office:value-type="float" office:value="-0.703" calcext:value-type="float">
            <text:p>-0.703</text:p>
          </table:table-cell>
          <table:table-cell/>
          <table:table-cell table:formula="of:=([.B188]/[.A188]-[.B187]/[.A187])+([.D188]/[.C188]-[.D187]/[.C187])+([.F188]/[.E188]-[.F187]/[.E187])+([.H188]/[.G188]-[.H187]/[.G187])*1312500*64*PI()*2*64/(1440*4)" office:value-type="float" office:value="-0.673699795473296" calcext:value-type="float">
            <text:p>-0.674</text:p>
          </table:table-cell>
          <table:table-cell table:formula="of:=[.J188]/60" office:value-type="float" office:value="26.6563333333333" calcext:value-type="float">
            <text:p>26.656</text:p>
          </table:table-cell>
          <table:table-cell table:number-columns-repeated="6"/>
        </table:table-row>
        <table:table-row table:style-name="ro1">
          <table:table-cell office:value-type="float" office:value="1308976" calcext:value-type="float">
            <text:p>1308976</text:p>
          </table:table-cell>
          <table:table-cell office:value-type="float" office:value="592" calcext:value-type="float">
            <text:p>592</text:p>
          </table:table-cell>
          <table:table-cell office:value-type="float" office:value="1317814" calcext:value-type="float">
            <text:p>1317814</text:p>
          </table:table-cell>
          <table:table-cell office:value-type="float" office:value="596" calcext:value-type="float">
            <text:p>596</text:p>
          </table:table-cell>
          <table:table-cell office:value-type="float" office:value="1309048" calcext:value-type="float">
            <text:p>1309048</text:p>
          </table:table-cell>
          <table:table-cell office:value-type="float" office:value="592" calcext:value-type="float">
            <text:p>592</text:p>
          </table:table-cell>
          <table:table-cell office:value-type="float" office:value="1317873" calcext:value-type="float">
            <text:p>1317873</text:p>
          </table:table-cell>
          <table:table-cell office:value-type="float" office:value="596" calcext:value-type="float">
            <text:p>596</text:p>
          </table:table-cell>
          <table:table-cell office:value-type="float" office:value="594" calcext:value-type="float">
            <text:p>594</text:p>
          </table:table-cell>
          <table:table-cell office:value-type="float" office:value="1582.881" calcext:value-type="float">
            <text:p>1582.881</text:p>
          </table:table-cell>
          <table:table-cell office:value-type="float" office:value="-27.644" calcext:value-type="float">
            <text:p>-27.644</text:p>
          </table:table-cell>
          <table:table-cell/>
          <table:table-cell table:formula="of:=([.B189]/[.A189]-[.B188]/[.A188])+([.D189]/[.C189]-[.D188]/[.C188])+([.F189]/[.E189]-[.F188]/[.E188])+([.H189]/[.G189]-[.H188]/[.G188])*1312500*64*PI()*2*64/(1440*4)" office:value-type="float" office:value="-27.722520432146" calcext:value-type="float">
            <text:p>-27.723</text:p>
          </table:table-cell>
          <table:table-cell table:formula="of:=[.J189]/60" office:value-type="float" office:value="26.38135" calcext:value-type="float">
            <text:p>26.381</text:p>
          </table:table-cell>
          <table:table-cell table:number-columns-repeated="6"/>
        </table:table-row>
        <table:table-row table:style-name="ro1">
          <table:table-cell office:value-type="float" office:value="1311375" calcext:value-type="float">
            <text:p>1311375</text:p>
          </table:table-cell>
          <table:table-cell office:value-type="float" office:value="584" calcext:value-type="float">
            <text:p>584</text:p>
          </table:table-cell>
          <table:table-cell office:value-type="float" office:value="1311363" calcext:value-type="float">
            <text:p>1311363</text:p>
          </table:table-cell>
          <table:table-cell office:value-type="float" office:value="584" calcext:value-type="float">
            <text:p>584</text:p>
          </table:table-cell>
          <table:table-cell office:value-type="float" office:value="1311352" calcext:value-type="float">
            <text:p>1311352</text:p>
          </table:table-cell>
          <table:table-cell office:value-type="float" office:value="584" calcext:value-type="float">
            <text:p>584</text:p>
          </table:table-cell>
          <table:table-cell office:value-type="float" office:value="1311350" calcext:value-type="float">
            <text:p>1311350</text:p>
          </table:table-cell>
          <table:table-cell table:number-columns-repeated="2" office:value-type="float" office:value="584" calcext:value-type="float">
            <text:p>584</text:p>
          </table:table-cell>
          <table:table-cell office:value-type="float" office:value="1558.687" calcext:value-type="float">
            <text:p>1558.687</text:p>
          </table:table-cell>
          <table:table-cell office:value-type="float" office:value="-40.537" calcext:value-type="float">
            <text:p>-40.537</text:p>
          </table:table-cell>
          <table:table-cell/>
          <table:table-cell table:formula="of:=([.B190]/[.A190]-[.B189]/[.A189])+([.D190]/[.C190]-[.D189]/[.C189])+([.F190]/[.E190]-[.F189]/[.E189])+([.H190]/[.G190]-[.H189]/[.G189])*1312500*64*PI()*2*64/(1440*4)" office:value-type="float" office:value="-40.4713282557912" calcext:value-type="float">
            <text:p>-40.471</text:p>
          </table:table-cell>
          <table:table-cell table:formula="of:=[.J190]/60" office:value-type="float" office:value="25.9781166666667" calcext:value-type="float">
            <text:p>25.978</text:p>
          </table:table-cell>
          <table:table-cell table:number-columns-repeated="6"/>
        </table:table-row>
        <table:table-row table:style-name="ro1">
          <table:table-cell office:value-type="float" office:value="1312375" calcext:value-type="float">
            <text:p>1312375</text:p>
          </table:table-cell>
          <table:table-cell office:value-type="float" office:value="584" calcext:value-type="float">
            <text:p>584</text:p>
          </table:table-cell>
          <table:table-cell office:value-type="float" office:value="1312463" calcext:value-type="float">
            <text:p>1312463</text:p>
          </table:table-cell>
          <table:table-cell office:value-type="float" office:value="584" calcext:value-type="float">
            <text:p>584</text:p>
          </table:table-cell>
          <table:table-cell office:value-type="float" office:value="1312439" calcext:value-type="float">
            <text:p>1312439</text:p>
          </table:table-cell>
          <table:table-cell office:value-type="float" office:value="584" calcext:value-type="float">
            <text:p>584</text:p>
          </table:table-cell>
          <table:table-cell office:value-type="float" office:value="1312520" calcext:value-type="float">
            <text:p>1312520</text:p>
          </table:table-cell>
          <table:table-cell table:number-columns-repeated="2" office:value-type="float" office:value="584" calcext:value-type="float">
            <text:p>584</text:p>
          </table:table-cell>
          <table:table-cell office:value-type="float" office:value="1557.394" calcext:value-type="float">
            <text:p>1557.394</text:p>
          </table:table-cell>
          <table:table-cell office:value-type="float" office:value="-2.167" calcext:value-type="float">
            <text:p>-2.167</text:p>
          </table:table-cell>
          <table:table-cell/>
          <table:table-cell table:formula="of:=([.B191]/[.A191]-[.B190]/[.A190])+([.D191]/[.C191]-[.D190]/[.C190])+([.F191]/[.E191]-[.F190]/[.E190])+([.H191]/[.G191]-[.H190]/[.G190])*1312500*64*PI()*2*64/(1440*4)" office:value-type="float" office:value="-2.3280430400884" calcext:value-type="float">
            <text:p>-2.328</text:p>
          </table:table-cell>
          <table:table-cell table:formula="of:=[.J191]/60" office:value-type="float" office:value="25.9565666666667" calcext:value-type="float">
            <text:p>25.957</text:p>
          </table:table-cell>
          <table:table-cell table:number-columns-repeated="6"/>
        </table:table-row>
        <table:table-row table:style-name="ro1">
          <table:table-cell office:value-type="float" office:value="1314244" calcext:value-type="float">
            <text:p>1314244</text:p>
          </table:table-cell>
          <table:table-cell office:value-type="float" office:value="568" calcext:value-type="float">
            <text:p>568</text:p>
          </table:table-cell>
          <table:table-cell office:value-type="float" office:value="1314359" calcext:value-type="float">
            <text:p>1314359</text:p>
          </table:table-cell>
          <table:table-cell office:value-type="float" office:value="568" calcext:value-type="float">
            <text:p>568</text:p>
          </table:table-cell>
          <table:table-cell office:value-type="float" office:value="1314308" calcext:value-type="float">
            <text:p>1314308</text:p>
          </table:table-cell>
          <table:table-cell office:value-type="float" office:value="568" calcext:value-type="float">
            <text:p>568</text:p>
          </table:table-cell>
          <table:table-cell office:value-type="float" office:value="1305102" calcext:value-type="float">
            <text:p>1305102</text:p>
          </table:table-cell>
          <table:table-cell office:value-type="float" office:value="564" calcext:value-type="float">
            <text:p>564</text:p>
          </table:table-cell>
          <table:table-cell office:value-type="float" office:value="567" calcext:value-type="float">
            <text:p>567</text:p>
          </table:table-cell>
          <table:table-cell office:value-type="float" office:value="1512.572" calcext:value-type="float">
            <text:p>1512.572</text:p>
          </table:table-cell>
          <table:table-cell office:value-type="float" office:value="-75.099" calcext:value-type="float">
            <text:p>-75.099</text:p>
          </table:table-cell>
          <table:table-cell/>
          <table:table-cell table:formula="of:=([.B192]/[.A192]-[.B191]/[.A191])+([.D192]/[.C192]-[.D191]/[.C191])+([.F192]/[.E192]-[.F191]/[.E191])+([.H192]/[.G192]-[.H191]/[.G191])*1312500*64*PI()*2*64/(1440*4)" office:value-type="float" office:value="-75.0365937937098" calcext:value-type="float">
            <text:p>-75.037</text:p>
          </table:table-cell>
          <table:table-cell table:formula="of:=[.J192]/60" office:value-type="float" office:value="25.2095333333333" calcext:value-type="float">
            <text:p>25.210</text:p>
          </table:table-cell>
          <table:table-cell table:number-columns-repeated="6"/>
        </table:table-row>
        <table:table-row table:style-name="ro1">
          <table:table-cell office:value-type="float" office:value="1319139" calcext:value-type="float">
            <text:p>1319139</text:p>
          </table:table-cell>
          <table:table-cell office:value-type="float" office:value="568" calcext:value-type="float">
            <text:p>568</text:p>
          </table:table-cell>
          <table:table-cell office:value-type="float" office:value="1309819" calcext:value-type="float">
            <text:p>1309819</text:p>
          </table:table-cell>
          <table:table-cell office:value-type="float" office:value="564" calcext:value-type="float">
            <text:p>564</text:p>
          </table:table-cell>
          <table:table-cell office:value-type="float" office:value="1309804" calcext:value-type="float">
            <text:p>1309804</text:p>
          </table:table-cell>
          <table:table-cell office:value-type="float" office:value="564" calcext:value-type="float">
            <text:p>564</text:p>
          </table:table-cell>
          <table:table-cell office:value-type="float" office:value="1319126" calcext:value-type="float">
            <text:p>1319126</text:p>
          </table:table-cell>
          <table:table-cell office:value-type="float" office:value="568" calcext:value-type="float">
            <text:p>568</text:p>
          </table:table-cell>
          <table:table-cell office:value-type="float" office:value="566" calcext:value-type="float">
            <text:p>566</text:p>
          </table:table-cell>
          <table:table-cell office:value-type="float" office:value="1507.069" calcext:value-type="float">
            <text:p>1507.069</text:p>
          </table:table-cell>
          <table:table-cell office:value-type="float" office:value="-9.221" calcext:value-type="float">
            <text:p>-9.221</text:p>
          </table:table-cell>
          <table:table-cell/>
          <table:table-cell table:formula="of:=([.B193]/[.A193]-[.B192]/[.A192])+([.D193]/[.C193]-[.D192]/[.C192])+([.F193]/[.E193]-[.F192]/[.E192])+([.H193]/[.G193]-[.H192]/[.G192])*1312500*64*PI()*2*64/(1440*4)" office:value-type="float" office:value="-9.16004502246857" calcext:value-type="float">
            <text:p>-9.160</text:p>
          </table:table-cell>
          <table:table-cell table:formula="of:=[.J193]/60" office:value-type="float" office:value="25.1178166666667" calcext:value-type="float">
            <text:p>25.118</text:p>
          </table:table-cell>
          <table:table-cell table:number-columns-repeated="6"/>
        </table:table-row>
        <table:table-row table:style-name="ro1">
          <table:table-cell office:value-type="float" office:value="1308475" calcext:value-type="float">
            <text:p>1308475</text:p>
          </table:table-cell>
          <table:table-cell office:value-type="float" office:value="552" calcext:value-type="float">
            <text:p>552</text:p>
          </table:table-cell>
          <table:table-cell office:value-type="float" office:value="1308352" calcext:value-type="float">
            <text:p>1308352</text:p>
          </table:table-cell>
          <table:table-cell office:value-type="float" office:value="552" calcext:value-type="float">
            <text:p>552</text:p>
          </table:table-cell>
          <table:table-cell office:value-type="float" office:value="1317902" calcext:value-type="float">
            <text:p>1317902</text:p>
          </table:table-cell>
          <table:table-cell office:value-type="float" office:value="556" calcext:value-type="float">
            <text:p>556</text:p>
          </table:table-cell>
          <table:table-cell office:value-type="float" office:value="1308441" calcext:value-type="float">
            <text:p>130844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1476.588" calcext:value-type="float">
            <text:p>1476.588</text:p>
          </table:table-cell>
          <table:table-cell office:value-type="float" office:value="-51.072" calcext:value-type="float">
            <text:p>-51.072</text:p>
          </table:table-cell>
          <table:table-cell/>
          <table:table-cell table:formula="of:=([.B194]/[.A194]-[.B193]/[.A193])+([.D194]/[.C194]-[.D193]/[.C193])+([.F194]/[.E194]-[.F193]/[.E193])+([.H194]/[.G194]-[.H193]/[.G193])*1312500*64*PI()*2*64/(1440*4)" office:value-type="float" office:value="-51.0899871770614" calcext:value-type="float">
            <text:p>-51.090</text:p>
          </table:table-cell>
          <table:table-cell table:formula="of:=[.J194]/60" office:value-type="float" office:value="24.6098" calcext:value-type="float">
            <text:p>24.610</text:p>
          </table:table-cell>
          <table:table-cell table:number-columns-repeated="6"/>
        </table:table-row>
        <table:table-row table:style-name="ro1">
          <table:table-cell office:value-type="float" office:value="1308980" calcext:value-type="float">
            <text:p>1308980</text:p>
          </table:table-cell>
          <table:table-cell office:value-type="float" office:value="544" calcext:value-type="float">
            <text:p>544</text:p>
          </table:table-cell>
          <table:table-cell office:value-type="float" office:value="1318579" calcext:value-type="float">
            <text:p>1318579</text:p>
          </table:table-cell>
          <table:table-cell office:value-type="float" office:value="548" calcext:value-type="float">
            <text:p>548</text:p>
          </table:table-cell>
          <table:table-cell office:value-type="float" office:value="1308975" calcext:value-type="float">
            <text:p>1308975</text:p>
          </table:table-cell>
          <table:table-cell office:value-type="float" office:value="544" calcext:value-type="float">
            <text:p>544</text:p>
          </table:table-cell>
          <table:table-cell office:value-type="float" office:value="1318572" calcext:value-type="float">
            <text:p>1318572</text:p>
          </table:table-cell>
          <table:table-cell office:value-type="float" office:value="548" calcext:value-type="float">
            <text:p>548</text:p>
          </table:table-cell>
          <table:table-cell office:value-type="float" office:value="546" calcext:value-type="float">
            <text:p>546</text:p>
          </table:table-cell>
          <table:table-cell office:value-type="float" office:value="1454.585" calcext:value-type="float">
            <text:p>1454.585</text:p>
          </table:table-cell>
          <table:table-cell office:value-type="float" office:value="-36.865" calcext:value-type="float">
            <text:p>-36.865</text:p>
          </table:table-cell>
          <table:table-cell/>
          <table:table-cell table:formula="of:=([.B195]/[.A195]-[.B194]/[.A194])+([.D195]/[.C195]-[.D194]/[.C194])+([.F195]/[.E195]-[.F194]/[.E194])+([.H195]/[.G195]-[.H194]/[.G194])*1312500*64*PI()*2*64/(1440*4)" office:value-type="float" office:value="-36.7984855654491" calcext:value-type="float">
            <text:p>-36.798</text:p>
          </table:table-cell>
          <table:table-cell table:formula="of:=[.J195]/60" office:value-type="float" office:value="24.2430833333333" calcext:value-type="float">
            <text:p>24.243</text:p>
          </table:table-cell>
          <table:table-cell table:number-columns-repeated="6"/>
        </table:table-row>
        <table:table-row table:style-name="ro1">
          <table:table-cell office:value-type="float" office:value="1313085" calcext:value-type="float">
            <text:p>1313085</text:p>
          </table:table-cell>
          <table:table-cell office:value-type="float" office:value="548" calcext:value-type="float">
            <text:p>548</text:p>
          </table:table-cell>
          <table:table-cell office:value-type="float" office:value="1313111" calcext:value-type="float">
            <text:p>1313111</text:p>
          </table:table-cell>
          <table:table-cell office:value-type="float" office:value="548" calcext:value-type="float">
            <text:p>548</text:p>
          </table:table-cell>
          <table:table-cell office:value-type="float" office:value="1313091" calcext:value-type="float">
            <text:p>1313091</text:p>
          </table:table-cell>
          <table:table-cell office:value-type="float" office:value="548" calcext:value-type="float">
            <text:p>548</text:p>
          </table:table-cell>
          <table:table-cell office:value-type="float" office:value="1303452" calcext:value-type="float">
            <text:p>1303452</text:p>
          </table:table-cell>
          <table:table-cell office:value-type="float" office:value="544" calcext:value-type="float">
            <text:p>544</text:p>
          </table:table-cell>
          <table:table-cell office:value-type="float" office:value="547" calcext:value-type="float">
            <text:p>547</text:p>
          </table:table-cell>
          <table:table-cell office:value-type="float" office:value="1460.687" calcext:value-type="float">
            <text:p>1460.687</text:p>
          </table:table-cell>
          <table:table-cell office:value-type="float" office:value="10.223" calcext:value-type="float">
            <text:p>10.223</text:p>
          </table:table-cell>
          <table:table-cell/>
          <table:table-cell table:formula="of:=([.B196]/[.A196]-[.B195]/[.A195])+([.D196]/[.C196]-[.D195]/[.C195])+([.F196]/[.E196]-[.F195]/[.E195])+([.H196]/[.G196]-[.H195]/[.G195])*1312500*64*PI()*2*64/(1440*4)" office:value-type="float" office:value="10.2753542452281" calcext:value-type="float">
            <text:p>10.275</text:p>
          </table:table-cell>
          <table:table-cell table:formula="of:=[.J196]/60" office:value-type="float" office:value="24.3447833333333" calcext:value-type="float">
            <text:p>24.345</text:p>
          </table:table-cell>
          <table:table-cell table:number-columns-repeated="6"/>
        </table:table-row>
        <table:table-row table:style-name="ro1">
          <table:table-cell office:value-type="float" office:value="1316111" calcext:value-type="float">
            <text:p>1316111</text:p>
          </table:table-cell>
          <table:table-cell office:value-type="float" office:value="536" calcext:value-type="float">
            <text:p>536</text:p>
          </table:table-cell>
          <table:table-cell office:value-type="float" office:value="1306352" calcext:value-type="float">
            <text:p>1306352</text:p>
          </table:table-cell>
          <table:table-cell office:value-type="float" office:value="532" calcext:value-type="float">
            <text:p>532</text:p>
          </table:table-cell>
          <table:table-cell office:value-type="float" office:value="1316189" calcext:value-type="float">
            <text:p>1316189</text:p>
          </table:table-cell>
          <table:table-cell office:value-type="float" office:value="536" calcext:value-type="float">
            <text:p>536</text:p>
          </table:table-cell>
          <table:table-cell office:value-type="float" office:value="1316103" calcext:value-type="float">
            <text:p>1316103</text:p>
          </table:table-cell>
          <table:table-cell office:value-type="float" office:value="536" calcext:value-type="float">
            <text:p>536</text:p>
          </table:table-cell>
          <table:table-cell office:value-type="float" office:value="535" calcext:value-type="float">
            <text:p>535</text:p>
          </table:table-cell>
          <table:table-cell office:value-type="float" office:value="1425.376" calcext:value-type="float">
            <text:p>1425.376</text:p>
          </table:table-cell>
          <table:table-cell office:value-type="float" office:value="-59.165" calcext:value-type="float">
            <text:p>-59.165</text:p>
          </table:table-cell>
          <table:table-cell/>
          <table:table-cell table:formula="of:=([.B197]/[.A197]-[.B196]/[.A196])+([.D197]/[.C197]-[.D196]/[.C196])+([.F197]/[.E197]-[.F196]/[.E196])+([.H197]/[.G197]-[.H196]/[.G196])*1312500*64*PI()*2*64/(1440*4)" office:value-type="float" office:value="-59.1729187439104" calcext:value-type="float">
            <text:p>-59.173</text:p>
          </table:table-cell>
          <table:table-cell table:formula="of:=[.J197]/60" office:value-type="float" office:value="23.7562666666667" calcext:value-type="float">
            <text:p>23.756</text:p>
          </table:table-cell>
          <table:table-cell table:number-columns-repeated="6"/>
        </table:table-row>
        <table:table-row table:style-name="ro1">
          <table:table-cell office:value-type="float" office:value="1309386" calcext:value-type="float">
            <text:p>1309386</text:p>
          </table:table-cell>
          <table:table-cell office:value-type="float" office:value="532" calcext:value-type="float">
            <text:p>532</text:p>
          </table:table-cell>
          <table:table-cell office:value-type="float" office:value="1319213" calcext:value-type="float">
            <text:p>1319213</text:p>
          </table:table-cell>
          <table:table-cell office:value-type="float" office:value="536" calcext:value-type="float">
            <text:p>536</text:p>
          </table:table-cell>
          <table:table-cell office:value-type="float" office:value="1309321" calcext:value-type="float">
            <text:p>1309321</text:p>
          </table:table-cell>
          <table:table-cell office:value-type="float" office:value="532" calcext:value-type="float">
            <text:p>532</text:p>
          </table:table-cell>
          <table:table-cell office:value-type="float" office:value="1309337" calcext:value-type="float">
            <text:p>1309337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1422.076" calcext:value-type="float">
            <text:p>1422.076</text:p>
          </table:table-cell>
          <table:table-cell office:value-type="float" office:value="-5.528" calcext:value-type="float">
            <text:p>-5.528</text:p>
          </table:table-cell>
          <table:table-cell/>
          <table:table-cell table:formula="of:=([.B198]/[.A198]-[.B197]/[.A197])+([.D198]/[.C198]-[.D197]/[.C197])+([.F198]/[.E198]-[.F197]/[.E197])+([.H198]/[.G198]-[.H197]/[.G197])*1312500*64*PI()*2*64/(1440*4)" office:value-type="float" office:value="-5.57373039550856" calcext:value-type="float">
            <text:p>-5.574</text:p>
          </table:table-cell>
          <table:table-cell table:formula="of:=[.J198]/60" office:value-type="float" office:value="23.7012666666667" calcext:value-type="float">
            <text:p>23.701</text:p>
          </table:table-cell>
          <table:table-cell table:number-columns-repeated="6"/>
        </table:table-row>
        <table:table-row table:style-name="ro1">
          <table:table-cell office:value-type="float" office:value="1318415" calcext:value-type="float">
            <text:p>1318415</text:p>
          </table:table-cell>
          <table:table-cell office:value-type="float" office:value="532" calcext:value-type="float">
            <text:p>532</text:p>
          </table:table-cell>
          <table:table-cell office:value-type="float" office:value="1308481" calcext:value-type="float">
            <text:p>1308481</text:p>
          </table:table-cell>
          <table:table-cell office:value-type="float" office:value="528" calcext:value-type="float">
            <text:p>528</text:p>
          </table:table-cell>
          <table:table-cell office:value-type="float" office:value="1308436" calcext:value-type="float">
            <text:p>1308436</text:p>
          </table:table-cell>
          <table:table-cell office:value-type="float" office:value="528" calcext:value-type="float">
            <text:p>528</text:p>
          </table:table-cell>
          <table:table-cell office:value-type="float" office:value="1318398" calcext:value-type="float">
            <text:p>1318398</text:p>
          </table:table-cell>
          <table:table-cell office:value-type="float" office:value="532" calcext:value-type="float">
            <text:p>532</text:p>
          </table:table-cell>
          <table:table-cell office:value-type="float" office:value="530" calcext:value-type="float">
            <text:p>530</text:p>
          </table:table-cell>
          <table:table-cell office:value-type="float" office:value="1412.33" calcext:value-type="float">
            <text:p>1412.33</text:p>
          </table:table-cell>
          <table:table-cell office:value-type="float" office:value="-16.33" calcext:value-type="float">
            <text:p>-16.33</text:p>
          </table:table-cell>
          <table:table-cell/>
          <table:table-cell table:formula="of:=([.B199]/[.A199]-[.B198]/[.A198])+([.D199]/[.C199]-[.D198]/[.C198])+([.F199]/[.E199]-[.F198]/[.E198])+([.H199]/[.G199]-[.H198]/[.G198])*1312500*64*PI()*2*64/(1440*4)" office:value-type="float" office:value="-16.375955627957" calcext:value-type="float">
            <text:p>-16.376</text:p>
          </table:table-cell>
          <table:table-cell table:formula="of:=[.J199]/60" office:value-type="float" office:value="23.5388333333333" calcext:value-type="float">
            <text:p>23.539</text:p>
          </table:table-cell>
          <table:table-cell table:number-columns-repeated="6"/>
        </table:table-row>
        <table:table-row table:style-name="ro1">
          <table:table-cell office:value-type="float" office:value="1303186" calcext:value-type="float">
            <text:p>1303186</text:p>
          </table:table-cell>
          <table:table-cell office:value-type="float" office:value="512" calcext:value-type="float">
            <text:p>512</text:p>
          </table:table-cell>
          <table:table-cell office:value-type="float" office:value="1313352" calcext:value-type="float">
            <text:p>1313352</text:p>
          </table:table-cell>
          <table:table-cell office:value-type="float" office:value="516" calcext:value-type="float">
            <text:p>516</text:p>
          </table:table-cell>
          <table:table-cell office:value-type="float" office:value="1313316" calcext:value-type="float">
            <text:p>1313316</text:p>
          </table:table-cell>
          <table:table-cell office:value-type="float" office:value="516" calcext:value-type="float">
            <text:p>516</text:p>
          </table:table-cell>
          <table:table-cell office:value-type="float" office:value="1313389" calcext:value-type="float">
            <text:p>1313389</text:p>
          </table:table-cell>
          <table:table-cell office:value-type="float" office:value="516" calcext:value-type="float">
            <text:p>516</text:p>
          </table:table-cell>
          <table:table-cell office:value-type="float" office:value="515" calcext:value-type="float">
            <text:p>515</text:p>
          </table:table-cell>
          <table:table-cell office:value-type="float" office:value="1375.103" calcext:value-type="float">
            <text:p>1375.103</text:p>
          </table:table-cell>
          <table:table-cell office:value-type="float" office:value="-62.374" calcext:value-type="float">
            <text:p>-62.374</text:p>
          </table:table-cell>
          <table:table-cell/>
          <table:table-cell table:formula="of:=([.B200]/[.A200]-[.B199]/[.A199])+([.D200]/[.C200]-[.D199]/[.C199])+([.F200]/[.E200]-[.F199]/[.E199])+([.H200]/[.G200]-[.H199]/[.G199])*1312500*64*PI()*2*64/(1440*4)" office:value-type="float" office:value="-62.4154915023725" calcext:value-type="float">
            <text:p>-62.415</text:p>
          </table:table-cell>
          <table:table-cell table:formula="of:=[.J200]/60" office:value-type="float" office:value="22.9183833333333" calcext:value-type="float">
            <text:p>22.918</text:p>
          </table:table-cell>
          <table:table-cell table:number-columns-repeated="6"/>
        </table:table-row>
        <table:table-row table:style-name="ro1">
          <table:table-cell office:value-type="float" office:value="1314944" calcext:value-type="float">
            <text:p>1314944</text:p>
          </table:table-cell>
          <table:table-cell office:value-type="float" office:value="516" calcext:value-type="float">
            <text:p>516</text:p>
          </table:table-cell>
          <table:table-cell office:value-type="float" office:value="1314959" calcext:value-type="float">
            <text:p>1314959</text:p>
          </table:table-cell>
          <table:table-cell office:value-type="float" office:value="516" calcext:value-type="float">
            <text:p>516</text:p>
          </table:table-cell>
          <table:table-cell office:value-type="float" office:value="1314947" calcext:value-type="float">
            <text:p>1314947</text:p>
          </table:table-cell>
          <table:table-cell office:value-type="float" office:value="516" calcext:value-type="float">
            <text:p>516</text:p>
          </table:table-cell>
          <table:table-cell office:value-type="float" office:value="1304691" calcext:value-type="float">
            <text:p>1304691</text:p>
          </table:table-cell>
          <table:table-cell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  <table:table-cell office:value-type="float" office:value="1373.453" calcext:value-type="float">
            <text:p>1373.453</text:p>
          </table:table-cell>
          <table:table-cell office:value-type="float" office:value="-2.764" calcext:value-type="float">
            <text:p>-2.764</text:p>
          </table:table-cell>
          <table:table-cell/>
          <table:table-cell table:formula="of:=([.B201]/[.A201]-[.B200]/[.A200])+([.D201]/[.C201]-[.D200]/[.C200])+([.F201]/[.E201]-[.F200]/[.E200])+([.H201]/[.G201]-[.H200]/[.G200])*1312500*64*PI()*2*64/(1440*4)" office:value-type="float" office:value="-2.61937387261681" calcext:value-type="float">
            <text:p>-2.619</text:p>
          </table:table-cell>
          <table:table-cell table:formula="of:=[.J201]/60" office:value-type="float" office:value="22.8908833333333" calcext:value-type="float">
            <text:p>22.891</text:p>
          </table:table-cell>
          <table:table-cell table:number-columns-repeated="6"/>
        </table:table-row>
        <table:table-row table:style-name="ro1">
          <table:table-cell office:value-type="float" office:value="1316979" calcext:value-type="float">
            <text:p>1316979</text:p>
          </table:table-cell>
          <table:table-cell office:value-type="float" office:value="508" calcext:value-type="float">
            <text:p>508</text:p>
          </table:table-cell>
          <table:table-cell office:value-type="float" office:value="1306640" calcext:value-type="float">
            <text:p>1306640</text:p>
          </table:table-cell>
          <table:table-cell office:value-type="float" office:value="504" calcext:value-type="float">
            <text:p>504</text:p>
          </table:table-cell>
          <table:table-cell office:value-type="float" office:value="1317036" calcext:value-type="float">
            <text:p>1317036</text:p>
          </table:table-cell>
          <table:table-cell office:value-type="float" office:value="508" calcext:value-type="float">
            <text:p>508</text:p>
          </table:table-cell>
          <table:table-cell office:value-type="float" office:value="1316957" calcext:value-type="float">
            <text:p>1316957</text:p>
          </table:table-cell>
          <table:table-cell office:value-type="float" office:value="508" calcext:value-type="float">
            <text:p>508</text:p>
          </table:table-cell>
          <table:table-cell office:value-type="float" office:value="507" calcext:value-type="float">
            <text:p>507</text:p>
          </table:table-cell>
          <table:table-cell office:value-type="float" office:value="1350.043" calcext:value-type="float">
            <text:p>1350.043</text:p>
          </table:table-cell>
          <table:table-cell office:value-type="float" office:value="-39.226" calcext:value-type="float">
            <text:p>-39.226</text:p>
          </table:table-cell>
          <table:table-cell/>
          <table:table-cell table:formula="of:=([.B202]/[.A202]-[.B201]/[.A201])+([.D202]/[.C202]-[.D201]/[.C201])+([.F202]/[.E202]-[.F201]/[.E201])+([.H202]/[.G202]-[.H201]/[.G201])*1312500*64*PI()*2*64/(1440*4)" office:value-type="float" office:value="-39.2460558538582" calcext:value-type="float">
            <text:p>-39.246</text:p>
          </table:table-cell>
          <table:table-cell table:formula="of:=[.J202]/60" office:value-type="float" office:value="22.5007166666667" calcext:value-type="float">
            <text:p>22.501</text:p>
          </table:table-cell>
          <table:table-cell table:number-columns-repeated="6"/>
        </table:table-row>
        <table:table-row table:style-name="ro1">
          <table:table-cell office:value-type="float" office:value="1313036" calcext:value-type="float">
            <text:p>1313036</text:p>
          </table:table-cell>
          <table:table-cell office:value-type="float" office:value="492" calcext:value-type="float">
            <text:p>492</text:p>
          </table:table-cell>
          <table:table-cell office:value-type="float" office:value="1312887" calcext:value-type="float">
            <text:p>1312887</text:p>
          </table:table-cell>
          <table:table-cell office:value-type="float" office:value="492" calcext:value-type="float">
            <text:p>492</text:p>
          </table:table-cell>
          <table:table-cell office:value-type="float" office:value="1302389" calcext:value-type="float">
            <text:p>1302389</text:p>
          </table:table-cell>
          <table:table-cell office:value-type="float" office:value="488" calcext:value-type="float">
            <text:p>488</text:p>
          </table:table-cell>
          <table:table-cell office:value-type="float" office:value="1312975" calcext:value-type="float">
            <text:p>1312975</text:p>
          </table:table-cell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office:value-type="float" office:value="1311.51" calcext:value-type="float">
            <text:p>1311.51</text:p>
          </table:table-cell>
          <table:table-cell office:value-type="float" office:value="-64.562" calcext:value-type="float">
            <text:p>-64.562</text:p>
          </table:table-cell>
          <table:table-cell/>
          <table:table-cell table:formula="of:=([.B203]/[.A203]-[.B202]/[.A202])+([.D203]/[.C203]-[.D202]/[.C202])+([.F203]/[.E203]-[.F202]/[.E202])+([.H203]/[.G203]-[.H202]/[.G202])*1312500*64*PI()*2*64/(1440*4)" office:value-type="float" office:value="-64.6023913204197" calcext:value-type="float">
            <text:p>-64.602</text:p>
          </table:table-cell>
          <table:table-cell table:formula="of:=[.J203]/60" office:value-type="float" office:value="21.8585" calcext:value-type="float">
            <text:p>21.859</text:p>
          </table:table-cell>
          <table:table-cell table:number-columns-repeated="6"/>
        </table:table-row>
        <table:table-row table:style-name="ro1">
          <table:table-cell office:value-type="float" office:value="1314463" calcext:value-type="float">
            <text:p>1314463</text:p>
          </table:table-cell>
          <table:table-cell office:value-type="float" office:value="492" calcext:value-type="float">
            <text:p>492</text:p>
          </table:table-cell>
          <table:table-cell office:value-type="float" office:value="1314457" calcext:value-type="float">
            <text:p>1314457</text:p>
          </table:table-cell>
          <table:table-cell office:value-type="float" office:value="492" calcext:value-type="float">
            <text:p>492</text:p>
          </table:table-cell>
          <table:table-cell office:value-type="float" office:value="1314446" calcext:value-type="float">
            <text:p>1314446</text:p>
          </table:table-cell>
          <table:table-cell office:value-type="float" office:value="492" calcext:value-type="float">
            <text:p>492</text:p>
          </table:table-cell>
          <table:table-cell office:value-type="float" office:value="1314450" calcext:value-type="float">
            <text:p>1314450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1310.05" calcext:value-type="float">
            <text:p>1310.05</text:p>
          </table:table-cell>
          <table:table-cell office:value-type="float" office:value="-2.447" calcext:value-type="float">
            <text:p>-2.447</text:p>
          </table:table-cell>
          <table:table-cell/>
          <table:table-cell table:formula="of:=([.B204]/[.A204]-[.B203]/[.A203])+([.D204]/[.C204]-[.D203]/[.C203])+([.F204]/[.E204]-[.F203]/[.E203])+([.H204]/[.G204]-[.H203]/[.G203])*1312500*64*PI()*2*64/(1440*4)" office:value-type="float" office:value="-2.46588864221177" calcext:value-type="float">
            <text:p>-2.466</text:p>
          </table:table-cell>
          <table:table-cell table:formula="of:=[.J204]/60" office:value-type="float" office:value="21.8341666666667" calcext:value-type="float">
            <text:p>21.834</text:p>
          </table:table-cell>
          <table:table-cell table:number-columns-repeated="6"/>
        </table:table-row>
        <table:table-row table:style-name="ro1">
          <table:table-cell office:value-type="float" office:value="1303245" calcext:value-type="float">
            <text:p>1303245</text:p>
          </table:table-cell>
          <table:table-cell office:value-type="float" office:value="480" calcext:value-type="float">
            <text:p>480</text:p>
          </table:table-cell>
          <table:table-cell office:value-type="float" office:value="1314184" calcext:value-type="float">
            <text:p>1314184</text:p>
          </table:table-cell>
          <table:table-cell office:value-type="float" office:value="484" calcext:value-type="float">
            <text:p>484</text:p>
          </table:table-cell>
          <table:table-cell office:value-type="float" office:value="1314097" calcext:value-type="float">
            <text:p>1314097</text:p>
          </table:table-cell>
          <table:table-cell office:value-type="float" office:value="484" calcext:value-type="float">
            <text:p>484</text:p>
          </table:table-cell>
          <table:table-cell office:value-type="float" office:value="1314278" calcext:value-type="float">
            <text:p>1314278</text:p>
          </table:table-cell>
          <table:table-cell office:value-type="float" office:value="484" calcext:value-type="float">
            <text:p>484</text:p>
          </table:table-cell>
          <table:table-cell office:value-type="float" office:value="483" calcext:value-type="float">
            <text:p>483</text:p>
          </table:table-cell>
          <table:table-cell office:value-type="float" office:value="1289.03" calcext:value-type="float">
            <text:p>1289.03</text:p>
          </table:table-cell>
          <table:table-cell office:value-type="float" office:value="-35.218" calcext:value-type="float">
            <text:p>-35.218</text:p>
          </table:table-cell>
          <table:table-cell/>
          <table:table-cell table:formula="of:=([.B205]/[.A205]-[.B204]/[.A204])+([.D205]/[.C205]-[.D204]/[.C204])+([.F205]/[.E205]-[.F204]/[.E204])+([.H205]/[.G205]-[.H204]/[.G204])*1312500*64*PI()*2*64/(1440*4)" office:value-type="float" office:value="-35.4087424343635" calcext:value-type="float">
            <text:p>-35.409</text:p>
          </table:table-cell>
          <table:table-cell table:formula="of:=[.J205]/60" office:value-type="float" office:value="21.4838333333333" calcext:value-type="float">
            <text:p>21.484</text:p>
          </table:table-cell>
          <table:table-cell table:number-columns-repeated="6"/>
        </table:table-row>
        <table:table-row table:style-name="ro1">
          <table:table-cell office:value-type="float" office:value="1317462" calcext:value-type="float">
            <text:p>1317462</text:p>
          </table:table-cell>
          <table:table-cell office:value-type="float" office:value="476" calcext:value-type="float">
            <text:p>476</text:p>
          </table:table-cell>
          <table:table-cell office:value-type="float" office:value="1306386" calcext:value-type="float">
            <text:p>1306386</text:p>
          </table:table-cell>
          <table:table-cell office:value-type="float" office:value="472" calcext:value-type="float">
            <text:p>472</text:p>
          </table:table-cell>
          <table:table-cell office:value-type="float" office:value="1317420" calcext:value-type="float">
            <text:p>1317420</text:p>
          </table:table-cell>
          <table:table-cell office:value-type="float" office:value="476" calcext:value-type="float">
            <text:p>476</text:p>
          </table:table-cell>
          <table:table-cell office:value-type="float" office:value="1306365" calcext:value-type="float">
            <text:p>1306365</text:p>
          </table:table-cell>
          <table:table-cell office:value-type="float" office:value="472" calcext:value-type="float">
            <text:p>472</text:p>
          </table:table-cell>
          <table:table-cell office:value-type="float" office:value="474" calcext:value-type="float">
            <text:p>474</text:p>
          </table:table-cell>
          <table:table-cell office:value-type="float" office:value="1264.57" calcext:value-type="float">
            <text:p>1264.57</text:p>
          </table:table-cell>
          <table:table-cell office:value-type="float" office:value="-40.984" calcext:value-type="float">
            <text:p>-40.984</text:p>
          </table:table-cell>
          <table:table-cell/>
          <table:table-cell table:formula="of:=([.B206]/[.A206]-[.B205]/[.A205])+([.D206]/[.C206]-[.D205]/[.C205])+([.F206]/[.E206]-[.F205]/[.E205])+([.H206]/[.G206]-[.H205]/[.G205])*1312500*64*PI()*2*64/(1440*4)" office:value-type="float" office:value="-40.7870166703281" calcext:value-type="float">
            <text:p>-40.787</text:p>
          </table:table-cell>
          <table:table-cell table:formula="of:=[.J206]/60" office:value-type="float" office:value="21.0761666666667" calcext:value-type="float">
            <text:p>21.076</text:p>
          </table:table-cell>
          <table:table-cell table:number-columns-repeated="6"/>
        </table:table-row>
        <table:table-row table:style-name="ro1">
          <table:table-cell office:value-type="float" office:value="1310876" calcext:value-type="float">
            <text:p>1310876</text:p>
          </table:table-cell>
          <table:table-cell office:value-type="float" office:value="476" calcext:value-type="float">
            <text:p>476</text:p>
          </table:table-cell>
          <table:table-cell office:value-type="float" office:value="1321925" calcext:value-type="float">
            <text:p>1321925</text:p>
          </table:table-cell>
          <table:table-cell office:value-type="float" office:value="480" calcext:value-type="float">
            <text:p>480</text:p>
          </table:table-cell>
          <table:table-cell office:value-type="float" office:value="1310894" calcext:value-type="float">
            <text:p>1310894</text:p>
          </table:table-cell>
          <table:table-cell office:value-type="float" office:value="476" calcext:value-type="float">
            <text:p>476</text:p>
          </table:table-cell>
          <table:table-cell office:value-type="float" office:value="1310857" calcext:value-type="float">
            <text:p>1310857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1270.898" calcext:value-type="float">
            <text:p>1270.898</text:p>
          </table:table-cell>
          <table:table-cell office:value-type="float" office:value="10.603" calcext:value-type="float">
            <text:p>10.603</text:p>
          </table:table-cell>
          <table:table-cell/>
          <table:table-cell table:formula="of:=([.B207]/[.A207]-[.B206]/[.A206])+([.D207]/[.C207]-[.D206]/[.C206])+([.F207]/[.E207]-[.F206]/[.E206])+([.H207]/[.G207]-[.H206]/[.G206])*1312500*64*PI()*2*64/(1440*4)" office:value-type="float" office:value="10.6338768102928" calcext:value-type="float">
            <text:p>10.634</text:p>
          </table:table-cell>
          <table:table-cell table:formula="of:=[.J207]/60" office:value-type="float" office:value="21.1816333333333" calcext:value-type="float">
            <text:p>21.182</text:p>
          </table:table-cell>
          <table:table-cell table:number-columns-repeated="6"/>
        </table:table-row>
        <table:table-row table:style-name="ro1">
          <table:table-cell office:value-type="float" office:value="1314973" calcext:value-type="float">
            <text:p>1314973</text:p>
          </table:table-cell>
          <table:table-cell office:value-type="float" office:value="468" calcext:value-type="float">
            <text:p>468</text:p>
          </table:table-cell>
          <table:table-cell office:value-type="float" office:value="1303710" calcext:value-type="float">
            <text:p>1303710</text:p>
          </table:table-cell>
          <table:table-cell office:value-type="float" office:value="464" calcext:value-type="float">
            <text:p>464</text:p>
          </table:table-cell>
          <table:table-cell office:value-type="float" office:value="1315048" calcext:value-type="float">
            <text:p>1315048</text:p>
          </table:table-cell>
          <table:table-cell office:value-type="float" office:value="468" calcext:value-type="float">
            <text:p>468</text:p>
          </table:table-cell>
          <table:table-cell office:value-type="float" office:value="1314901" calcext:value-type="float">
            <text:p>1314901</text:p>
          </table:table-cell>
          <table:table-cell office:value-type="float" office:value="468" calcext:value-type="float">
            <text:p>468</text:p>
          </table:table-cell>
          <table:table-cell office:value-type="float" office:value="467" calcext:value-type="float">
            <text:p>467</text:p>
          </table:table-cell>
          <table:table-cell office:value-type="float" office:value="1245.658" calcext:value-type="float">
            <text:p>1245.658</text:p>
          </table:table-cell>
          <table:table-cell office:value-type="float" office:value="-42.29" calcext:value-type="float">
            <text:p>-42.29</text:p>
          </table:table-cell>
          <table:table-cell/>
          <table:table-cell table:formula="of:=([.B208]/[.A208]-[.B207]/[.A207])+([.D208]/[.C208]-[.D207]/[.C207])+([.F208]/[.E208]-[.F207]/[.E207])+([.H208]/[.G208]-[.H207]/[.G207])*1312500*64*PI()*2*64/(1440*4)" office:value-type="float" office:value="-42.2282674294195" calcext:value-type="float">
            <text:p>-42.228</text:p>
          </table:table-cell>
          <table:table-cell table:formula="of:=[.J208]/60" office:value-type="float" office:value="20.7609666666667" calcext:value-type="float">
            <text:p>20.761</text:p>
          </table:table-cell>
          <table:table-cell table:number-columns-repeated="6"/>
        </table:table-row>
        <table:table-row table:style-name="ro1">
          <table:table-cell office:value-type="float" office:value="1307885" calcext:value-type="float">
            <text:p>1307885</text:p>
          </table:table-cell>
          <table:table-cell office:value-type="float" office:value="456" calcext:value-type="float">
            <text:p>456</text:p>
          </table:table-cell>
          <table:table-cell office:value-type="float" office:value="1319363" calcext:value-type="float">
            <text:p>1319363</text:p>
          </table:table-cell>
          <table:table-cell office:value-type="float" office:value="460" calcext:value-type="float">
            <text:p>460</text:p>
          </table:table-cell>
          <table:table-cell office:value-type="float" office:value="1307935" calcext:value-type="float">
            <text:p>1307935</text:p>
          </table:table-cell>
          <table:table-cell office:value-type="float" office:value="456" calcext:value-type="float">
            <text:p>456</text:p>
          </table:table-cell>
          <table:table-cell office:value-type="float" office:value="1307891" calcext:value-type="float">
            <text:p>1307891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1220.276" calcext:value-type="float">
            <text:p>1220.276</text:p>
          </table:table-cell>
          <table:table-cell office:value-type="float" office:value="-42.527" calcext:value-type="float">
            <text:p>-42.527</text:p>
          </table:table-cell>
          <table:table-cell/>
          <table:table-cell table:formula="of:=([.B209]/[.A209]-[.B208]/[.A208])+([.D209]/[.C209]-[.D208]/[.C208])+([.F209]/[.E209]-[.F208]/[.E208])+([.H209]/[.G209]-[.H208]/[.G208])*1312500*64*PI()*2*64/(1440*4)" office:value-type="float" office:value="-42.6184221365106" calcext:value-type="float">
            <text:p>-42.618</text:p>
          </table:table-cell>
          <table:table-cell table:formula="of:=[.J209]/60" office:value-type="float" office:value="20.3379333333333" calcext:value-type="float">
            <text:p>20.338</text:p>
          </table:table-cell>
          <table:table-cell table:number-columns-repeated="6"/>
        </table:table-row>
        <table:table-row table:style-name="ro1">
          <table:table-cell office:value-type="float" office:value="1311058" calcext:value-type="float">
            <text:p>1311058</text:p>
          </table:table-cell>
          <table:table-cell office:value-type="float" office:value="456" calcext:value-type="float">
            <text:p>456</text:p>
          </table:table-cell>
          <table:table-cell office:value-type="float" office:value="1311041" calcext:value-type="float">
            <text:p>1311041</text:p>
          </table:table-cell>
          <table:table-cell office:value-type="float" office:value="456" calcext:value-type="float">
            <text:p>456</text:p>
          </table:table-cell>
          <table:table-cell office:value-type="float" office:value="1311023" calcext:value-type="float">
            <text:p>1311023</text:p>
          </table:table-cell>
          <table:table-cell office:value-type="float" office:value="456" calcext:value-type="float">
            <text:p>456</text:p>
          </table:table-cell>
          <table:table-cell office:value-type="float" office:value="1322529" calcext:value-type="float">
            <text:p>1322529</text:p>
          </table:table-cell>
          <table:table-cell office:value-type="float" office:value="460" calcext:value-type="float">
            <text:p>460</text:p>
          </table:table-cell>
          <table:table-cell office:value-type="float" office:value="457" calcext:value-type="float">
            <text:p>457</text:p>
          </table:table-cell>
          <table:table-cell office:value-type="float" office:value="1217.356" calcext:value-type="float">
            <text:p>1217.356</text:p>
          </table:table-cell>
          <table:table-cell office:value-type="float" office:value="-4.893" calcext:value-type="float">
            <text:p>-4.893</text:p>
          </table:table-cell>
          <table:table-cell/>
          <table:table-cell table:formula="of:=([.B210]/[.A210]-[.B209]/[.A209])+([.D210]/[.C210]-[.D209]/[.C209])+([.F210]/[.E210]-[.F209]/[.E209])+([.H210]/[.G210]-[.H209]/[.G209])*1312500*64*PI()*2*64/(1440*4)" office:value-type="float" office:value="-4.89345930506019" calcext:value-type="float">
            <text:p>-4.893</text:p>
          </table:table-cell>
          <table:table-cell table:formula="of:=[.J210]/60" office:value-type="float" office:value="20.2892666666667" calcext:value-type="float">
            <text:p>20.289</text:p>
          </table:table-cell>
          <table:table-cell table:number-columns-repeated="6"/>
        </table:table-row>
        <table:table-row table:style-name="ro1">
          <table:table-cell office:value-type="float" office:value="1319323" calcext:value-type="float">
            <text:p>1319323</text:p>
          </table:table-cell>
          <table:table-cell office:value-type="float" office:value="452" calcext:value-type="float">
            <text:p>452</text:p>
          </table:table-cell>
          <table:table-cell office:value-type="float" office:value="1307622" calcext:value-type="float">
            <text:p>1307622</text:p>
          </table:table-cell>
          <table:table-cell office:value-type="float" office:value="448" calcext:value-type="float">
            <text:p>448</text:p>
          </table:table-cell>
          <table:table-cell office:value-type="float" office:value="1319503" calcext:value-type="float">
            <text:p>1319503</text:p>
          </table:table-cell>
          <table:table-cell office:value-type="float" office:value="452" calcext:value-type="float">
            <text:p>452</text:p>
          </table:table-cell>
          <table:table-cell office:value-type="float" office:value="1307743" calcext:value-type="float">
            <text:p>1307743</text:p>
          </table:table-cell>
          <table:table-cell office:value-type="float" office:value="448" calcext:value-type="float">
            <text:p>448</text:p>
          </table:table-cell>
          <table:table-cell office:value-type="float" office:value="450" calcext:value-type="float">
            <text:p>450</text:p>
          </table:table-cell>
          <table:table-cell office:value-type="float" office:value="1199.043" calcext:value-type="float">
            <text:p>1199.043</text:p>
          </table:table-cell>
          <table:table-cell office:value-type="float" office:value="-30.684" calcext:value-type="float">
            <text:p>-30.684</text:p>
          </table:table-cell>
          <table:table-cell/>
          <table:table-cell table:formula="of:=([.B211]/[.A211]-[.B210]/[.A210])+([.D211]/[.C211]-[.D210]/[.C210])+([.F211]/[.E211]-[.F210]/[.E210])+([.H211]/[.G211]-[.H210]/[.G210])*1312500*64*PI()*2*64/(1440*4)" office:value-type="float" office:value="-30.7495318478342" calcext:value-type="float">
            <text:p>-30.750</text:p>
          </table:table-cell>
          <table:table-cell table:formula="of:=[.J211]/60" office:value-type="float" office:value="19.98405" calcext:value-type="float">
            <text:p>19.984</text:p>
          </table:table-cell>
          <table:table-cell table:number-columns-repeated="6"/>
        </table:table-row>
        <table:table-row table:style-name="ro1">
          <table:table-cell office:value-type="float" office:value="1312097" calcext:value-type="float">
            <text:p>1312097</text:p>
          </table:table-cell>
          <table:table-cell office:value-type="float" office:value="436" calcext:value-type="float">
            <text:p>436</text:p>
          </table:table-cell>
          <table:table-cell office:value-type="float" office:value="1312033" calcext:value-type="float">
            <text:p>1312033</text:p>
          </table:table-cell>
          <table:table-cell office:value-type="float" office:value="436" calcext:value-type="float">
            <text:p>436</text:p>
          </table:table-cell>
          <table:table-cell office:value-type="float" office:value="1312117" calcext:value-type="float">
            <text:p>1312117</text:p>
          </table:table-cell>
          <table:table-cell office:value-type="float" office:value="436" calcext:value-type="float">
            <text:p>436</text:p>
          </table:table-cell>
          <table:table-cell office:value-type="float" office:value="1312077" calcext:value-type="float">
            <text:p>1312077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float" office:value="1163.038" calcext:value-type="float">
            <text:p>1163.038</text:p>
          </table:table-cell>
          <table:table-cell office:value-type="float" office:value="-60.327" calcext:value-type="float">
            <text:p>-60.327</text:p>
          </table:table-cell>
          <table:table-cell/>
          <table:table-cell table:formula="of:=([.B212]/[.A212]-[.B211]/[.A211])+([.D212]/[.C212]-[.D211]/[.C211])+([.F212]/[.E212]-[.F211]/[.E211])+([.H212]/[.G212]-[.H211]/[.G211])*1312500*64*PI()*2*64/(1440*4)" office:value-type="float" office:value="-60.2697615592434" calcext:value-type="float">
            <text:p>-60.270</text:p>
          </table:table-cell>
          <table:table-cell table:formula="of:=[.J212]/60" office:value-type="float" office:value="19.3839666666667" calcext:value-type="float">
            <text:p>19.384</text:p>
          </table:table-cell>
          <table:table-cell table:number-columns-repeated="6"/>
        </table:table-row>
        <table:table-row table:style-name="ro1">
          <table:table-cell office:value-type="float" office:value="1305236" calcext:value-type="float">
            <text:p>1305236</text:p>
          </table:table-cell>
          <table:table-cell office:value-type="float" office:value="432" calcext:value-type="float">
            <text:p>432</text:p>
          </table:table-cell>
          <table:table-cell office:value-type="float" office:value="1317399" calcext:value-type="float">
            <text:p>1317399</text:p>
          </table:table-cell>
          <table:table-cell office:value-type="float" office:value="436" calcext:value-type="float">
            <text:p>436</text:p>
          </table:table-cell>
          <table:table-cell office:value-type="float" office:value="1305260" calcext:value-type="float">
            <text:p>1305260</text:p>
          </table:table-cell>
          <table:table-cell office:value-type="float" office:value="432" calcext:value-type="float">
            <text:p>432</text:p>
          </table:table-cell>
          <table:table-cell office:value-type="float" office:value="1317429" calcext:value-type="float">
            <text:p>1317429</text:p>
          </table:table-cell>
          <table:table-cell office:value-type="float" office:value="436" calcext:value-type="float">
            <text:p>436</text:p>
          </table:table-cell>
          <table:table-cell office:value-type="float" office:value="434" calcext:value-type="float">
            <text:p>434</text:p>
          </table:table-cell>
          <table:table-cell office:value-type="float" office:value="1158.365" calcext:value-type="float">
            <text:p>1158.365</text:p>
          </table:table-cell>
          <table:table-cell office:value-type="float" office:value="-7.829" calcext:value-type="float">
            <text:p>-7.829</text:p>
          </table:table-cell>
          <table:table-cell/>
          <table:table-cell table:formula="of:=([.B213]/[.A213]-[.B212]/[.A212])+([.D213]/[.C213]-[.D212]/[.C212])+([.F213]/[.E213]-[.F212]/[.E212])+([.H213]/[.G213]-[.H212]/[.G212])*1312500*64*PI()*2*64/(1440*4)" office:value-type="float" office:value="-7.91649453243975" calcext:value-type="float">
            <text:p>-7.916</text:p>
          </table:table-cell>
          <table:table-cell table:formula="of:=[.J213]/60" office:value-type="float" office:value="19.3060833333333" calcext:value-type="float">
            <text:p>19.306</text:p>
          </table:table-cell>
          <table:table-cell table:number-columns-repeated="6"/>
        </table:table-row>
        <table:table-row table:style-name="ro1">
          <table:table-cell office:value-type="float" office:value="1319948" calcext:value-type="float">
            <text:p>1319948</text:p>
          </table:table-cell>
          <table:table-cell office:value-type="float" office:value="432" calcext:value-type="float">
            <text:p>432</text:p>
          </table:table-cell>
          <table:table-cell office:value-type="float" office:value="1307672" calcext:value-type="float">
            <text:p>1307672</text:p>
          </table:table-cell>
          <table:table-cell office:value-type="float" office:value="428" calcext:value-type="float">
            <text:p>428</text:p>
          </table:table-cell>
          <table:table-cell office:value-type="float" office:value="1319986" calcext:value-type="float">
            <text:p>1319986</text:p>
          </table:table-cell>
          <table:table-cell office:value-type="float" office:value="432" calcext:value-type="float">
            <text:p>432</text:p>
          </table:table-cell>
          <table:table-cell office:value-type="float" office:value="1307684" calcext:value-type="float">
            <text:p>1307684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office:value-type="float" office:value="1145.513" calcext:value-type="float">
            <text:p>1145.513</text:p>
          </table:table-cell>
          <table:table-cell office:value-type="float" office:value="-21.535" calcext:value-type="float">
            <text:p>-21.535</text:p>
          </table:table-cell>
          <table:table-cell/>
          <table:table-cell table:formula="of:=([.B214]/[.A214]-[.B213]/[.A213])+([.D214]/[.C214]-[.D213]/[.C213])+([.F214]/[.E214]-[.F213]/[.E213])+([.H214]/[.G214]-[.H213]/[.G213])*1312500*64*PI()*2*64/(1440*4)" office:value-type="float" office:value="-21.4131095438368" calcext:value-type="float">
            <text:p>-21.413</text:p>
          </table:table-cell>
          <table:table-cell table:formula="of:=[.J214]/60" office:value-type="float" office:value="19.0918833333333" calcext:value-type="float">
            <text:p>19.092</text:p>
          </table:table-cell>
          <table:table-cell table:number-columns-repeated="6"/>
        </table:table-row>
        <table:table-row table:style-name="ro1">
          <table:table-cell office:value-type="float" office:value="1314917" calcext:value-type="float">
            <text:p>1314917</text:p>
          </table:table-cell>
          <table:table-cell office:value-type="float" office:value="416" calcext:value-type="float">
            <text:p>416</text:p>
          </table:table-cell>
          <table:table-cell office:value-type="float" office:value="1314733" calcext:value-type="float">
            <text:p>1314733</text:p>
          </table:table-cell>
          <table:table-cell office:value-type="float" office:value="416" calcext:value-type="float">
            <text:p>416</text:p>
          </table:table-cell>
          <table:table-cell office:value-type="float" office:value="1302328" calcext:value-type="float">
            <text:p>1302328</text:p>
          </table:table-cell>
          <table:table-cell office:value-type="float" office:value="412" calcext:value-type="float">
            <text:p>412</text:p>
          </table:table-cell>
          <table:table-cell office:value-type="float" office:value="1314863" calcext:value-type="float">
            <text:p>1314863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1107.333" calcext:value-type="float">
            <text:p>1107.333</text:p>
          </table:table-cell>
          <table:table-cell office:value-type="float" office:value="-63.971" calcext:value-type="float">
            <text:p>-63.971</text:p>
          </table:table-cell>
          <table:table-cell/>
          <table:table-cell table:formula="of:=([.B215]/[.A215]-[.B214]/[.A214])+([.D215]/[.C215]-[.D214]/[.C214])+([.F215]/[.E215]-[.F214]/[.E214])+([.H215]/[.G215]-[.H214]/[.G214])*1312500*64*PI()*2*64/(1440*4)" office:value-type="float" office:value="-63.9997025103712" calcext:value-type="float">
            <text:p>-64.000</text:p>
          </table:table-cell>
          <table:table-cell table:formula="of:=[.J215]/60" office:value-type="float" office:value="18.45555" calcext:value-type="float">
            <text:p>18.456</text:p>
          </table:table-cell>
          <table:table-cell table:number-columns-repeated="6"/>
        </table:table-row>
        <table:table-row table:style-name="ro1">
          <table:table-cell office:value-type="float" office:value="1305672" calcext:value-type="float">
            <text:p>1305672</text:p>
          </table:table-cell>
          <table:table-cell office:value-type="float" office:value="412" calcext:value-type="float">
            <text:p>412</text:p>
          </table:table-cell>
          <table:table-cell office:value-type="float" office:value="1318337" calcext:value-type="float">
            <text:p>1318337</text:p>
          </table:table-cell>
          <table:table-cell office:value-type="float" office:value="416" calcext:value-type="float">
            <text:p>416</text:p>
          </table:table-cell>
          <table:table-cell office:value-type="float" office:value="1318326" calcext:value-type="float">
            <text:p>1318326</text:p>
          </table:table-cell>
          <table:table-cell office:value-type="float" office:value="416" calcext:value-type="float">
            <text:p>416</text:p>
          </table:table-cell>
          <table:table-cell office:value-type="float" office:value="1305638" calcext:value-type="float">
            <text:p>1305638</text:p>
          </table:table-cell>
          <table:table-cell office:value-type="float" office:value="412" calcext:value-type="float">
            <text:p>412</text:p>
          </table:table-cell>
          <table:table-cell office:value-type="float" office:value="414" calcext:value-type="float">
            <text:p>414</text:p>
          </table:table-cell>
          <table:table-cell office:value-type="float" office:value="1104.426" calcext:value-type="float">
            <text:p>1104.426</text:p>
          </table:table-cell>
          <table:table-cell office:value-type="float" office:value="-4.87" calcext:value-type="float">
            <text:p>-4.87</text:p>
          </table:table-cell>
          <table:table-cell/>
          <table:table-cell table:formula="of:=([.B216]/[.A216]-[.B215]/[.A215])+([.D216]/[.C216]-[.D215]/[.C215])+([.F216]/[.E216]-[.F215]/[.E215])+([.H216]/[.G216]-[.H215]/[.G215])*1312500*64*PI()*2*64/(1440*4)" office:value-type="float" office:value="-4.85699856337955" calcext:value-type="float">
            <text:p>-4.857</text:p>
          </table:table-cell>
          <table:table-cell table:formula="of:=[.J216]/60" office:value-type="float" office:value="18.4071" calcext:value-type="float">
            <text:p>18.407</text:p>
          </table:table-cell>
          <table:table-cell table:number-columns-repeated="6"/>
        </table:table-row>
        <table:table-row table:style-name="ro1">
          <table:table-cell office:value-type="float" office:value="1311708" calcext:value-type="float">
            <text:p>1311708</text:p>
          </table:table-cell>
          <table:table-cell office:value-type="float" office:value="412" calcext:value-type="float">
            <text:p>412</text:p>
          </table:table-cell>
          <table:table-cell office:value-type="float" office:value="1311775" calcext:value-type="float">
            <text:p>1311775</text:p>
          </table:table-cell>
          <table:table-cell office:value-type="float" office:value="412" calcext:value-type="float">
            <text:p>412</text:p>
          </table:table-cell>
          <table:table-cell office:value-type="float" office:value="1311756" calcext:value-type="float">
            <text:p>1311756</text:p>
          </table:table-cell>
          <table:table-cell office:value-type="float" office:value="412" calcext:value-type="float">
            <text:p>412</text:p>
          </table:table-cell>
          <table:table-cell office:value-type="float" office:value="1311702" calcext:value-type="float">
            <text:p>1311702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float" office:value="1099.307" calcext:value-type="float">
            <text:p>1099.307</text:p>
          </table:table-cell>
          <table:table-cell office:value-type="float" office:value="-8.577" calcext:value-type="float">
            <text:p>-8.577</text:p>
          </table:table-cell>
          <table:table-cell/>
          <table:table-cell table:formula="of:=([.B217]/[.A217]-[.B216]/[.A216])+([.D217]/[.C217]-[.D216]/[.C216])+([.F217]/[.E217]-[.F216]/[.E216])+([.H217]/[.G217]-[.H216]/[.G216])*1312500*64*PI()*2*64/(1440*4)" office:value-type="float" office:value="-8.55490742573572" calcext:value-type="float">
            <text:p>-8.555</text:p>
          </table:table-cell>
          <table:table-cell table:formula="of:=[.J217]/60" office:value-type="float" office:value="18.3217833333333" calcext:value-type="float">
            <text:p>18.322</text:p>
          </table:table-cell>
          <table:table-cell table:number-columns-repeated="6"/>
        </table:table-row>
        <table:table-row table:style-name="ro1">
          <table:table-cell office:value-type="float" office:value="1315150" calcext:value-type="float">
            <text:p>1315150</text:p>
          </table:table-cell>
          <table:table-cell office:value-type="float" office:value="404" calcext:value-type="float">
            <text:p>404</text:p>
          </table:table-cell>
          <table:table-cell office:value-type="float" office:value="1302174" calcext:value-type="float">
            <text:p>1302174</text:p>
          </table:table-cell>
          <table:table-cell office:value-type="float" office:value="400" calcext:value-type="float">
            <text:p>400</text:p>
          </table:table-cell>
          <table:table-cell office:value-type="float" office:value="1315304" calcext:value-type="float">
            <text:p>1315304</text:p>
          </table:table-cell>
          <table:table-cell office:value-type="float" office:value="404" calcext:value-type="float">
            <text:p>404</text:p>
          </table:table-cell>
          <table:table-cell office:value-type="float" office:value="1315069" calcext:value-type="float">
            <text:p>1315069</text:p>
          </table:table-cell>
          <table:table-cell office:value-type="float" office:value="404" calcext:value-type="float">
            <text:p>404</text:p>
          </table:table-cell>
          <table:table-cell office:value-type="float" office:value="403" calcext:value-type="float">
            <text:p>403</text:p>
          </table:table-cell>
          <table:table-cell office:value-type="float" office:value="1075.138" calcext:value-type="float">
            <text:p>1075.138</text:p>
          </table:table-cell>
          <table:table-cell office:value-type="float" office:value="-40.495" calcext:value-type="float">
            <text:p>-40.495</text:p>
          </table:table-cell>
          <table:table-cell/>
          <table:table-cell table:formula="of:=([.B218]/[.A218]-[.B217]/[.A217])+([.D218]/[.C218]-[.D217]/[.C217])+([.F218]/[.E218]-[.F217]/[.E217])+([.H218]/[.G218]-[.H217]/[.G217])*1312500*64*PI()*2*64/(1440*4)" office:value-type="float" office:value="-40.3905310308969" calcext:value-type="float">
            <text:p>-40.391</text:p>
          </table:table-cell>
          <table:table-cell table:formula="of:=[.J218]/60" office:value-type="float" office:value="17.9189666666667" calcext:value-type="float">
            <text:p>17.919</text:p>
          </table:table-cell>
          <table:table-cell table:number-columns-repeated="6"/>
        </table:table-row>
        <table:table-row table:style-name="ro1">
          <table:table-cell office:value-type="float" office:value="1312852" calcext:value-type="float">
            <text:p>1312852</text:p>
          </table:table-cell>
          <table:table-cell office:value-type="float" office:value="396" calcext:value-type="float">
            <text:p>396</text:p>
          </table:table-cell>
          <table:table-cell office:value-type="float" office:value="1312821" calcext:value-type="float">
            <text:p>1312821</text:p>
          </table:table-cell>
          <table:table-cell office:value-type="float" office:value="396" calcext:value-type="float">
            <text:p>396</text:p>
          </table:table-cell>
          <table:table-cell office:value-type="float" office:value="1312879" calcext:value-type="float">
            <text:p>1312879</text:p>
          </table:table-cell>
          <table:table-cell office:value-type="float" office:value="396" calcext:value-type="float">
            <text:p>396</text:p>
          </table:table-cell>
          <table:table-cell office:value-type="float" office:value="1312848" calcext:value-type="float">
            <text:p>1312848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055.719" calcext:value-type="float">
            <text:p>1055.719</text:p>
          </table:table-cell>
          <table:table-cell office:value-type="float" office:value="-32.538" calcext:value-type="float">
            <text:p>-32.538</text:p>
          </table:table-cell>
          <table:table-cell/>
          <table:table-cell table:formula="of:=([.B219]/[.A219]-[.B218]/[.A218])+([.D219]/[.C219]-[.D218]/[.C218])+([.F219]/[.E219]-[.F218]/[.E218])+([.H219]/[.G219]-[.H218]/[.G218])*1312500*64*PI()*2*64/(1440*4)" office:value-type="float" office:value="-32.6871050901755" calcext:value-type="float">
            <text:p>-32.687</text:p>
          </table:table-cell>
          <table:table-cell table:formula="of:=[.J219]/60" office:value-type="float" office:value="17.5953166666667" calcext:value-type="float">
            <text:p>17.595</text:p>
          </table:table-cell>
          <table:table-cell table:number-columns-repeated="6"/>
        </table:table-row>
        <table:table-row table:style-name="ro1">
          <table:table-cell office:value-type="float" office:value="1308501" calcext:value-type="float">
            <text:p>1308501</text:p>
          </table:table-cell>
          <table:table-cell office:value-type="float" office:value="392" calcext:value-type="float">
            <text:p>392</text:p>
          </table:table-cell>
          <table:table-cell office:value-type="float" office:value="1321825" calcext:value-type="float">
            <text:p>1321825</text:p>
          </table:table-cell>
          <table:table-cell office:value-type="float" office:value="396" calcext:value-type="float">
            <text:p>396</text:p>
          </table:table-cell>
          <table:table-cell office:value-type="float" office:value="1308475" calcext:value-type="float">
            <text:p>1308475</text:p>
          </table:table-cell>
          <table:table-cell office:value-type="float" office:value="392" calcext:value-type="float">
            <text:p>392</text:p>
          </table:table-cell>
          <table:table-cell office:value-type="float" office:value="1308439" calcext:value-type="float">
            <text:p>1308439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1048.551" calcext:value-type="float">
            <text:p>1048.551</text:p>
          </table:table-cell>
          <table:table-cell office:value-type="float" office:value="-12.009" calcext:value-type="float">
            <text:p>-12.009</text:p>
          </table:table-cell>
          <table:table-cell/>
          <table:table-cell table:formula="of:=([.B220]/[.A220]-[.B219]/[.A219])+([.D220]/[.C220]-[.D219]/[.C219])+([.F220]/[.E220]-[.F219]/[.E219])+([.H220]/[.G220]-[.H219]/[.G219])*1312500*64*PI()*2*64/(1440*4)" office:value-type="float" office:value="-11.9671295404256" calcext:value-type="float">
            <text:p>-11.967</text:p>
          </table:table-cell>
          <table:table-cell table:formula="of:=[.J220]/60" office:value-type="float" office:value="17.47585" calcext:value-type="float">
            <text:p>17.476</text:p>
          </table:table-cell>
          <table:table-cell table:number-columns-repeated="6"/>
        </table:table-row>
        <table:table-row table:style-name="ro1">
          <table:table-cell office:value-type="float" office:value="1320516" calcext:value-type="float">
            <text:p>1320516</text:p>
          </table:table-cell>
          <table:table-cell office:value-type="float" office:value="392" calcext:value-type="float">
            <text:p>392</text:p>
          </table:table-cell>
          <table:table-cell office:value-type="float" office:value="1306998" calcext:value-type="float">
            <text:p>1306998</text:p>
          </table:table-cell>
          <table:table-cell office:value-type="float" office:value="388" calcext:value-type="float">
            <text:p>388</text:p>
          </table:table-cell>
          <table:table-cell office:value-type="float" office:value="1306934" calcext:value-type="float">
            <text:p>1306934</text:p>
          </table:table-cell>
          <table:table-cell office:value-type="float" office:value="388" calcext:value-type="float">
            <text:p>388</text:p>
          </table:table-cell>
          <table:table-cell office:value-type="float" office:value="1320477" calcext:value-type="float">
            <text:p>1320477</text:p>
          </table:table-cell>
          <table:table-cell office:value-type="float" office:value="392" calcext:value-type="float">
            <text:p>392</text:p>
          </table:table-cell>
          <table:table-cell office:value-type="float" office:value="390" calcext:value-type="float">
            <text:p>390</text:p>
          </table:table-cell>
          <table:table-cell office:value-type="float" office:value="1039.025" calcext:value-type="float">
            <text:p>1039.025</text:p>
          </table:table-cell>
          <table:table-cell office:value-type="float" office:value="-15.961" calcext:value-type="float">
            <text:p>-15.961</text:p>
          </table:table-cell>
          <table:table-cell/>
          <table:table-cell table:formula="of:=([.B221]/[.A221]-[.B220]/[.A220])+([.D221]/[.C221]-[.D220]/[.C220])+([.F221]/[.E221]-[.F220]/[.E220])+([.H221]/[.G221]-[.H220]/[.G220])*1312500*64*PI()*2*64/(1440*4)" office:value-type="float" office:value="-16.016696661068" calcext:value-type="float">
            <text:p>-16.017</text:p>
          </table:table-cell>
          <table:table-cell table:formula="of:=[.J221]/60" office:value-type="float" office:value="17.3170833333333" calcext:value-type="float">
            <text:p>17.317</text:p>
          </table:table-cell>
          <table:table-cell table:number-columns-repeated="6"/>
        </table:table-row>
        <table:table-row table:style-name="ro1">
          <table:table-cell office:value-type="float" office:value="1308237" calcext:value-type="float">
            <text:p>1308237</text:p>
          </table:table-cell>
          <table:table-cell office:value-type="float" office:value="376" calcext:value-type="float">
            <text:p>376</text:p>
          </table:table-cell>
          <table:table-cell office:value-type="float" office:value="1308103" calcext:value-type="float">
            <text:p>1308103</text:p>
          </table:table-cell>
          <table:table-cell office:value-type="float" office:value="376" calcext:value-type="float">
            <text:p>376</text:p>
          </table:table-cell>
          <table:table-cell office:value-type="float" office:value="1322029" calcext:value-type="float">
            <text:p>1322029</text:p>
          </table:table-cell>
          <table:table-cell office:value-type="float" office:value="380" calcext:value-type="float">
            <text:p>380</text:p>
          </table:table-cell>
          <table:table-cell office:value-type="float" office:value="1308187" calcext:value-type="float">
            <text:p>1308187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1005.993" calcext:value-type="float">
            <text:p>1005.993</text:p>
          </table:table-cell>
          <table:table-cell office:value-type="float" office:value="-55.346" calcext:value-type="float">
            <text:p>-55.346</text:p>
          </table:table-cell>
          <table:table-cell/>
          <table:table-cell table:formula="of:=([.B222]/[.A222]-[.B221]/[.A221])+([.D222]/[.C222]-[.D221]/[.C221])+([.F222]/[.E222]-[.F221]/[.E221])+([.H222]/[.G222]-[.H221]/[.G221])*1312500*64*PI()*2*64/(1440*4)" office:value-type="float" office:value="-55.369280465111" calcext:value-type="float">
            <text:p>-55.369</text:p>
          </table:table-cell>
          <table:table-cell table:formula="of:=[.J222]/60" office:value-type="float" office:value="16.76655" calcext:value-type="float">
            <text:p>16.767</text:p>
          </table:table-cell>
          <table:table-cell table:number-columns-repeated="6"/>
        </table:table-row>
        <table:table-row table:style-name="ro1">
          <table:table-cell office:value-type="float" office:value="1310923" calcext:value-type="float">
            <text:p>1310923</text:p>
          </table:table-cell>
          <table:table-cell office:value-type="float" office:value="372" calcext:value-type="float">
            <text:p>372</text:p>
          </table:table-cell>
          <table:table-cell office:value-type="float" office:value="1324960" calcext:value-type="float">
            <text:p>1324960</text:p>
          </table:table-cell>
          <table:table-cell office:value-type="float" office:value="376" calcext:value-type="float">
            <text:p>376</text:p>
          </table:table-cell>
          <table:table-cell office:value-type="float" office:value="1310941" calcext:value-type="float">
            <text:p>1310941</text:p>
          </table:table-cell>
          <table:table-cell office:value-type="float" office:value="372" calcext:value-type="float">
            <text:p>372</text:p>
          </table:table-cell>
          <table:table-cell office:value-type="float" office:value="1310873" calcext:value-type="float">
            <text:p>1310873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993.211" calcext:value-type="float">
            <text:p>993.211</text:p>
          </table:table-cell>
          <table:table-cell office:value-type="float" office:value="-21.418" calcext:value-type="float">
            <text:p>-21.418</text:p>
          </table:table-cell>
          <table:table-cell/>
          <table:table-cell table:formula="of:=([.B223]/[.A223]-[.B222]/[.A222])+([.D223]/[.C223]-[.D222]/[.C222])+([.F223]/[.E223]-[.F222]/[.E222])+([.H223]/[.G223]-[.H222]/[.G222])*1312500*64*PI()*2*64/(1440*4)" office:value-type="float" office:value="-21.3480284292084" calcext:value-type="float">
            <text:p>-21.348</text:p>
          </table:table-cell>
          <table:table-cell table:formula="of:=[.J223]/60" office:value-type="float" office:value="16.5535166666667" calcext:value-type="float">
            <text:p>16.554</text:p>
          </table:table-cell>
          <table:table-cell table:number-columns-repeated="6"/>
        </table:table-row>
        <table:table-row table:style-name="ro1">
          <table:table-cell office:value-type="float" office:value="1313873" calcext:value-type="float">
            <text:p>1313873</text:p>
          </table:table-cell>
          <table:table-cell office:value-type="float" office:value="368" calcext:value-type="float">
            <text:p>368</text:p>
          </table:table-cell>
          <table:table-cell office:value-type="float" office:value="1299668" calcext:value-type="float">
            <text:p>1299668</text:p>
          </table:table-cell>
          <table:table-cell office:value-type="float" office:value="364" calcext:value-type="float">
            <text:p>364</text:p>
          </table:table-cell>
          <table:table-cell office:value-type="float" office:value="1313890" calcext:value-type="float">
            <text:p>1313890</text:p>
          </table:table-cell>
          <table:table-cell office:value-type="float" office:value="368" calcext:value-type="float">
            <text:p>368</text:p>
          </table:table-cell>
          <table:table-cell office:value-type="float" office:value="1313821" calcext:value-type="float">
            <text:p>1313821</text:p>
          </table:table-cell>
          <table:table-cell office:value-type="float" office:value="368" calcext:value-type="float">
            <text:p>368</text:p>
          </table:table-cell>
          <table:table-cell office:value-type="float" office:value="367" calcext:value-type="float">
            <text:p>367</text:p>
          </table:table-cell>
          <table:table-cell office:value-type="float" office:value="980.3" calcext:value-type="float">
            <text:p>980.3</text:p>
          </table:table-cell>
          <table:table-cell office:value-type="float" office:value="-21.632" calcext:value-type="float">
            <text:p>-21.632</text:p>
          </table:table-cell>
          <table:table-cell/>
          <table:table-cell table:formula="of:=([.B224]/[.A224]-[.B223]/[.A223])+([.D224]/[.C224]-[.D223]/[.C223])+([.F224]/[.E224]-[.F223]/[.E223])+([.H224]/[.G224]-[.H223]/[.G223])*1312500*64*PI()*2*64/(1440*4)" office:value-type="float" office:value="-21.5883497746485" calcext:value-type="float">
            <text:p>-21.588</text:p>
          </table:table-cell>
          <table:table-cell table:formula="of:=[.J224]/60" office:value-type="float" office:value="16.3383333333333" calcext:value-type="float">
            <text:p>16.338</text:p>
          </table:table-cell>
          <table:table-cell table:number-columns-repeated="6"/>
        </table:table-row>
        <table:table-row table:style-name="ro1">
          <table:table-cell office:value-type="float" office:value="1317764" calcext:value-type="float">
            <text:p>1317764</text:p>
          </table:table-cell>
          <table:table-cell office:value-type="float" office:value="364" calcext:value-type="float">
            <text:p>364</text:p>
          </table:table-cell>
          <table:table-cell office:value-type="float" office:value="1317549" calcext:value-type="float">
            <text:p>1317549</text:p>
          </table:table-cell>
          <table:table-cell office:value-type="float" office:value="364" calcext:value-type="float">
            <text:p>364</text:p>
          </table:table-cell>
          <table:table-cell office:value-type="float" office:value="1303171" calcext:value-type="float">
            <text:p>1303171</text:p>
          </table:table-cell>
          <table:table-cell office:value-type="float" office:value="360" calcext:value-type="float">
            <text:p>360</text:p>
          </table:table-cell>
          <table:table-cell office:value-type="float" office:value="1317687" calcext:value-type="float">
            <text:p>1317687</text:p>
          </table:table-cell>
          <table:table-cell office:value-type="float" office:value="364" calcext:value-type="float">
            <text:p>364</text:p>
          </table:table-cell>
          <table:table-cell office:value-type="float" office:value="363" calcext:value-type="float">
            <text:p>363</text:p>
          </table:table-cell>
          <table:table-cell office:value-type="float" office:value="966.864" calcext:value-type="float">
            <text:p>966.864</text:p>
          </table:table-cell>
          <table:table-cell office:value-type="float" office:value="-22.513" calcext:value-type="float">
            <text:p>-22.513</text:p>
          </table:table-cell>
          <table:table-cell/>
          <table:table-cell table:formula="of:=([.B225]/[.A225]-[.B224]/[.A224])+([.D225]/[.C225]-[.D224]/[.C224])+([.F225]/[.E225]-[.F224]/[.E224])+([.H225]/[.G225]-[.H224]/[.G224])*1312500*64*PI()*2*64/(1440*4)" office:value-type="float" office:value="-22.6210624597427" calcext:value-type="float">
            <text:p>-22.621</text:p>
          </table:table-cell>
          <table:table-cell table:formula="of:=[.J225]/60" office:value-type="float" office:value="16.1144" calcext:value-type="float">
            <text:p>16.114</text:p>
          </table:table-cell>
          <table:table-cell table:number-columns-repeated="6"/>
        </table:table-row>
        <table:table-row table:style-name="ro1">
          <table:table-cell office:value-type="float" office:value="1300631" calcext:value-type="float">
            <text:p>1300631</text:p>
          </table:table-cell>
          <table:table-cell office:value-type="float" office:value="348" calcext:value-type="float">
            <text:p>348</text:p>
          </table:table-cell>
          <table:table-cell office:value-type="float" office:value="1315571" calcext:value-type="float">
            <text:p>1315571</text:p>
          </table:table-cell>
          <table:table-cell office:value-type="float" office:value="352" calcext:value-type="float">
            <text:p>352</text:p>
          </table:table-cell>
          <table:table-cell office:value-type="float" office:value="1315498" calcext:value-type="float">
            <text:p>1315498</text:p>
          </table:table-cell>
          <table:table-cell office:value-type="float" office:value="352" calcext:value-type="float">
            <text:p>352</text:p>
          </table:table-cell>
          <table:table-cell office:value-type="float" office:value="1315678" calcext:value-type="float">
            <text:p>1315678</text:p>
          </table:table-cell>
          <table:table-cell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  <table:table-cell office:value-type="float" office:value="936.468" calcext:value-type="float">
            <text:p>936.468</text:p>
          </table:table-cell>
          <table:table-cell office:value-type="float" office:value="-50.929" calcext:value-type="float">
            <text:p>-50.929</text:p>
          </table:table-cell>
          <table:table-cell/>
          <table:table-cell table:formula="of:=([.B226]/[.A226]-[.B225]/[.A225])+([.D226]/[.C226]-[.D225]/[.C225])+([.F226]/[.E226]-[.F225]/[.E225])+([.H226]/[.G226]-[.H225]/[.G225])*1312500*64*PI()*2*64/(1440*4)" office:value-type="float" office:value="-51.0133930923786" calcext:value-type="float">
            <text:p>-51.013</text:p>
          </table:table-cell>
          <table:table-cell table:formula="of:=[.J226]/60" office:value-type="float" office:value="15.6078" calcext:value-type="float">
            <text:p>15.608</text:p>
          </table:table-cell>
          <table:table-cell table:number-columns-repeated="6"/>
        </table:table-row>
        <table:table-row table:style-name="ro1">
          <table:table-cell office:value-type="float" office:value="1316478" calcext:value-type="float">
            <text:p>1316478</text:p>
          </table:table-cell>
          <table:table-cell office:value-type="float" office:value="348" calcext:value-type="float">
            <text:p>348</text:p>
          </table:table-cell>
          <table:table-cell office:value-type="float" office:value="1316555" calcext:value-type="float">
            <text:p>1316555</text:p>
          </table:table-cell>
          <table:table-cell office:value-type="float" office:value="348" calcext:value-type="float">
            <text:p>348</text:p>
          </table:table-cell>
          <table:table-cell office:value-type="float" office:value="1316498" calcext:value-type="float">
            <text:p>1316498</text:p>
          </table:table-cell>
          <table:table-cell office:value-type="float" office:value="348" calcext:value-type="float">
            <text:p>348</text:p>
          </table:table-cell>
          <table:table-cell office:value-type="float" office:value="1301324" calcext:value-type="float">
            <text:p>1301324</text:p>
          </table:table-cell>
          <table:table-cell office:value-type="float" office:value="344" calcext:value-type="float">
            <text:p>344</text:p>
          </table:table-cell>
          <table:table-cell office:value-type="float" office:value="347" calcext:value-type="float">
            <text:p>347</text:p>
          </table:table-cell>
          <table:table-cell office:value-type="float" office:value="925.183" calcext:value-type="float">
            <text:p>925.183</text:p>
          </table:table-cell>
          <table:table-cell office:value-type="float" office:value="-18.908" calcext:value-type="float">
            <text:p>-18.908</text:p>
          </table:table-cell>
          <table:table-cell/>
          <table:table-cell table:formula="of:=([.B227]/[.A227]-[.B226]/[.A226])+([.D227]/[.C227]-[.D226]/[.C226])+([.F227]/[.E227]-[.F226]/[.E226])+([.H227]/[.G227]-[.H226]/[.G226])*1312500*64*PI()*2*64/(1440*4)" office:value-type="float" office:value="-18.7453116269609" calcext:value-type="float">
            <text:p>-18.745</text:p>
          </table:table-cell>
          <table:table-cell table:formula="of:=[.J227]/60" office:value-type="float" office:value="15.4197166666667" calcext:value-type="float">
            <text:p>15.420</text:p>
          </table:table-cell>
          <table:table-cell table:number-columns-repeated="6"/>
        </table:table-row>
        <table:table-row table:style-name="ro1">
          <table:table-cell office:value-type="float" office:value="1306975" calcext:value-type="float">
            <text:p>1306975</text:p>
          </table:table-cell>
          <table:table-cell office:value-type="float" office:value="340" calcext:value-type="float">
            <text:p>340</text:p>
          </table:table-cell>
          <table:table-cell office:value-type="float" office:value="1306989" calcext:value-type="float">
            <text:p>1306989</text:p>
          </table:table-cell>
          <table:table-cell office:value-type="float" office:value="340" calcext:value-type="float">
            <text:p>340</text:p>
          </table:table-cell>
          <table:table-cell office:value-type="float" office:value="1306970" calcext:value-type="float">
            <text:p>1306970</text:p>
          </table:table-cell>
          <table:table-cell office:value-type="float" office:value="340" calcext:value-type="float">
            <text:p>340</text:p>
          </table:table-cell>
          <table:table-cell office:value-type="float" office:value="1322256" calcext:value-type="float">
            <text:p>1322256</text:p>
          </table:table-cell>
          <table:table-cell office:value-type="float" office:value="344" calcext:value-type="float">
            <text:p>344</text:p>
          </table:table-cell>
          <table:table-cell office:value-type="float" office:value="341" calcext:value-type="float">
            <text:p>341</text:p>
          </table:table-cell>
          <table:table-cell office:value-type="float" office:value="910.514" calcext:value-type="float">
            <text:p>910.514</text:p>
          </table:table-cell>
          <table:table-cell office:value-type="float" office:value="-24.577" calcext:value-type="float">
            <text:p>-24.577</text:p>
          </table:table-cell>
          <table:table-cell/>
          <table:table-cell table:formula="of:=([.B228]/[.A228]-[.B227]/[.A227])+([.D228]/[.C228]-[.D227]/[.C227])+([.F228]/[.E228]-[.F227]/[.E227])+([.H228]/[.G228]-[.H227]/[.G227])*1312500*64*PI()*2*64/(1440*4)" office:value-type="float" office:value="-24.5405928624273" calcext:value-type="float">
            <text:p>-24.541</text:p>
          </table:table-cell>
          <table:table-cell table:formula="of:=[.J228]/60" office:value-type="float" office:value="15.1752333333333" calcext:value-type="float">
            <text:p>15.175</text:p>
          </table:table-cell>
          <table:table-cell table:number-columns-repeated="6"/>
        </table:table-row>
        <table:table-row table:style-name="ro1">
          <table:table-cell office:value-type="float" office:value="1318451" calcext:value-type="float">
            <text:p>1318451</text:p>
          </table:table-cell>
          <table:table-cell office:value-type="float" office:value="340" calcext:value-type="float">
            <text:p>340</text:p>
          </table:table-cell>
          <table:table-cell office:value-type="float" office:value="1318723" calcext:value-type="float">
            <text:p>1318723</text:p>
          </table:table-cell>
          <table:table-cell office:value-type="float" office:value="340" calcext:value-type="float">
            <text:p>340</text:p>
          </table:table-cell>
          <table:table-cell office:value-type="float" office:value="1318620" calcext:value-type="float">
            <text:p>1318620</text:p>
          </table:table-cell>
          <table:table-cell office:value-type="float" office:value="340" calcext:value-type="float">
            <text:p>340</text:p>
          </table:table-cell>
          <table:table-cell office:value-type="float" office:value="1303045" calcext:value-type="float">
            <text:p>1303045</text:p>
          </table:table-cell>
          <table:table-cell office:value-type="float" office:value="336" calcext:value-type="float">
            <text:p>336</text:p>
          </table:table-cell>
          <table:table-cell office:value-type="float" office:value="339" calcext:value-type="float">
            <text:p>339</text:p>
          </table:table-cell>
          <table:table-cell office:value-type="float" office:value="902.481" calcext:value-type="float">
            <text:p>902.481</text:p>
          </table:table-cell>
          <table:table-cell office:value-type="float" office:value="-13.46" calcext:value-type="float">
            <text:p>-13.46</text:p>
          </table:table-cell>
          <table:table-cell/>
          <table:table-cell table:formula="of:=([.B229]/[.A229]-[.B228]/[.A228])+([.D229]/[.C229]-[.D228]/[.C228])+([.F229]/[.E229]-[.F228]/[.E228])+([.H229]/[.G229]-[.H228]/[.G228])*1312500*64*PI()*2*64/(1440*4)" office:value-type="float" office:value="-13.5105731478713" calcext:value-type="float">
            <text:p>-13.511</text:p>
          </table:table-cell>
          <table:table-cell table:formula="of:=[.J229]/60" office:value-type="float" office:value="15.04135" calcext:value-type="float">
            <text:p>15.041</text:p>
          </table:table-cell>
          <table:table-cell table:number-columns-repeated="6"/>
        </table:table-row>
        <table:table-row table:style-name="ro1">
          <table:table-cell office:value-type="float" office:value="1320840" calcext:value-type="float">
            <text:p>1320840</text:p>
          </table:table-cell>
          <table:table-cell office:value-type="float" office:value="332" calcext:value-type="float">
            <text:p>332</text:p>
          </table:table-cell>
          <table:table-cell office:value-type="float" office:value="1304931" calcext:value-type="float">
            <text:p>1304931</text:p>
          </table:table-cell>
          <table:table-cell office:value-type="float" office:value="328" calcext:value-type="float">
            <text:p>328</text:p>
          </table:table-cell>
          <table:table-cell office:value-type="float" office:value="1304877" calcext:value-type="float">
            <text:p>1304877</text:p>
          </table:table-cell>
          <table:table-cell office:value-type="float" office:value="328" calcext:value-type="float">
            <text:p>328</text:p>
          </table:table-cell>
          <table:table-cell office:value-type="float" office:value="1320800" calcext:value-type="float">
            <text:p>1320800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879.757" calcext:value-type="float">
            <text:p>879.757</text:p>
          </table:table-cell>
          <table:table-cell office:value-type="float" office:value="-38.073" calcext:value-type="float">
            <text:p>-38.073</text:p>
          </table:table-cell>
          <table:table-cell/>
          <table:table-cell table:formula="of:=([.B230]/[.A230]-[.B229]/[.A229])+([.D230]/[.C230]-[.D229]/[.C229])+([.F230]/[.E230]-[.F229]/[.E229])+([.H230]/[.G230]-[.H229]/[.G229])*1312500*64*PI()*2*64/(1440*4)" office:value-type="float" office:value="-38.0872010615198" calcext:value-type="float">
            <text:p>-38.087</text:p>
          </table:table-cell>
          <table:table-cell table:formula="of:=[.J230]/60" office:value-type="float" office:value="14.6626166666667" calcext:value-type="float">
            <text:p>14.663</text:p>
          </table:table-cell>
          <table:table-cell table:number-columns-repeated="6"/>
        </table:table-row>
        <table:table-row table:style-name="ro1">
          <table:table-cell office:value-type="float" office:value="1306054" calcext:value-type="float">
            <text:p>1306054</text:p>
          </table:table-cell>
          <table:table-cell office:value-type="float" office:value="324" calcext:value-type="float">
            <text:p>324</text:p>
          </table:table-cell>
          <table:table-cell office:value-type="float" office:value="1305939" calcext:value-type="float">
            <text:p>1305939</text:p>
          </table:table-cell>
          <table:table-cell office:value-type="float" office:value="324" calcext:value-type="float">
            <text:p>324</text:p>
          </table:table-cell>
          <table:table-cell office:value-type="float" office:value="1322166" calcext:value-type="float">
            <text:p>1322166</text:p>
          </table:table-cell>
          <table:table-cell office:value-type="float" office:value="328" calcext:value-type="float">
            <text:p>328</text:p>
          </table:table-cell>
          <table:table-cell office:value-type="float" office:value="1306028" calcext:value-type="float">
            <text:p>130602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868.29" calcext:value-type="float">
            <text:p>868.29</text:p>
          </table:table-cell>
          <table:table-cell office:value-type="float" office:value="-19.214" calcext:value-type="float">
            <text:p>-19.214</text:p>
          </table:table-cell>
          <table:table-cell/>
          <table:table-cell table:formula="of:=([.B231]/[.A231]-[.B230]/[.A230])+([.D231]/[.C231]-[.D230]/[.C230])+([.F231]/[.E231]-[.F230]/[.E230])+([.H231]/[.G231]-[.H230]/[.G230])*1312500*64*PI()*2*64/(1440*4)" office:value-type="float" office:value="-19.248839307371" calcext:value-type="float">
            <text:p>-19.249</text:p>
          </table:table-cell>
          <table:table-cell table:formula="of:=[.J231]/60" office:value-type="float" office:value="14.4715" calcext:value-type="float">
            <text:p>14.472</text:p>
          </table:table-cell>
          <table:table-cell table:number-columns-repeated="6"/>
        </table:table-row>
        <table:table-row table:style-name="ro1">
          <table:table-cell office:value-type="float" office:value="1309008" calcext:value-type="float">
            <text:p>1309008</text:p>
          </table:table-cell>
          <table:table-cell office:value-type="float" office:value="320" calcext:value-type="float">
            <text:p>320</text:p>
          </table:table-cell>
          <table:table-cell office:value-type="float" office:value="1325334" calcext:value-type="float">
            <text:p>1325334</text:p>
          </table:table-cell>
          <table:table-cell office:value-type="float" office:value="324" calcext:value-type="float">
            <text:p>324</text:p>
          </table:table-cell>
          <table:table-cell office:value-type="float" office:value="1309018" calcext:value-type="float">
            <text:p>1309018</text:p>
          </table:table-cell>
          <table:table-cell office:value-type="float" office:value="320" calcext:value-type="float">
            <text:p>320</text:p>
          </table:table-cell>
          <table:table-cell office:value-type="float" office:value="1308940" calcext:value-type="float">
            <text:p>1308940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855.625" calcext:value-type="float">
            <text:p>855.625</text:p>
          </table:table-cell>
          <table:table-cell office:value-type="float" office:value="-21.22" calcext:value-type="float">
            <text:p>-21.22</text:p>
          </table:table-cell>
          <table:table-cell/>
          <table:table-cell table:formula="of:=([.B232]/[.A232]-[.B231]/[.A231])+([.D232]/[.C232]-[.D231]/[.C231])+([.F232]/[.E232]-[.F231]/[.E231])+([.H232]/[.G232]-[.H231]/[.G231])*1312500*64*PI()*2*64/(1440*4)" office:value-type="float" office:value="-21.1573290429957" calcext:value-type="float">
            <text:p>-21.157</text:p>
          </table:table-cell>
          <table:table-cell table:formula="of:=[.J232]/60" office:value-type="float" office:value="14.2604166666667" calcext:value-type="float">
            <text:p>14.260</text:p>
          </table:table-cell>
          <table:table-cell table:number-columns-repeated="6"/>
        </table:table-row>
        <table:table-row table:style-name="ro1">
          <table:table-cell office:value-type="float" office:value="1321077" calcext:value-type="float">
            <text:p>1321077</text:p>
          </table:table-cell>
          <table:table-cell office:value-type="float" office:value="320" calcext:value-type="float">
            <text:p>320</text:p>
          </table:table-cell>
          <table:table-cell office:value-type="float" office:value="1304581" calcext:value-type="float">
            <text:p>1304581</text:p>
          </table:table-cell>
          <table:table-cell office:value-type="float" office:value="316" calcext:value-type="float">
            <text:p>316</text:p>
          </table:table-cell>
          <table:table-cell office:value-type="float" office:value="1304512" calcext:value-type="float">
            <text:p>1304512</text:p>
          </table:table-cell>
          <table:table-cell office:value-type="float" office:value="316" calcext:value-type="float">
            <text:p>316</text:p>
          </table:table-cell>
          <table:table-cell office:value-type="float" office:value="1321023" calcext:value-type="float">
            <text:p>1321023</text:p>
          </table:table-cell>
          <table:table-cell office:value-type="float" office:value="320" calcext:value-type="float">
            <text:p>320</text:p>
          </table:table-cell>
          <table:table-cell office:value-type="float" office:value="318" calcext:value-type="float">
            <text:p>318</text:p>
          </table:table-cell>
          <table:table-cell office:value-type="float" office:value="847.807" calcext:value-type="float">
            <text:p>847.807</text:p>
          </table:table-cell>
          <table:table-cell office:value-type="float" office:value="-13.099" calcext:value-type="float">
            <text:p>-13.099</text:p>
          </table:table-cell>
          <table:table-cell/>
          <table:table-cell table:formula="of:=([.B233]/[.A233]-[.B232]/[.A232])+([.D233]/[.C233]-[.D232]/[.C232])+([.F233]/[.E233]-[.F232]/[.E232])+([.H233]/[.G233]-[.H232]/[.G232])*1312500*64*PI()*2*64/(1440*4)" office:value-type="float" office:value="-13.1132850567354" calcext:value-type="float">
            <text:p>-13.113</text:p>
          </table:table-cell>
          <table:table-cell table:formula="of:=[.J233]/60" office:value-type="float" office:value="14.1301166666667" calcext:value-type="float">
            <text:p>14.130</text:p>
          </table:table-cell>
          <table:table-cell table:number-columns-repeated="6"/>
        </table:table-row>
        <table:table-row table:style-name="ro1">
          <table:table-cell office:value-type="float" office:value="1302685" calcext:value-type="float">
            <text:p>1302685</text:p>
          </table:table-cell>
          <table:table-cell office:value-type="float" office:value="308" calcext:value-type="float">
            <text:p>308</text:p>
          </table:table-cell>
          <table:table-cell office:value-type="float" office:value="1319574" calcext:value-type="float">
            <text:p>1319574</text:p>
          </table:table-cell>
          <table:table-cell office:value-type="float" office:value="312" calcext:value-type="float">
            <text:p>312</text:p>
          </table:table-cell>
          <table:table-cell office:value-type="float" office:value="1319484" calcext:value-type="float">
            <text:p>1319484</text:p>
          </table:table-cell>
          <table:table-cell office:value-type="float" office:value="312" calcext:value-type="float">
            <text:p>312</text:p>
          </table:table-cell>
          <table:table-cell office:value-type="float" office:value="1302624" calcext:value-type="float">
            <text:p>1302624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827.554" calcext:value-type="float">
            <text:p>827.554</text:p>
          </table:table-cell>
          <table:table-cell office:value-type="float" office:value="-33.934" calcext:value-type="float">
            <text:p>-33.934</text:p>
          </table:table-cell>
          <table:table-cell/>
          <table:table-cell table:formula="of:=([.B234]/[.A234]-[.B233]/[.A233])+([.D234]/[.C234]-[.D233]/[.C233])+([.F234]/[.E234]-[.F233]/[.E233])+([.H234]/[.G234]-[.H233]/[.G233])*1312500*64*PI()*2*64/(1440*4)" office:value-type="float" office:value="-33.9583912650642" calcext:value-type="float">
            <text:p>-33.958</text:p>
          </table:table-cell>
          <table:table-cell table:formula="of:=[.J234]/60" office:value-type="float" office:value="13.7925666666667" calcext:value-type="float">
            <text:p>13.793</text:p>
          </table:table-cell>
          <table:table-cell table:number-columns-repeated="6"/>
        </table:table-row>
        <table:table-row table:style-name="ro1">
          <table:table-cell office:value-type="float" office:value="1314889" calcext:value-type="float">
            <text:p>1314889</text:p>
          </table:table-cell>
          <table:table-cell office:value-type="float" office:value="304" calcext:value-type="float">
            <text:p>304</text:p>
          </table:table-cell>
          <table:table-cell office:value-type="float" office:value="1297679" calcext:value-type="float">
            <text:p>1297679</text:p>
          </table:table-cell>
          <table:table-cell office:value-type="float" office:value="300" calcext:value-type="float">
            <text:p>300</text:p>
          </table:table-cell>
          <table:table-cell office:value-type="float" office:value="1314963" calcext:value-type="float">
            <text:p>1314963</text:p>
          </table:table-cell>
          <table:table-cell office:value-type="float" office:value="304" calcext:value-type="float">
            <text:p>304</text:p>
          </table:table-cell>
          <table:table-cell office:value-type="float" office:value="1314835" calcext:value-type="float">
            <text:p>1314835</text:p>
          </table:table-cell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809.176" calcext:value-type="float">
            <text:p>809.176</text:p>
          </table:table-cell>
          <table:table-cell office:value-type="float" office:value="-30.793" calcext:value-type="float">
            <text:p>-30.793</text:p>
          </table:table-cell>
          <table:table-cell/>
          <table:table-cell table:formula="of:=([.B235]/[.A235]-[.B234]/[.A234])+([.D235]/[.C235]-[.D234]/[.C234])+([.F235]/[.E235]-[.F234]/[.E234])+([.H235]/[.G235]-[.H234]/[.G234])*1312500*64*PI()*2*64/(1440*4)" office:value-type="float" office:value="-30.7178505506013" calcext:value-type="float">
            <text:p>-30.718</text:p>
          </table:table-cell>
          <table:table-cell table:formula="of:=[.J235]/60" office:value-type="float" office:value="13.4862666666667" calcext:value-type="float">
            <text:p>13.486</text:p>
          </table:table-cell>
          <table:table-cell table:number-columns-repeated="6"/>
        </table:table-row>
        <table:table-row table:style-name="ro1">
          <table:table-cell office:value-type="float" office:value="1304862" calcext:value-type="float">
            <text:p>1304862</text:p>
          </table:table-cell>
          <table:table-cell office:value-type="float" office:value="296" calcext:value-type="float">
            <text:p>296</text:p>
          </table:table-cell>
          <table:table-cell office:value-type="float" office:value="1322404" calcext:value-type="float">
            <text:p>1322404</text:p>
          </table:table-cell>
          <table:table-cell office:value-type="float" office:value="300" calcext:value-type="float">
            <text:p>300</text:p>
          </table:table-cell>
          <table:table-cell office:value-type="float" office:value="1304954" calcext:value-type="float">
            <text:p>1304954</text:p>
          </table:table-cell>
          <table:table-cell office:value-type="float" office:value="296" calcext:value-type="float">
            <text:p>296</text:p>
          </table:table-cell>
          <table:table-cell office:value-type="float" office:value="1322548" calcext:value-type="float">
            <text:p>1322548</text:p>
          </table:table-cell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office:value-type="float" office:value="793.945" calcext:value-type="float">
            <text:p>793.945</text:p>
          </table:table-cell>
          <table:table-cell office:value-type="float" office:value="-25.52" calcext:value-type="float">
            <text:p>-25.52</text:p>
          </table:table-cell>
          <table:table-cell/>
          <table:table-cell table:formula="of:=([.B236]/[.A236]-[.B235]/[.A235])+([.D236]/[.C236]-[.D235]/[.C235])+([.F236]/[.E236]-[.F235]/[.E235])+([.H236]/[.G236]-[.H235]/[.G235])*1312500*64*PI()*2*64/(1440*4)" office:value-type="float" office:value="-25.6437496916474" calcext:value-type="float">
            <text:p>-25.644</text:p>
          </table:table-cell>
          <table:table-cell table:formula="of:=[.J236]/60" office:value-type="float" office:value="13.2324166666667" calcext:value-type="float">
            <text:p>13.232</text:p>
          </table:table-cell>
          <table:table-cell table:number-columns-repeated="6"/>
        </table:table-row>
        <table:table-row table:style-name="ro1">
          <table:table-cell office:value-type="float" office:value="1323168" calcext:value-type="float">
            <text:p>1323168</text:p>
          </table:table-cell>
          <table:table-cell office:value-type="float" office:value="296" calcext:value-type="float">
            <text:p>296</text:p>
          </table:table-cell>
          <table:table-cell office:value-type="float" office:value="1305305" calcext:value-type="float">
            <text:p>1305305</text:p>
          </table:table-cell>
          <table:table-cell office:value-type="float" office:value="292" calcext:value-type="float">
            <text:p>292</text:p>
          </table:table-cell>
          <table:table-cell office:value-type="float" office:value="1323196" calcext:value-type="float">
            <text:p>1323196</text:p>
          </table:table-cell>
          <table:table-cell office:value-type="float" office:value="296" calcext:value-type="float">
            <text:p>296</text:p>
          </table:table-cell>
          <table:table-cell office:value-type="float" office:value="1305315" calcext:value-type="float">
            <text:p>1305315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782.958" calcext:value-type="float">
            <text:p>782.958</text:p>
          </table:table-cell>
          <table:table-cell office:value-type="float" office:value="-18.409" calcext:value-type="float">
            <text:p>-18.409</text:p>
          </table:table-cell>
          <table:table-cell/>
          <table:table-cell table:formula="of:=([.B237]/[.A237]-[.B236]/[.A236])+([.D237]/[.C237]-[.D236]/[.C236])+([.F237]/[.E237]-[.F236]/[.E236])+([.H237]/[.G237]-[.H236]/[.G236])*1312500*64*PI()*2*64/(1440*4)" office:value-type="float" office:value="-18.379183459763" calcext:value-type="float">
            <text:p>-18.379</text:p>
          </table:table-cell>
          <table:table-cell table:formula="of:=[.J237]/60" office:value-type="float" office:value="13.0493" calcext:value-type="float">
            <text:p>13.049</text:p>
          </table:table-cell>
          <table:table-cell table:number-columns-repeated="6"/>
        </table:table-row>
        <table:table-row table:style-name="ro1">
          <table:table-cell office:value-type="float" office:value="1310893" calcext:value-type="float">
            <text:p>1310893</text:p>
          </table:table-cell>
          <table:table-cell office:value-type="float" office:value="288" calcext:value-type="float">
            <text:p>288</text:p>
          </table:table-cell>
          <table:table-cell office:value-type="float" office:value="1310636" calcext:value-type="float">
            <text:p>1310636</text:p>
          </table:table-cell>
          <table:table-cell office:value-type="float" office:value="288" calcext:value-type="float">
            <text:p>288</text:p>
          </table:table-cell>
          <table:table-cell office:value-type="float" office:value="1311042" calcext:value-type="float">
            <text:p>1311042</text:p>
          </table:table-cell>
          <table:table-cell office:value-type="float" office:value="288" calcext:value-type="float">
            <text:p>288</text:p>
          </table:table-cell>
          <table:table-cell office:value-type="float" office:value="1310797" calcext:value-type="float">
            <text:p>1310797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768.971" calcext:value-type="float">
            <text:p>768.971</text:p>
          </table:table-cell>
          <table:table-cell office:value-type="float" office:value="-23.435" calcext:value-type="float">
            <text:p>-23.435</text:p>
          </table:table-cell>
          <table:table-cell/>
          <table:table-cell table:formula="of:=([.B238]/[.A238]-[.B237]/[.A237])+([.D238]/[.C238]-[.D237]/[.C237])+([.F238]/[.E238]-[.F237]/[.E237])+([.H238]/[.G238]-[.H237]/[.G237])*1312500*64*PI()*2*64/(1440*4)" office:value-type="float" office:value="-23.3818069283458" calcext:value-type="float">
            <text:p>-23.382</text:p>
          </table:table-cell>
          <table:table-cell table:formula="of:=[.J238]/60" office:value-type="float" office:value="12.8161833333333" calcext:value-type="float">
            <text:p>12.816</text:p>
          </table:table-cell>
          <table:table-cell table:number-columns-repeated="6"/>
        </table:table-row>
        <table:table-row table:style-name="ro1">
          <table:table-cell office:value-type="float" office:value="1306244" calcext:value-type="float">
            <text:p>1306244</text:p>
          </table:table-cell>
          <table:table-cell office:value-type="float" office:value="280" calcext:value-type="float">
            <text:p>280</text:p>
          </table:table-cell>
          <table:table-cell office:value-type="float" office:value="1325029" calcext:value-type="float">
            <text:p>1325029</text:p>
          </table:table-cell>
          <table:table-cell office:value-type="float" office:value="284" calcext:value-type="float">
            <text:p>284</text:p>
          </table:table-cell>
          <table:table-cell office:value-type="float" office:value="1306450" calcext:value-type="float">
            <text:p>1306450</text:p>
          </table:table-cell>
          <table:table-cell office:value-type="float" office:value="280" calcext:value-type="float">
            <text:p>280</text:p>
          </table:table-cell>
          <table:table-cell office:value-type="float" office:value="1306163" calcext:value-type="float">
            <text:p>1306163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750.207" calcext:value-type="float">
            <text:p>750.207</text:p>
          </table:table-cell>
          <table:table-cell office:value-type="float" office:value="-31.44" calcext:value-type="float">
            <text:p>-31.44</text:p>
          </table:table-cell>
          <table:table-cell/>
          <table:table-cell table:formula="of:=([.B239]/[.A239]-[.B238]/[.A238])+([.D239]/[.C239]-[.D238]/[.C238])+([.F239]/[.E239]-[.F238]/[.E238])+([.H239]/[.G239]-[.H238]/[.G238])*1312500*64*PI()*2*64/(1440*4)" office:value-type="float" office:value="-31.3465546236968" calcext:value-type="float">
            <text:p>-31.347</text:p>
          </table:table-cell>
          <table:table-cell table:formula="of:=[.J239]/60" office:value-type="float" office:value="12.50345" calcext:value-type="float">
            <text:p>12.503</text:p>
          </table:table-cell>
          <table:table-cell table:number-columns-repeated="6"/>
        </table:table-row>
        <table:table-row table:style-name="ro1">
          <table:table-cell office:value-type="float" office:value="1322168" calcext:value-type="float">
            <text:p>1322168</text:p>
          </table:table-cell>
          <table:table-cell office:value-type="float" office:value="276" calcext:value-type="float">
            <text:p>276</text:p>
          </table:table-cell>
          <table:table-cell office:value-type="float" office:value="1302924" calcext:value-type="float">
            <text:p>1302924</text:p>
          </table:table-cell>
          <table:table-cell office:value-type="float" office:value="272" calcext:value-type="float">
            <text:p>272</text:p>
          </table:table-cell>
          <table:table-cell office:value-type="float" office:value="1302808" calcext:value-type="float">
            <text:p>1302808</text:p>
          </table:table-cell>
          <table:table-cell office:value-type="float" office:value="272" calcext:value-type="float">
            <text:p>272</text:p>
          </table:table-cell>
          <table:table-cell office:value-type="float" office:value="1322077" calcext:value-type="float">
            <text:p>1322077</text:p>
          </table:table-cell>
          <table:table-cell office:value-type="float" office:value="276" calcext:value-type="float">
            <text:p>276</text:p>
          </table:table-cell>
          <table:table-cell office:value-type="float" office:value="274" calcext:value-type="float">
            <text:p>274</text:p>
          </table:table-cell>
          <table:table-cell office:value-type="float" office:value="730.67" calcext:value-type="float">
            <text:p>730.67</text:p>
          </table:table-cell>
          <table:table-cell office:value-type="float" office:value="-32.735" calcext:value-type="float">
            <text:p>-32.735</text:p>
          </table:table-cell>
          <table:table-cell/>
          <table:table-cell table:formula="of:=([.B240]/[.A240]-[.B239]/[.A239])+([.D240]/[.C240]-[.D239]/[.C239])+([.F240]/[.E240]-[.F239]/[.E239])+([.H240]/[.G240]-[.H239]/[.G239])*1312500*64*PI()*2*64/(1440*4)" office:value-type="float" office:value="-32.8748483505675" calcext:value-type="float">
            <text:p>-32.875</text:p>
          </table:table-cell>
          <table:table-cell table:formula="of:=[.J240]/60" office:value-type="float" office:value="12.1778333333333" calcext:value-type="float">
            <text:p>12.178</text:p>
          </table:table-cell>
          <table:table-cell table:number-columns-repeated="6"/>
        </table:table-row>
        <table:table-row table:style-name="ro1">
          <table:table-cell office:value-type="float" office:value="1313402" calcext:value-type="float">
            <text:p>1313402</text:p>
          </table:table-cell>
          <table:table-cell office:value-type="float" office:value="268" calcext:value-type="float">
            <text:p>268</text:p>
          </table:table-cell>
          <table:table-cell office:value-type="float" office:value="1313227" calcext:value-type="float">
            <text:p>1313227</text:p>
          </table:table-cell>
          <table:table-cell office:value-type="float" office:value="268" calcext:value-type="float">
            <text:p>268</text:p>
          </table:table-cell>
          <table:table-cell office:value-type="float" office:value="1313163" calcext:value-type="float">
            <text:p>1313163</text:p>
          </table:table-cell>
          <table:table-cell office:value-type="float" office:value="268" calcext:value-type="float">
            <text:p>268</text:p>
          </table:table-cell>
          <table:table-cell office:value-type="float" office:value="1313297" calcext:value-type="float">
            <text:p>1313297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714.246" calcext:value-type="float">
            <text:p>714.246</text:p>
          </table:table-cell>
          <table:table-cell office:value-type="float" office:value="-27.518" calcext:value-type="float">
            <text:p>-27.518</text:p>
          </table:table-cell>
          <table:table-cell/>
          <table:table-cell table:formula="of:=([.B241]/[.A241]-[.B240]/[.A240])+([.D241]/[.C241]-[.D240]/[.C240])+([.F241]/[.E241]-[.F240]/[.E240])+([.H241]/[.G241]-[.H240]/[.G240])*1312500*64*PI()*2*64/(1440*4)" office:value-type="float" office:value="-27.5380069266564" calcext:value-type="float">
            <text:p>-27.538</text:p>
          </table:table-cell>
          <table:table-cell table:formula="of:=[.J241]/60" office:value-type="float" office:value="11.9041" calcext:value-type="float">
            <text:p>11.904</text:p>
          </table:table-cell>
          <table:table-cell table:number-columns-repeated="6"/>
        </table:table-row>
        <table:table-row table:style-name="ro1">
          <table:table-cell office:value-type="float" office:value="1313524" calcext:value-type="float">
            <text:p>1313524</text:p>
          </table:table-cell>
          <table:table-cell office:value-type="float" office:value="264" calcext:value-type="float">
            <text:p>264</text:p>
          </table:table-cell>
          <table:table-cell office:value-type="float" office:value="1313433" calcext:value-type="float">
            <text:p>1313433</text:p>
          </table:table-cell>
          <table:table-cell office:value-type="float" office:value="264" calcext:value-type="float">
            <text:p>264</text:p>
          </table:table-cell>
          <table:table-cell office:value-type="float" office:value="1313356" calcext:value-type="float">
            <text:p>1313356</text:p>
          </table:table-cell>
          <table:table-cell office:value-type="float" office:value="264" calcext:value-type="float">
            <text:p>264</text:p>
          </table:table-cell>
          <table:table-cell office:value-type="float" office:value="1313459" calcext:value-type="float">
            <text:p>1313459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703.495" calcext:value-type="float">
            <text:p>703.495</text:p>
          </table:table-cell>
          <table:table-cell office:value-type="float" office:value="-18.015" calcext:value-type="float">
            <text:p>-18.015</text:p>
          </table:table-cell>
          <table:table-cell/>
          <table:table-cell table:formula="of:=([.B242]/[.A242]-[.B241]/[.A241])+([.D242]/[.C242]-[.D241]/[.C241])+([.F242]/[.E242]-[.F241]/[.E241])+([.H242]/[.G242]-[.H241]/[.G241])*1312500*64*PI()*2*64/(1440*4)" office:value-type="float" office:value="-18.0067319040043" calcext:value-type="float">
            <text:p>-18.007</text:p>
          </table:table-cell>
          <table:table-cell table:formula="of:=[.J242]/60" office:value-type="float" office:value="11.7249166666667" calcext:value-type="float">
            <text:p>11.725</text:p>
          </table:table-cell>
          <table:table-cell table:number-columns-repeated="6"/>
        </table:table-row>
        <table:table-row table:style-name="ro1">
          <table:table-cell office:value-type="float" office:value="1296739" calcext:value-type="float">
            <text:p>1296739</text:p>
          </table:table-cell>
          <table:table-cell office:value-type="float" office:value="256" calcext:value-type="float">
            <text:p>256</text:p>
          </table:table-cell>
          <table:table-cell office:value-type="float" office:value="1317039" calcext:value-type="float">
            <text:p>1317039</text:p>
          </table:table-cell>
          <table:table-cell office:value-type="float" office:value="260" calcext:value-type="float">
            <text:p>260</text:p>
          </table:table-cell>
          <table:table-cell office:value-type="float" office:value="1316890" calcext:value-type="float">
            <text:p>1316890</text:p>
          </table:table-cell>
          <table:table-cell office:value-type="float" office:value="260" calcext:value-type="float">
            <text:p>260</text:p>
          </table:table-cell>
          <table:table-cell office:value-type="float" office:value="1317253" calcext:value-type="float">
            <text:p>1317253</text:p>
          </table:table-cell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float" office:value="690.94" calcext:value-type="float">
            <text:p>690.94</text:p>
          </table:table-cell>
          <table:table-cell office:value-type="float" office:value="-21.035" calcext:value-type="float">
            <text:p>-21.035</text:p>
          </table:table-cell>
          <table:table-cell/>
          <table:table-cell table:formula="of:=([.B243]/[.A243]-[.B242]/[.A242])+([.D243]/[.C243]-[.D242]/[.C242])+([.F243]/[.E243]-[.F242]/[.E242])+([.H243]/[.G243]-[.H242]/[.G242])*1312500*64*PI()*2*64/(1440*4)" office:value-type="float" office:value="-21.2026353235884" calcext:value-type="float">
            <text:p>-21.203</text:p>
          </table:table-cell>
          <table:table-cell table:formula="of:=[.J243]/60" office:value-type="float" office:value="11.5156666666667" calcext:value-type="float">
            <text:p>11.516</text:p>
          </table:table-cell>
          <table:table-cell table:number-columns-repeated="6"/>
        </table:table-row>
        <table:table-row table:style-name="ro1">
          <table:table-cell office:value-type="float" office:value="1325262" calcext:value-type="float">
            <text:p>1325262</text:p>
          </table:table-cell>
          <table:table-cell office:value-type="float" office:value="256" calcext:value-type="float">
            <text:p>256</text:p>
          </table:table-cell>
          <table:table-cell office:value-type="float" office:value="1304538" calcext:value-type="float">
            <text:p>1304538</text:p>
          </table:table-cell>
          <table:table-cell office:value-type="float" office:value="252" calcext:value-type="float">
            <text:p>252</text:p>
          </table:table-cell>
          <table:table-cell office:value-type="float" office:value="1304452" calcext:value-type="float">
            <text:p>1304452</text:p>
          </table:table-cell>
          <table:table-cell office:value-type="float" office:value="252" calcext:value-type="float">
            <text:p>252</text:p>
          </table:table-cell>
          <table:table-cell office:value-type="float" office:value="1304575" calcext:value-type="float">
            <text:p>1304575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676.106" calcext:value-type="float">
            <text:p>676.106</text:p>
          </table:table-cell>
          <table:table-cell office:value-type="float" office:value="-24.856" calcext:value-type="float">
            <text:p>-24.856</text:p>
          </table:table-cell>
          <table:table-cell/>
          <table:table-cell table:formula="of:=([.B244]/[.A244]-[.B243]/[.A243])+([.D244]/[.C244]-[.D243]/[.C243])+([.F244]/[.E244]-[.F243]/[.E243])+([.H244]/[.G244]-[.H243]/[.G243])*1312500*64*PI()*2*64/(1440*4)" office:value-type="float" office:value="-24.7127905836903" calcext:value-type="float">
            <text:p>-24.713</text:p>
          </table:table-cell>
          <table:table-cell table:formula="of:=[.J244]/60" office:value-type="float" office:value="11.2684333333333" calcext:value-type="float">
            <text:p>11.268</text:p>
          </table:table-cell>
          <table:table-cell table:number-columns-repeated="6"/>
        </table:table-row>
        <table:table-row table:style-name="ro1">
          <table:table-cell office:value-type="float" office:value="1296884" calcext:value-type="float">
            <text:p>1296884</text:p>
          </table:table-cell>
          <table:table-cell office:value-type="float" office:value="244" calcext:value-type="float">
            <text:p>244</text:p>
          </table:table-cell>
          <table:table-cell office:value-type="float" office:value="1318066" calcext:value-type="float">
            <text:p>1318066</text:p>
          </table:table-cell>
          <table:table-cell office:value-type="float" office:value="248" calcext:value-type="float">
            <text:p>248</text:p>
          </table:table-cell>
          <table:table-cell office:value-type="float" office:value="1317969" calcext:value-type="float">
            <text:p>1317969</text:p>
          </table:table-cell>
          <table:table-cell office:value-type="float" office:value="248" calcext:value-type="float">
            <text:p>248</text:p>
          </table:table-cell>
          <table:table-cell office:value-type="float" office:value="1318279" calcext:value-type="float">
            <text:p>1318279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office:value-type="float" office:value="658.516" calcext:value-type="float">
            <text:p>658.516</text:p>
          </table:table-cell>
          <table:table-cell office:value-type="float" office:value="-29.471" calcext:value-type="float">
            <text:p>-29.471</text:p>
          </table:table-cell>
          <table:table-cell/>
          <table:table-cell table:formula="of:=([.B245]/[.A245]-[.B244]/[.A244])+([.D245]/[.C245]-[.D244]/[.C244])+([.F245]/[.E245]-[.F244]/[.E244])+([.H245]/[.G245]-[.H244]/[.G244])*1312500*64*PI()*2*64/(1440*4)" office:value-type="float" office:value="-29.5695779686247" calcext:value-type="float">
            <text:p>-29.570</text:p>
          </table:table-cell>
          <table:table-cell table:formula="of:=[.J245]/60" office:value-type="float" office:value="10.9752666666667" calcext:value-type="float">
            <text:p>10.975</text:p>
          </table:table-cell>
          <table:table-cell table:number-columns-repeated="6"/>
        </table:table-row>
        <table:table-row table:style-name="ro1">
          <table:table-cell office:value-type="float" office:value="1323042" calcext:value-type="float">
            <text:p>1323042</text:p>
          </table:table-cell>
          <table:table-cell office:value-type="float" office:value="244" calcext:value-type="float">
            <text:p>244</text:p>
          </table:table-cell>
          <table:table-cell office:value-type="float" office:value="1301314" calcext:value-type="float">
            <text:p>1301314</text:p>
          </table:table-cell>
          <table:table-cell office:value-type="float" office:value="240" calcext:value-type="float">
            <text:p>240</text:p>
          </table:table-cell>
          <table:table-cell office:value-type="float" office:value="1323212" calcext:value-type="float">
            <text:p>1323212</text:p>
          </table:table-cell>
          <table:table-cell office:value-type="float" office:value="244" calcext:value-type="float">
            <text:p>244</text:p>
          </table:table-cell>
          <table:table-cell office:value-type="float" office:value="1301432" calcext:value-type="float">
            <text:p>1301432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645.456" calcext:value-type="float">
            <text:p>645.456</text:p>
          </table:table-cell>
          <table:table-cell office:value-type="float" office:value="-21.882" calcext:value-type="float">
            <text:p>-21.882</text:p>
          </table:table-cell>
          <table:table-cell/>
          <table:table-cell table:formula="of:=([.B246]/[.A246]-[.B245]/[.A245])+([.D246]/[.C246]-[.D245]/[.C245])+([.F246]/[.E246]-[.F245]/[.E245])+([.H246]/[.G246]-[.H245]/[.G245])*1312500*64*PI()*2*64/(1440*4)" office:value-type="float" office:value="-21.7672272547993" calcext:value-type="float">
            <text:p>-21.767</text:p>
          </table:table-cell>
          <table:table-cell table:formula="of:=[.J246]/60" office:value-type="float" office:value="10.7576" calcext:value-type="float">
            <text:p>10.758</text:p>
          </table:table-cell>
          <table:table-cell table:number-columns-repeated="6"/>
        </table:table-row>
        <table:table-row table:style-name="ro1">
          <table:table-cell office:value-type="float" office:value="1313720" calcext:value-type="float">
            <text:p>1313720</text:p>
          </table:table-cell>
          <table:table-cell office:value-type="float" office:value="236" calcext:value-type="float">
            <text:p>236</text:p>
          </table:table-cell>
          <table:table-cell office:value-type="float" office:value="1313538" calcext:value-type="float">
            <text:p>1313538</text:p>
          </table:table-cell>
          <table:table-cell office:value-type="float" office:value="236" calcext:value-type="float">
            <text:p>236</text:p>
          </table:table-cell>
          <table:table-cell office:value-type="float" office:value="1313779" calcext:value-type="float">
            <text:p>1313779</text:p>
          </table:table-cell>
          <table:table-cell office:value-type="float" office:value="236" calcext:value-type="float">
            <text:p>236</text:p>
          </table:table-cell>
          <table:table-cell office:value-type="float" office:value="1313610" calcext:value-type="float">
            <text:p>1313610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628.777" calcext:value-type="float">
            <text:p>628.777</text:p>
          </table:table-cell>
          <table:table-cell office:value-type="float" office:value="-27.947" calcext:value-type="float">
            <text:p>-27.947</text:p>
          </table:table-cell>
          <table:table-cell/>
          <table:table-cell table:formula="of:=([.B247]/[.A247]-[.B246]/[.A246])+([.D247]/[.C247]-[.D246]/[.C246])+([.F247]/[.E247]-[.F246]/[.E246])+([.H247]/[.G247]-[.H246]/[.G246])*1312500*64*PI()*2*64/(1440*4)" office:value-type="float" office:value="-27.8828121342796" calcext:value-type="float">
            <text:p>-27.883</text:p>
          </table:table-cell>
          <table:table-cell table:formula="of:=[.J247]/60" office:value-type="float" office:value="10.4796166666667" calcext:value-type="float">
            <text:p>10.480</text:p>
          </table:table-cell>
          <table:table-cell table:number-columns-repeated="6"/>
        </table:table-row>
        <table:table-row table:style-name="ro1">
          <table:table-cell office:value-type="float" office:value="1303391" calcext:value-type="float">
            <text:p>1303391</text:p>
          </table:table-cell>
          <table:table-cell office:value-type="float" office:value="232" calcext:value-type="float">
            <text:p>232</text:p>
          </table:table-cell>
          <table:table-cell office:value-type="float" office:value="1325896" calcext:value-type="float">
            <text:p>1325896</text:p>
          </table:table-cell>
          <table:table-cell office:value-type="float" office:value="236" calcext:value-type="float">
            <text:p>236</text:p>
          </table:table-cell>
          <table:table-cell office:value-type="float" office:value="1303439" calcext:value-type="float">
            <text:p>1303439</text:p>
          </table:table-cell>
          <table:table-cell office:value-type="float" office:value="232" calcext:value-type="float">
            <text:p>232</text:p>
          </table:table-cell>
          <table:table-cell office:value-type="float" office:value="1325998" calcext:value-type="float">
            <text:p>132599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622.965" calcext:value-type="float">
            <text:p>622.965</text:p>
          </table:table-cell>
          <table:table-cell office:value-type="float" office:value="-9.738" calcext:value-type="float">
            <text:p>-9.738</text:p>
          </table:table-cell>
          <table:table-cell/>
          <table:table-cell table:formula="of:=([.B248]/[.A248]-[.B247]/[.A247])+([.D248]/[.C248]-[.D247]/[.C247])+([.F248]/[.E248]-[.F247]/[.E247])+([.H248]/[.G248]-[.H247]/[.G247])*1312500*64*PI()*2*64/(1440*4)" office:value-type="float" office:value="-9.84284732544237" calcext:value-type="float">
            <text:p>-9.843</text:p>
          </table:table-cell>
          <table:table-cell table:formula="of:=[.J248]/60" office:value-type="float" office:value="10.38275" calcext:value-type="float">
            <text:p>10.383</text:p>
          </table:table-cell>
          <table:table-cell table:number-columns-repeated="6"/>
        </table:table-row>
        <table:table-row table:style-name="ro1">
          <table:table-cell office:value-type="float" office:value="1310986" calcext:value-type="float">
            <text:p>1310986</text:p>
          </table:table-cell>
          <table:table-cell office:value-type="float" office:value="228" calcext:value-type="float">
            <text:p>228</text:p>
          </table:table-cell>
          <table:table-cell office:value-type="float" office:value="1311280" calcext:value-type="float">
            <text:p>1311280</text:p>
          </table:table-cell>
          <table:table-cell office:value-type="float" office:value="228" calcext:value-type="float">
            <text:p>228</text:p>
          </table:table-cell>
          <table:table-cell office:value-type="float" office:value="1311155" calcext:value-type="float">
            <text:p>1311155</text:p>
          </table:table-cell>
          <table:table-cell office:value-type="float" office:value="228" calcext:value-type="float">
            <text:p>228</text:p>
          </table:table-cell>
          <table:table-cell office:value-type="float" office:value="1311438" calcext:value-type="float">
            <text:p>1311438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608.596" calcext:value-type="float">
            <text:p>608.596</text:p>
          </table:table-cell>
          <table:table-cell office:value-type="float" office:value="-24.075" calcext:value-type="float">
            <text:p>-24.075</text:p>
          </table:table-cell>
          <table:table-cell/>
          <table:table-cell table:formula="of:=([.B249]/[.A249]-[.B248]/[.A248])+([.D249]/[.C249]-[.D248]/[.C248])+([.F249]/[.E249]-[.F248]/[.E248])+([.H249]/[.G249]-[.H248]/[.G248])*1312500*64*PI()*2*64/(1440*4)" office:value-type="float" office:value="-24.1855437844422" calcext:value-type="float">
            <text:p>-24.186</text:p>
          </table:table-cell>
          <table:table-cell table:formula="of:=[.J249]/60" office:value-type="float" office:value="10.1432666666667" calcext:value-type="float">
            <text:p>10.143</text:p>
          </table:table-cell>
          <table:table-cell table:number-columns-repeated="6"/>
        </table:table-row>
        <table:table-row table:style-name="ro1">
          <table:table-cell office:value-type="float" office:value="1314088" calcext:value-type="float">
            <text:p>1314088</text:p>
          </table:table-cell>
          <table:table-cell office:value-type="float" office:value="224" calcext:value-type="float">
            <text:p>224</text:p>
          </table:table-cell>
          <table:table-cell office:value-type="float" office:value="1314396" calcext:value-type="float">
            <text:p>1314396</text:p>
          </table:table-cell>
          <table:table-cell office:value-type="float" office:value="224" calcext:value-type="float">
            <text:p>224</text:p>
          </table:table-cell>
          <table:table-cell office:value-type="float" office:value="1314271" calcext:value-type="float">
            <text:p>1314271</text:p>
          </table:table-cell>
          <table:table-cell office:value-type="float" office:value="224" calcext:value-type="float">
            <text:p>224</text:p>
          </table:table-cell>
          <table:table-cell office:value-type="float" office:value="1290716" calcext:value-type="float">
            <text:p>1290716</text:p>
          </table:table-cell>
          <table:table-cell office:value-type="float" office:value="220" calcext:value-type="float">
            <text:p>220</text:p>
          </table:table-cell>
          <table:table-cell office:value-type="float" office:value="223" calcext:value-type="float">
            <text:p>223</text:p>
          </table:table-cell>
          <table:table-cell office:value-type="float" office:value="596.545" calcext:value-type="float">
            <text:p>596.545</text:p>
          </table:table-cell>
          <table:table-cell office:value-type="float" office:value="-20.192" calcext:value-type="float">
            <text:p>-20.192</text:p>
          </table:table-cell>
          <table:table-cell/>
          <table:table-cell table:formula="of:=([.B250]/[.A250]-[.B249]/[.A249])+([.D250]/[.C250]-[.D249]/[.C249])+([.F250]/[.E250]-[.F249]/[.E249])+([.H250]/[.G250]-[.H249]/[.G249])*1312500*64*PI()*2*64/(1440*4)" office:value-type="float" office:value="-19.9792844466199" calcext:value-type="float">
            <text:p>-19.979</text:p>
          </table:table-cell>
          <table:table-cell table:formula="of:=[.J250]/60" office:value-type="float" office:value="9.94241666666667" calcext:value-type="float">
            <text:p>9.942</text:p>
          </table:table-cell>
          <table:table-cell table:number-columns-repeated="6"/>
        </table:table-row>
        <table:table-row table:style-name="ro1">
          <table:table-cell office:value-type="float" office:value="1325592" calcext:value-type="float">
            <text:p>1325592</text:p>
          </table:table-cell>
          <table:table-cell office:value-type="float" office:value="220" calcext:value-type="float">
            <text:p>220</text:p>
          </table:table-cell>
          <table:table-cell office:value-type="float" office:value="1301456" calcext:value-type="float">
            <text:p>1301456</text:p>
          </table:table-cell>
          <table:table-cell office:value-type="float" office:value="216" calcext:value-type="float">
            <text:p>216</text:p>
          </table:table-cell>
          <table:table-cell office:value-type="float" office:value="1301281" calcext:value-type="float">
            <text:p>1301281</text:p>
          </table:table-cell>
          <table:table-cell office:value-type="float" office:value="216" calcext:value-type="float">
            <text:p>216</text:p>
          </table:table-cell>
          <table:table-cell office:value-type="float" office:value="1325496" calcext:value-type="float">
            <text:p>1325496</text:p>
          </table:table-cell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float" office:value="580.91" calcext:value-type="float">
            <text:p>580.91</text:p>
          </table:table-cell>
          <table:table-cell office:value-type="float" office:value="-26.196" calcext:value-type="float">
            <text:p>-26.196</text:p>
          </table:table-cell>
          <table:table-cell/>
          <table:table-cell table:formula="of:=([.B251]/[.A251]-[.B250]/[.A250])+([.D251]/[.C251]-[.D250]/[.C250])+([.F251]/[.E251]-[.F250]/[.E250])+([.H251]/[.G251]-[.H250]/[.G250])*1312500*64*PI()*2*64/(1440*4)" office:value-type="float" office:value="-26.2276880826693" calcext:value-type="float">
            <text:p>-26.228</text:p>
          </table:table-cell>
          <table:table-cell table:formula="of:=[.J251]/60" office:value-type="float" office:value="9.68183333333333" calcext:value-type="float">
            <text:p>9.682</text:p>
          </table:table-cell>
          <table:table-cell table:number-columns-repeated="6"/>
        </table:table-row>
        <table:table-row table:style-name="ro1">
          <table:table-cell office:value-type="float" office:value="1313583" calcext:value-type="float">
            <text:p>1313583</text:p>
          </table:table-cell>
          <table:table-cell office:value-type="float" office:value="212" calcext:value-type="float">
            <text:p>212</text:p>
          </table:table-cell>
          <table:table-cell office:value-type="float" office:value="1313324" calcext:value-type="float">
            <text:p>1313324</text:p>
          </table:table-cell>
          <table:table-cell office:value-type="float" office:value="212" calcext:value-type="float">
            <text:p>212</text:p>
          </table:table-cell>
          <table:table-cell office:value-type="float" office:value="1313187" calcext:value-type="float">
            <text:p>1313187</text:p>
          </table:table-cell>
          <table:table-cell office:value-type="float" office:value="212" calcext:value-type="float">
            <text:p>212</text:p>
          </table:table-cell>
          <table:table-cell office:value-type="float" office:value="1313437" calcext:value-type="float">
            <text:p>1313437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564.953" calcext:value-type="float">
            <text:p>564.953</text:p>
          </table:table-cell>
          <table:table-cell office:value-type="float" office:value="-26.736" calcext:value-type="float">
            <text:p>-26.736</text:p>
          </table:table-cell>
          <table:table-cell/>
          <table:table-cell table:formula="of:=([.B252]/[.A252]-[.B251]/[.A251])+([.D252]/[.C252]-[.D251]/[.C251])+([.F252]/[.E252]-[.F251]/[.E251])+([.H252]/[.G252]-[.H251]/[.G251])*1312500*64*PI()*2*64/(1440*4)" office:value-type="float" office:value="-26.782449629639" calcext:value-type="float">
            <text:p>-26.782</text:p>
          </table:table-cell>
          <table:table-cell table:formula="of:=[.J252]/60" office:value-type="float" office:value="9.41588333333333" calcext:value-type="float">
            <text:p>9.416</text:p>
          </table:table-cell>
          <table:table-cell table:number-columns-repeated="6"/>
        </table:table-row>
        <table:table-row table:style-name="ro1">
          <table:table-cell office:value-type="float" office:value="1297326" calcext:value-type="float">
            <text:p>1297326</text:p>
          </table:table-cell>
          <table:table-cell office:value-type="float" office:value="204" calcext:value-type="float">
            <text:p>204</text:p>
          </table:table-cell>
          <table:table-cell office:value-type="float" office:value="1322731" calcext:value-type="float">
            <text:p>1322731</text:p>
          </table:table-cell>
          <table:table-cell office:value-type="float" office:value="208" calcext:value-type="float">
            <text:p>208</text:p>
          </table:table-cell>
          <table:table-cell office:value-type="float" office:value="1322581" calcext:value-type="float">
            <text:p>1322581</text:p>
          </table:table-cell>
          <table:table-cell office:value-type="float" office:value="208" calcext:value-type="float">
            <text:p>208</text:p>
          </table:table-cell>
          <table:table-cell office:value-type="float" office:value="1297195" calcext:value-type="float">
            <text:p>1297195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550.399" calcext:value-type="float">
            <text:p>550.399</text:p>
          </table:table-cell>
          <table:table-cell office:value-type="float" office:value="-24.386" calcext:value-type="float">
            <text:p>-24.386</text:p>
          </table:table-cell>
          <table:table-cell/>
          <table:table-cell table:formula="of:=([.B253]/[.A253]-[.B252]/[.A252])+([.D253]/[.C253]-[.D252]/[.C252])+([.F253]/[.E253]-[.F252]/[.E252])+([.H253]/[.G253]-[.H252]/[.G252])*1312500*64*PI()*2*64/(1440*4)" office:value-type="float" office:value="-24.3144723973152" calcext:value-type="float">
            <text:p>-24.314</text:p>
          </table:table-cell>
          <table:table-cell table:formula="of:=[.J253]/60" office:value-type="float" office:value="9.17331666666667" calcext:value-type="float">
            <text:p>9.173</text:p>
          </table:table-cell>
          <table:table-cell table:number-columns-repeated="6"/>
        </table:table-row>
        <table:table-row table:style-name="ro1">
          <table:table-cell office:value-type="float" office:value="1323938" calcext:value-type="float">
            <text:p>1323938</text:p>
          </table:table-cell>
          <table:table-cell office:value-type="float" office:value="204" calcext:value-type="float">
            <text:p>204</text:p>
          </table:table-cell>
          <table:table-cell office:value-type="float" office:value="1298070" calcext:value-type="float">
            <text:p>1298070</text:p>
          </table:table-cell>
          <table:table-cell office:value-type="float" office:value="200" calcext:value-type="float">
            <text:p>200</text:p>
          </table:table-cell>
          <table:table-cell office:value-type="float" office:value="1324058" calcext:value-type="float">
            <text:p>1324058</text:p>
          </table:table-cell>
          <table:table-cell office:value-type="float" office:value="204" calcext:value-type="float">
            <text:p>204</text:p>
          </table:table-cell>
          <table:table-cell office:value-type="float" office:value="1323820" calcext:value-type="float">
            <text:p>1323820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539.29" calcext:value-type="float">
            <text:p>539.29</text:p>
          </table:table-cell>
          <table:table-cell office:value-type="float" office:value="-18.613" calcext:value-type="float">
            <text:p>-18.613</text:p>
          </table:table-cell>
          <table:table-cell/>
          <table:table-cell table:formula="of:=([.B254]/[.A254]-[.B253]/[.A253])+([.D254]/[.C254]-[.D253]/[.C253])+([.F254]/[.E254]-[.F253]/[.E253])+([.H254]/[.G254]-[.H253]/[.G253])*1312500*64*PI()*2*64/(1440*4)" office:value-type="float" office:value="-18.5482289510409" calcext:value-type="float">
            <text:p>-18.548</text:p>
          </table:table-cell>
          <table:table-cell table:formula="of:=[.J254]/60" office:value-type="float" office:value="8.98816666666667" calcext:value-type="float">
            <text:p>8.988</text:p>
          </table:table-cell>
          <table:table-cell table:number-columns-repeated="6"/>
        </table:table-row>
        <table:table-row table:style-name="ro1">
          <table:table-cell office:value-type="float" office:value="1305065" calcext:value-type="float">
            <text:p>1305065</text:p>
          </table:table-cell>
          <table:table-cell office:value-type="float" office:value="196" calcext:value-type="float">
            <text:p>196</text:p>
          </table:table-cell>
          <table:table-cell office:value-type="float" office:value="1331580" calcext:value-type="float">
            <text:p>1331580</text:p>
          </table:table-cell>
          <table:table-cell office:value-type="float" office:value="200" calcext:value-type="float">
            <text:p>200</text:p>
          </table:table-cell>
          <table:table-cell office:value-type="float" office:value="1305256" calcext:value-type="float">
            <text:p>1305256</text:p>
          </table:table-cell>
          <table:table-cell office:value-type="float" office:value="196" calcext:value-type="float">
            <text:p>196</text:p>
          </table:table-cell>
          <table:table-cell office:value-type="float" office:value="1304841" calcext:value-type="float">
            <text:p>1304841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525.659" calcext:value-type="float">
            <text:p>525.659</text:p>
          </table:table-cell>
          <table:table-cell office:value-type="float" office:value="-22.839" calcext:value-type="float">
            <text:p>-22.839</text:p>
          </table:table-cell>
          <table:table-cell/>
          <table:table-cell table:formula="of:=([.B255]/[.A255]-[.B254]/[.A254])+([.D255]/[.C255]-[.D254]/[.C254])+([.F255]/[.E255]-[.F254]/[.E254])+([.H255]/[.G255]-[.H254]/[.G254])*1312500*64*PI()*2*64/(1440*4)" office:value-type="float" office:value="-22.8099793823222" calcext:value-type="float">
            <text:p>-22.810</text:p>
          </table:table-cell>
          <table:table-cell table:formula="of:=[.J255]/60" office:value-type="float" office:value="8.76098333333333" calcext:value-type="float">
            <text:p>8.761</text:p>
          </table:table-cell>
          <table:table-cell table:number-columns-repeated="6"/>
        </table:table-row>
        <table:table-row table:style-name="ro1">
          <table:table-cell office:value-type="float" office:value="1311488" calcext:value-type="float">
            <text:p>1311488</text:p>
          </table:table-cell>
          <table:table-cell office:value-type="float" office:value="192" calcext:value-type="float">
            <text:p>192</text:p>
          </table:table-cell>
          <table:table-cell office:value-type="float" office:value="1311753" calcext:value-type="float">
            <text:p>1311753</text:p>
          </table:table-cell>
          <table:table-cell office:value-type="float" office:value="192" calcext:value-type="float">
            <text:p>192</text:p>
          </table:table-cell>
          <table:table-cell office:value-type="float" office:value="1311641" calcext:value-type="float">
            <text:p>1311641</text:p>
          </table:table-cell>
          <table:table-cell office:value-type="float" office:value="192" calcext:value-type="float">
            <text:p>192</text:p>
          </table:table-cell>
          <table:table-cell office:value-type="float" office:value="1311416" calcext:value-type="float">
            <text:p>1311416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512.361" calcext:value-type="float">
            <text:p>512.361</text:p>
          </table:table-cell>
          <table:table-cell office:value-type="float" office:value="-22.281" calcext:value-type="float">
            <text:p>-22.281</text:p>
          </table:table-cell>
          <table:table-cell/>
          <table:table-cell table:formula="of:=([.B256]/[.A256]-[.B255]/[.A255])+([.D256]/[.C256]-[.D255]/[.C255])+([.F256]/[.E256]-[.F255]/[.E255])+([.H256]/[.G256]-[.H255]/[.G255])*1312500*64*PI()*2*64/(1440*4)" office:value-type="float" office:value="-22.3033761847582" calcext:value-type="float">
            <text:p>-22.303</text:p>
          </table:table-cell>
          <table:table-cell table:formula="of:=[.J256]/60" office:value-type="float" office:value="8.53935" calcext:value-type="float">
            <text:p>8.539</text:p>
          </table:table-cell>
          <table:table-cell table:number-columns-repeated="6"/>
        </table:table-row>
        <table:table-row table:style-name="ro1">
          <table:table-cell office:value-type="float" office:value="1314476" calcext:value-type="float">
            <text:p>1314476</text:p>
          </table:table-cell>
          <table:table-cell office:value-type="float" office:value="188" calcext:value-type="float">
            <text:p>188</text:p>
          </table:table-cell>
          <table:table-cell office:value-type="float" office:value="1286557" calcext:value-type="float">
            <text:p>1286557</text:p>
          </table:table-cell>
          <table:table-cell office:value-type="float" office:value="184" calcext:value-type="float">
            <text:p>184</text:p>
          </table:table-cell>
          <table:table-cell office:value-type="float" office:value="1314744" calcext:value-type="float">
            <text:p>1314744</text:p>
          </table:table-cell>
          <table:table-cell office:value-type="float" office:value="188" calcext:value-type="float">
            <text:p>188</text:p>
          </table:table-cell>
          <table:table-cell office:value-type="float" office:value="1314282" calcext:value-type="float">
            <text:p>1314282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500.568" calcext:value-type="float">
            <text:p>500.568</text:p>
          </table:table-cell>
          <table:table-cell office:value-type="float" office:value="-19.76" calcext:value-type="float">
            <text:p>-19.76</text:p>
          </table:table-cell>
          <table:table-cell/>
          <table:table-cell table:formula="of:=([.B257]/[.A257]-[.B256]/[.A256])+([.D257]/[.C257]-[.D256]/[.C256])+([.F257]/[.E257]-[.F256]/[.E256])+([.H257]/[.G257]-[.H256]/[.G256])*1312500*64*PI()*2*64/(1440*4)" office:value-type="float" office:value="-19.7202043517057" calcext:value-type="float">
            <text:p>-19.720</text:p>
          </table:table-cell>
          <table:table-cell table:formula="of:=[.J257]/60" office:value-type="float" office:value="8.3428" calcext:value-type="float">
            <text:p>8.343</text:p>
          </table:table-cell>
          <table:table-cell table:number-columns-repeated="6"/>
        </table:table-row>
        <table:table-row table:style-name="ro1">
          <table:table-cell office:value-type="float" office:value="1299166" calcext:value-type="float">
            <text:p>1299166</text:p>
          </table:table-cell>
          <table:table-cell office:value-type="float" office:value="180" calcext:value-type="float">
            <text:p>180</text:p>
          </table:table-cell>
          <table:table-cell office:value-type="float" office:value="1328084" calcext:value-type="float">
            <text:p>1328084</text:p>
          </table:table-cell>
          <table:table-cell office:value-type="float" office:value="184" calcext:value-type="float">
            <text:p>184</text:p>
          </table:table-cell>
          <table:table-cell office:value-type="float" office:value="1299483" calcext:value-type="float">
            <text:p>1299483</text:p>
          </table:table-cell>
          <table:table-cell office:value-type="float" office:value="180" calcext:value-type="float">
            <text:p>180</text:p>
          </table:table-cell>
          <table:table-cell office:value-type="float" office:value="1328382" calcext:value-type="float">
            <text:p>1328382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484.861" calcext:value-type="float">
            <text:p>484.861</text:p>
          </table:table-cell>
          <table:table-cell office:value-type="float" office:value="-26.317" calcext:value-type="float">
            <text:p>-26.317</text:p>
          </table:table-cell>
          <table:table-cell/>
          <table:table-cell table:formula="of:=([.B258]/[.A258]-[.B257]/[.A257])+([.D258]/[.C258]-[.D257]/[.C257])+([.F258]/[.E258]-[.F257]/[.E257])+([.H258]/[.G258]-[.H257]/[.G257])*1312500*64*PI()*2*64/(1440*4)" office:value-type="float" office:value="-26.5624438169382" calcext:value-type="float">
            <text:p>-26.562</text:p>
          </table:table-cell>
          <table:table-cell table:formula="of:=[.J258]/60" office:value-type="float" office:value="8.08101666666667" calcext:value-type="float">
            <text:p>8.081</text:p>
          </table:table-cell>
          <table:table-cell table:number-columns-repeated="6"/>
        </table:table-row>
        <table:table-row table:style-name="ro1">
          <table:table-cell office:value-type="float" office:value="1311459" calcext:value-type="float">
            <text:p>1311459</text:p>
          </table:table-cell>
          <table:table-cell office:value-type="float" office:value="176" calcext:value-type="float">
            <text:p>176</text:p>
          </table:table-cell>
          <table:table-cell office:value-type="float" office:value="1312006" calcext:value-type="float">
            <text:p>1312006</text:p>
          </table:table-cell>
          <table:table-cell office:value-type="float" office:value="176" calcext:value-type="float">
            <text:p>176</text:p>
          </table:table-cell>
          <table:table-cell office:value-type="float" office:value="1311779" calcext:value-type="float">
            <text:p>1311779</text:p>
          </table:table-cell>
          <table:table-cell office:value-type="float" office:value="176" calcext:value-type="float">
            <text:p>176</text:p>
          </table:table-cell>
          <table:table-cell office:value-type="float" office:value="1312287" calcext:value-type="float">
            <text:p>1312287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469.554" calcext:value-type="float">
            <text:p>469.554</text:p>
          </table:table-cell>
          <table:table-cell office:value-type="float" office:value="-25.647" calcext:value-type="float">
            <text:p>-25.647</text:p>
          </table:table-cell>
          <table:table-cell/>
          <table:table-cell table:formula="of:=([.B259]/[.A259]-[.B258]/[.A258])+([.D259]/[.C259]-[.D258]/[.C258])+([.F259]/[.E259]-[.F258]/[.E258])+([.H259]/[.G259]-[.H258]/[.G258])*1312500*64*PI()*2*64/(1440*4)" office:value-type="float" office:value="-25.7875361992813" calcext:value-type="float">
            <text:p>-25.788</text:p>
          </table:table-cell>
          <table:table-cell table:formula="of:=[.J259]/60" office:value-type="float" office:value="7.8259" calcext:value-type="float">
            <text:p>7.826</text:p>
          </table:table-cell>
          <table:table-cell table:number-columns-repeated="6"/>
        </table:table-row>
        <table:table-row table:style-name="ro1">
          <table:table-cell office:value-type="float" office:value="1325382" calcext:value-type="float">
            <text:p>1325382</text:p>
          </table:table-cell>
          <table:table-cell office:value-type="float" office:value="172" calcext:value-type="float">
            <text:p>172</text:p>
          </table:table-cell>
          <table:table-cell office:value-type="float" office:value="1294530" calcext:value-type="float">
            <text:p>1294530</text:p>
          </table:table-cell>
          <table:table-cell office:value-type="float" office:value="168" calcext:value-type="float">
            <text:p>168</text:p>
          </table:table-cell>
          <table:table-cell office:value-type="float" office:value="1325662" calcext:value-type="float">
            <text:p>1325662</text:p>
          </table:table-cell>
          <table:table-cell office:value-type="float" office:value="172" calcext:value-type="float">
            <text:p>172</text:p>
          </table:table-cell>
          <table:table-cell office:value-type="float" office:value="1294834" calcext:value-type="float">
            <text:p>1294834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454.163" calcext:value-type="float">
            <text:p>454.163</text:p>
          </table:table-cell>
          <table:table-cell office:value-type="float" office:value="-25.788" calcext:value-type="float">
            <text:p>-25.788</text:p>
          </table:table-cell>
          <table:table-cell/>
          <table:table-cell table:formula="of:=([.B260]/[.A260]-[.B259]/[.A259])+([.D260]/[.C260]-[.D259]/[.C259])+([.F260]/[.E260]-[.F259]/[.E259])+([.H260]/[.G260]-[.H259]/[.G259])*1312500*64*PI()*2*64/(1440*4)" office:value-type="float" office:value="-25.6307969243446" calcext:value-type="float">
            <text:p>-25.631</text:p>
          </table:table-cell>
          <table:table-cell table:formula="of:=[.J260]/60" office:value-type="float" office:value="7.56938333333333" calcext:value-type="float">
            <text:p>7.569</text:p>
          </table:table-cell>
          <table:table-cell table:number-columns-repeated="6"/>
        </table:table-row>
        <table:table-row table:style-name="ro1">
          <table:table-cell office:value-type="float" office:value="1299389" calcext:value-type="float">
            <text:p>1299389</text:p>
          </table:table-cell>
          <table:table-cell office:value-type="float" office:value="164" calcext:value-type="float">
            <text:p>164</text:p>
          </table:table-cell>
          <table:table-cell office:value-type="float" office:value="1331157" calcext:value-type="float">
            <text:p>1331157</text:p>
          </table:table-cell>
          <table:table-cell office:value-type="float" office:value="168" calcext:value-type="float">
            <text:p>168</text:p>
          </table:table-cell>
          <table:table-cell office:value-type="float" office:value="1299590" calcext:value-type="float">
            <text:p>1299590</text:p>
          </table:table-cell>
          <table:table-cell office:value-type="float" office:value="164" calcext:value-type="float">
            <text:p>164</text:p>
          </table:table-cell>
          <table:table-cell office:value-type="float" office:value="1331290" calcext:value-type="float">
            <text:p>1331290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441.705" calcext:value-type="float">
            <text:p>441.705</text:p>
          </table:table-cell>
          <table:table-cell office:value-type="float" office:value="-20.873" calcext:value-type="float">
            <text:p>-20.873</text:p>
          </table:table-cell>
          <table:table-cell/>
          <table:table-cell table:formula="of:=([.B261]/[.A261]-[.B260]/[.A260])+([.D261]/[.C261]-[.D260]/[.C260])+([.F261]/[.E261]-[.F260]/[.E260])+([.H261]/[.G261]-[.H260]/[.G260])*1312500*64*PI()*2*64/(1440*4)" office:value-type="float" office:value="-20.8357146245241" calcext:value-type="float">
            <text:p>-20.836</text:p>
          </table:table-cell>
          <table:table-cell table:formula="of:=[.J261]/60" office:value-type="float" office:value="7.36175" calcext:value-type="float">
            <text:p>7.362</text:p>
          </table:table-cell>
          <table:table-cell table:number-columns-repeated="6"/>
        </table:table-row>
        <table:table-row table:style-name="ro1">
          <table:table-cell office:value-type="float" office:value="1328399" calcext:value-type="float">
            <text:p>1328399</text:p>
          </table:table-cell>
          <table:table-cell office:value-type="float" office:value="164" calcext:value-type="float">
            <text:p>164</text:p>
          </table:table-cell>
          <table:table-cell office:value-type="float" office:value="1295813" calcext:value-type="float">
            <text:p>1295813</text:p>
          </table:table-cell>
          <table:table-cell office:value-type="float" office:value="160" calcext:value-type="float">
            <text:p>160</text:p>
          </table:table-cell>
          <table:table-cell office:value-type="float" office:value="1328546" calcext:value-type="float">
            <text:p>1328546</text:p>
          </table:table-cell>
          <table:table-cell office:value-type="float" office:value="164" calcext:value-type="float">
            <text:p>164</text:p>
          </table:table-cell>
          <table:table-cell office:value-type="float" office:value="1296031" calcext:value-type="float">
            <text:p>1296031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432.1" calcext:value-type="float">
            <text:p>432.1</text:p>
          </table:table-cell>
          <table:table-cell office:value-type="float" office:value="-16.094" calcext:value-type="float">
            <text:p>-16.094</text:p>
          </table:table-cell>
          <table:table-cell/>
          <table:table-cell table:formula="of:=([.B262]/[.A262]-[.B261]/[.A261])+([.D262]/[.C262]-[.D261]/[.C261])+([.F262]/[.E262]-[.F261]/[.E261])+([.H262]/[.G262]-[.H261]/[.G261])*1312500*64*PI()*2*64/(1440*4)" office:value-type="float" office:value="-16.0655933560261" calcext:value-type="float">
            <text:p>-16.066</text:p>
          </table:table-cell>
          <table:table-cell table:formula="of:=[.J262]/60" office:value-type="float" office:value="7.20166666666667" calcext:value-type="float">
            <text:p>7.202</text:p>
          </table:table-cell>
          <table:table-cell table:number-columns-repeated="6"/>
        </table:table-row>
        <table:table-row table:style-name="ro1">
          <table:table-cell office:value-type="float" office:value="1312591" calcext:value-type="float">
            <text:p>1312591</text:p>
          </table:table-cell>
          <table:table-cell office:value-type="float" office:value="156" calcext:value-type="float">
            <text:p>156</text:p>
          </table:table-cell>
          <table:table-cell office:value-type="float" office:value="1312063" calcext:value-type="float">
            <text:p>1312063</text:p>
          </table:table-cell>
          <table:table-cell office:value-type="float" office:value="156" calcext:value-type="float">
            <text:p>156</text:p>
          </table:table-cell>
          <table:table-cell office:value-type="float" office:value="1312888" calcext:value-type="float">
            <text:p>1312888</text:p>
          </table:table-cell>
          <table:table-cell office:value-type="float" office:value="156" calcext:value-type="float">
            <text:p>156</text:p>
          </table:table-cell>
          <table:table-cell office:value-type="float" office:value="1312310" calcext:value-type="float">
            <text:p>1312310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416.012" calcext:value-type="float">
            <text:p>416.012</text:p>
          </table:table-cell>
          <table:table-cell office:value-type="float" office:value="-26.956" calcext:value-type="float">
            <text:p>-26.956</text:p>
          </table:table-cell>
          <table:table-cell/>
          <table:table-cell table:formula="of:=([.B263]/[.A263]-[.B262]/[.A262])+([.D263]/[.C263]-[.D262]/[.C262])+([.F263]/[.E263]-[.F262]/[.E262])+([.H263]/[.G263]-[.H262]/[.G262])*1312500*64*PI()*2*64/(1440*4)" office:value-type="float" office:value="-26.8555211943005" calcext:value-type="float">
            <text:p>-26.856</text:p>
          </table:table-cell>
          <table:table-cell table:formula="of:=[.J263]/60" office:value-type="float" office:value="6.93353333333333" calcext:value-type="float">
            <text:p>6.934</text:p>
          </table:table-cell>
          <table:table-cell table:number-columns-repeated="6"/>
        </table:table-row>
        <table:table-row table:style-name="ro1">
          <table:table-cell office:value-type="float" office:value="1311820" calcext:value-type="float">
            <text:p>1311820</text:p>
          </table:table-cell>
          <table:table-cell office:value-type="float" office:value="152" calcext:value-type="float">
            <text:p>152</text:p>
          </table:table-cell>
          <table:table-cell office:value-type="float" office:value="1311372" calcext:value-type="float">
            <text:p>1311372</text:p>
          </table:table-cell>
          <table:table-cell office:value-type="float" office:value="152" calcext:value-type="float">
            <text:p>152</text:p>
          </table:table-cell>
          <table:table-cell office:value-type="float" office:value="1312122" calcext:value-type="float">
            <text:p>1312122</text:p>
          </table:table-cell>
          <table:table-cell office:value-type="float" office:value="152" calcext:value-type="float">
            <text:p>152</text:p>
          </table:table-cell>
          <table:table-cell office:value-type="float" office:value="1311655" calcext:value-type="float">
            <text:p>1311655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405.567" calcext:value-type="float">
            <text:p>405.567</text:p>
          </table:table-cell>
          <table:table-cell office:value-type="float" office:value="-17.5" calcext:value-type="float">
            <text:p>-17.5</text:p>
          </table:table-cell>
          <table:table-cell/>
          <table:table-cell table:formula="of:=([.B264]/[.A264]-[.B263]/[.A263])+([.D264]/[.C264]-[.D263]/[.C263])+([.F264]/[.E264]-[.F263]/[.E263])+([.H264]/[.G264]-[.H263]/[.G263])*1312500*64*PI()*2*64/(1440*4)" office:value-type="float" office:value="-17.535576168368" calcext:value-type="float">
            <text:p>-17.536</text:p>
          </table:table-cell>
          <table:table-cell table:formula="of:=[.J264]/60" office:value-type="float" office:value="6.75945" calcext:value-type="float">
            <text:p>6.759</text:p>
          </table:table-cell>
          <table:table-cell table:number-columns-repeated="6"/>
        </table:table-row>
        <table:table-row table:style-name="ro1">
          <table:table-cell office:value-type="float" office:value="1310223" calcext:value-type="float">
            <text:p>1310223</text:p>
          </table:table-cell>
          <table:table-cell office:value-type="float" office:value="148" calcext:value-type="float">
            <text:p>148</text:p>
          </table:table-cell>
          <table:table-cell office:value-type="float" office:value="1309805" calcext:value-type="float">
            <text:p>1309805</text:p>
          </table:table-cell>
          <table:table-cell office:value-type="float" office:value="148" calcext:value-type="float">
            <text:p>148</text:p>
          </table:table-cell>
          <table:table-cell office:value-type="float" office:value="1310486" calcext:value-type="float">
            <text:p>1310486</text:p>
          </table:table-cell>
          <table:table-cell office:value-type="float" office:value="148" calcext:value-type="float">
            <text:p>148</text:p>
          </table:table-cell>
          <table:table-cell office:value-type="float" office:value="1309992" calcext:value-type="float">
            <text:p>1309992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395.382" calcext:value-type="float">
            <text:p>395.382</text:p>
          </table:table-cell>
          <table:table-cell office:value-type="float" office:value="-17.066" calcext:value-type="float">
            <text:p>-17.066</text:p>
          </table:table-cell>
          <table:table-cell/>
          <table:table-cell table:formula="of:=([.B265]/[.A265]-[.B264]/[.A264])+([.D265]/[.C265]-[.D264]/[.C264])+([.F265]/[.E265]-[.F264]/[.E264])+([.H265]/[.G265]-[.H264]/[.G264])*1312500*64*PI()*2*64/(1440*4)" office:value-type="float" office:value="-17.0436880414493" calcext:value-type="float">
            <text:p>-17.044</text:p>
          </table:table-cell>
          <table:table-cell table:formula="of:=[.J265]/60" office:value-type="float" office:value="6.5897" calcext:value-type="float">
            <text:p>6.590</text:p>
          </table:table-cell>
          <table:table-cell table:number-columns-repeated="6"/>
        </table:table-row>
        <table:table-row table:style-name="ro1">
          <table:table-cell office:value-type="float" office:value="1319101" calcext:value-type="float">
            <text:p>1319101</text:p>
          </table:table-cell>
          <table:table-cell office:value-type="float" office:value="144" calcext:value-type="float">
            <text:p>144</text:p>
          </table:table-cell>
          <table:table-cell office:value-type="float" office:value="1318412" calcext:value-type="float">
            <text:p>1318412</text:p>
          </table:table-cell>
          <table:table-cell office:value-type="float" office:value="144" calcext:value-type="float">
            <text:p>144</text:p>
          </table:table-cell>
          <table:table-cell office:value-type="float" office:value="1282151" calcext:value-type="float">
            <text:p>1282151</text:p>
          </table:table-cell>
          <table:table-cell office:value-type="float" office:value="140" calcext:value-type="float">
            <text:p>140</text:p>
          </table:table-cell>
          <table:table-cell office:value-type="float" office:value="1318852" calcext:value-type="float">
            <text:p>1318852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382.169" calcext:value-type="float">
            <text:p>382.169</text:p>
          </table:table-cell>
          <table:table-cell office:value-type="float" office:value="-22.138" calcext:value-type="float">
            <text:p>-22.138</text:p>
          </table:table-cell>
          <table:table-cell/>
          <table:table-cell table:formula="of:=([.B266]/[.A266]-[.B265]/[.A265])+([.D266]/[.C266]-[.D265]/[.C265])+([.F266]/[.E266]-[.F265]/[.E265])+([.H266]/[.G266]-[.H265]/[.G265])*1312500*64*PI()*2*64/(1440*4)" office:value-type="float" office:value="-22.2370002122617" calcext:value-type="float">
            <text:p>-22.237</text:p>
          </table:table-cell>
          <table:table-cell table:formula="of:=[.J266]/60" office:value-type="float" office:value="6.36948333333333" calcext:value-type="float">
            <text:p>6.369</text:p>
          </table:table-cell>
          <table:table-cell table:number-columns-repeated="6"/>
        </table:table-row>
        <table:table-row table:style-name="ro1">
          <table:table-cell office:value-type="float" office:value="1291282" calcext:value-type="float">
            <text:p>1291282</text:p>
          </table:table-cell>
          <table:table-cell office:value-type="float" office:value="136" calcext:value-type="float">
            <text:p>136</text:p>
          </table:table-cell>
          <table:table-cell office:value-type="float" office:value="1329368" calcext:value-type="float">
            <text:p>1329368</text:p>
          </table:table-cell>
          <table:table-cell office:value-type="float" office:value="140" calcext:value-type="float">
            <text:p>140</text:p>
          </table:table-cell>
          <table:table-cell office:value-type="float" office:value="1329068" calcext:value-type="float">
            <text:p>1329068</text:p>
          </table:table-cell>
          <table:table-cell office:value-type="float" office:value="140" calcext:value-type="float">
            <text:p>140</text:p>
          </table:table-cell>
          <table:table-cell office:value-type="float" office:value="1291065" calcext:value-type="float">
            <text:p>1291065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368.647" calcext:value-type="float">
            <text:p>368.647</text:p>
          </table:table-cell>
          <table:table-cell office:value-type="float" office:value="-22.656" calcext:value-type="float">
            <text:p>-22.656</text:p>
          </table:table-cell>
          <table:table-cell/>
          <table:table-cell table:formula="of:=([.B267]/[.A267]-[.B266]/[.A266])+([.D267]/[.C267]-[.D266]/[.C266])+([.F267]/[.E267]-[.F266]/[.E266])+([.H267]/[.G267]-[.H266]/[.G266])*1312500*64*PI()*2*64/(1440*4)" office:value-type="float" office:value="-22.5569329764528" calcext:value-type="float">
            <text:p>-22.557</text:p>
          </table:table-cell>
          <table:table-cell table:formula="of:=[.J267]/60" office:value-type="float" office:value="6.14411666666667" calcext:value-type="float">
            <text:p>6.144</text:p>
          </table:table-cell>
          <table:table-cell table:number-columns-repeated="6"/>
        </table:table-row>
        <table:table-row table:style-name="ro1">
          <table:table-cell office:value-type="float" office:value="1303612" calcext:value-type="float">
            <text:p>1303612</text:p>
          </table:table-cell>
          <table:table-cell office:value-type="float" office:value="132" calcext:value-type="float">
            <text:p>132</text:p>
          </table:table-cell>
          <table:table-cell office:value-type="float" office:value="1304328" calcext:value-type="float">
            <text:p>1304328</text:p>
          </table:table-cell>
          <table:table-cell office:value-type="float" office:value="132" calcext:value-type="float">
            <text:p>132</text:p>
          </table:table-cell>
          <table:table-cell office:value-type="float" office:value="1303915" calcext:value-type="float">
            <text:p>1303915</text:p>
          </table:table-cell>
          <table:table-cell office:value-type="float" office:value="132" calcext:value-type="float">
            <text:p>132</text:p>
          </table:table-cell>
          <table:table-cell office:value-type="float" office:value="1343458" calcext:value-type="float">
            <text:p>1343458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354.308" calcext:value-type="float">
            <text:p>354.308</text:p>
          </table:table-cell>
          <table:table-cell office:value-type="float" office:value="-24.026" calcext:value-type="float">
            <text:p>-24.026</text:p>
          </table:table-cell>
          <table:table-cell/>
          <table:table-cell table:formula="of:=([.B268]/[.A268]-[.B267]/[.A267])+([.D268]/[.C268]-[.D267]/[.C267])+([.F268]/[.E268]-[.F267]/[.E267])+([.H268]/[.G268]-[.H267]/[.G267])*1312500*64*PI()*2*64/(1440*4)" office:value-type="float" office:value="-24.0911116168606" calcext:value-type="float">
            <text:p>-24.091</text:p>
          </table:table-cell>
          <table:table-cell table:formula="of:=[.J268]/60" office:value-type="float" office:value="5.90513333333333" calcext:value-type="float">
            <text:p>5.905</text:p>
          </table:table-cell>
          <table:table-cell table:number-columns-repeated="6"/>
        </table:table-row>
        <table:table-row table:style-name="ro1">
          <table:table-cell office:value-type="float" office:value="1315722" calcext:value-type="float">
            <text:p>1315722</text:p>
          </table:table-cell>
          <table:table-cell office:value-type="float" office:value="128" calcext:value-type="float">
            <text:p>128</text:p>
          </table:table-cell>
          <table:table-cell office:value-type="float" office:value="1316678" calcext:value-type="float">
            <text:p>1316678</text:p>
          </table:table-cell>
          <table:table-cell office:value-type="float" office:value="128" calcext:value-type="float">
            <text:p>128</text:p>
          </table:table-cell>
          <table:table-cell office:value-type="float" office:value="1316336" calcext:value-type="float">
            <text:p>1316336</text:p>
          </table:table-cell>
          <table:table-cell office:value-type="float" office:value="128" calcext:value-type="float">
            <text:p>128</text:p>
          </table:table-cell>
          <table:table-cell office:value-type="float" office:value="1317116" calcext:value-type="float">
            <text:p>13171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40.306" calcext:value-type="float">
            <text:p>340.306</text:p>
          </table:table-cell>
          <table:table-cell office:value-type="float" office:value="-23.461" calcext:value-type="float">
            <text:p>-23.461</text:p>
          </table:table-cell>
          <table:table-cell/>
          <table:table-cell table:formula="of:=([.B269]/[.A269]-[.B268]/[.A268])+([.D269]/[.C269]-[.D268]/[.C268])+([.F269]/[.E269]-[.F268]/[.E268])+([.H269]/[.G269]-[.H268]/[.G268])*1312500*64*PI()*2*64/(1440*4)" office:value-type="float" office:value="-23.7462016885249" calcext:value-type="float">
            <text:p>-23.746</text:p>
          </table:table-cell>
          <table:table-cell table:formula="of:=[.J269]/60" office:value-type="float" office:value="5.67176666666667" calcext:value-type="float">
            <text:p>5.672</text:p>
          </table:table-cell>
          <table:table-cell table:number-columns-repeated="6"/>
        </table:table-row>
        <table:table-row table:style-name="ro1">
          <table:table-cell office:value-type="float" office:value="1322564" calcext:value-type="float">
            <text:p>1322564</text:p>
          </table:table-cell>
          <table:table-cell office:value-type="float" office:value="124" calcext:value-type="float">
            <text:p>124</text:p>
          </table:table-cell>
          <table:table-cell office:value-type="float" office:value="1323391" calcext:value-type="float">
            <text:p>1323391</text:p>
          </table:table-cell>
          <table:table-cell office:value-type="float" office:value="124" calcext:value-type="float">
            <text:p>124</text:p>
          </table:table-cell>
          <table:table-cell office:value-type="float" office:value="1322982" calcext:value-type="float">
            <text:p>1322982</text:p>
          </table:table-cell>
          <table:table-cell office:value-type="float" office:value="124" calcext:value-type="float">
            <text:p>124</text:p>
          </table:table-cell>
          <table:table-cell office:value-type="float" office:value="1280284" calcext:value-type="float">
            <text:p>1280284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328.049" calcext:value-type="float">
            <text:p>328.049</text:p>
          </table:table-cell>
          <table:table-cell office:value-type="float" office:value="-20.537" calcext:value-type="float">
            <text:p>-20.537</text:p>
          </table:table-cell>
          <table:table-cell/>
          <table:table-cell table:formula="of:=([.B270]/[.A270]-[.B269]/[.A269])+([.D270]/[.C270]-[.D269]/[.C269])+([.F270]/[.E270]-[.F269]/[.E269])+([.H270]/[.G270]-[.H269]/[.G269])*1312500*64*PI()*2*64/(1440*4)" office:value-type="float" office:value="-20.2484112547636" calcext:value-type="float">
            <text:p>-20.248</text:p>
          </table:table-cell>
          <table:table-cell table:formula="of:=[.J270]/60" office:value-type="float" office:value="5.46748333333333" calcext:value-type="float">
            <text:p>5.467</text:p>
          </table:table-cell>
          <table:table-cell table:number-columns-repeated="6"/>
        </table:table-row>
        <table:table-row table:style-name="ro1">
          <table:table-cell office:value-type="float" office:value="1327867" calcext:value-type="float">
            <text:p>1327867</text:p>
          </table:table-cell>
          <table:table-cell office:value-type="float" office:value="120" calcext:value-type="float">
            <text:p>120</text:p>
          </table:table-cell>
          <table:table-cell office:value-type="float" office:value="1283655" calcext:value-type="float">
            <text:p>1283655</text:p>
          </table:table-cell>
          <table:table-cell office:value-type="float" office:value="116" calcext:value-type="float">
            <text:p>116</text:p>
          </table:table-cell>
          <table:table-cell office:value-type="float" office:value="1283365" calcext:value-type="float">
            <text:p>1283365</text:p>
          </table:table-cell>
          <table:table-cell office:value-type="float" office:value="116" calcext:value-type="float">
            <text:p>116</text:p>
          </table:table-cell>
          <table:table-cell office:value-type="float" office:value="1327552" calcext:value-type="float">
            <text:p>1327552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316.327" calcext:value-type="float">
            <text:p>316.327</text:p>
          </table:table-cell>
          <table:table-cell office:value-type="float" office:value="-19.64" calcext:value-type="float">
            <text:p>-19.64</text:p>
          </table:table-cell>
          <table:table-cell/>
          <table:table-cell table:formula="of:=([.B271]/[.A271]-[.B270]/[.A270])+([.D271]/[.C271]-[.D270]/[.C270])+([.F271]/[.E271]-[.F270]/[.E270])+([.H271]/[.G271]-[.H270]/[.G270])*1312500*64*PI()*2*64/(1440*4)" office:value-type="float" office:value="-19.5707505630133" calcext:value-type="float">
            <text:p>-19.571</text:p>
          </table:table-cell>
          <table:table-cell table:formula="of:=[.J271]/60" office:value-type="float" office:value="5.27211666666667" calcext:value-type="float">
            <text:p>5.272</text:p>
          </table:table-cell>
          <table:table-cell table:number-columns-repeated="6"/>
        </table:table-row>
        <table:table-row table:style-name="ro1">
          <table:table-cell office:value-type="float" office:value="1318660" calcext:value-type="float">
            <text:p>1318660</text:p>
          </table:table-cell>
          <table:table-cell office:value-type="float" office:value="116" calcext:value-type="float">
            <text:p>116</text:p>
          </table:table-cell>
          <table:table-cell office:value-type="float" office:value="1317845" calcext:value-type="float">
            <text:p>1317845</text:p>
          </table:table-cell>
          <table:table-cell office:value-type="float" office:value="116" calcext:value-type="float">
            <text:p>116</text:p>
          </table:table-cell>
          <table:table-cell office:value-type="float" office:value="1317434" calcext:value-type="float">
            <text:p>1317434</text:p>
          </table:table-cell>
          <table:table-cell office:value-type="float" office:value="116" calcext:value-type="float">
            <text:p>116</text:p>
          </table:table-cell>
          <table:table-cell office:value-type="float" office:value="1318327" calcext:value-type="float">
            <text:p>13183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08.027" calcext:value-type="float">
            <text:p>308.027</text:p>
          </table:table-cell>
          <table:table-cell office:value-type="float" office:value="-13.907" calcext:value-type="float">
            <text:p>-13.907</text:p>
          </table:table-cell>
          <table:table-cell/>
          <table:table-cell table:formula="of:=([.B272]/[.A272]-[.B271]/[.A271])+([.D272]/[.C272]-[.D271]/[.C271])+([.F272]/[.E272]-[.F271]/[.E271])+([.H272]/[.G272]-[.H271]/[.G271])*1312500*64*PI()*2*64/(1440*4)" office:value-type="float" office:value="-14.083904041246" calcext:value-type="float">
            <text:p>-14.084</text:p>
          </table:table-cell>
          <table:table-cell table:formula="of:=[.J272]/60" office:value-type="float" office:value="5.13378333333333" calcext:value-type="float">
            <text:p>5.134</text:p>
          </table:table-cell>
          <table:table-cell table:number-columns-repeated="6"/>
        </table:table-row>
        <table:table-row table:style-name="ro1">
          <table:table-cell office:value-type="float" office:value="1289505" calcext:value-type="float">
            <text:p>1289505</text:p>
          </table:table-cell>
          <table:table-cell office:value-type="float" office:value="108" calcext:value-type="float">
            <text:p>108</text:p>
          </table:table-cell>
          <table:table-cell office:value-type="float" office:value="1337235" calcext:value-type="float">
            <text:p>1337235</text:p>
          </table:table-cell>
          <table:table-cell office:value-type="float" office:value="112" calcext:value-type="float">
            <text:p>112</text:p>
          </table:table-cell>
          <table:table-cell office:value-type="float" office:value="1336623" calcext:value-type="float">
            <text:p>1336623</text:p>
          </table:table-cell>
          <table:table-cell office:value-type="float" office:value="112" calcext:value-type="float">
            <text:p>112</text:p>
          </table:table-cell>
          <table:table-cell office:value-type="float" office:value="1288884" calcext:value-type="float">
            <text:p>1288884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293.208" calcext:value-type="float">
            <text:p>293.208</text:p>
          </table:table-cell>
          <table:table-cell office:value-type="float" office:value="-24.83" calcext:value-type="float">
            <text:p>-24.83</text:p>
          </table:table-cell>
          <table:table-cell/>
          <table:table-cell table:formula="of:=([.B273]/[.A273]-[.B272]/[.A272])+([.D273]/[.C273]-[.D272]/[.C272])+([.F273]/[.E273]-[.F272]/[.E272])+([.H273]/[.G273]-[.H272]/[.G272])*1312500*64*PI()*2*64/(1440*4)" office:value-type="float" office:value="-24.6118473347668" calcext:value-type="float">
            <text:p>-24.612</text:p>
          </table:table-cell>
          <table:table-cell table:formula="of:=[.J273]/60" office:value-type="float" office:value="4.8868" calcext:value-type="float">
            <text:p>4.887</text:p>
          </table:table-cell>
          <table:table-cell table:number-columns-repeated="6"/>
        </table:table-row>
        <table:table-row table:style-name="ro1">
          <table:table-cell office:value-type="float" office:value="1291281" calcext:value-type="float">
            <text:p>1291281</text:p>
          </table:table-cell>
          <table:table-cell office:value-type="float" office:value="104" calcext:value-type="float">
            <text:p>104</text:p>
          </table:table-cell>
          <table:table-cell office:value-type="float" office:value="1292152" calcext:value-type="float">
            <text:p>1292152</text:p>
          </table:table-cell>
          <table:table-cell office:value-type="float" office:value="104" calcext:value-type="float">
            <text:p>104</text:p>
          </table:table-cell>
          <table:table-cell office:value-type="float" office:value="1291772" calcext:value-type="float">
            <text:p>1291772</text:p>
          </table:table-cell>
          <table:table-cell office:value-type="float" office:value="104" calcext:value-type="float">
            <text:p>104</text:p>
          </table:table-cell>
          <table:table-cell office:value-type="float" office:value="1341441" calcext:value-type="float">
            <text:p>1341441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281.79" calcext:value-type="float">
            <text:p>281.79</text:p>
          </table:table-cell>
          <table:table-cell office:value-type="float" office:value="-19.13" calcext:value-type="float">
            <text:p>-19.13</text:p>
          </table:table-cell>
          <table:table-cell/>
          <table:table-cell table:formula="of:=([.B274]/[.A274]-[.B273]/[.A273])+([.D274]/[.C274]-[.D273]/[.C273])+([.F274]/[.E274]-[.F273]/[.E273])+([.H274]/[.G274]-[.H273]/[.G273])*1312500*64*PI()*2*64/(1440*4)" office:value-type="float" office:value="-19.2524400445804" calcext:value-type="float">
            <text:p>-19.252</text:p>
          </table:table-cell>
          <table:table-cell table:formula="of:=[.J274]/60" office:value-type="float" office:value="4.6965" calcext:value-type="float">
            <text:p>4.697</text:p>
          </table:table-cell>
          <table:table-cell table:number-columns-repeated="6"/>
        </table:table-row>
        <table:table-row table:style-name="ro1">
          <table:table-cell office:value-type="float" office:value="1336978" calcext:value-type="float">
            <text:p>1336978</text:p>
          </table:table-cell>
          <table:table-cell office:value-type="float" office:value="104" calcext:value-type="float">
            <text:p>104</text:p>
          </table:table-cell>
          <table:table-cell office:value-type="float" office:value="1285533" calcext:value-type="float">
            <text:p>1285533</text:p>
          </table:table-cell>
          <table:table-cell office:value-type="float" office:value="100" calcext:value-type="float">
            <text:p>100</text:p>
          </table:table-cell>
          <table:table-cell office:value-type="float" office:value="1337362" calcext:value-type="float">
            <text:p>1337362</text:p>
          </table:table-cell>
          <table:table-cell office:value-type="float" office:value="104" calcext:value-type="float">
            <text:p>104</text:p>
          </table:table-cell>
          <table:table-cell office:value-type="float" office:value="1286057" calcext:value-type="float">
            <text:p>1286057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272.211" calcext:value-type="float">
            <text:p>272.211</text:p>
          </table:table-cell>
          <table:table-cell office:value-type="float" office:value="-16.05" calcext:value-type="float">
            <text:p>-16.05</text:p>
          </table:table-cell>
          <table:table-cell/>
          <table:table-cell table:formula="of:=([.B275]/[.A275]-[.B274]/[.A274])+([.D275]/[.C275]-[.D274]/[.C274])+([.F275]/[.E275]-[.F274]/[.E274])+([.H275]/[.G275]-[.H274]/[.G274])*1312500*64*PI()*2*64/(1440*4)" office:value-type="float" office:value="-16.1467009338666" calcext:value-type="float">
            <text:p>-16.147</text:p>
          </table:table-cell>
          <table:table-cell table:formula="of:=[.J275]/60" office:value-type="float" office:value="4.53685" calcext:value-type="float">
            <text:p>4.537</text:p>
          </table:table-cell>
          <table:table-cell table:number-columns-repeated="6"/>
        </table:table-row>
        <table:table-row table:style-name="ro1">
          <table:table-cell office:value-type="float" office:value="1334200" calcext:value-type="float">
            <text:p>1334200</text:p>
          </table:table-cell>
          <table:table-cell office:value-type="float" office:value="100" calcext:value-type="float">
            <text:p>100</text:p>
          </table:table-cell>
          <table:table-cell office:value-type="float" office:value="1333316" calcext:value-type="float">
            <text:p>1333316</text:p>
          </table:table-cell>
          <table:table-cell office:value-type="float" office:value="100" calcext:value-type="float">
            <text:p>100</text:p>
          </table:table-cell>
          <table:table-cell office:value-type="float" office:value="1280594" calcext:value-type="float">
            <text:p>1280594</text:p>
          </table:table-cell>
          <table:table-cell office:value-type="float" office:value="96" calcext:value-type="float">
            <text:p>96</text:p>
          </table:table-cell>
          <table:table-cell office:value-type="float" office:value="1333802" calcext:value-type="float">
            <text:p>1333802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262.405" calcext:value-type="float">
            <text:p>262.405</text:p>
          </table:table-cell>
          <table:table-cell office:value-type="float" office:value="-16.43" calcext:value-type="float">
            <text:p>-16.43</text:p>
          </table:table-cell>
          <table:table-cell/>
          <table:table-cell table:formula="of:=([.B276]/[.A276]-[.B275]/[.A275])+([.D276]/[.C276]-[.D275]/[.C275])+([.F276]/[.E276]-[.F275]/[.E275])+([.H276]/[.G276]-[.H275]/[.G275])*1312500*64*PI()*2*64/(1440*4)" office:value-type="float" office:value="-16.3227445833147" calcext:value-type="float">
            <text:p>-16.323</text:p>
          </table:table-cell>
          <table:table-cell table:formula="of:=[.J276]/60" office:value-type="float" office:value="4.37341666666667" calcext:value-type="float">
            <text:p>4.373</text:p>
          </table:table-cell>
          <table:table-cell table:number-columns-repeated="6"/>
        </table:table-row>
        <table:table-row table:style-name="ro1">
          <table:table-cell office:value-type="float" office:value="1270207" calcext:value-type="float">
            <text:p>1270207</text:p>
          </table:table-cell>
          <table:table-cell office:value-type="float" office:value="92" calcext:value-type="float">
            <text:p>92</text:p>
          </table:table-cell>
          <table:table-cell office:value-type="float" office:value="1325572" calcext:value-type="float">
            <text:p>1325572</text:p>
          </table:table-cell>
          <table:table-cell office:value-type="float" office:value="96" calcext:value-type="float">
            <text:p>96</text:p>
          </table:table-cell>
          <table:table-cell office:value-type="float" office:value="1325031" calcext:value-type="float">
            <text:p>1325031</text:p>
          </table:table-cell>
          <table:table-cell office:value-type="float" office:value="96" calcext:value-type="float">
            <text:p>96</text:p>
          </table:table-cell>
          <table:table-cell office:value-type="float" office:value="1326103" calcext:value-type="float">
            <text:p>1326103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253.483" calcext:value-type="float">
            <text:p>253.483</text:p>
          </table:table-cell>
          <table:table-cell office:value-type="float" office:value="-14.949" calcext:value-type="float">
            <text:p>-14.949</text:p>
          </table:table-cell>
          <table:table-cell/>
          <table:table-cell table:formula="of:=([.B277]/[.A277]-[.B276]/[.A276])+([.D277]/[.C277]-[.D276]/[.C276])+([.F277]/[.E277]-[.F276]/[.E276])+([.H277]/[.G277]-[.H276]/[.G276])*1312500*64*PI()*2*64/(1440*4)" office:value-type="float" office:value="-15.1362511195228" calcext:value-type="float">
            <text:p>-15.136</text:p>
          </table:table-cell>
          <table:table-cell table:formula="of:=[.J277]/60" office:value-type="float" office:value="4.22471666666667" calcext:value-type="float">
            <text:p>4.225</text:p>
          </table:table-cell>
          <table:table-cell table:number-columns-repeated="6"/>
        </table:table-row>
        <table:table-row table:style-name="ro1">
          <table:table-cell office:value-type="float" office:value="1322666" calcext:value-type="float">
            <text:p>1322666</text:p>
          </table:table-cell>
          <table:table-cell office:value-type="float" office:value="92" calcext:value-type="float">
            <text:p>92</text:p>
          </table:table-cell>
          <table:table-cell office:value-type="float" office:value="1323976" calcext:value-type="float">
            <text:p>1323976</text:p>
          </table:table-cell>
          <table:table-cell office:value-type="float" office:value="92" calcext:value-type="float">
            <text:p>92</text:p>
          </table:table-cell>
          <table:table-cell office:value-type="float" office:value="1323368" calcext:value-type="float">
            <text:p>1323368</text:p>
          </table:table-cell>
          <table:table-cell office:value-type="float" office:value="92" calcext:value-type="float">
            <text:p>92</text:p>
          </table:table-cell>
          <table:table-cell office:value-type="float" office:value="1265862" calcext:value-type="float">
            <text:p>1265862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243.321" calcext:value-type="float">
            <text:p>243.321</text:p>
          </table:table-cell>
          <table:table-cell office:value-type="float" office:value="-17.025" calcext:value-type="float">
            <text:p>-17.025</text:p>
          </table:table-cell>
          <table:table-cell/>
          <table:table-cell table:formula="of:=([.B278]/[.A278]-[.B277]/[.A277])+([.D278]/[.C278]-[.D277]/[.C277])+([.F278]/[.E278]-[.F277]/[.E277])+([.H278]/[.G278]-[.H277]/[.G277])*1312500*64*PI()*2*64/(1440*4)" office:value-type="float" office:value="-16.8582499716302" calcext:value-type="float">
            <text:p>-16.858</text:p>
          </table:table-cell>
          <table:table-cell table:formula="of:=[.J278]/60" office:value-type="float" office:value="4.05535" calcext:value-type="float">
            <text:p>4.055</text:p>
          </table:table-cell>
          <table:table-cell table:number-columns-repeated="6"/>
        </table:table-row>
        <table:table-row table:style-name="ro1">
          <table:table-cell office:value-type="float" office:value="1323537" calcext:value-type="float">
            <text:p>1323537</text:p>
          </table:table-cell>
          <table:table-cell office:value-type="float" office:value="88" calcext:value-type="float">
            <text:p>88</text:p>
          </table:table-cell>
          <table:table-cell office:value-type="float" office:value="1263457" calcext:value-type="float">
            <text:p>1263457</text:p>
          </table:table-cell>
          <table:table-cell office:value-type="float" office:value="84" calcext:value-type="float">
            <text:p>84</text:p>
          </table:table-cell>
          <table:table-cell office:value-type="float" office:value="1324387" calcext:value-type="float">
            <text:p>1324387</text:p>
          </table:table-cell>
          <table:table-cell office:value-type="float" office:value="88" calcext:value-type="float">
            <text:p>88</text:p>
          </table:table-cell>
          <table:table-cell office:value-type="float" office:value="1323023" calcext:value-type="float">
            <text:p>1323023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232.691" calcext:value-type="float">
            <text:p>232.691</text:p>
          </table:table-cell>
          <table:table-cell office:value-type="float" office:value="-17.811" calcext:value-type="float">
            <text:p>-17.811</text:p>
          </table:table-cell>
          <table:table-cell/>
          <table:table-cell table:formula="of:=([.B279]/[.A279]-[.B278]/[.A278])+([.D279]/[.C279]-[.D278]/[.C278])+([.F279]/[.E279]-[.F278]/[.E278])+([.H279]/[.G279]-[.H278]/[.G278])*1312500*64*PI()*2*64/(1440*4)" office:value-type="float" office:value="-17.6134975528982" calcext:value-type="float">
            <text:p>-17.613</text:p>
          </table:table-cell>
          <table:table-cell table:formula="of:=[.J279]/60" office:value-type="float" office:value="3.87818333333333" calcext:value-type="float">
            <text:p>3.878</text:p>
          </table:table-cell>
          <table:table-cell table:number-columns-repeated="6"/>
        </table:table-row>
        <table:table-row table:style-name="ro1">
          <table:table-cell office:value-type="float" office:value="1321889" calcext:value-type="float">
            <text:p>1321889</text:p>
          </table:table-cell>
          <table:table-cell office:value-type="float" office:value="84" calcext:value-type="float">
            <text:p>84</text:p>
          </table:table-cell>
          <table:table-cell office:value-type="float" office:value="1320724" calcext:value-type="float">
            <text:p>1320724</text:p>
          </table:table-cell>
          <table:table-cell office:value-type="float" office:value="84" calcext:value-type="float">
            <text:p>84</text:p>
          </table:table-cell>
          <table:table-cell office:value-type="float" office:value="1258666" calcext:value-type="float">
            <text:p>1258666</text:p>
          </table:table-cell>
          <table:table-cell office:value-type="float" office:value="80" calcext:value-type="float">
            <text:p>80</text:p>
          </table:table-cell>
          <table:table-cell office:value-type="float" office:value="1321370" calcext:value-type="float">
            <text:p>1321370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222.492" calcext:value-type="float">
            <text:p>222.492</text:p>
          </table:table-cell>
          <table:table-cell office:value-type="float" office:value="-17.089" calcext:value-type="float">
            <text:p>-17.089</text:p>
          </table:table-cell>
          <table:table-cell/>
          <table:table-cell table:formula="of:=([.B280]/[.A280]-[.B279]/[.A279])+([.D280]/[.C280]-[.D279]/[.C279])+([.F280]/[.E280]-[.F279]/[.E279])+([.H280]/[.G280]-[.H279]/[.G279])*1312500*64*PI()*2*64/(1440*4)" office:value-type="float" office:value="-17.264253560372" calcext:value-type="float">
            <text:p>-17.264</text:p>
          </table:table-cell>
          <table:table-cell table:formula="of:=[.J280]/60" office:value-type="float" office:value="3.7082" calcext:value-type="float">
            <text:p>3.708</text:p>
          </table:table-cell>
          <table:table-cell table:number-columns-repeated="6"/>
        </table:table-row>
        <table:table-row table:style-name="ro1">
          <table:table-cell office:value-type="float" office:value="1323343" calcext:value-type="float">
            <text:p>1323343</text:p>
          </table:table-cell>
          <table:table-cell office:value-type="float" office:value="80" calcext:value-type="float">
            <text:p>80</text:p>
          </table:table-cell>
          <table:table-cell office:value-type="float" office:value="1321181" calcext:value-type="float">
            <text:p>1321181</text:p>
          </table:table-cell>
          <table:table-cell office:value-type="float" office:value="80" calcext:value-type="float">
            <text:p>80</text:p>
          </table:table-cell>
          <table:table-cell office:value-type="float" office:value="1320134" calcext:value-type="float">
            <text:p>1320134</text:p>
          </table:table-cell>
          <table:table-cell office:value-type="float" office:value="80" calcext:value-type="float">
            <text:p>80</text:p>
          </table:table-cell>
          <table:table-cell office:value-type="float" office:value="1322456" calcext:value-type="float">
            <text:p>132245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11.836" calcext:value-type="float">
            <text:p>211.836</text:p>
          </table:table-cell>
          <table:table-cell office:value-type="float" office:value="-17.854" calcext:value-type="float">
            <text:p>-17.854</text:p>
          </table:table-cell>
          <table:table-cell/>
          <table:table-cell table:formula="of:=([.B281]/[.A281]-[.B280]/[.A280])+([.D281]/[.C281]-[.D280]/[.C280])+([.F281]/[.E281]-[.F280]/[.E280])+([.H281]/[.G281]-[.H280]/[.G280])*1312500*64*PI()*2*64/(1440*4)" office:value-type="float" office:value="-18.0437714882537" calcext:value-type="float">
            <text:p>-18.044</text:p>
          </table:table-cell>
          <table:table-cell table:formula="of:=[.J281]/60" office:value-type="float" office:value="3.5306" calcext:value-type="float">
            <text:p>3.531</text:p>
          </table:table-cell>
          <table:table-cell table:number-columns-repeated="6"/>
        </table:table-row>
        <table:table-row table:style-name="ro1">
          <table:table-cell office:value-type="float" office:value="1265067" calcext:value-type="float">
            <text:p>1265067</text:p>
          </table:table-cell>
          <table:table-cell office:value-type="float" office:value="72" calcext:value-type="float">
            <text:p>72</text:p>
          </table:table-cell>
          <table:table-cell office:value-type="float" office:value="1335424" calcext:value-type="float">
            <text:p>1335424</text:p>
          </table:table-cell>
          <table:table-cell office:value-type="float" office:value="76" calcext:value-type="float">
            <text:p>76</text:p>
          </table:table-cell>
          <table:table-cell office:value-type="float" office:value="1334456" calcext:value-type="float">
            <text:p>1334456</text:p>
          </table:table-cell>
          <table:table-cell office:value-type="float" office:value="76" calcext:value-type="float">
            <text:p>76</text:p>
          </table:table-cell>
          <table:table-cell office:value-type="float" office:value="1264192" calcext:value-type="float">
            <text:p>1264192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99.264" calcext:value-type="float">
            <text:p>199.264</text:p>
          </table:table-cell>
          <table:table-cell office:value-type="float" office:value="-21.065" calcext:value-type="float">
            <text:p>-21.065</text:p>
          </table:table-cell>
          <table:table-cell/>
          <table:table-cell table:formula="of:=([.B282]/[.A282]-[.B281]/[.A281])+([.D282]/[.C282]-[.D281]/[.C281])+([.F282]/[.E282]-[.F281]/[.E281])+([.H282]/[.G282]-[.H281]/[.G281])*1312500*64*PI()*2*64/(1440*4)" office:value-type="float" office:value="-20.7604282982137" calcext:value-type="float">
            <text:p>-20.760</text:p>
          </table:table-cell>
          <table:table-cell table:formula="of:=[.J282]/60" office:value-type="float" office:value="3.32106666666667" calcext:value-type="float">
            <text:p>3.321</text:p>
          </table:table-cell>
          <table:table-cell table:number-columns-repeated="6"/>
        </table:table-row>
        <table:table-row table:style-name="ro1">
          <table:table-cell office:value-type="float" office:value="1337777" calcext:value-type="float">
            <text:p>1337777</text:p>
          </table:table-cell>
          <table:table-cell office:value-type="float" office:value="72" calcext:value-type="float">
            <text:p>72</text:p>
          </table:table-cell>
          <table:table-cell office:value-type="float" office:value="1263827" calcext:value-type="float">
            <text:p>1263827</text:p>
          </table:table-cell>
          <table:table-cell office:value-type="float" office:value="68" calcext:value-type="float">
            <text:p>68</text:p>
          </table:table-cell>
          <table:table-cell office:value-type="float" office:value="1338855" calcext:value-type="float">
            <text:p>1338855</text:p>
          </table:table-cell>
          <table:table-cell office:value-type="float" office:value="72" calcext:value-type="float">
            <text:p>72</text:p>
          </table:table-cell>
          <table:table-cell office:value-type="float" office:value="1336934" calcext:value-type="float">
            <text:p>1336934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188.35" calcext:value-type="float">
            <text:p>188.35</text:p>
          </table:table-cell>
          <table:table-cell office:value-type="float" office:value="-18.286" calcext:value-type="float">
            <text:p>-18.286</text:p>
          </table:table-cell>
          <table:table-cell/>
          <table:table-cell table:formula="of:=([.B283]/[.A283]-[.B282]/[.A282])+([.D283]/[.C283]-[.D282]/[.C282])+([.F283]/[.E283]-[.F282]/[.E282])+([.H283]/[.G283]-[.H282]/[.G282])*1312500*64*PI()*2*64/(1440*4)" office:value-type="float" office:value="-18.1723711067768" calcext:value-type="float">
            <text:p>-18.172</text:p>
          </table:table-cell>
          <table:table-cell table:formula="of:=[.J283]/60" office:value-type="float" office:value="3.13916666666667" calcext:value-type="float">
            <text:p>3.139</text:p>
          </table:table-cell>
          <table:table-cell table:number-columns-repeated="6"/>
        </table:table-row>
        <table:table-row table:style-name="ro1">
          <table:table-cell office:value-type="float" office:value="1335139" calcext:value-type="float">
            <text:p>1335139</text:p>
          </table:table-cell>
          <table:table-cell office:value-type="float" office:value="68" calcext:value-type="float">
            <text:p>68</text:p>
          </table:table-cell>
          <table:table-cell office:value-type="float" office:value="1332776" calcext:value-type="float">
            <text:p>1332776</text:p>
          </table:table-cell>
          <table:table-cell office:value-type="float" office:value="68" calcext:value-type="float">
            <text:p>68</text:p>
          </table:table-cell>
          <table:table-cell office:value-type="float" office:value="1255724" calcext:value-type="float">
            <text:p>1255724</text:p>
          </table:table-cell>
          <table:table-cell office:value-type="float" office:value="64" calcext:value-type="float">
            <text:p>64</text:p>
          </table:table-cell>
          <table:table-cell office:value-type="float" office:value="1334211" calcext:value-type="float">
            <text:p>1334211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78.4" calcext:value-type="float">
            <text:p>178.4</text:p>
          </table:table-cell>
          <table:table-cell office:value-type="float" office:value="-16.672" calcext:value-type="float">
            <text:p>-16.672</text:p>
          </table:table-cell>
          <table:table-cell/>
          <table:table-cell table:formula="of:=([.B284]/[.A284]-[.B283]/[.A283])+([.D284]/[.C284]-[.D283]/[.C283])+([.F284]/[.E284]-[.F283]/[.E283])+([.H284]/[.G284]-[.H283]/[.G283])*1312500*64*PI()*2*64/(1440*4)" office:value-type="float" office:value="-16.936795985592" calcext:value-type="float">
            <text:p>-16.937</text:p>
          </table:table-cell>
          <table:table-cell table:formula="of:=[.J284]/60" office:value-type="float" office:value="2.97333333333333" calcext:value-type="float">
            <text:p>2.973</text:p>
          </table:table-cell>
          <table:table-cell table:number-columns-repeated="6"/>
        </table:table-row>
        <table:table-row table:style-name="ro1">
          <table:table-cell office:value-type="float" office:value="1252995" calcext:value-type="float">
            <text:p>1252995</text:p>
          </table:table-cell>
          <table:table-cell office:value-type="float" office:value="60" calcext:value-type="float">
            <text:p>60</text:p>
          </table:table-cell>
          <table:table-cell office:value-type="float" office:value="1336776" calcext:value-type="float">
            <text:p>1336776</text:p>
          </table:table-cell>
          <table:table-cell office:value-type="float" office:value="64" calcext:value-type="float">
            <text:p>64</text:p>
          </table:table-cell>
          <table:table-cell office:value-type="float" office:value="1335495" calcext:value-type="float">
            <text:p>1335495</text:p>
          </table:table-cell>
          <table:table-cell office:value-type="float" office:value="64" calcext:value-type="float">
            <text:p>64</text:p>
          </table:table-cell>
          <table:table-cell office:value-type="float" office:value="1251873" calcext:value-type="float">
            <text:p>1251873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167.661" calcext:value-type="float">
            <text:p>167.661</text:p>
          </table:table-cell>
          <table:table-cell office:value-type="float" office:value="-17.994" calcext:value-type="float">
            <text:p>-17.994</text:p>
          </table:table-cell>
          <table:table-cell/>
          <table:table-cell table:formula="of:=([.B285]/[.A285]-[.B284]/[.A284])+([.D285]/[.C285]-[.D284]/[.C284])+([.F285]/[.E285]-[.F284]/[.E284])+([.H285]/[.G285]-[.H284]/[.G284])*1312500*64*PI()*2*64/(1440*4)" office:value-type="float" office:value="-17.8173370635388" calcext:value-type="float">
            <text:p>-17.817</text:p>
          </table:table-cell>
          <table:table-cell table:formula="of:=[.J285]/60" office:value-type="float" office:value="2.79435" calcext:value-type="float">
            <text:p>2.794</text:p>
          </table:table-cell>
          <table:table-cell table:number-columns-repeated="6"/>
        </table:table-row>
        <table:table-row table:style-name="ro1">
          <table:table-cell office:value-type="float" office:value="1337213" calcext:value-type="float">
            <text:p>1337213</text:p>
          </table:table-cell>
          <table:table-cell office:value-type="float" office:value="60" calcext:value-type="float">
            <text:p>60</text:p>
          </table:table-cell>
          <table:table-cell office:value-type="float" office:value="1247987" calcext:value-type="float">
            <text:p>1247987</text:p>
          </table:table-cell>
          <table:table-cell office:value-type="float" office:value="56" calcext:value-type="float">
            <text:p>56</text:p>
          </table:table-cell>
          <table:table-cell office:value-type="float" office:value="1339004" calcext:value-type="float">
            <text:p>1339004</text:p>
          </table:table-cell>
          <table:table-cell office:value-type="float" office:value="60" calcext:value-type="float">
            <text:p>60</text:p>
          </table:table-cell>
          <table:table-cell office:value-type="float" office:value="1335949" calcext:value-type="float">
            <text:p>133594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57.03" calcext:value-type="float">
            <text:p>157.03</text:p>
          </table:table-cell>
          <table:table-cell office:value-type="float" office:value="-17.812" calcext:value-type="float">
            <text:p>-17.812</text:p>
          </table:table-cell>
          <table:table-cell/>
          <table:table-cell table:formula="of:=([.B286]/[.A286]-[.B285]/[.A285])+([.D286]/[.C286]-[.D285]/[.C285])+([.F286]/[.E286]-[.F285]/[.E285])+([.H286]/[.G286]-[.H285]/[.G285])*1312500*64*PI()*2*64/(1440*4)" office:value-type="float" office:value="-17.6884593996649" calcext:value-type="float">
            <text:p>-17.688</text:p>
          </table:table-cell>
          <table:table-cell table:formula="of:=[.J286]/60" office:value-type="float" office:value="2.61716666666667" calcext:value-type="float">
            <text:p>2.617</text:p>
          </table:table-cell>
          <table:table-cell table:number-columns-repeated="6"/>
        </table:table-row>
        <table:table-row table:style-name="ro1">
          <table:table-cell office:value-type="float" office:value="1344650" calcext:value-type="float">
            <text:p>1344650</text:p>
          </table:table-cell>
          <table:table-cell office:value-type="float" office:value="56" calcext:value-type="float">
            <text:p>56</text:p>
          </table:table-cell>
          <table:table-cell office:value-type="float" office:value="1341219" calcext:value-type="float">
            <text:p>1341219</text:p>
          </table:table-cell>
          <table:table-cell office:value-type="float" office:value="56" calcext:value-type="float">
            <text:p>56</text:p>
          </table:table-cell>
          <table:table-cell office:value-type="float" office:value="1247102" calcext:value-type="float">
            <text:p>1247102</text:p>
          </table:table-cell>
          <table:table-cell office:value-type="float" office:value="52" calcext:value-type="float">
            <text:p>52</text:p>
          </table:table-cell>
          <table:table-cell office:value-type="float" office:value="1343110" calcext:value-type="float">
            <text:p>1343110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145.942" calcext:value-type="float">
            <text:p>145.942</text:p>
          </table:table-cell>
          <table:table-cell office:value-type="float" office:value="-18.579" calcext:value-type="float">
            <text:p>-18.579</text:p>
          </table:table-cell>
          <table:table-cell/>
          <table:table-cell table:formula="of:=([.B287]/[.A287]-[.B286]/[.A286])+([.D287]/[.C287]-[.D286]/[.C286])+([.F287]/[.E287]-[.F286]/[.E286])+([.H287]/[.G287]-[.H286]/[.G286])*1312500*64*PI()*2*64/(1440*4)" office:value-type="float" office:value="-18.8691032598889" calcext:value-type="float">
            <text:p>-18.869</text:p>
          </table:table-cell>
          <table:table-cell table:formula="of:=[.J287]/60" office:value-type="float" office:value="2.43236666666667" calcext:value-type="float">
            <text:p>2.432</text:p>
          </table:table-cell>
          <table:table-cell table:number-columns-repeated="6"/>
        </table:table-row>
        <table:table-row table:style-name="ro1">
          <table:table-cell office:value-type="float" office:value="1243980" calcext:value-type="float">
            <text:p>1243980</text:p>
          </table:table-cell>
          <table:table-cell office:value-type="float" office:value="48" calcext:value-type="float">
            <text:p>48</text:p>
          </table:table-cell>
          <table:table-cell office:value-type="float" office:value="1347475" calcext:value-type="float">
            <text:p>1347475</text:p>
          </table:table-cell>
          <table:table-cell office:value-type="float" office:value="52" calcext:value-type="float">
            <text:p>52</text:p>
          </table:table-cell>
          <table:table-cell office:value-type="float" office:value="1345404" calcext:value-type="float">
            <text:p>1345404</text:p>
          </table:table-cell>
          <table:table-cell office:value-type="float" office:value="52" calcext:value-type="float">
            <text:p>52</text:p>
          </table:table-cell>
          <table:table-cell office:value-type="float" office:value="1242307" calcext:value-type="float">
            <text:p>124230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35.156" calcext:value-type="float">
            <text:p>135.156</text:p>
          </table:table-cell>
          <table:table-cell office:value-type="float" office:value="-18.071" calcext:value-type="float">
            <text:p>-18.071</text:p>
          </table:table-cell>
          <table:table-cell/>
          <table:table-cell table:formula="of:=([.B288]/[.A288]-[.B287]/[.A287])+([.D288]/[.C288]-[.D287]/[.C287])+([.F288]/[.E288]-[.F287]/[.E287])+([.H288]/[.G288]-[.H287]/[.G287])*1312500*64*PI()*2*64/(1440*4)" office:value-type="float" office:value="-17.924169284691" calcext:value-type="float">
            <text:p>-17.924</text:p>
          </table:table-cell>
          <table:table-cell table:formula="of:=[.J288]/60" office:value-type="float" office:value="2.2526" calcext:value-type="float">
            <text:p>2.253</text:p>
          </table:table-cell>
          <table:table-cell table:number-columns-repeated="6"/>
        </table:table-row>
        <table:table-row table:style-name="ro1">
          <table:table-cell office:value-type="float" office:value="1345855" calcext:value-type="float">
            <text:p>1345855</text:p>
          </table:table-cell>
          <table:table-cell office:value-type="float" office:value="48" calcext:value-type="float">
            <text:p>48</text:p>
          </table:table-cell>
          <table:table-cell office:value-type="float" office:value="1234039" calcext:value-type="float">
            <text:p>1234039</text:p>
          </table:table-cell>
          <table:table-cell office:value-type="float" office:value="44" calcext:value-type="float">
            <text:p>44</text:p>
          </table:table-cell>
          <table:table-cell office:value-type="float" office:value="1349168" calcext:value-type="float">
            <text:p>1349168</text:p>
          </table:table-cell>
          <table:table-cell office:value-type="float" office:value="48" calcext:value-type="float">
            <text:p>48</text:p>
          </table:table-cell>
          <table:table-cell office:value-type="float" office:value="1343714" calcext:value-type="float">
            <text:p>134371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24.792" calcext:value-type="float">
            <text:p>124.792</text:p>
          </table:table-cell>
          <table:table-cell office:value-type="float" office:value="-17.365" calcext:value-type="float">
            <text:p>-17.365</text:p>
          </table:table-cell>
          <table:table-cell/>
          <table:table-cell table:formula="of:=([.B289]/[.A289]-[.B288]/[.A288])+([.D289]/[.C289]-[.D288]/[.C288])+([.F289]/[.E289]-[.F288]/[.E288])+([.H289]/[.G289]-[.H288]/[.G288])*1312500*64*PI()*2*64/(1440*4)" office:value-type="float" office:value="-17.0997700242545" calcext:value-type="float">
            <text:p>-17.100</text:p>
          </table:table-cell>
          <table:table-cell table:formula="of:=[.J289]/60" office:value-type="float" office:value="2.07986666666667" calcext:value-type="float">
            <text:p>2.080</text:p>
          </table:table-cell>
          <table:table-cell table:number-columns-repeated="6"/>
        </table:table-row>
        <table:table-row table:style-name="ro1">
          <table:table-cell office:value-type="float" office:value="1225783" calcext:value-type="float">
            <text:p>1225783</text:p>
          </table:table-cell>
          <table:table-cell office:value-type="float" office:value="40" calcext:value-type="float">
            <text:p>40</text:p>
          </table:table-cell>
          <table:table-cell office:value-type="float" office:value="1348945" calcext:value-type="float">
            <text:p>1348945</text:p>
          </table:table-cell>
          <table:table-cell office:value-type="float" office:value="44" calcext:value-type="float">
            <text:p>44</text:p>
          </table:table-cell>
          <table:table-cell office:value-type="float" office:value="1228475" calcext:value-type="float">
            <text:p>1228475</text:p>
          </table:table-cell>
          <table:table-cell office:value-type="float" office:value="40" calcext:value-type="float">
            <text:p>40</text:p>
          </table:table-cell>
          <table:table-cell office:value-type="float" office:value="1352655" calcext:value-type="float">
            <text:p>135265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14.047" calcext:value-type="float">
            <text:p>114.047</text:p>
          </table:table-cell>
          <table:table-cell office:value-type="float" office:value="-18.004" calcext:value-type="float">
            <text:p>-18.004</text:p>
          </table:table-cell>
          <table:table-cell/>
          <table:table-cell table:formula="of:=([.B290]/[.A290]-[.B289]/[.A289])+([.D290]/[.C290]-[.D289]/[.C289])+([.F290]/[.E290]-[.F289]/[.E289])+([.H290]/[.G290]-[.H289]/[.G289])*1312500*64*PI()*2*64/(1440*4)" office:value-type="float" office:value="-18.7263083850345" calcext:value-type="float">
            <text:p>-18.726</text:p>
          </table:table-cell>
          <table:table-cell table:formula="of:=[.J290]/60" office:value-type="float" office:value="1.90078333333333" calcext:value-type="float">
            <text:p>1.901</text:p>
          </table:table-cell>
          <table:table-cell table:number-columns-repeated="6"/>
        </table:table-row>
        <table:table-row table:style-name="ro1">
          <table:table-cell office:value-type="float" office:value="1368512" calcext:value-type="float">
            <text:p>1368512</text:p>
          </table:table-cell>
          <table:table-cell office:value-type="float" office:value="40" calcext:value-type="float">
            <text:p>40</text:p>
          </table:table-cell>
          <table:table-cell office:value-type="float" office:value="1231486" calcext:value-type="float">
            <text:p>1231486</text:p>
          </table:table-cell>
          <table:table-cell office:value-type="float" office:value="36" calcext:value-type="float">
            <text:p>36</text:p>
          </table:table-cell>
          <table:table-cell office:value-type="float" office:value="1373250" calcext:value-type="float">
            <text:p>1373250</text:p>
          </table:table-cell>
          <table:table-cell office:value-type="float" office:value="40" calcext:value-type="float">
            <text:p>40</text:p>
          </table:table-cell>
          <table:table-cell office:value-type="float" office:value="1235602" calcext:value-type="float">
            <text:p>123560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02.135" calcext:value-type="float">
            <text:p>102.135</text:p>
          </table:table-cell>
          <table:table-cell office:value-type="float" office:value="-19.959" calcext:value-type="float">
            <text:p>-19.959</text:p>
          </table:table-cell>
          <table:table-cell/>
          <table:table-cell table:formula="of:=([.B291]/[.A291]-[.B290]/[.A290])+([.D291]/[.C291]-[.D290]/[.C290])+([.F291]/[.E291]-[.F290]/[.E290])+([.H291]/[.G291]-[.H290]/[.G290])*1312500*64*PI()*2*64/(1440*4)" office:value-type="float" office:value="-19.8977433569699" calcext:value-type="float">
            <text:p>-19.898</text:p>
          </table:table-cell>
          <table:table-cell table:formula="of:=[.J291]/60" office:value-type="float" office:value="1.70225" calcext:value-type="float">
            <text:p>1.702</text:p>
          </table:table-cell>
          <table:table-cell table:number-columns-repeated="6"/>
        </table:table-row>
        <table:table-row table:style-name="ro1">
          <table:table-cell office:value-type="float" office:value="1230457" calcext:value-type="float">
            <text:p>1230457</text:p>
          </table:table-cell>
          <table:table-cell office:value-type="float" office:value="32" calcext:value-type="float">
            <text:p>32</text:p>
          </table:table-cell>
          <table:table-cell office:value-type="float" office:value="1385520" calcext:value-type="float">
            <text:p>1385520</text:p>
          </table:table-cell>
          <table:table-cell office:value-type="float" office:value="36" calcext:value-type="float">
            <text:p>36</text:p>
          </table:table-cell>
          <table:table-cell office:value-type="float" office:value="1235454" calcext:value-type="float">
            <text:p>1235454</text:p>
          </table:table-cell>
          <table:table-cell office:value-type="float" office:value="32" calcext:value-type="float">
            <text:p>32</text:p>
          </table:table-cell>
          <table:table-cell office:value-type="float" office:value="1390864" calcext:value-type="float">
            <text:p>139086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90.802" calcext:value-type="float">
            <text:p>90.802</text:p>
          </table:table-cell>
          <table:table-cell office:value-type="float" office:value="-18.987" calcext:value-type="float">
            <text:p>-18.987</text:p>
          </table:table-cell>
          <table:table-cell/>
          <table:table-cell table:formula="of:=([.B292]/[.A292]-[.B291]/[.A291])+([.D292]/[.C292]-[.D291]/[.C291])+([.F292]/[.E292]-[.F291]/[.E291])+([.H292]/[.G292]-[.H291]/[.G291])*1312500*64*PI()*2*64/(1440*4)" office:value-type="float" office:value="-19.0730994762015" calcext:value-type="float">
            <text:p>-19.073</text:p>
          </table:table-cell>
          <table:table-cell table:formula="of:=[.J292]/60" office:value-type="float" office:value="1.51336666666667" calcext:value-type="float">
            <text:p>1.513</text:p>
          </table:table-cell>
          <table:table-cell table:number-columns-repeated="6"/>
        </table:table-row>
        <table:table-row table:style-name="ro1">
          <table:table-cell office:value-type="float" office:value="1399212" calcext:value-type="float">
            <text:p>1399212</text:p>
          </table:table-cell>
          <table:table-cell office:value-type="float" office:value="32" calcext:value-type="float">
            <text:p>32</text:p>
          </table:table-cell>
          <table:table-cell office:value-type="float" office:value="1224291" calcext:value-type="float">
            <text:p>1224291</text:p>
          </table:table-cell>
          <table:table-cell office:value-type="float" office:value="28" calcext:value-type="float">
            <text:p>28</text:p>
          </table:table-cell>
          <table:table-cell office:value-type="float" office:value="1406085" calcext:value-type="float">
            <text:p>1406085</text:p>
          </table:table-cell>
          <table:table-cell office:value-type="float" office:value="32" calcext:value-type="float">
            <text:p>32</text:p>
          </table:table-cell>
          <table:table-cell office:value-type="float" office:value="1229868" calcext:value-type="float">
            <text:p>122986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79.857" calcext:value-type="float">
            <text:p>79.857</text:p>
          </table:table-cell>
          <table:table-cell office:value-type="float" office:value="-18.339" calcext:value-type="float">
            <text:p>-18.339</text:p>
          </table:table-cell>
          <table:table-cell/>
          <table:table-cell table:formula="of:=([.B293]/[.A293]-[.B292]/[.A292])+([.D293]/[.C293]-[.D292]/[.C292])+([.F293]/[.E293]-[.F292]/[.E292])+([.H293]/[.G293]-[.H292]/[.G292])*1312500*64*PI()*2*64/(1440*4)" office:value-type="float" office:value="-18.2762438800469" calcext:value-type="float">
            <text:p>-18.276</text:p>
          </table:table-cell>
          <table:table-cell table:formula="of:=[.J293]/60" office:value-type="float" office:value="1.33095" calcext:value-type="float">
            <text:p>1.331</text:p>
          </table:table-cell>
          <table:table-cell table:number-columns-repeated="6"/>
        </table:table-row>
        <table:table-row table:style-name="ro1">
          <table:table-cell office:value-type="float" office:value="1204356" calcext:value-type="float">
            <text:p>1204356</text:p>
          </table:table-cell>
          <table:table-cell office:value-type="float" office:value="24" calcext:value-type="float">
            <text:p>24</text:p>
          </table:table-cell>
          <table:table-cell office:value-type="float" office:value="1405972" calcext:value-type="float">
            <text:p>1405972</text:p>
          </table:table-cell>
          <table:table-cell office:value-type="float" office:value="28" calcext:value-type="float">
            <text:p>28</text:p>
          </table:table-cell>
          <table:table-cell office:value-type="float" office:value="1211869" calcext:value-type="float">
            <text:p>1211869</text:p>
          </table:table-cell>
          <table:table-cell office:value-type="float" office:value="24" calcext:value-type="float">
            <text:p>24</text:p>
          </table:table-cell>
          <table:table-cell office:value-type="float" office:value="1414490" calcext:value-type="float">
            <text:p>141449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69.512" calcext:value-type="float">
            <text:p>69.512</text:p>
          </table:table-cell>
          <table:table-cell office:value-type="float" office:value="-17.334" calcext:value-type="float">
            <text:p>-17.334</text:p>
          </table:table-cell>
          <table:table-cell/>
          <table:table-cell table:formula="of:=([.B294]/[.A294]-[.B293]/[.A293])+([.D294]/[.C294]-[.D293]/[.C293])+([.F294]/[.E294]-[.F293]/[.E293])+([.H294]/[.G294]-[.H293]/[.G293])*1312500*64*PI()*2*64/(1440*4)" office:value-type="float" office:value="-17.4260904966481" calcext:value-type="float">
            <text:p>-17.426</text:p>
          </table:table-cell>
          <table:table-cell table:formula="of:=[.J294]/60" office:value-type="float" office:value="1.15853333333333" calcext:value-type="float">
            <text:p>1.159</text:p>
          </table:table-cell>
          <table:table-cell table:number-columns-repeated="6"/>
        </table:table-row>
        <table:table-row table:style-name="ro1">
          <table:table-cell office:value-type="float" office:value="1405621" calcext:value-type="float">
            <text:p>1405621</text:p>
          </table:table-cell>
          <table:table-cell office:value-type="float" office:value="24" calcext:value-type="float">
            <text:p>24</text:p>
          </table:table-cell>
          <table:table-cell office:value-type="float" office:value="1171341" calcext:value-type="float">
            <text:p>1171341</text:p>
          </table:table-cell>
          <table:table-cell office:value-type="float" office:value="20" calcext:value-type="float">
            <text:p>20</text:p>
          </table:table-cell>
          <table:table-cell office:value-type="float" office:value="1417353" calcext:value-type="float">
            <text:p>1417353</text:p>
          </table:table-cell>
          <table:table-cell office:value-type="float" office:value="24" calcext:value-type="float">
            <text:p>24</text:p>
          </table:table-cell>
          <table:table-cell office:value-type="float" office:value="1180645" calcext:value-type="float">
            <text:p>118064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9.519" calcext:value-type="float">
            <text:p>59.519</text:p>
          </table:table-cell>
          <table:table-cell office:value-type="float" office:value="-16.743" calcext:value-type="float">
            <text:p>-16.743</text:p>
          </table:table-cell>
          <table:table-cell/>
          <table:table-cell table:formula="of:=([.B295]/[.A295]-[.B294]/[.A294])+([.D295]/[.C295]-[.D294]/[.C294])+([.F295]/[.E295]-[.F294]/[.E294])+([.H295]/[.G295]-[.H294]/[.G294])*1312500*64*PI()*2*64/(1440*4)" office:value-type="float" office:value="-16.7439370155973" calcext:value-type="float">
            <text:p>-16.744</text:p>
          </table:table-cell>
          <table:table-cell table:formula="of:=[.J295]/60" office:value-type="float" office:value="0.991983333333333" calcext:value-type="float">
            <text:p>0.992</text:p>
          </table:table-cell>
          <table:table-cell table:number-columns-repeated="6"/>
        </table:table-row>
        <table:table-row table:style-name="ro1">
          <table:table-cell office:value-type="float" office:value="1119815" calcext:value-type="float">
            <text:p>1119815</text:p>
          </table:table-cell>
          <table:table-cell office:value-type="float" office:value="16" calcext:value-type="float">
            <text:p>16</text:p>
          </table:table-cell>
          <table:table-cell office:value-type="float" office:value="1403555" calcext:value-type="float">
            <text:p>1403555</text:p>
          </table:table-cell>
          <table:table-cell office:value-type="float" office:value="20" calcext:value-type="float">
            <text:p>20</text:p>
          </table:table-cell>
          <table:table-cell office:value-type="float" office:value="1134064" calcext:value-type="float">
            <text:p>1134064</text:p>
          </table:table-cell>
          <table:table-cell office:value-type="float" office:value="16" calcext:value-type="float">
            <text:p>16</text:p>
          </table:table-cell>
          <table:table-cell office:value-type="float" office:value="1421039" calcext:value-type="float">
            <text:p>142103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9.63" calcext:value-type="float">
            <text:p>49.63</text:p>
          </table:table-cell>
          <table:table-cell office:value-type="float" office:value="-16.569" calcext:value-type="float">
            <text:p>-16.569</text:p>
          </table:table-cell>
          <table:table-cell/>
          <table:table-cell table:formula="of:=([.B296]/[.A296]-[.B295]/[.A295])+([.D296]/[.C296]-[.D295]/[.C295])+([.F296]/[.E296]-[.F295]/[.E295])+([.H296]/[.G296]-[.H295]/[.G295])*1312500*64*PI()*2*64/(1440*4)" office:value-type="float" office:value="-16.8052567943752" calcext:value-type="float">
            <text:p>-16.805</text:p>
          </table:table-cell>
          <table:table-cell table:formula="of:=[.J296]/60" office:value-type="float" office:value="0.827166666666667" calcext:value-type="float">
            <text:p>0.827</text:p>
          </table:table-cell>
          <table:table-cell table:number-columns-repeated="6"/>
        </table:table-row>
        <table:table-row table:style-name="ro1">
          <table:table-cell office:value-type="float" office:value="1372398" calcext:value-type="float">
            <text:p>1372398</text:p>
          </table:table-cell>
          <table:table-cell office:value-type="float" office:value="16" calcext:value-type="float">
            <text:p>16</text:p>
          </table:table-cell>
          <table:table-cell office:value-type="float" office:value="1417294" calcext:value-type="float">
            <text:p>1417294</text:p>
          </table:table-cell>
          <table:table-cell office:value-type="float" office:value="16" calcext:value-type="float">
            <text:p>16</text:p>
          </table:table-cell>
          <table:table-cell office:value-type="float" office:value="1395839" calcext:value-type="float">
            <text:p>1395839</text:p>
          </table:table-cell>
          <table:table-cell office:value-type="float" office:value="16" calcext:value-type="float">
            <text:p>16</text:p>
          </table:table-cell>
          <table:table-cell office:value-type="float" office:value="1043252" calcext:value-type="float">
            <text:p>104325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0.174" calcext:value-type="float">
            <text:p>40.174</text:p>
          </table:table-cell>
          <table:table-cell office:value-type="float" office:value="-15.845" calcext:value-type="float">
            <text:p>-15.845</text:p>
          </table:table-cell>
          <table:table-cell/>
          <table:table-cell table:formula="of:=([.B297]/[.A297]-[.B296]/[.A296])+([.D297]/[.C297]-[.D296]/[.C296])+([.F297]/[.E297]-[.F296]/[.E296])+([.H297]/[.G297]-[.H296]/[.G296])*1312500*64*PI()*2*64/(1440*4)" office:value-type="float" office:value="-15.0813324322744" calcext:value-type="float">
            <text:p>-15.081</text:p>
          </table:table-cell>
          <table:table-cell table:formula="of:=[.J297]/60" office:value-type="float" office:value="0.669566666666667" calcext:value-type="float">
            <text:p>0.670</text:p>
          </table:table-cell>
          <table:table-cell table:number-columns-repeated="6"/>
        </table:table-row>
        <table:table-row table:style-name="ro1">
          <table:table-cell office:value-type="float" office:value="1338292" calcext:value-type="float">
            <text:p>1338292</text:p>
          </table:table-cell>
          <table:table-cell office:value-type="float" office:value="12" calcext:value-type="float">
            <text:p>12</text:p>
          </table:table-cell>
          <table:table-cell office:value-type="float" office:value="887054" calcext:value-type="float">
            <text:p>887054</text:p>
          </table:table-cell>
          <table:table-cell office:value-type="float" office:value="8" calcext:value-type="float">
            <text:p>8</text:p>
          </table:table-cell>
          <table:table-cell office:value-type="float" office:value="1377617" calcext:value-type="float">
            <text:p>1377617</text:p>
          </table:table-cell>
          <table:table-cell office:value-type="float" office:value="12" calcext:value-type="float">
            <text:p>12</text:p>
          </table:table-cell>
          <table:table-cell office:value-type="float" office:value="1310172" calcext:value-type="float">
            <text:p>131017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1.373" calcext:value-type="float">
            <text:p>31.373</text:p>
          </table:table-cell>
          <table:table-cell office:value-type="float" office:value="-14.745" calcext:value-type="float">
            <text:p>-14.745</text:p>
          </table:table-cell>
          <table:table-cell/>
          <table:table-cell table:formula="of:=([.B298]/[.A298]-[.B297]/[.A297])+([.D298]/[.C298]-[.D297]/[.C297])+([.F298]/[.E298]-[.F297]/[.E297])+([.H298]/[.G298]-[.H297]/[.G297])*1312500*64*PI()*2*64/(1440*4)" office:value-type="float" office:value="-13.7423723393487" calcext:value-type="float">
            <text:p>-13.742</text:p>
          </table:table-cell>
          <table:table-cell table:formula="of:=[.J298]/60" office:value-type="float" office:value="0.522883333333333" calcext:value-type="float">
            <text:p>0.523</text:p>
          </table:table-cell>
          <table:table-cell table:number-columns-repeated="6"/>
        </table:table-row>
        <table:table-row table:style-name="ro1">
          <table:table-cell office:value-type="float" office:value="1239848" calcext:value-type="float">
            <text:p>1239848</text:p>
          </table:table-cell>
          <table:table-cell office:value-type="float" office:value="8" calcext:value-type="float">
            <text:p>8</text:p>
          </table:table-cell>
          <table:table-cell office:value-type="float" office:value="1141375" calcext:value-type="float">
            <text:p>1141375</text:p>
          </table:table-cell>
          <table:table-cell office:value-type="float" office:value="8" calcext:value-type="float">
            <text:p>8</text:p>
          </table:table-cell>
          <table:table-cell office:value-type="float" office:value="1311646" calcext:value-type="float">
            <text:p>1311646</text:p>
          </table:table-cell>
          <table:table-cell office:value-type="float" office:value="8" calcext:value-type="float">
            <text:p>8</text:p>
          </table:table-cell>
          <table:table-cell office:value-type="float" office:value="1193509" calcext:value-type="float">
            <text:p>119350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.981" calcext:value-type="float">
            <text:p>22.981</text:p>
          </table:table-cell>
          <table:table-cell office:value-type="float" office:value="-14.062" calcext:value-type="float">
            <text:p>-14.062</text:p>
          </table:table-cell>
          <table:table-cell/>
          <table:table-cell table:formula="of:=([.B299]/[.A299]-[.B298]/[.A298])+([.D299]/[.C299]-[.D298]/[.C298])+([.F299]/[.E299]-[.F298]/[.E298])+([.H299]/[.G299]-[.H298]/[.G298])*1312500*64*PI()*2*64/(1440*4)" office:value-type="float" office:value="-14.4037923537792" calcext:value-type="float">
            <text:p>-14.404</text:p>
          </table:table-cell>
          <table:table-cell table:formula="of:=[.J299]/60" office:value-type="float" office:value="0.383016666666667" calcext:value-type="float">
            <text:p>0.383</text:p>
          </table:table-cell>
          <table:table-cell table:number-columns-repeated="6"/>
        </table:table-row>
        <table:table-row table:style-name="ro1">
          <table:table-cell office:value-type="float" office:value="880145" calcext:value-type="float">
            <text:p>880145</text:p>
          </table:table-cell>
          <table:table-cell office:value-type="float" office:value="4" calcext:value-type="float">
            <text:p>4</text:p>
          </table:table-cell>
          <table:table-cell office:value-type="float" office:value="1890191" calcext:value-type="float">
            <text:p>1890191</text:p>
          </table:table-cell>
          <table:table-cell office:value-type="float" office:value="8" calcext:value-type="float">
            <text:p>8</text:p>
          </table:table-cell>
          <table:table-cell office:value-type="float" office:value="988634" calcext:value-type="float">
            <text:p>988634</text:p>
          </table:table-cell>
          <table:table-cell office:value-type="float" office:value="4" calcext:value-type="float">
            <text:p>4</text:p>
          </table:table-cell>
          <table:table-cell office:value-type="float" office:value="823444" calcext:value-type="float">
            <text:p>82344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.471" calcext:value-type="float">
            <text:p>15.471</text:p>
          </table:table-cell>
          <table:table-cell office:value-type="float" office:value="-12.583" calcext:value-type="float">
            <text:p>-12.583</text:p>
          </table:table-cell>
          <table:table-cell/>
          <table:table-cell table:formula="of:=([.B300]/[.A300]-[.B299]/[.A299])+([.D300]/[.C300]-[.D299]/[.C299])+([.F300]/[.E300]-[.F299]/[.E299])+([.H300]/[.G300]-[.H299]/[.G299])*1312500*64*PI()*2*64/(1440*4)" office:value-type="float" office:value="-10.8212776257564" calcext:value-type="float">
            <text:p>-10.821</text:p>
          </table:table-cell>
          <table:table-cell table:formula="of:=[.J300]/60" office:value-type="float" office:value="0.25785" calcext:value-type="float">
            <text:p>0.258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390313" calcext:value-type="float">
            <text:p>13903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517" calcext:value-type="float">
            <text:p>2.517</text:p>
          </table:table-cell>
          <table:table-cell office:value-type="float" office:value="-21.703" calcext:value-type="float">
            <text:p>-21.703</text:p>
          </table:table-cell>
          <table:table-cell/>
          <table:table-cell table:formula="of:=([.B301]/[.A301]-[.B300]/[.A300])+([.D301]/[.C301]-[.D300]/[.C300])+([.F301]/[.E301]-[.F300]/[.E300])+([.H301]/[.G301]-[.H300]/[.G300])*1312500*64*PI()*2*64/(1440*4)" office:value-type="string" office:string-value="" calcext:value-type="error">
            <text:p>#DIV/0!</text:p>
          </table:table-cell>
          <table:table-cell table:formula="of:=[.J301]/60" office:value-type="float" office:value="0.04195" calcext:value-type="float">
            <text:p>0.042</text:p>
          </table:table-cell>
          <table:table-cell table:number-columns-repeated="6"/>
        </table:table-row>
        <table:table-row table:style-name="ro1">
          <table:table-cell office:value-type="float" office:value="2062459" calcext:value-type="float">
            <text:p>2062459</text:p>
          </table:table-cell>
          <table:table-cell office:value-type="float" office:value="4" calcext:value-type="float">
            <text:p>4</text:p>
          </table:table-cell>
          <table:table-cell office:value-type="float" office:value="2007359" calcext:value-type="float">
            <text:p>200735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005" calcext:value-type="float">
            <text:p>3.005</text:p>
          </table:table-cell>
          <table:table-cell office:value-type="float" office:value="0.816" calcext:value-type="float">
            <text:p>0.816</text:p>
          </table:table-cell>
          <table:table-cell/>
          <table:table-cell table:formula="of:=([.B302]/[.A302]-[.B301]/[.A301])+([.D302]/[.C302]-[.D301]/[.C301])+([.F302]/[.E302]-[.F301]/[.E301])+([.H302]/[.G302]-[.H301]/[.G301])*1312500*64*PI()*2*64/(1440*4)" office:value-type="string" office:string-value="" calcext:value-type="error">
            <text:p>#DIV/0!</text:p>
          </table:table-cell>
          <table:table-cell table:formula="of:=[.J302]/60" office:value-type="float" office:value="0.0500833333333333" calcext:value-type="float">
            <text:p>0.050</text:p>
          </table:table-cell>
          <table:table-cell table:number-columns-repeated="6"/>
        </table:table-row>
        <table:table-row table:style-name="ro1">
          <table:table-cell office:value-type="float" office:value="1978898" calcext:value-type="float">
            <text:p>19788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1692" calcext:value-type="float">
            <text:p>3161692</text:p>
          </table:table-cell>
          <table:table-cell office:value-type="float" office:value="4" calcext:value-type="float">
            <text:p>4</text:p>
          </table:table-cell>
          <table:table-cell office:value-type="float" office:value="3264848" calcext:value-type="float">
            <text:p>326484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2.165" calcext:value-type="float">
            <text:p>2.165</text:p>
          </table:table-cell>
          <table:table-cell office:value-type="float" office:value="-1.406" calcext:value-type="float">
            <text:p>-1.406</text:p>
          </table:table-cell>
          <table:table-cell/>
          <table:table-cell table:formula="of:=([.B303]/[.A303]-[.B302]/[.A302])+([.D303]/[.C303]-[.D302]/[.C302])+([.F303]/[.E303]-[.F302]/[.E302])+([.H303]/[.G303]-[.H302]/[.G302])*1312500*64*PI()*2*64/(1440*4)" office:value-type="string" office:string-value="" calcext:value-type="error">
            <text:p>#DIV/0!</text:p>
          </table:table-cell>
          <table:table-cell table:formula="of:=[.J303]/60" office:value-type="float" office:value="0.0360833333333333" calcext:value-type="float">
            <text:p>0.036</text:p>
          </table:table-cell>
          <table:table-cell table:number-columns-repeated="6"/>
        </table:table-row>
        <table:table-row table:style-name="ro1">
          <table:table-cell office:value-type="float" office:value="1422995" calcext:value-type="float">
            <text:p>1422995</text:p>
          </table:table-cell>
          <table:table-cell office:value-type="float" office:value="-4" calcext:value-type="float">
            <text:p>-4</text:p>
          </table:table-cell>
          <table:table-cell office:value-type="float" office:value="2184605" calcext:value-type="float">
            <text:p>2184605</text:p>
          </table:table-cell>
          <table:table-cell office:value-type="float" office:value="-4" calcext:value-type="float">
            <text:p>-4</text:p>
          </table:table-cell>
          <table:table-cell office:value-type="float" office:value="1645990" calcext:value-type="float">
            <text:p>1645990</text:p>
          </table:table-cell>
          <table:table-cell office:value-type="float" office:value="-1" calcext:value-type="float">
            <text:p>-1</text:p>
          </table:table-cell>
          <table:table-cell office:value-type="float" office:value="1291967" calcext:value-type="float">
            <text:p>129196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7.302" calcext:value-type="float">
            <text:p>-7.302</text:p>
          </table:table-cell>
          <table:table-cell office:value-type="float" office:value="-15.864" calcext:value-type="float">
            <text:p>-15.864</text:p>
          </table:table-cell>
          <table:table-cell/>
          <table:table-cell table:formula="of:=([.B304]/[.A304]-[.B303]/[.A303])+([.D304]/[.C304]-[.D303]/[.C303])+([.F304]/[.E304]-[.F303]/[.E303])+([.H304]/[.G304]-[.H303]/[.G303])*1312500*64*PI()*2*64/(1440*4)" office:value-type="string" office:string-value="" calcext:value-type="error">
            <text:p>#DIV/0!</text:p>
          </table:table-cell>
          <table:table-cell table:formula="of:=[.J304]/60" office:value-type="float" office:value="-0.1217" calcext:value-type="float">
            <text:p>-0.122</text:p>
          </table:table-cell>
          <table:table-cell table:number-columns-repeated="6"/>
        </table:table-row>
        <table:table-row table:style-name="ro1">
          <table:table-cell office:value-type="float" office:value="1059958" calcext:value-type="float">
            <text:p>1059958</text:p>
          </table:table-cell>
          <table:table-cell office:value-type="float" office:value="-4" calcext:value-type="float">
            <text:p>-4</text:p>
          </table:table-cell>
          <table:table-cell office:value-type="float" office:value="2161449" calcext:value-type="float">
            <text:p>2161449</text:p>
          </table:table-cell>
          <table:table-cell office:value-type="float" office:value="-8" calcext:value-type="float">
            <text:p>-8</text:p>
          </table:table-cell>
          <table:table-cell office:value-type="float" office:value="2075054" calcext:value-type="float">
            <text:p>2075054</text:p>
          </table:table-cell>
          <table:table-cell office:value-type="float" office:value="-8" calcext:value-type="float">
            <text:p>-8</text:p>
          </table:table-cell>
          <table:table-cell office:value-type="float" office:value="1022296" calcext:value-type="float">
            <text:p>1022296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13.338" calcext:value-type="float">
            <text:p>-13.338</text:p>
          </table:table-cell>
          <table:table-cell office:value-type="float" office:value="-10.112" calcext:value-type="float">
            <text:p>-10.112</text:p>
          </table:table-cell>
          <table:table-cell/>
          <table:table-cell table:formula="of:=([.B305]/[.A305]-[.B304]/[.A304])+([.D305]/[.C305]-[.D304]/[.C304])+([.F305]/[.E305]-[.F304]/[.E304])+([.H305]/[.G305]-[.H304]/[.G304])*1312500*64*PI()*2*64/(1440*4)" office:value-type="float" office:value="-4.78942471473571" calcext:value-type="float">
            <text:p>-4.789</text:p>
          </table:table-cell>
          <table:table-cell table:formula="of:=[.J305]/60" office:value-type="float" office:value="-0.2223" calcext:value-type="float">
            <text:p>-0.222</text:p>
          </table:table-cell>
          <table:table-cell table:number-columns-repeated="6"/>
        </table:table-row>
        <table:table-row table:style-name="ro1">
          <table:table-cell office:value-type="float" office:value="1782655" calcext:value-type="float">
            <text:p>1782655</text:p>
          </table:table-cell>
          <table:table-cell office:value-type="float" office:value="-8" calcext:value-type="float">
            <text:p>-8</text:p>
          </table:table-cell>
          <table:table-cell office:value-type="float" office:value="881469" calcext:value-type="float">
            <text:p>881469</text:p>
          </table:table-cell>
          <table:table-cell office:value-type="float" office:value="-4" calcext:value-type="float">
            <text:p>-4</text:p>
          </table:table-cell>
          <table:table-cell office:value-type="float" office:value="872151" calcext:value-type="float">
            <text:p>872151</text:p>
          </table:table-cell>
          <table:table-cell office:value-type="float" office:value="-4" calcext:value-type="float">
            <text:p>-4</text:p>
          </table:table-cell>
          <table:table-cell office:value-type="float" office:value="1746626" calcext:value-type="float">
            <text:p>1746626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15.918" calcext:value-type="float">
            <text:p>-15.918</text:p>
          </table:table-cell>
          <table:table-cell office:value-type="float" office:value="-4.324" calcext:value-type="float">
            <text:p>-4.324</text:p>
          </table:table-cell>
          <table:table-cell/>
          <table:table-cell table:formula="of:=([.B306]/[.A306]-[.B305]/[.A305])+([.D306]/[.C306]-[.D305]/[.C305])+([.F306]/[.E306]-[.F305]/[.E305])+([.H306]/[.G306]-[.H305]/[.G305])*1312500*64*PI()*2*64/(1440*4)" office:value-type="float" office:value="-3.91441636226575" calcext:value-type="float">
            <text:p>-3.914</text:p>
          </table:table-cell>
          <table:table-cell table:formula="of:=[.J306]/60" office:value-type="float" office:value="-0.2653" calcext:value-type="float">
            <text:p>-0.265</text:p>
          </table:table-cell>
          <table:table-cell table:number-columns-repeated="6"/>
        </table:table-row>
        <table:table-row table:style-name="ro1">
          <table:table-cell office:value-type="float" office:value="1570982" calcext:value-type="float">
            <text:p>1570982</text:p>
          </table:table-cell>
          <table:table-cell office:value-type="float" office:value="-8" calcext:value-type="float">
            <text:p>-8</text:p>
          </table:table-cell>
          <table:table-cell office:value-type="float" office:value="1605923" calcext:value-type="float">
            <text:p>1605923</text:p>
          </table:table-cell>
          <table:table-cell office:value-type="float" office:value="-8" calcext:value-type="float">
            <text:p>-8</text:p>
          </table:table-cell>
          <table:table-cell office:value-type="float" office:value="1589531" calcext:value-type="float">
            <text:p>1589531</text:p>
          </table:table-cell>
          <table:table-cell office:value-type="float" office:value="-8" calcext:value-type="float">
            <text:p>-8</text:p>
          </table:table-cell>
          <table:table-cell office:value-type="float" office:value="792254" calcext:value-type="float">
            <text:p>792254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office:value-type="float" office:value="-17.636" calcext:value-type="float">
            <text:p>-17.636</text:p>
          </table:table-cell>
          <table:table-cell office:value-type="float" office:value="-2.879" calcext:value-type="float">
            <text:p>-2.879</text:p>
          </table:table-cell>
          <table:table-cell/>
          <table:table-cell table:formula="of:=([.B307]/[.A307]-[.B306]/[.A306])+([.D307]/[.C307]-[.D306]/[.C306])+([.F307]/[.E307]-[.F306]/[.E306])+([.H307]/[.G307]-[.H306]/[.G306])*1312500*64*PI()*2*64/(1440*4)" office:value-type="float" office:value="-2.74817097591098" calcext:value-type="float">
            <text:p>-2.748</text:p>
          </table:table-cell>
          <table:table-cell table:formula="of:=[.J307]/60" office:value-type="float" office:value="-0.293933333333333" calcext:value-type="float">
            <text:p>-0.294</text:p>
          </table:table-cell>
          <table:table-cell table:number-columns-repeated="6"/>
        </table:table-row>
        <table:table-row table:style-name="ro1">
          <table:table-cell office:value-type="float" office:value="777811" calcext:value-type="float">
            <text:p>777811</text:p>
          </table:table-cell>
          <table:table-cell office:value-type="float" office:value="-4" calcext:value-type="float">
            <text:p>-4</text:p>
          </table:table-cell>
          <table:table-cell office:value-type="float" office:value="1548045" calcext:value-type="float">
            <text:p>1548045</text:p>
          </table:table-cell>
          <table:table-cell office:value-type="float" office:value="-8" calcext:value-type="float">
            <text:p>-8</text:p>
          </table:table-cell>
          <table:table-cell office:value-type="float" office:value="774164" calcext:value-type="float">
            <text:p>774164</text:p>
          </table:table-cell>
          <table:table-cell office:value-type="float" office:value="-4" calcext:value-type="float">
            <text:p>-4</text:p>
          </table:table-cell>
          <table:table-cell office:value-type="float" office:value="1547151" calcext:value-type="float">
            <text:p>1547151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18.067" calcext:value-type="float">
            <text:p>-18.067</text:p>
          </table:table-cell>
          <table:table-cell office:value-type="float" office:value="-0.722" calcext:value-type="float">
            <text:p>-0.722</text:p>
          </table:table-cell>
          <table:table-cell/>
          <table:table-cell table:formula="of:=([.B308]/[.A308]-[.B307]/[.A307])+([.D308]/[.C308]-[.D307]/[.C307])+([.F308]/[.E308]-[.F307]/[.E307])+([.H308]/[.G308]-[.H307]/[.G307])*1312500*64*PI()*2*64/(1440*4)" office:value-type="float" office:value="-0.714910557883255" calcext:value-type="float">
            <text:p>-0.715</text:p>
          </table:table-cell>
          <table:table-cell table:formula="of:=[.J308]/60" office:value-type="float" office:value="-0.301116666666667" calcext:value-type="float">
            <text:p>-0.301</text:p>
          </table:table-cell>
          <table:table-cell table:number-columns-repeated="6"/>
        </table:table-row>
        <table:table-row table:style-name="ro1">
          <table:table-cell office:value-type="float" office:value="1545918" calcext:value-type="float">
            <text:p>1545918</text:p>
          </table:table-cell>
          <table:table-cell office:value-type="float" office:value="-8" calcext:value-type="float">
            <text:p>-8</text:p>
          </table:table-cell>
          <table:table-cell office:value-type="float" office:value="778576" calcext:value-type="float">
            <text:p>778576</text:p>
          </table:table-cell>
          <table:table-cell office:value-type="float" office:value="-4" calcext:value-type="float">
            <text:p>-4</text:p>
          </table:table-cell>
          <table:table-cell office:value-type="float" office:value="1550170" calcext:value-type="float">
            <text:p>1550170</text:p>
          </table:table-cell>
          <table:table-cell office:value-type="float" office:value="-8" calcext:value-type="float">
            <text:p>-8</text:p>
          </table:table-cell>
          <table:table-cell office:value-type="float" office:value="1541667" calcext:value-type="float">
            <text:p>1541667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18.08" calcext:value-type="float">
            <text:p>-18.08</text:p>
          </table:table-cell>
          <table:table-cell office:value-type="float" office:value="-0.021" calcext:value-type="float">
            <text:p>-0.021</text:p>
          </table:table-cell>
          <table:table-cell/>
          <table:table-cell table:formula="of:=([.B309]/[.A309]-[.B308]/[.A308])+([.D309]/[.C309]-[.D308]/[.C308])+([.F309]/[.E309]-[.F308]/[.E308])+([.H309]/[.G309]-[.H308]/[.G308])*1312500*64*PI()*2*64/(1440*4)" office:value-type="float" office:value="-0.107865058421841" calcext:value-type="float">
            <text:p>-0.108</text:p>
          </table:table-cell>
          <table:table-cell table:formula="of:=[.J309]/60" office:value-type="float" office:value="-0.301333333333333" calcext:value-type="float">
            <text:p>-0.301</text:p>
          </table:table-cell>
          <table:table-cell table:number-columns-repeated="6"/>
        </table:table-row>
        <table:table-row table:style-name="ro1">
          <table:table-cell office:value-type="float" office:value="1527953" calcext:value-type="float">
            <text:p>1527953</text:p>
          </table:table-cell>
          <table:table-cell office:value-type="float" office:value="-8" calcext:value-type="float">
            <text:p>-8</text:p>
          </table:table-cell>
          <table:table-cell office:value-type="float" office:value="1525947" calcext:value-type="float">
            <text:p>1525947</text:p>
          </table:table-cell>
          <table:table-cell office:value-type="float" office:value="-8" calcext:value-type="float">
            <text:p>-8</text:p>
          </table:table-cell>
          <table:table-cell office:value-type="float" office:value="1526015" calcext:value-type="float">
            <text:p>1526015</text:p>
          </table:table-cell>
          <table:table-cell office:value-type="float" office:value="-8" calcext:value-type="float">
            <text:p>-8</text:p>
          </table:table-cell>
          <table:table-cell office:value-type="float" office:value="760805" calcext:value-type="float">
            <text:p>760805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office:value-type="float" office:value="-18.356" calcext:value-type="float">
            <text:p>-18.356</text:p>
          </table:table-cell>
          <table:table-cell office:value-type="float" office:value="-0.463" calcext:value-type="float">
            <text:p>-0.463</text:p>
          </table:table-cell>
          <table:table-cell/>
          <table:table-cell table:formula="of:=([.B310]/[.A310]-[.B309]/[.A309])+([.D310]/[.C310]-[.D309]/[.C309])+([.F310]/[.E310]-[.F309]/[.E309])+([.H310]/[.G310]-[.H309]/[.G309])*1312500*64*PI()*2*64/(1440*4)" office:value-type="float" office:value="-0.401124274404552" calcext:value-type="float">
            <text:p>-0.401</text:p>
          </table:table-cell>
          <table:table-cell table:formula="of:=[.J310]/60" office:value-type="float" office:value="-0.305933333333333" calcext:value-type="float">
            <text:p>-0.306</text:p>
          </table:table-cell>
          <table:table-cell table:number-columns-repeated="6"/>
        </table:table-row>
        <table:table-row table:style-name="ro1">
          <table:table-cell office:value-type="float" office:value="787718" calcext:value-type="float">
            <text:p>787718</text:p>
          </table:table-cell>
          <table:table-cell office:value-type="float" office:value="-4" calcext:value-type="float">
            <text:p>-4</text:p>
          </table:table-cell>
          <table:table-cell office:value-type="float" office:value="1574171" calcext:value-type="float">
            <text:p>1574171</text:p>
          </table:table-cell>
          <table:table-cell office:value-type="float" office:value="-8" calcext:value-type="float">
            <text:p>-8</text:p>
          </table:table-cell>
          <table:table-cell office:value-type="float" office:value="1582992" calcext:value-type="float">
            <text:p>1582992</text:p>
          </table:table-cell>
          <table:table-cell office:value-type="float" office:value="-8" calcext:value-type="float">
            <text:p>-8</text:p>
          </table:table-cell>
          <table:table-cell office:value-type="float" office:value="1564800" calcext:value-type="float">
            <text:p>1564800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17.785" calcext:value-type="float">
            <text:p>-17.785</text:p>
          </table:table-cell>
          <table:table-cell office:value-type="float" office:value="0.956" calcext:value-type="float">
            <text:p>0.956</text:p>
          </table:table-cell>
          <table:table-cell/>
          <table:table-cell table:formula="of:=([.B311]/[.A311]-[.B310]/[.A310])+([.D311]/[.C311]-[.D310]/[.C310])+([.F311]/[.E311]-[.F310]/[.E310])+([.H311]/[.G311]-[.H310]/[.G310])*1312500*64*PI()*2*64/(1440*4)" office:value-type="float" office:value="0.850996754102623" calcext:value-type="float">
            <text:p>0.851</text:p>
          </table:table-cell>
          <table:table-cell table:formula="of:=[.J311]/60" office:value-type="float" office:value="-0.296416666666667" calcext:value-type="float">
            <text:p>-0.296</text:p>
          </table:table-cell>
          <table:table-cell table:number-columns-repeated="6"/>
        </table:table-row>
        <table:table-row table:style-name="ro1">
          <table:table-cell office:value-type="float" office:value="1662104" calcext:value-type="float">
            <text:p>1662104</text:p>
          </table:table-cell>
          <table:table-cell office:value-type="float" office:value="-8" calcext:value-type="float">
            <text:p>-8</text:p>
          </table:table-cell>
          <table:table-cell office:value-type="float" office:value="826016" calcext:value-type="float">
            <text:p>826016</text:p>
          </table:table-cell>
          <table:table-cell office:value-type="float" office:value="-4" calcext:value-type="float">
            <text:p>-4</text:p>
          </table:table-cell>
          <table:table-cell office:value-type="float" office:value="838387" calcext:value-type="float">
            <text:p>838387</text:p>
          </table:table-cell>
          <table:table-cell office:value-type="float" office:value="-4" calcext:value-type="float">
            <text:p>-4</text:p>
          </table:table-cell>
          <table:table-cell office:value-type="float" office:value="1683714" calcext:value-type="float">
            <text:p>1683714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16.781" calcext:value-type="float">
            <text:p>-16.781</text:p>
          </table:table-cell>
          <table:table-cell office:value-type="float" office:value="1.683" calcext:value-type="float">
            <text:p>1.683</text:p>
          </table:table-cell>
          <table:table-cell/>
          <table:table-cell table:formula="of:=([.B312]/[.A312]-[.B311]/[.A311])+([.D312]/[.C312]-[.D311]/[.C311])+([.F312]/[.E312]-[.F311]/[.E311])+([.H312]/[.G312]-[.H311]/[.G311])*1312500*64*PI()*2*64/(1440*4)" office:value-type="float" office:value="2.11744735226465" calcext:value-type="float">
            <text:p>2.117</text:p>
          </table:table-cell>
          <table:table-cell table:formula="of:=[.J312]/60" office:value-type="float" office:value="-0.279683333333333" calcext:value-type="float">
            <text:p>-0.280</text:p>
          </table:table-cell>
          <table:table-cell table:number-columns-repeated="6"/>
        </table:table-row>
        <table:table-row table:style-name="ro1">
          <table:table-cell office:value-type="float" office:value="909609" calcext:value-type="float">
            <text:p>909609</text:p>
          </table:table-cell>
          <table:table-cell office:value-type="float" office:value="-4" calcext:value-type="float">
            <text:p>-4</text:p>
          </table:table-cell>
          <table:table-cell office:value-type="float" office:value="1831257" calcext:value-type="float">
            <text:p>1831257</text:p>
          </table:table-cell>
          <table:table-cell office:value-type="float" office:value="-8" calcext:value-type="float">
            <text:p>-8</text:p>
          </table:table-cell>
          <table:table-cell office:value-type="float" office:value="895815" calcext:value-type="float">
            <text:p>895815</text:p>
          </table:table-cell>
          <table:table-cell office:value-type="float" office:value="-4" calcext:value-type="float">
            <text:p>-4</text:p>
          </table:table-cell>
          <table:table-cell office:value-type="float" office:value="925153" calcext:value-type="float">
            <text:p>92515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15.361" calcext:value-type="float">
            <text:p>-15.361</text:p>
          </table:table-cell>
          <table:table-cell office:value-type="float" office:value="2.38" calcext:value-type="float">
            <text:p>2.38</text:p>
          </table:table-cell>
          <table:table-cell/>
          <table:table-cell table:formula="of:=([.B313]/[.A313]-[.B312]/[.A312])+([.D313]/[.C313]-[.D312]/[.C312])+([.F313]/[.E313]-[.F312]/[.E312])+([.H313]/[.G313]-[.H312]/[.G312])*1312500*64*PI()*2*64/(1440*4)" office:value-type="float" office:value="2.50870214331913" calcext:value-type="float">
            <text:p>2.509</text:p>
          </table:table-cell>
          <table:table-cell table:formula="of:=[.J313]/60" office:value-type="float" office:value="-0.256016666666667" calcext:value-type="float">
            <text:p>-0.256</text:p>
          </table:table-cell>
          <table:table-cell table:number-columns-repeated="6"/>
        </table:table-row>
        <table:table-row table:style-name="ro1">
          <table:table-cell office:value-type="float" office:value="990975" calcext:value-type="float">
            <text:p>990975</text:p>
          </table:table-cell>
          <table:table-cell office:value-type="float" office:value="-4" calcext:value-type="float">
            <text:p>-4</text:p>
          </table:table-cell>
          <table:table-cell office:value-type="float" office:value="1058282" calcext:value-type="float">
            <text:p>1058282</text:p>
          </table:table-cell>
          <table:table-cell office:value-type="float" office:value="-4" calcext:value-type="float">
            <text:p>-4</text:p>
          </table:table-cell>
          <table:table-cell office:value-type="float" office:value="2059451" calcext:value-type="float">
            <text:p>2059451</text:p>
          </table:table-cell>
          <table:table-cell office:value-type="float" office:value="-8" calcext:value-type="float">
            <text:p>-8</text:p>
          </table:table-cell>
          <table:table-cell office:value-type="float" office:value="1018672" calcext:value-type="float">
            <text:p>101867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13.674" calcext:value-type="float">
            <text:p>-13.674</text:p>
          </table:table-cell>
          <table:table-cell office:value-type="float" office:value="2.826" calcext:value-type="float">
            <text:p>2.826</text:p>
          </table:table-cell>
          <table:table-cell/>
          <table:table-cell table:formula="of:=([.B314]/[.A314]-[.B313]/[.A313])+([.D314]/[.C314]-[.D313]/[.C313])+([.F314]/[.E314]-[.F313]/[.E313])+([.H314]/[.G314]-[.H313]/[.G313])*1312500*64*PI()*2*64/(1440*4)" office:value-type="float" office:value="2.32770985727581" calcext:value-type="float">
            <text:p>2.328</text:p>
          </table:table-cell>
          <table:table-cell table:formula="of:=[.J314]/60" office:value-type="float" office:value="-0.2279" calcext:value-type="float">
            <text:p>-0.228</text:p>
          </table:table-cell>
          <table:table-cell table:number-columns-repeated="6"/>
        </table:table-row>
        <table:table-row table:style-name="ro1">
          <table:table-cell office:value-type="float" office:value="1147270" calcext:value-type="float">
            <text:p>1147270</text:p>
          </table:table-cell>
          <table:table-cell office:value-type="float" office:value="-4" calcext:value-type="float">
            <text:p>-4</text:p>
          </table:table-cell>
          <table:table-cell office:value-type="float" office:value="1262400" calcext:value-type="float">
            <text:p>1262400</text:p>
          </table:table-cell>
          <table:table-cell office:value-type="float" office:value="-4" calcext:value-type="float">
            <text:p>-4</text:p>
          </table:table-cell>
          <table:table-cell office:value-type="float" office:value="1320411" calcext:value-type="float">
            <text:p>1320411</text:p>
          </table:table-cell>
          <table:table-cell office:value-type="float" office:value="-4" calcext:value-type="float">
            <text:p>-4</text:p>
          </table:table-cell>
          <table:table-cell office:value-type="float" office:value="1197391" calcext:value-type="float">
            <text:p>1197391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11.397" calcext:value-type="float">
            <text:p>-11.397</text:p>
          </table:table-cell>
          <table:table-cell office:value-type="float" office:value="3.815" calcext:value-type="float">
            <text:p>3.815</text:p>
          </table:table-cell>
          <table:table-cell/>
          <table:table-cell table:formula="of:=([.B315]/[.A315]-[.B314]/[.A314])+([.D315]/[.C315]-[.D314]/[.C314])+([.F315]/[.E315]-[.F314]/[.E314])+([.H315]/[.G315]-[.H314]/[.G314])*1312500*64*PI()*2*64/(1440*4)" office:value-type="float" office:value="3.436982005131" calcext:value-type="float">
            <text:p>3.437</text:p>
          </table:table-cell>
          <table:table-cell table:formula="of:=[.J315]/60" office:value-type="float" office:value="-0.18995" calcext:value-type="float">
            <text:p>-0.190</text:p>
          </table:table-cell>
          <table:table-cell table:number-columns-repeated="6"/>
        </table:table-row>
        <table:table-row table:style-name="ro1">
          <table:table-cell office:value-type="float" office:value="1405862" calcext:value-type="float">
            <text:p>1405862</text:p>
          </table:table-cell>
          <table:table-cell office:value-type="float" office:value="-4" calcext:value-type="float">
            <text:p>-4</text:p>
          </table:table-cell>
          <table:table-cell office:value-type="float" office:value="1625931" calcext:value-type="float">
            <text:p>162593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7023" calcext:value-type="float">
            <text:p>149702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6.98" calcext:value-type="float">
            <text:p>-6.98</text:p>
          </table:table-cell>
          <table:table-cell office:value-type="float" office:value="7.4" calcext:value-type="float">
            <text:p>7.4</text:p>
          </table:table-cell>
          <table:table-cell/>
          <table:table-cell table:formula="of:=([.B316]/[.A316]-[.B315]/[.A315])+([.D316]/[.C316]-[.D315]/[.C315])+([.F316]/[.E316]-[.F315]/[.E315])+([.H316]/[.G316]-[.H315]/[.G315])*1312500*64*PI()*2*64/(1440*4)" office:value-type="string" office:string-value="" calcext:value-type="error">
            <text:p>#DIV/0!</text:p>
          </table:table-cell>
          <table:table-cell table:formula="of:=[.J316]/60" office:value-type="float" office:value="-0.116333333333333" calcext:value-type="float">
            <text:p>-0.116</text:p>
          </table:table-cell>
          <table:table-cell table:number-columns-repeated="6"/>
        </table:table-row>
        <table:table-row table:style-name="ro1">
          <table:table-cell office:value-type="float" office:value="1947527" calcext:value-type="float">
            <text:p>1947527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3253" calcext:value-type="float">
            <text:p>1743253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.805" calcext:value-type="float">
            <text:p>-3.805</text:p>
          </table:table-cell>
          <table:table-cell office:value-type="float" office:value="5.32" calcext:value-type="float">
            <text:p>5.32</text:p>
          </table:table-cell>
          <table:table-cell/>
          <table:table-cell table:formula="of:=([.B317]/[.A317]-[.B316]/[.A316])+([.D317]/[.C317]-[.D316]/[.C316])+([.F317]/[.E317]-[.F316]/[.E316])+([.H317]/[.G317]-[.H316]/[.G316])*1312500*64*PI()*2*64/(1440*4)" office:value-type="string" office:string-value="" calcext:value-type="error">
            <text:p>#DIV/0!</text:p>
          </table:table-cell>
          <table:table-cell table:formula="of:=[.J317]/60" office:value-type="float" office:value="-0.0634166666666667" calcext:value-type="float">
            <text:p>-0.06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75633" calcext:value-type="float">
            <text:p>2775633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5532" calcext:value-type="float">
            <text:p>221553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2.841" calcext:value-type="float">
            <text:p>-2.841</text:p>
          </table:table-cell>
          <table:table-cell office:value-type="float" office:value="1.615" calcext:value-type="float">
            <text:p>1.615</text:p>
          </table:table-cell>
          <table:table-cell/>
          <table:table-cell table:formula="of:=([.B318]/[.A318]-[.B317]/[.A317])+([.D318]/[.C318]-[.D317]/[.C317])+([.F318]/[.E318]-[.F317]/[.E317])+([.H318]/[.G318]-[.H317]/[.G317])*1312500*64*PI()*2*64/(1440*4)" office:value-type="string" office:string-value="" calcext:value-type="error">
            <text:p>#DIV/0!</text:p>
          </table:table-cell>
          <table:table-cell table:formula="of:=[.J318]/60" office:value-type="float" office:value="-0.04735" calcext:value-type="float">
            <text:p>-0.047</text:p>
          </table:table-cell>
          <table:table-cell table:number-columns-repeated="6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/>
          <table:table-cell table:formula="of:=([.B319]/[.A319]-[.B318]/[.A318])+([.D319]/[.C319]-[.D318]/[.C318])+([.F319]/[.E319]-[.F318]/[.E318])+([.H319]/[.G319]-[.H318]/[.G318])*1312500*64*PI()*2*64/(1440*4)" office:value-type="string" office:string-value="" calcext:value-type="error">
            <text:p>#DIV/0!</text:p>
          </table:table-cell>
          <table:table-cell table:formula="of:=[.J319]/60" office:value-type="float" office:value="0" calcext:value-type="float">
            <text:p>0.000</text:p>
          </table:table-cell>
          <table:table-cell table:number-columns-repeated="6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/>
          <table:table-cell table:formula="of:=([.B320]/[.A320]-[.B319]/[.A319])+([.D320]/[.C320]-[.D319]/[.C319])+([.F320]/[.E320]-[.F319]/[.E319])+([.H320]/[.G320]-[.H319]/[.G319])*1312500*64*PI()*2*64/(1440*4)" office:value-type="string" office:string-value="" calcext:value-type="error">
            <text:p>#DIV/0!</text:p>
          </table:table-cell>
          <table:table-cell table:formula="of:=[.J320]/60" office:value-type="float" office:value="0" calcext:value-type="float">
            <text:p>0.000</text:p>
          </table:table-cell>
          <table:table-cell table:number-columns-repeated="6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47444" calcext:value-type="float">
            <text:p>5947444</text:p>
          </table:table-cell>
          <table:table-cell office:value-type="float" office:value="-4" calcext:value-type="float">
            <text:p>-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88" calcext:value-type="float">
            <text:p>-0.588</text:p>
          </table:table-cell>
          <table:table-cell office:value-type="float" office:value="-0.986" calcext:value-type="float">
            <text:p>-0.986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986" calcext:value-type="float">
            <text:p>0.986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9183883" calcext:value-type="float">
            <text:p>9183883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381" calcext:value-type="float">
            <text:p>-0.381</text:p>
          </table:table-cell>
          <table:table-cell office:value-type="float" office:value="-0.639" calcext:value-type="float">
            <text:p>-0.639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639" calcext:value-type="float">
            <text:p>0.639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1T20:32:23.237304045</meta:creation-date>
    <dc:date>2025-01-01T21:45:07.320071865</dc:date>
    <meta:editing-duration>PT10M2S</meta:editing-duration>
    <meta:editing-cycles>1</meta:editing-cycles>
    <meta:document-statistic meta:table-count="1" meta:cell-count="4221" meta:object-count="0"/>
    <meta:generator>LibreOffice/7.3.7.2$Linux_X86_64 LibreOffice_project/30$Build-2</meta:generator>
  </office:meta>
</office:document-meta>
</file>